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4126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075in"/>
    </style:style>
    <style:style style:name="co10" style:family="table-column">
      <style:table-column-properties fo:break-before="auto" style:column-width="1.3236in"/>
    </style:style>
    <style:style style:name="co11" style:family="table-column">
      <style:table-column-properties fo:break-before="auto" style:column-width="1.5819in"/>
    </style:style>
    <style:style style:name="co12" style:family="table-column">
      <style:table-column-properties fo:break-before="auto" style:column-width="1.5925in"/>
    </style:style>
    <style:style style:name="co13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>
      <style:table-cell-properties fo:background-color="#00ffff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3">
      <style:table-cell-properties fo:background-color="#00ffff"/>
      <style:text-properties style:font-name="Arial" style:font-name-asian="DejaVu Sans" style:font-name-complex="DejaVu Sans"/>
    </style:style>
    <style:style style:name="ce4" style:family="table-cell" style:parent-style-name="Default" style:data-style-name="N3">
      <style:table-cell-properties fo:background-color="#ffcc99"/>
    </style:style>
    <style:style style:name="ce5" style:family="table-cell" style:parent-style-name="Default">
      <style:table-cell-properties fo:background-color="#ffcc99"/>
      <style:text-properties style:use-window-font-color="true"/>
    </style:style>
    <style:style style:name="ce6" style:family="table-cell" style:parent-style-name="Default" style:data-style-name="N3">
      <style:table-cell-properties fo:background-color="#ffcc99"/>
      <style:text-properties style:font-name="Arial" style:font-name-asian="DejaVu Sans" style:font-name-complex="DejaVu Sans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3"/>
    <style:style style:name="ce9" style:family="table-cell" style:parent-style-name="Default" style:data-style-name="N2">
      <style:text-properties style:font-name="Arial" style:font-name-asian="DejaVu Sans" style:font-name-complex="DejaVu Sans"/>
    </style:style>
    <style:style style:name="ce10" style:family="table-cell" style:parent-style-name="Default" style:data-style-name="N3">
      <style:text-properties style:font-name="Arial" style:font-name-asian="DejaVu Sans" style:font-name-complex="DejaVu Sans"/>
    </style:style>
    <style:style style:name="ce11" style:family="table-cell" style:parent-style-name="Default" style:data-style-name="N3">
      <style:table-cell-properties fo:background-color="#ff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3">
      <style:table-cell-properties fo:background-color="#ff0000"/>
      <style:text-properties style:font-name="Arial" style:font-name-asian="DejaVu Sans" style:font-name-complex="DejaVu Sans"/>
    </style:style>
    <style:style style:name="ce14" style:family="table-cell" style:parent-style-name="Default" style:data-style-name="N4">
      <style:table-cell-properties fo:background-color="#ff0000"/>
    </style:style>
    <style:style style:name="ce15" style:family="table-cell" style:parent-style-name="Default" style:data-style-name="N4">
      <style:table-cell-properties fo:background-color="#ff0000"/>
      <style:text-properties style:font-name="Arial" style:font-name-asian="DejaVu Sans" style:font-name-complex="DejaVu Sans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 style:data-style-name="N3">
      <style:table-cell-properties fo:background-color="#00ff00"/>
    </style:style>
    <style:style style:name="ce18" style:family="table-cell" style:parent-style-name="Default">
      <style:table-cell-properties fo:background-color="#00ff00"/>
      <style:text-properties style:use-window-font-color="true"/>
    </style:style>
    <style:style style:name="ce19" style:family="table-cell" style:parent-style-name="Default" style:data-style-name="N1"/>
    <style:style style:name="ce20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Read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1" table:default-cell-style-name="ce8"/>
        <table:table-column table:style-name="co4" table:default-cell-style-name="ce11"/>
        <table:table-column table:style-name="co1" table:default-cell-style-name="ce14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16"/>
        <table:table-column table:style-name="co7" table:default-cell-style-name="ce16"/>
        <table:table-row table:style-name="ro1">
          <table:table-cell table:style-name="ce1" office:value-type="string">
            <text:p>Fedora64bit-Linux-base</text:p>
          </table:table-cell>
          <table:table-cell table:style-name="ce4" office:value-type="string">
            <text:p>Windows7-32bit-base</text:p>
          </table:table-cell>
          <table:table-cell table:style-name="ce8" office:value-type="string">
            <text:p>Win-base-to-lin-base</text:p>
          </table:table-cell>
          <table:table-cell office:value-type="string">
            <text:p>Ubuntu64bit-Linux-base</text:p>
          </table:table-cell>
          <table:table-cell office:value-type="string">
            <text:p>win7-guest-read</text:p>
          </table:table-cell>
          <table:table-cell office:value-type="string">
            <text:p>win7-guest-win7-base</text:p>
          </table:table-cell>
          <table:table-cell office:value-type="string">
            <text:p>Fedora64-to-Ubuntu64</text:p>
          </table:table-cell>
          <table:table-cell office:value-type="string">
            <text:p>Ubuntu32bit-Linux-base</text:p>
          </table:table-cell>
          <table:table-cell office:value-type="string">
            <text:p>Ubuntu32-to-Ubuntu64</text:p>
          </table:table-cell>
          <table:table-cell office:value-type="string">
            <text:p>Linux-guest-read</text:p>
          </table:table-cell>
          <table:table-cell office:value-type="string">
            <text:p>Linux-guest-to-linux-base</text:p>
          </table:table-cell>
        </table:table-row>
        <table:table-row table:style-name="ro1">
          <table:table-cell office:value-type="string">
            <text:p>I/O Throughput KB/s</text:p>
          </table:table-cell>
          <table:table-cell table:style-name="ce5" office:value-type="string">
            <text:p>I/O Throughput KB/s</text:p>
          </table:table-cell>
          <table:table-cell table:number-columns-repeated="2"/>
          <table:table-cell table:style-name="ce12" office:value-type="string">
            <text:p>I/O Throughput KB/s</text:p>
          </table:table-cell>
          <table:table-cell office:value-type="string">
            <text:p>ratio</text:p>
          </table:table-cell>
          <table:table-cell table:number-columns-repeated="3"/>
          <table:table-cell office:value-type="string">
            <text:p>I/O Throughput KB/s</text:p>
          </table:table-cell>
          <table:table-cell table:style-name="ce18" office:value-type="string">
            <text:p>ratio</text:p>
          </table:table-cell>
        </table:table-row>
        <table:table-row table:style-name="ro1">
          <table:table-cell table:style-name="ce3" table:formula="of:=AVERAGE([.A4:.A165])" office:value-type="float" office:value="2718498.79012346">
            <text:p>2,718,499</text:p>
          </table:table-cell>
          <table:table-cell table:style-name="ce6" table:formula="of:=AVERAGE([.B4:.B165])" office:value-type="float" office:value="1672722.79012346">
            <text:p>1,672,723</text:p>
          </table:table-cell>
          <table:table-cell table:style-name="ce9" table:formula="of:=[.B3]/[.A3]" office:value-type="float" office:value="0.615311213748045">
            <text:p>0.62</text:p>
          </table:table-cell>
          <table:table-cell table:style-name="ce10" table:formula="of:=AVERAGE([.D4:.D165])" office:value-type="float" office:value="2787540.00617284">
            <text:p>2,787,540</text:p>
          </table:table-cell>
          <table:table-cell table:formula="of:=AVERAGE([.E4:.E165])" office:value-type="float" office:value="485692.333333333">
            <text:p>485,692</text:p>
          </table:table-cell>
          <table:table-cell table:style-name="ce15" table:formula="of:=[.E3]/[.B3]" office:value-type="float" office:value="0.29036032521413">
            <text:p>0.29</text:p>
          </table:table-cell>
          <table:table-cell table:style-name="ce9" table:formula="of:=[.A3]/[.D3]" office:value-type="float" office:value="0.975232206211751">
            <text:p>0.98</text:p>
          </table:table-cell>
          <table:table-cell table:style-name="ce10" table:formula="of:=AVERAGE([.H4:.H165])" office:value-type="float" office:value="2004080.92592593">
            <text:p>2,004,081</text:p>
          </table:table-cell>
          <table:table-cell table:style-name="ce9" table:formula="of:=[.H3]/[.D3]" office:value-type="float" office:value="0.718942480282977">
            <text:p>0.72</text:p>
          </table:table-cell>
          <table:table-cell table:style-name="ce17" table:formula="of:=AVERAGE([.J4:.J165])" office:value-type="float" office:value="1858534.65432099">
            <text:p>1,858,535</text:p>
          </table:table-cell>
          <table:table-cell table:formula="of:=[.J3]/[.A3]" office:value-type="float" office:value="0.683662123033936">
            <text:p>0.68</text:p>
          </table:table-cell>
        </table:table-row>
        <table:table-row table:style-name="ro1">
          <table:table-cell office:value-type="float" office:value="2358717">
            <text:p>2358717</text:p>
          </table:table-cell>
          <table:table-cell office:value-type="float" office:value="859920">
            <text:p>859920</text:p>
          </table:table-cell>
          <table:table-cell table:style-name="ce9" table:formula="of:=[.B4]/[.A4]" office:value-type="float" office:value="0.364571078259918">
            <text:p>0.36</text:p>
          </table:table-cell>
          <table:table-cell table:style-name="ce10" office:value-type="float" office:value="3363612">
            <text:p>3,363,612</text:p>
          </table:table-cell>
          <table:table-cell table:style-name="ce13" office:value-type="float" office:value="181730">
            <text:p>181,730</text:p>
          </table:table-cell>
          <table:table-cell table:style-name="ce15" table:formula="of:=[.E4]/[.B4]" office:value-type="float" office:value="0.211333612429063">
            <text:p>0.21</text:p>
          </table:table-cell>
          <table:table-cell table:style-name="ce9" table:formula="of:=[.A4]/[.D4]" office:value-type="float" office:value="0.701245268479242">
            <text:p>0.70</text:p>
          </table:table-cell>
          <table:table-cell table:style-name="ce10" office:value-type="float" office:value="1640954">
            <text:p>1,640,954</text:p>
          </table:table-cell>
          <table:table-cell table:style-name="ce9" table:formula="of:=[.H4]/[.D4]" office:value-type="float" office:value="0.487854722839614">
            <text:p>0.49</text:p>
          </table:table-cell>
          <table:table-cell office:value-type="float" office:value="271271">
            <text:p>271271</text:p>
          </table:table-cell>
          <table:table-cell table:formula="of:=[.J4]/[.A4]" office:value-type="float" office:value="0.115007862325154">
            <text:p>0.12</text:p>
          </table:table-cell>
        </table:table-row>
        <table:table-row table:style-name="ro1">
          <table:table-cell office:value-type="float" office:value="3588436">
            <text:p>3588436</text:p>
          </table:table-cell>
          <table:table-cell office:value-type="float" office:value="1466923">
            <text:p>1466923</text:p>
          </table:table-cell>
          <table:table-cell table:style-name="ce9" table:formula="of:=[.B5]/[.A5]" office:value-type="float" office:value="0.408791741025895">
            <text:p>0.41</text:p>
          </table:table-cell>
          <table:table-cell table:style-name="ce10" office:value-type="float" office:value="3791156">
            <text:p>3,791,156</text:p>
          </table:table-cell>
          <table:table-cell table:style-name="ce13" office:value-type="float" office:value="303648">
            <text:p>303,648</text:p>
          </table:table-cell>
          <table:table-cell table:style-name="ce15" table:formula="of:=[.E5]/[.B5]" office:value-type="float" office:value="0.206996549921161">
            <text:p>0.21</text:p>
          </table:table-cell>
          <table:table-cell table:style-name="ce9" table:formula="of:=[.A5]/[.D5]" office:value-type="float" office:value="0.946528182960553">
            <text:p>0.95</text:p>
          </table:table-cell>
          <table:table-cell table:style-name="ce10" office:value-type="float" office:value="2131158">
            <text:p>2,131,158</text:p>
          </table:table-cell>
          <table:table-cell table:style-name="ce9" table:formula="of:=[.H5]/[.D5]" office:value-type="float" office:value="0.562139358021669">
            <text:p>0.56</text:p>
          </table:table-cell>
          <table:table-cell office:value-type="float" office:value="551882">
            <text:p>551882</text:p>
          </table:table-cell>
          <table:table-cell table:formula="of:=[.J5]/[.A5]" office:value-type="float" office:value="0.153794577916396">
            <text:p>0.15</text:p>
          </table:table-cell>
        </table:table-row>
        <table:table-row table:style-name="ro1">
          <table:table-cell office:value-type="float" office:value="3541098">
            <text:p>3541098</text:p>
          </table:table-cell>
          <table:table-cell office:value-type="float" office:value="2021976">
            <text:p>2021976</text:p>
          </table:table-cell>
          <table:table-cell table:style-name="ce9" table:formula="of:=[.B6]/[.A6]" office:value-type="float" office:value="0.571002553445287">
            <text:p>0.57</text:p>
          </table:table-cell>
          <table:table-cell table:style-name="ce10" office:value-type="float" office:value="3958892">
            <text:p>3,958,892</text:p>
          </table:table-cell>
          <table:table-cell table:style-name="ce13" office:value-type="float" office:value="303562">
            <text:p>303,562</text:p>
          </table:table-cell>
          <table:table-cell table:style-name="ce15" table:formula="of:=[.E6]/[.B6]" office:value-type="float" office:value="0.150131356653096">
            <text:p>0.15</text:p>
          </table:table-cell>
          <table:table-cell table:style-name="ce9" table:formula="of:=[.A6]/[.D6]" office:value-type="float" office:value="0.894466936708554">
            <text:p>0.89</text:p>
          </table:table-cell>
          <table:table-cell table:style-name="ce10" office:value-type="float" office:value="2204843">
            <text:p>2,204,843</text:p>
          </table:table-cell>
          <table:table-cell table:style-name="ce9" table:formula="of:=[.H6]/[.D6]" office:value-type="float" office:value="0.556934364463592">
            <text:p>0.56</text:p>
          </table:table-cell>
          <table:table-cell office:value-type="float" office:value="2552171">
            <text:p>2552171</text:p>
          </table:table-cell>
          <table:table-cell table:formula="of:=[.J6]/[.A6]" office:value-type="float" office:value="0.72072871182893">
            <text:p>0.72</text:p>
          </table:table-cell>
        </table:table-row>
        <table:table-row table:style-name="ro1">
          <table:table-cell office:value-type="float" office:value="3588436">
            <text:p>3588436</text:p>
          </table:table-cell>
          <table:table-cell office:value-type="float" office:value="2671897">
            <text:p>2671897</text:p>
          </table:table-cell>
          <table:table-cell table:style-name="ce9" table:formula="of:=[.B7]/[.A7]" office:value-type="float" office:value="0.744585384830606">
            <text:p>0.74</text:p>
          </table:table-cell>
          <table:table-cell table:style-name="ce10" office:value-type="float" office:value="3738358">
            <text:p>3,738,358</text:p>
          </table:table-cell>
          <table:table-cell table:style-name="ce13" office:value-type="float" office:value="403760">
            <text:p>403,760</text:p>
          </table:table-cell>
          <table:table-cell table:style-name="ce15" table:formula="of:=[.E7]/[.B7]" office:value-type="float" office:value="0.15111360954408">
            <text:p>0.15</text:p>
          </table:table-cell>
          <table:table-cell table:style-name="ce9" table:formula="of:=[.A7]/[.D7]" office:value-type="float" office:value="0.959896296716366">
            <text:p>0.96</text:p>
          </table:table-cell>
          <table:table-cell table:style-name="ce10" office:value-type="float" office:value="2215916">
            <text:p>2,215,916</text:p>
          </table:table-cell>
          <table:table-cell table:style-name="ce9" table:formula="of:=[.H7]/[.D7]" office:value-type="float" office:value="0.592751149033881">
            <text:p>0.59</text:p>
          </table:table-cell>
          <table:table-cell office:value-type="float" office:value="2470301">
            <text:p>2470301</text:p>
          </table:table-cell>
          <table:table-cell table:formula="of:=[.J7]/[.A7]" office:value-type="float" office:value="0.688406035387004">
            <text:p>0.69</text:p>
          </table:table-cell>
        </table:table-row>
        <table:table-row table:style-name="ro1">
          <table:table-cell office:value-type="float" office:value="3588436">
            <text:p>3588436</text:p>
          </table:table-cell>
          <table:table-cell office:value-type="float" office:value="3252744">
            <text:p>3252744</text:p>
          </table:table-cell>
          <table:table-cell table:style-name="ce9" table:formula="of:=[.B8]/[.A8]" office:value-type="float" office:value="0.906451724372401">
            <text:p>0.91</text:p>
          </table:table-cell>
          <table:table-cell table:style-name="ce10" office:value-type="float" office:value="3738358">
            <text:p>3,738,358</text:p>
          </table:table-cell>
          <table:table-cell table:style-name="ce13" office:value-type="float" office:value="513314">
            <text:p>513,314</text:p>
          </table:table-cell>
          <table:table-cell table:style-name="ce15" table:formula="of:=[.E8]/[.B8]" office:value-type="float" office:value="0.157809529431151">
            <text:p>0.16</text:p>
          </table:table-cell>
          <table:table-cell table:style-name="ce9" table:formula="of:=[.A8]/[.D8]" office:value-type="float" office:value="0.959896296716366">
            <text:p>0.96</text:p>
          </table:table-cell>
          <table:table-cell table:style-name="ce10" office:value-type="float" office:value="2367850">
            <text:p>2,367,850</text:p>
          </table:table-cell>
          <table:table-cell table:style-name="ce9" table:formula="of:=[.H8]/[.D8]" office:value-type="float" office:value="0.633393056523747">
            <text:p>0.63</text:p>
          </table:table-cell>
          <table:table-cell office:value-type="float" office:value="2781755">
            <text:p>2781755</text:p>
          </table:table-cell>
          <table:table-cell table:formula="of:=[.J8]/[.A8]" office:value-type="float" office:value="0.775199836363251">
            <text:p>0.78</text:p>
          </table:table-cell>
        </table:table-row>
        <table:table-row table:style-name="ro1">
          <table:table-cell office:value-type="float" office:value="2969325">
            <text:p>2969325</text:p>
          </table:table-cell>
          <table:table-cell office:value-type="float" office:value="917952">
            <text:p>917952</text:p>
          </table:table-cell>
          <table:table-cell table:style-name="ce9" table:formula="of:=[.B9]/[.A9]" office:value-type="float" office:value="0.309145007703771">
            <text:p>0.31</text:p>
          </table:table-cell>
          <table:table-cell table:style-name="ce10" office:value-type="float" office:value="3445772">
            <text:p>3,445,772</text:p>
          </table:table-cell>
          <table:table-cell table:style-name="ce13" office:value-type="float" office:value="235949">
            <text:p>235,949</text:p>
          </table:table-cell>
          <table:table-cell table:style-name="ce15" table:formula="of:=[.E9]/[.B9]" office:value-type="float" office:value="0.257038494387506">
            <text:p>0.26</text:p>
          </table:table-cell>
          <table:table-cell table:style-name="ce9" table:formula="of:=[.A9]/[.D9]" office:value-type="float" office:value="0.861729969365356">
            <text:p>0.86</text:p>
          </table:table-cell>
          <table:table-cell table:style-name="ce10" office:value-type="float" office:value="1968891">
            <text:p>1,968,891</text:p>
          </table:table-cell>
          <table:table-cell table:style-name="ce9" table:formula="of:=[.H9]/[.D9]" office:value-type="float" office:value="0.571393290095804">
            <text:p>0.57</text:p>
          </table:table-cell>
          <table:table-cell office:value-type="float" office:value="2098740">
            <text:p>2098740</text:p>
          </table:table-cell>
          <table:table-cell table:formula="of:=[.J9]/[.A9]" office:value-type="float" office:value="0.706807102624334">
            <text:p>0.71</text:p>
          </table:table-cell>
        </table:table-row>
        <table:table-row table:style-name="ro1">
          <table:table-cell office:value-type="float" office:value="3657016">
            <text:p>3657016</text:p>
          </table:table-cell>
          <table:table-cell office:value-type="float" office:value="1511376">
            <text:p>1511376</text:p>
          </table:table-cell>
          <table:table-cell table:style-name="ce9" table:formula="of:=[.B10]/[.A10]" office:value-type="float" office:value="0.413281210691996">
            <text:p>0.41</text:p>
          </table:table-cell>
          <table:table-cell table:style-name="ce10" office:value-type="float" office:value="4012317">
            <text:p>4,012,317</text:p>
          </table:table-cell>
          <table:table-cell table:style-name="ce13" office:value-type="float" office:value="335790">
            <text:p>335,790</text:p>
          </table:table-cell>
          <table:table-cell table:style-name="ce15" table:formula="of:=[.E10]/[.B10]" office:value-type="float" office:value="0.222175024613332">
            <text:p>0.22</text:p>
          </table:table-cell>
          <table:table-cell table:style-name="ce9" table:formula="of:=[.A10]/[.D10]" office:value-type="float" office:value="0.911447425514983">
            <text:p>0.91</text:p>
          </table:table-cell>
          <table:table-cell table:style-name="ce10" office:value-type="float" office:value="2290043">
            <text:p>2,290,043</text:p>
          </table:table-cell>
          <table:table-cell table:style-name="ce9" table:formula="of:=[.H10]/[.D10]" office:value-type="float" office:value="0.57075325803021">
            <text:p>0.57</text:p>
          </table:table-cell>
          <table:table-cell office:value-type="float" office:value="2101030">
            <text:p>2101030</text:p>
          </table:table-cell>
          <table:table-cell table:formula="of:=[.J10]/[.A10]" office:value-type="float" office:value="0.574520319298576">
            <text:p>0.57</text:p>
          </table:table-cell>
        </table:table-row>
        <table:table-row table:style-name="ro1">
          <table:table-cell office:value-type="float" office:value="3785961">
            <text:p>3785961</text:p>
          </table:table-cell>
          <table:table-cell office:value-type="float" office:value="2122358">
            <text:p>2122358</text:p>
          </table:table-cell>
          <table:table-cell table:style-name="ce9" table:formula="of:=[.B11]/[.A11]" office:value-type="float" office:value="0.560586334618872">
            <text:p>0.56</text:p>
          </table:table-cell>
          <table:table-cell table:style-name="ce10" office:value-type="float" office:value="4012317">
            <text:p>4,012,317</text:p>
          </table:table-cell>
          <table:table-cell table:style-name="ce13" office:value-type="float" office:value="427093">
            <text:p>427,093</text:p>
          </table:table-cell>
          <table:table-cell table:style-name="ce15" table:formula="of:=[.E11]/[.B11]" office:value-type="float" office:value="0.201235135636872">
            <text:p>0.20</text:p>
          </table:table-cell>
          <table:table-cell table:style-name="ce9" table:formula="of:=[.A11]/[.D11]" office:value-type="float" office:value="0.943584716760914">
            <text:p>0.94</text:p>
          </table:table-cell>
          <table:table-cell table:style-name="ce10" office:value-type="float" office:value="2249768">
            <text:p>2,249,768</text:p>
          </table:table-cell>
          <table:table-cell table:style-name="ce9" table:formula="of:=[.H11]/[.D11]" office:value-type="float" office:value="0.560715417052043">
            <text:p>0.56</text:p>
          </table:table-cell>
          <table:table-cell office:value-type="float" office:value="2562975">
            <text:p>2562975</text:p>
          </table:table-cell>
          <table:table-cell table:formula="of:=[.J11]/[.A11]" office:value-type="float" office:value="0.676968146264581">
            <text:p>0.68</text:p>
          </table:table-cell>
        </table:table-row>
        <table:table-row table:style-name="ro1">
          <table:table-cell office:value-type="float" office:value="3657016">
            <text:p>3657016</text:p>
          </table:table-cell>
          <table:table-cell office:value-type="float" office:value="2877427">
            <text:p>2877427</text:p>
          </table:table-cell>
          <table:table-cell table:style-name="ce9" table:formula="of:=[.B12]/[.A12]" office:value-type="float" office:value="0.786823738260921">
            <text:p>0.79</text:p>
          </table:table-cell>
          <table:table-cell table:style-name="ce10" office:value-type="float" office:value="3867787">
            <text:p>3,867,787</text:p>
          </table:table-cell>
          <table:table-cell table:style-name="ce13" office:value-type="float" office:value="496817">
            <text:p>496,817</text:p>
          </table:table-cell>
          <table:table-cell table:style-name="ce15" table:formula="of:=[.E12]/[.B12]" office:value-type="float" office:value="0.172660157842406">
            <text:p>0.17</text:p>
          </table:table-cell>
          <table:table-cell table:style-name="ce9" table:formula="of:=[.A12]/[.D12]" office:value-type="float" office:value="0.945506047773572">
            <text:p>0.95</text:p>
          </table:table-cell>
          <table:table-cell table:style-name="ce10" office:value-type="float" office:value="2281859">
            <text:p>2,281,859</text:p>
          </table:table-cell>
          <table:table-cell table:style-name="ce9" table:formula="of:=[.H12]/[.D12]" office:value-type="float" office:value="0.58996501099983">
            <text:p>0.59</text:p>
          </table:table-cell>
          <table:table-cell office:value-type="float" office:value="1907675">
            <text:p>1907675</text:p>
          </table:table-cell>
          <table:table-cell table:formula="of:=[.J12]/[.A12]" office:value-type="float" office:value="0.521647977476719">
            <text:p>0.52</text:p>
          </table:table-cell>
        </table:table-row>
        <table:table-row table:style-name="ro1">
          <table:table-cell office:value-type="float" office:value="3867787">
            <text:p>3867787</text:p>
          </table:table-cell>
          <table:table-cell office:value-type="float" office:value="3439683">
            <text:p>3439683</text:p>
          </table:table-cell>
          <table:table-cell table:style-name="ce9" table:formula="of:=[.B13]/[.A13]" office:value-type="float" office:value="0.889315518150301">
            <text:p>0.89</text:p>
          </table:table-cell>
          <table:table-cell table:style-name="ce10" office:value-type="float" office:value="4012317">
            <text:p>4,012,317</text:p>
          </table:table-cell>
          <table:table-cell table:style-name="ce13" office:value-type="float" office:value="538131">
            <text:p>538,131</text:p>
          </table:table-cell>
          <table:table-cell table:style-name="ce15" table:formula="of:=[.E13]/[.B13]" office:value-type="float" office:value="0.156447847083583">
            <text:p>0.16</text:p>
          </table:table-cell>
          <table:table-cell table:style-name="ce9" table:formula="of:=[.A13]/[.D13]" office:value-type="float" office:value="0.963978419451903">
            <text:p>0.96</text:p>
          </table:table-cell>
          <table:table-cell table:style-name="ce10" office:value-type="float" office:value="2412844">
            <text:p>2,412,844</text:p>
          </table:table-cell>
          <table:table-cell table:style-name="ce9" table:formula="of:=[.H13]/[.D13]" office:value-type="float" office:value="0.601359264484835">
            <text:p>0.60</text:p>
          </table:table-cell>
          <table:table-cell office:value-type="float" office:value="2661101">
            <text:p>2661101</text:p>
          </table:table-cell>
          <table:table-cell table:formula="of:=[.J13]/[.A13]" office:value-type="float" office:value="0.688016429032933">
            <text:p>0.69</text:p>
          </table:table-cell>
        </table:table-row>
        <table:table-row table:style-name="ro1">
          <table:table-cell office:value-type="float" office:value="3982553">
            <text:p>3982553</text:p>
          </table:table-cell>
          <table:table-cell office:value-type="float" office:value="3886395">
            <text:p>3886395</text:p>
          </table:table-cell>
          <table:table-cell table:style-name="ce9" table:formula="of:=[.B14]/[.A14]" office:value-type="float" office:value="0.975855186359102">
            <text:p>0.98</text:p>
          </table:table-cell>
          <table:table-cell table:style-name="ce10" office:value-type="float" office:value="4135958">
            <text:p>4,135,958</text:p>
          </table:table-cell>
          <table:table-cell table:style-name="ce13" office:value-type="float" office:value="590814">
            <text:p>590,814</text:p>
          </table:table-cell>
          <table:table-cell table:style-name="ce15" table:formula="of:=[.E14]/[.B14]" office:value-type="float" office:value="0.152021088952615">
            <text:p>0.15</text:p>
          </table:table-cell>
          <table:table-cell table:style-name="ce9" table:formula="of:=[.A14]/[.D14]" office:value-type="float" office:value="0.962909439602626">
            <text:p>0.96</text:p>
          </table:table-cell>
          <table:table-cell table:style-name="ce10" office:value-type="float" office:value="2419113">
            <text:p>2,419,113</text:p>
          </table:table-cell>
          <table:table-cell table:style-name="ce9" table:formula="of:=[.H14]/[.D14]" office:value-type="float" office:value="0.584897864049877">
            <text:p>0.58</text:p>
          </table:table-cell>
          <table:table-cell office:value-type="float" office:value="2914844">
            <text:p>2914844</text:p>
          </table:table-cell>
          <table:table-cell table:formula="of:=[.J14]/[.A14]" office:value-type="float" office:value="0.731903379565821">
            <text:p>0.73</text:p>
          </table:table-cell>
        </table:table-row>
        <table:table-row table:style-name="ro1">
          <table:table-cell office:value-type="float" office:value="2975955">
            <text:p>2975955</text:p>
          </table:table-cell>
          <table:table-cell office:value-type="float" office:value="901362">
            <text:p>901362</text:p>
          </table:table-cell>
          <table:table-cell table:style-name="ce9" table:formula="of:=[.B15]/[.A15]" office:value-type="float" office:value="0.302881595991875">
            <text:p>0.30</text:p>
          </table:table-cell>
          <table:table-cell table:style-name="ce10" office:value-type="float" office:value="3410808">
            <text:p>3,410,808</text:p>
          </table:table-cell>
          <table:table-cell table:style-name="ce13" office:value-type="float" office:value="502108">
            <text:p>502,108</text:p>
          </table:table-cell>
          <table:table-cell table:style-name="ce15" table:formula="of:=[.E15]/[.B15]" office:value-type="float" office:value="0.557054768228525">
            <text:p>0.56</text:p>
          </table:table-cell>
          <table:table-cell table:style-name="ce9" table:formula="of:=[.A15]/[.D15]" office:value-type="float" office:value="0.872507335505253">
            <text:p>0.87</text:p>
          </table:table-cell>
          <table:table-cell table:style-name="ce10" office:value-type="float" office:value="1999706">
            <text:p>1,999,706</text:p>
          </table:table-cell>
          <table:table-cell table:style-name="ce9" table:formula="of:=[.H15]/[.D15]" office:value-type="float" office:value="0.586285126574114">
            <text:p>0.59</text:p>
          </table:table-cell>
          <table:table-cell office:value-type="float" office:value="2046707">
            <text:p>2046707</text:p>
          </table:table-cell>
          <table:table-cell table:formula="of:=[.J15]/[.A15]" office:value-type="float" office:value="0.687747966619119">
            <text:p>0.69</text:p>
          </table:table-cell>
        </table:table-row>
        <table:table-row table:style-name="ro1">
          <table:table-cell office:value-type="float" office:value="3654598">
            <text:p>3654598</text:p>
          </table:table-cell>
          <table:table-cell office:value-type="float" office:value="1500012">
            <text:p>1500012</text:p>
          </table:table-cell>
          <table:table-cell table:style-name="ce9" table:formula="of:=[.B16]/[.A16]" office:value-type="float" office:value="0.410445143350924">
            <text:p>0.41</text:p>
          </table:table-cell>
          <table:table-cell table:style-name="ce10" office:value-type="float" office:value="3557725">
            <text:p>3,557,725</text:p>
          </table:table-cell>
          <table:table-cell table:style-name="ce13" office:value-type="float" office:value="774982">
            <text:p>774,982</text:p>
          </table:table-cell>
          <table:table-cell table:style-name="ce15" table:formula="of:=[.E16]/[.B16]" office:value-type="float" office:value="0.516650533462399">
            <text:p>0.52</text:p>
          </table:table-cell>
          <table:table-cell table:style-name="ce9" table:formula="of:=[.A16]/[.D16]" office:value-type="float" office:value="1.02722891735589">
            <text:p>1.03</text:p>
          </table:table-cell>
          <table:table-cell table:style-name="ce10" office:value-type="float" office:value="2306864">
            <text:p>2,306,864</text:p>
          </table:table-cell>
          <table:table-cell table:style-name="ce9" table:formula="of:=[.H16]/[.D16]" office:value-type="float" office:value="0.648409868666072">
            <text:p>0.65</text:p>
          </table:table-cell>
          <table:table-cell office:value-type="float" office:value="2510085">
            <text:p>2510085</text:p>
          </table:table-cell>
          <table:table-cell table:formula="of:=[.J16]/[.A16]" office:value-type="float" office:value="0.686829303797572">
            <text:p>0.69</text:p>
          </table:table-cell>
        </table:table-row>
        <table:table-row table:style-name="ro1">
          <table:table-cell office:value-type="float" office:value="3705040">
            <text:p>3705040</text:p>
          </table:table-cell>
          <table:table-cell office:value-type="float" office:value="2129910">
            <text:p>2129910</text:p>
          </table:table-cell>
          <table:table-cell table:style-name="ce9" table:formula="of:=[.B17]/[.A17]" office:value-type="float" office:value="0.574868287521862">
            <text:p>0.57</text:p>
          </table:table-cell>
          <table:table-cell table:style-name="ce10" office:value-type="float" office:value="4009406">
            <text:p>4,009,406</text:p>
          </table:table-cell>
          <table:table-cell table:style-name="ce13" office:value-type="float" office:value="1021507">
            <text:p>1,021,507</text:p>
          </table:table-cell>
          <table:table-cell table:style-name="ce15" table:formula="of:=[.E17]/[.B17]" office:value-type="float" office:value="0.479601016005371">
            <text:p>0.48</text:p>
          </table:table-cell>
          <table:table-cell table:style-name="ce9" table:formula="of:=[.A17]/[.D17]" office:value-type="float" office:value="0.924087009397402">
            <text:p>0.92</text:p>
          </table:table-cell>
          <table:table-cell table:style-name="ce10" office:value-type="float" office:value="2001018">
            <text:p>2,001,018</text:p>
          </table:table-cell>
          <table:table-cell table:style-name="ce9" table:formula="of:=[.H17]/[.D17]" office:value-type="float" office:value="0.499080911237226">
            <text:p>0.50</text:p>
          </table:table-cell>
          <table:table-cell office:value-type="float" office:value="2415999">
            <text:p>2415999</text:p>
          </table:table-cell>
          <table:table-cell table:formula="of:=[.J17]/[.A17]" office:value-type="float" office:value="0.65208445792758">
            <text:p>0.65</text:p>
          </table:table-cell>
        </table:table-row>
        <table:table-row table:style-name="ro1">
          <table:table-cell office:value-type="float" office:value="3654598">
            <text:p>3654598</text:p>
          </table:table-cell>
          <table:table-cell office:value-type="float" office:value="2483423">
            <text:p>2483423</text:p>
          </table:table-cell>
          <table:table-cell table:style-name="ce9" table:formula="of:=[.B18]/[.A18]" office:value-type="float" office:value="0.679533836553295">
            <text:p>0.68</text:p>
          </table:table-cell>
          <table:table-cell table:style-name="ce10" office:value-type="float" office:value="3935921">
            <text:p>3,935,921</text:p>
          </table:table-cell>
          <table:table-cell table:style-name="ce13" office:value-type="float" office:value="1163530">
            <text:p>1,163,530</text:p>
          </table:table-cell>
          <table:table-cell table:style-name="ce15" table:formula="of:=[.E18]/[.B18]" office:value-type="float" office:value="0.468518653487545">
            <text:p>0.47</text:p>
          </table:table-cell>
          <table:table-cell table:style-name="ce9" table:formula="of:=[.A18]/[.D18]" office:value-type="float" office:value="0.928524225968966">
            <text:p>0.93</text:p>
          </table:table-cell>
          <table:table-cell table:style-name="ce10" office:value-type="float" office:value="2208005">
            <text:p>2,208,005</text:p>
          </table:table-cell>
          <table:table-cell table:style-name="ce9" table:formula="of:=[.H18]/[.D18]" office:value-type="float" office:value="0.560988139751789">
            <text:p>0.56</text:p>
          </table:table-cell>
          <table:table-cell office:value-type="float" office:value="2663864">
            <text:p>2663864</text:p>
          </table:table-cell>
          <table:table-cell table:formula="of:=[.J18]/[.A18]" office:value-type="float" office:value="0.728907529638007">
            <text:p>0.73</text:p>
          </table:table-cell>
        </table:table-row>
        <table:table-row table:style-name="ro1">
          <table:table-cell office:value-type="float" office:value="3879045">
            <text:p>3879045</text:p>
          </table:table-cell>
          <table:table-cell office:value-type="float" office:value="3583862">
            <text:p>3583862</text:p>
          </table:table-cell>
          <table:table-cell table:style-name="ce9" table:formula="of:=[.B19]/[.A19]" office:value-type="float" office:value="0.923903177199543">
            <text:p>0.92</text:p>
          </table:table-cell>
          <table:table-cell table:style-name="ce10" office:value-type="float" office:value="3994490">
            <text:p>3,994,490</text:p>
          </table:table-cell>
          <table:table-cell table:style-name="ce13" office:value-type="float" office:value="1553963">
            <text:p>1,553,963</text:p>
          </table:table-cell>
          <table:table-cell table:style-name="ce15" table:formula="of:=[.E19]/[.B19]" office:value-type="float" office:value="0.433600121879693">
            <text:p>0.43</text:p>
          </table:table-cell>
          <table:table-cell table:style-name="ce9" table:formula="of:=[.A19]/[.D19]" office:value-type="float" office:value="0.971098938788181">
            <text:p>0.97</text:p>
          </table:table-cell>
          <table:table-cell table:style-name="ce10" office:value-type="float" office:value="2414741">
            <text:p>2,414,741</text:p>
          </table:table-cell>
          <table:table-cell table:style-name="ce9" table:formula="of:=[.H19]/[.D19]" office:value-type="float" office:value="0.604517973508508">
            <text:p>0.60</text:p>
          </table:table-cell>
          <table:table-cell office:value-type="float" office:value="2151723">
            <text:p>2151723</text:p>
          </table:table-cell>
          <table:table-cell table:formula="of:=[.J19]/[.A19]" office:value-type="float" office:value="0.554704315108487">
            <text:p>0.55</text:p>
          </table:table-cell>
        </table:table-row>
        <table:table-row table:style-name="ro1">
          <table:table-cell office:value-type="float" office:value="3994490">
            <text:p>3994490</text:p>
          </table:table-cell>
          <table:table-cell office:value-type="float" office:value="3788006">
            <text:p>3788006</text:p>
          </table:table-cell>
          <table:table-cell table:style-name="ce9" table:formula="of:=[.B20]/[.A20]" office:value-type="float" office:value="0.948307793986216">
            <text:p>0.95</text:p>
          </table:table-cell>
          <table:table-cell table:style-name="ce10" office:value-type="float" office:value="4132864">
            <text:p>4,132,864</text:p>
          </table:table-cell>
          <table:table-cell table:style-name="ce13" office:value-type="float" office:value="1712031">
            <text:p>1,712,031</text:p>
          </table:table-cell>
          <table:table-cell table:style-name="ce15" table:formula="of:=[.E20]/[.B20]" office:value-type="float" office:value="0.451961005341597">
            <text:p>0.45</text:p>
          </table:table-cell>
          <table:table-cell table:style-name="ce9" table:formula="of:=[.A20]/[.D20]" office:value-type="float" office:value="0.966518617597869">
            <text:p>0.97</text:p>
          </table:table-cell>
          <table:table-cell table:style-name="ce10" office:value-type="float" office:value="2438192">
            <text:p>2,438,192</text:p>
          </table:table-cell>
          <table:table-cell table:style-name="ce9" table:formula="of:=[.H20]/[.D20]" office:value-type="float" office:value="0.589952149405352">
            <text:p>0.59</text:p>
          </table:table-cell>
          <table:table-cell office:value-type="float" office:value="2815481">
            <text:p>2815481</text:p>
          </table:table-cell>
          <table:table-cell table:formula="of:=[.J20]/[.A20]" office:value-type="float" office:value="0.704841168709898">
            <text:p>0.7</text:p>
          </table:table-cell>
        </table:table-row>
        <table:table-row table:style-name="ro1">
          <table:table-cell office:value-type="float" office:value="3994490">
            <text:p>3994490</text:p>
          </table:table-cell>
          <table:table-cell office:value-type="float" office:value="3963609">
            <text:p>3963609</text:p>
          </table:table-cell>
          <table:table-cell table:style-name="ce9" table:formula="of:=[.B21]/[.A21]" office:value-type="float" office:value="0.992269100686195">
            <text:p>0.99</text:p>
          </table:table-cell>
          <table:table-cell table:style-name="ce10" office:value-type="float" office:value="4197489">
            <text:p>4,197,489</text:p>
          </table:table-cell>
          <table:table-cell table:style-name="ce13" office:value-type="float" office:value="1740786">
            <text:p>1,740,786</text:p>
          </table:table-cell>
          <table:table-cell table:style-name="ce15" table:formula="of:=[.E21]/[.B21]" office:value-type="float" office:value="0.439192160477989">
            <text:p>0.44</text:p>
          </table:table-cell>
          <table:table-cell table:style-name="ce9" table:formula="of:=[.A21]/[.D21]" office:value-type="float" office:value="0.951637991189494">
            <text:p>0.95</text:p>
          </table:table-cell>
          <table:table-cell table:style-name="ce10" office:value-type="float" office:value="2485384">
            <text:p>2,485,384</text:p>
          </table:table-cell>
          <table:table-cell table:style-name="ce9" table:formula="of:=[.H21]/[.D21]" office:value-type="float" office:value="0.592112093682675">
            <text:p>0.59</text:p>
          </table:table-cell>
          <table:table-cell office:value-type="float" office:value="3557282">
            <text:p>3557282</text:p>
          </table:table-cell>
          <table:table-cell table:formula="of:=[.J21]/[.A21]" office:value-type="float" office:value="0.890547228807682">
            <text:p>0.89</text:p>
          </table:table-cell>
        </table:table-row>
        <table:table-row table:style-name="ro1">
          <table:table-cell office:value-type="float" office:value="2958758">
            <text:p>2958758</text:p>
          </table:table-cell>
          <table:table-cell office:value-type="float" office:value="871820">
            <text:p>871820</text:p>
          </table:table-cell>
          <table:table-cell table:style-name="ce9" table:formula="of:=[.B22]/[.A22]" office:value-type="float" office:value="0.29465742044466">
            <text:p>0.29</text:p>
          </table:table-cell>
          <table:table-cell table:style-name="ce10" office:value-type="float" office:value="3409755">
            <text:p>3,409,755</text:p>
          </table:table-cell>
          <table:table-cell table:style-name="ce13" office:value-type="float" office:value="484325">
            <text:p>484,325</text:p>
          </table:table-cell>
          <table:table-cell table:style-name="ce15" table:formula="of:=[.E22]/[.B22]" office:value-type="float" office:value="0.555533252276846">
            <text:p>0.56</text:p>
          </table:table-cell>
          <table:table-cell table:style-name="ce9" table:formula="of:=[.A22]/[.D22]" office:value-type="float" office:value="0.867733312217447">
            <text:p>0.87</text:p>
          </table:table-cell>
          <table:table-cell table:style-name="ce10" office:value-type="float" office:value="1991793">
            <text:p>1,991,793</text:p>
          </table:table-cell>
          <table:table-cell table:style-name="ce9" table:formula="of:=[.H22]/[.D22]" office:value-type="float" office:value="0.584145488458848">
            <text:p>0.58</text:p>
          </table:table-cell>
          <table:table-cell office:value-type="float" office:value="1641630">
            <text:p>1641630</text:p>
          </table:table-cell>
          <table:table-cell table:formula="of:=[.J22]/[.A22]" office:value-type="float" office:value="0.554837536560949">
            <text:p>0.55</text:p>
          </table:table-cell>
        </table:table-row>
        <table:table-row table:style-name="ro1">
          <table:table-cell office:value-type="float" office:value="3634839">
            <text:p>3634839</text:p>
          </table:table-cell>
          <table:table-cell office:value-type="float" office:value="1490672">
            <text:p>1490672</text:p>
          </table:table-cell>
          <table:table-cell table:style-name="ce9" table:formula="of:=[.B23]/[.A23]" office:value-type="float" office:value="0.410106747506561">
            <text:p>0.41</text:p>
          </table:table-cell>
          <table:table-cell table:style-name="ce10" office:value-type="float" office:value="4061007">
            <text:p>4,061,007</text:p>
          </table:table-cell>
          <table:table-cell table:style-name="ce13" office:value-type="float" office:value="790526">
            <text:p>790,526</text:p>
          </table:table-cell>
          <table:table-cell table:style-name="ce15" table:formula="of:=[.E23]/[.B23]" office:value-type="float" office:value="0.53031518670774">
            <text:p>0.53</text:p>
          </table:table-cell>
          <table:table-cell table:style-name="ce9" table:formula="of:=[.A23]/[.D23]" office:value-type="float" office:value="0.895058540898846">
            <text:p>0.90</text:p>
          </table:table-cell>
          <table:table-cell table:style-name="ce10" office:value-type="float" office:value="2264680">
            <text:p>2,264,680</text:p>
          </table:table-cell>
          <table:table-cell table:style-name="ce9" table:formula="of:=[.H23]/[.D23]" office:value-type="float" office:value="0.557664638352015">
            <text:p>0.56</text:p>
          </table:table-cell>
          <table:table-cell office:value-type="float" office:value="2414298">
            <text:p>2414298</text:p>
          </table:table-cell>
          <table:table-cell table:formula="of:=[.J23]/[.A23]" office:value-type="float" office:value="0.664210436830902">
            <text:p>0.66</text:p>
          </table:table-cell>
        </table:table-row>
        <table:table-row table:style-name="ro1">
          <table:table-cell office:value-type="float" office:value="3653390">
            <text:p>3653390</text:p>
          </table:table-cell>
          <table:table-cell office:value-type="float" office:value="2089022">
            <text:p>2089022</text:p>
          </table:table-cell>
          <table:table-cell table:style-name="ce9" table:formula="of:=[.B24]/[.A24]" office:value-type="float" office:value="0.57180372202256">
            <text:p>0.57</text:p>
          </table:table-cell>
          <table:table-cell table:style-name="ce10" office:value-type="float" office:value="3970896">
            <text:p>3,970,896</text:p>
          </table:table-cell>
          <table:table-cell table:style-name="ce13" office:value-type="float" office:value="1122536">
            <text:p>1,122,536</text:p>
          </table:table-cell>
          <table:table-cell table:style-name="ce15" table:formula="of:=[.E24]/[.B24]" office:value-type="float" office:value="0.537350013547009">
            <text:p>0.54</text:p>
          </table:table-cell>
          <table:table-cell table:style-name="ce9" table:formula="of:=[.A24]/[.D24]" office:value-type="float" office:value="0.920041723580774">
            <text:p>0.92</text:p>
          </table:table-cell>
          <table:table-cell table:style-name="ce10" office:value-type="float" office:value="2255182">
            <text:p>2,255,182</text:p>
          </table:table-cell>
          <table:table-cell table:style-name="ce9" table:formula="of:=[.H24]/[.D24]" office:value-type="float" office:value="0.56792774225263">
            <text:p>0.57</text:p>
          </table:table-cell>
          <table:table-cell office:value-type="float" office:value="2535632">
            <text:p>2535632</text:p>
          </table:table-cell>
          <table:table-cell table:formula="of:=[.J24]/[.A24]" office:value-type="float" office:value="0.694049088654647">
            <text:p>0.69</text:p>
          </table:table-cell>
        </table:table-row>
        <table:table-row table:style-name="ro1">
          <table:table-cell office:value-type="float" office:value="3710197">
            <text:p>3710197</text:p>
          </table:table-cell>
          <table:table-cell office:value-type="float" office:value="2977636">
            <text:p>2977636</text:p>
          </table:table-cell>
          <table:table-cell table:style-name="ce9" table:formula="of:=[.B25]/[.A25]" office:value-type="float" office:value="0.802554689144539">
            <text:p>0.80</text:p>
          </table:table-cell>
          <table:table-cell table:style-name="ce10" office:value-type="float" office:value="3913012">
            <text:p>3,913,012</text:p>
          </table:table-cell>
          <table:table-cell table:style-name="ce13" office:value-type="float" office:value="1418400">
            <text:p>1,418,400</text:p>
          </table:table-cell>
          <table:table-cell table:style-name="ce15" table:formula="of:=[.E25]/[.B25]" office:value-type="float" office:value="0.476351038206147">
            <text:p>0.48</text:p>
          </table:table-cell>
          <table:table-cell table:style-name="ce9" table:formula="of:=[.A25]/[.D25]" office:value-type="float" office:value="0.948169083049068">
            <text:p>0.95</text:p>
          </table:table-cell>
          <table:table-cell table:style-name="ce10" office:value-type="float" office:value="2207859">
            <text:p>2,207,859</text:p>
          </table:table-cell>
          <table:table-cell table:style-name="ce9" table:formula="of:=[.H25]/[.D25]" office:value-type="float" office:value="0.56423517229183">
            <text:p>0.56</text:p>
          </table:table-cell>
          <table:table-cell office:value-type="float" office:value="2473760">
            <text:p>2473760</text:p>
          </table:table-cell>
          <table:table-cell table:formula="of:=[.J25]/[.A25]" office:value-type="float" office:value="0.666746267111962">
            <text:p>0.67</text:p>
          </table:table-cell>
        </table:table-row>
        <table:table-row table:style-name="ro1">
          <table:table-cell office:value-type="float" office:value="3877684">
            <text:p>3877684</text:p>
          </table:table-cell>
          <table:table-cell office:value-type="float" office:value="3288488">
            <text:p>3288488</text:p>
          </table:table-cell>
          <table:table-cell table:style-name="ce9" table:formula="of:=[.B26]/[.A26]" office:value-type="float" office:value="0.848054663556907">
            <text:p>0.85</text:p>
          </table:table-cell>
          <table:table-cell table:style-name="ce10" office:value-type="float" office:value="4061007">
            <text:p>4,061,007</text:p>
          </table:table-cell>
          <table:table-cell table:style-name="ce13" office:value-type="float" office:value="1623644">
            <text:p>1,623,644</text:p>
          </table:table-cell>
          <table:table-cell table:style-name="ce15" table:formula="of:=[.E26]/[.B26]" office:value-type="float" office:value="0.493735722921902">
            <text:p>0.49</text:p>
          </table:table-cell>
          <table:table-cell table:style-name="ce9" table:formula="of:=[.A26]/[.D26]" office:value-type="float" office:value="0.954857748336804">
            <text:p>0.95</text:p>
          </table:table-cell>
          <table:table-cell table:style-name="ce10" office:value-type="float" office:value="2393684">
            <text:p>2,393,684</text:p>
          </table:table-cell>
          <table:table-cell table:style-name="ce9" table:formula="of:=[.H26]/[.D26]" office:value-type="float" office:value="0.589431143556266">
            <text:p>0.59</text:p>
          </table:table-cell>
          <table:table-cell office:value-type="float" office:value="2796015">
            <text:p>2796015</text:p>
          </table:table-cell>
          <table:table-cell table:formula="of:=[.J26]/[.A26]" office:value-type="float" office:value="0.72105282431472">
            <text:p>0.72</text:p>
          </table:table-cell>
        </table:table-row>
        <table:table-row table:style-name="ro1">
          <table:table-cell office:value-type="float" office:value="4030519">
            <text:p>4030519</text:p>
          </table:table-cell>
          <table:table-cell office:value-type="float" office:value="3848906">
            <text:p>3848906</text:p>
          </table:table-cell>
          <table:table-cell table:style-name="ce9" table:formula="of:=[.B27]/[.A27]" office:value-type="float" office:value="0.954940542396649">
            <text:p>0.95</text:p>
          </table:table-cell>
          <table:table-cell table:style-name="ce10" office:value-type="float" office:value="4123387">
            <text:p>4,123,387</text:p>
          </table:table-cell>
          <table:table-cell table:style-name="ce13" office:value-type="float" office:value="1785652">
            <text:p>1,785,652</text:p>
          </table:table-cell>
          <table:table-cell table:style-name="ce15" table:formula="of:=[.E27]/[.B27]" office:value-type="float" office:value="0.463937544850407">
            <text:p>0.46</text:p>
          </table:table-cell>
          <table:table-cell table:style-name="ce9" table:formula="of:=[.A27]/[.D27]" office:value-type="float" office:value="0.977477738567833">
            <text:p>0.98</text:p>
          </table:table-cell>
          <table:table-cell table:style-name="ce10" office:value-type="float" office:value="2415062">
            <text:p>2,415,062</text:p>
          </table:table-cell>
          <table:table-cell table:style-name="ce9" table:formula="of:=[.H27]/[.D27]" office:value-type="float" office:value="0.585698601659267">
            <text:p>0.59</text:p>
          </table:table-cell>
          <table:table-cell office:value-type="float" office:value="2828685">
            <text:p>2828685</text:p>
          </table:table-cell>
          <table:table-cell table:formula="of:=[.J27]/[.A27]" office:value-type="float" office:value="0.701816565062713">
            <text:p>0.7</text:p>
          </table:table-cell>
        </table:table-row>
        <table:table-row table:style-name="ro1">
          <table:table-cell office:value-type="float" office:value="4030519">
            <text:p>4030519</text:p>
          </table:table-cell>
          <table:table-cell office:value-type="float" office:value="4214823">
            <text:p>4214823</text:p>
          </table:table-cell>
          <table:table-cell table:style-name="ce9" table:formula="of:=[.B28]/[.A28]" office:value-type="float" office:value="1.04572711355535">
            <text:p>1.05</text:p>
          </table:table-cell>
          <table:table-cell table:style-name="ce10" office:value-type="float" office:value="4131319">
            <text:p>4,131,319</text:p>
          </table:table-cell>
          <table:table-cell table:style-name="ce13" office:value-type="float" office:value="1971733">
            <text:p>1,971,733</text:p>
          </table:table-cell>
          <table:table-cell table:style-name="ce15" table:formula="of:=[.E28]/[.B28]" office:value-type="float" office:value="0.467809205748379">
            <text:p>0.47</text:p>
          </table:table-cell>
          <table:table-cell table:style-name="ce9" table:formula="of:=[.A28]/[.D28]" office:value-type="float" office:value="0.975601012654796">
            <text:p>0.98</text:p>
          </table:table-cell>
          <table:table-cell table:style-name="ce10" office:value-type="float" office:value="2449911">
            <text:p>2,449,911</text:p>
          </table:table-cell>
          <table:table-cell table:style-name="ce9" table:formula="of:=[.H28]/[.D28]" office:value-type="float" office:value="0.593009399661464">
            <text:p>0.59</text:p>
          </table:table-cell>
          <table:table-cell office:value-type="float" office:value="2894196">
            <text:p>2894196</text:p>
          </table:table-cell>
          <table:table-cell table:formula="of:=[.J28]/[.A28]" office:value-type="float" office:value="0.718070303104885">
            <text:p>0.72</text:p>
          </table:table-cell>
        </table:table-row>
        <table:table-row table:style-name="ro1">
          <table:table-cell office:value-type="float" office:value="4000485">
            <text:p>4000485</text:p>
          </table:table-cell>
          <table:table-cell office:value-type="float" office:value="4071462">
            <text:p>4071462</text:p>
          </table:table-cell>
          <table:table-cell table:style-name="ce9" table:formula="of:=[.B29]/[.A29]" office:value-type="float" office:value="1.01774209877052">
            <text:p>1.02</text:p>
          </table:table-cell>
          <table:table-cell table:style-name="ce10" office:value-type="float" office:value="4123387">
            <text:p>4,123,387</text:p>
          </table:table-cell>
          <table:table-cell table:style-name="ce13" office:value-type="float" office:value="1772423">
            <text:p>1,772,423</text:p>
          </table:table-cell>
          <table:table-cell table:style-name="ce15" table:formula="of:=[.E29]/[.B29]" office:value-type="float" office:value="0.435328390637073">
            <text:p>0.44</text:p>
          </table:table-cell>
          <table:table-cell table:style-name="ce9" table:formula="of:=[.A29]/[.D29]" office:value-type="float" office:value="0.970193920677346">
            <text:p>0.97</text:p>
          </table:table-cell>
          <table:table-cell table:style-name="ce10" office:value-type="float" office:value="2414752">
            <text:p>2,414,752</text:p>
          </table:table-cell>
          <table:table-cell table:style-name="ce9" table:formula="of:=[.H29]/[.D29]" office:value-type="float" office:value="0.5856234207461">
            <text:p>0.59</text:p>
          </table:table-cell>
          <table:table-cell office:value-type="float" office:value="2709220">
            <text:p>2709220</text:p>
          </table:table-cell>
          <table:table-cell table:formula="of:=[.J29]/[.A29]" office:value-type="float" office:value="0.677222886724985">
            <text:p>0.68</text:p>
          </table:table-cell>
        </table:table-row>
        <table:table-row table:style-name="ro1">
          <table:table-cell office:value-type="float" office:value="2835325">
            <text:p>2835325</text:p>
          </table:table-cell>
          <table:table-cell office:value-type="float" office:value="936994">
            <text:p>936994</text:p>
          </table:table-cell>
          <table:table-cell table:style-name="ce9" table:formula="of:=[.B30]/[.A30]" office:value-type="float" office:value="0.330471462707097">
            <text:p>0.33</text:p>
          </table:table-cell>
          <table:table-cell table:style-name="ce10" office:value-type="float" office:value="3345496">
            <text:p>3,345,496</text:p>
          </table:table-cell>
          <table:table-cell table:style-name="ce13" office:value-type="float" office:value="490484">
            <text:p>490,484</text:p>
          </table:table-cell>
          <table:table-cell table:style-name="ce15" table:formula="of:=[.E30]/[.B30]" office:value-type="float" office:value="0.523465465093693">
            <text:p>0.52</text:p>
          </table:table-cell>
          <table:table-cell table:style-name="ce9" table:formula="of:=[.A30]/[.D30]" office:value-type="float" office:value="0.847505123306081">
            <text:p>0.85</text:p>
          </table:table-cell>
          <table:table-cell table:style-name="ce10" office:value-type="float" office:value="1706778">
            <text:p>1,706,778</text:p>
          </table:table-cell>
          <table:table-cell table:style-name="ce9" table:formula="of:=[.H30]/[.D30]" office:value-type="float" office:value="0.510171884826645">
            <text:p>0.51</text:p>
          </table:table-cell>
          <table:table-cell office:value-type="float" office:value="1988139">
            <text:p>1988139</text:p>
          </table:table-cell>
          <table:table-cell table:formula="of:=[.J30]/[.A30]" office:value-type="float" office:value="0.701203213035543">
            <text:p>0.7</text:p>
          </table:table-cell>
        </table:table-row>
        <table:table-row table:style-name="ro1">
          <table:table-cell office:value-type="float" office:value="3447541">
            <text:p>3447541</text:p>
          </table:table-cell>
          <table:table-cell office:value-type="float" office:value="1539562">
            <text:p>1539562</text:p>
          </table:table-cell>
          <table:table-cell table:style-name="ce9" table:formula="of:=[.B31]/[.A31]" office:value-type="float" office:value="0.44656814813805">
            <text:p>0.45</text:p>
          </table:table-cell>
          <table:table-cell table:style-name="ce10" office:value-type="float" office:value="3955557">
            <text:p>3,955,557</text:p>
          </table:table-cell>
          <table:table-cell table:style-name="ce13" office:value-type="float" office:value="831432">
            <text:p>831,432</text:p>
          </table:table-cell>
          <table:table-cell table:style-name="ce15" table:formula="of:=[.E31]/[.B31]" office:value-type="float" office:value="0.54004450616474">
            <text:p>0.54</text:p>
          </table:table-cell>
          <table:table-cell table:style-name="ce9" table:formula="of:=[.A31]/[.D31]" office:value-type="float" office:value="0.871569035662993">
            <text:p>0.87</text:p>
          </table:table-cell>
          <table:table-cell table:style-name="ce10" office:value-type="float" office:value="2169286">
            <text:p>2,169,286</text:p>
          </table:table-cell>
          <table:table-cell table:style-name="ce9" table:formula="of:=[.H31]/[.D31]" office:value-type="float" office:value="0.548414799736169">
            <text:p>0.55</text:p>
          </table:table-cell>
          <table:table-cell office:value-type="float" office:value="2280256">
            <text:p>2280256</text:p>
          </table:table-cell>
          <table:table-cell table:formula="of:=[.J31]/[.A31]" office:value-type="float" office:value="0.661415194192034">
            <text:p>0.66</text:p>
          </table:table-cell>
        </table:table-row>
        <table:table-row table:style-name="ro1">
          <table:table-cell office:value-type="float" office:value="3469823">
            <text:p>3469823</text:p>
          </table:table-cell>
          <table:table-cell office:value-type="float" office:value="2143258">
            <text:p>2143258</text:p>
          </table:table-cell>
          <table:table-cell table:style-name="ce9" table:formula="of:=[.B32]/[.A32]" office:value-type="float" office:value="0.617685109586281">
            <text:p>0.62</text:p>
          </table:table-cell>
          <table:table-cell table:style-name="ce10" office:value-type="float" office:value="3314514">
            <text:p>3,314,514</text:p>
          </table:table-cell>
          <table:table-cell table:style-name="ce13" office:value-type="float" office:value="1098912">
            <text:p>1,098,912</text:p>
          </table:table-cell>
          <table:table-cell table:style-name="ce15" table:formula="of:=[.E32]/[.B32]" office:value-type="float" office:value="0.512729685366857">
            <text:p>0.51</text:p>
          </table:table-cell>
          <table:table-cell table:style-name="ce9" table:formula="of:=[.A32]/[.D32]" office:value-type="float" office:value="1.0468572466431">
            <text:p>1.05</text:p>
          </table:table-cell>
          <table:table-cell table:style-name="ce10" office:value-type="float" office:value="2250752">
            <text:p>2,250,752</text:p>
          </table:table-cell>
          <table:table-cell table:style-name="ce9" table:formula="of:=[.H32]/[.D32]" office:value-type="float" office:value="0.679059433751072">
            <text:p>0.68</text:p>
          </table:table-cell>
          <table:table-cell office:value-type="float" office:value="2321672">
            <text:p>2321672</text:p>
          </table:table-cell>
          <table:table-cell table:formula="of:=[.J32]/[.A32]" office:value-type="float" office:value="0.669103870716172">
            <text:p>0.67</text:p>
          </table:table-cell>
        </table:table-row>
        <table:table-row table:style-name="ro1">
          <table:table-cell office:value-type="float" office:value="3390391">
            <text:p>3390391</text:p>
          </table:table-cell>
          <table:table-cell office:value-type="float" office:value="2992524">
            <text:p>2992524</text:p>
          </table:table-cell>
          <table:table-cell table:style-name="ce9" table:formula="of:=[.B33]/[.A33]" office:value-type="float" office:value="0.882648638460874">
            <text:p>0.88</text:p>
          </table:table-cell>
          <table:table-cell table:style-name="ce10" office:value-type="float" office:value="3923040">
            <text:p>3,923,040</text:p>
          </table:table-cell>
          <table:table-cell table:style-name="ce13" office:value-type="float" office:value="1493320">
            <text:p>1,493,320</text:p>
          </table:table-cell>
          <table:table-cell table:style-name="ce15" table:formula="of:=[.E33]/[.B33]" office:value-type="float" office:value="0.499016883406783">
            <text:p>0.50</text:p>
          </table:table-cell>
          <table:table-cell table:style-name="ce9" table:formula="of:=[.A33]/[.D33]" office:value-type="float" office:value="0.864225447612056">
            <text:p>0.86</text:p>
          </table:table-cell>
          <table:table-cell table:style-name="ce10" office:value-type="float" office:value="2300531">
            <text:p>2,300,531</text:p>
          </table:table-cell>
          <table:table-cell table:style-name="ce9" table:formula="of:=[.H33]/[.D33]" office:value-type="float" office:value="0.586415381948693">
            <text:p>0.59</text:p>
          </table:table-cell>
          <table:table-cell office:value-type="float" office:value="2565659">
            <text:p>2565659</text:p>
          </table:table-cell>
          <table:table-cell table:formula="of:=[.J33]/[.A33]" office:value-type="float" office:value="0.756744281116839">
            <text:p>0.76</text:p>
          </table:table-cell>
        </table:table-row>
        <table:table-row table:style-name="ro1">
          <table:table-cell office:value-type="float" office:value="3751699">
            <text:p>3751699</text:p>
          </table:table-cell>
          <table:table-cell office:value-type="float" office:value="3717422">
            <text:p>3717422</text:p>
          </table:table-cell>
          <table:table-cell table:style-name="ce9" table:formula="of:=[.B34]/[.A34]" office:value-type="float" office:value="0.990863606062213">
            <text:p>0.99</text:p>
          </table:table-cell>
          <table:table-cell table:style-name="ce10" office:value-type="float" office:value="3751699">
            <text:p>3,751,699</text:p>
          </table:table-cell>
          <table:table-cell table:style-name="ce13" office:value-type="float" office:value="1793093">
            <text:p>1,793,093</text:p>
          </table:table-cell>
          <table:table-cell table:style-name="ce15" table:formula="of:=[.E34]/[.B34]" office:value-type="float" office:value="0.482348520022747">
            <text:p>0.48</text:p>
          </table:table-cell>
          <table:table-cell table:style-name="ce9" table:formula="of:=[.A34]/[.D34]" office:value-type="float" office:value="1">
            <text:p>1.00</text:p>
          </table:table-cell>
          <table:table-cell table:style-name="ce10" office:value-type="float" office:value="2317299">
            <text:p>2,317,299</text:p>
          </table:table-cell>
          <table:table-cell table:style-name="ce9" table:formula="of:=[.H34]/[.D34]" office:value-type="float" office:value="0.617666555872419">
            <text:p>0.62</text:p>
          </table:table-cell>
          <table:table-cell office:value-type="float" office:value="2516663">
            <text:p>2516663</text:p>
          </table:table-cell>
          <table:table-cell table:formula="of:=[.J34]/[.A34]" office:value-type="float" office:value="0.67080621339825">
            <text:p>0.67</text:p>
          </table:table-cell>
        </table:table-row>
        <table:table-row table:style-name="ro1">
          <table:table-cell office:value-type="float" office:value="3804877">
            <text:p>3804877</text:p>
          </table:table-cell>
          <table:table-cell office:value-type="float" office:value="3886395">
            <text:p>3886395</text:p>
          </table:table-cell>
          <table:table-cell table:style-name="ce9" table:formula="of:=[.B35]/[.A35]" office:value-type="float" office:value="1.0214246084696">
            <text:p>1.02</text:p>
          </table:table-cell>
          <table:table-cell table:style-name="ce10" office:value-type="float" office:value="3314514">
            <text:p>3,314,514</text:p>
          </table:table-cell>
          <table:table-cell table:style-name="ce13" office:value-type="float" office:value="1976948">
            <text:p>1,976,948</text:p>
          </table:table-cell>
          <table:table-cell table:style-name="ce15" table:formula="of:=[.E35]/[.B35]" office:value-type="float" office:value="0.508684269097711">
            <text:p>0.51</text:p>
          </table:table-cell>
          <table:table-cell table:style-name="ce9" table:formula="of:=[.A35]/[.D35]" office:value-type="float" office:value="1.14794416315635">
            <text:p>1.15</text:p>
          </table:table-cell>
          <table:table-cell table:style-name="ce10" office:value-type="float" office:value="2392753">
            <text:p>2,392,753</text:p>
          </table:table-cell>
          <table:table-cell table:style-name="ce9" table:formula="of:=[.H35]/[.D35]" office:value-type="float" office:value="0.721901612121717">
            <text:p>0.72</text:p>
          </table:table-cell>
          <table:table-cell office:value-type="float" office:value="2479112">
            <text:p>2479112</text:p>
          </table:table-cell>
          <table:table-cell table:formula="of:=[.J35]/[.A35]" office:value-type="float" office:value="0.651561666776613">
            <text:p>0.65</text:p>
          </table:table-cell>
        </table:table-row>
        <table:table-row table:style-name="ro1">
          <table:table-cell office:value-type="float" office:value="3835457">
            <text:p>3835457</text:p>
          </table:table-cell>
          <table:table-cell office:value-type="float" office:value="4384651">
            <text:p>4384651</text:p>
          </table:table-cell>
          <table:table-cell table:style-name="ce9" table:formula="of:=[.B36]/[.A36]" office:value-type="float" office:value="1.14318867347489">
            <text:p>1.14</text:p>
          </table:table-cell>
          <table:table-cell table:style-name="ce10" office:value-type="float" office:value="4110780">
            <text:p>4,110,780</text:p>
          </table:table-cell>
          <table:table-cell table:style-name="ce13" office:value-type="float" office:value="1969079">
            <text:p>1,969,079</text:p>
          </table:table-cell>
          <table:table-cell table:style-name="ce15" table:formula="of:=[.E36]/[.B36]" office:value-type="float" office:value="0.449084545155361">
            <text:p>0.45</text:p>
          </table:table-cell>
          <table:table-cell table:style-name="ce9" table:formula="of:=[.A36]/[.D36]" office:value-type="float" office:value="0.933024146269078">
            <text:p>0.93</text:p>
          </table:table-cell>
          <table:table-cell table:style-name="ce10" office:value-type="float" office:value="2421485">
            <text:p>2,421,485</text:p>
          </table:table-cell>
          <table:table-cell table:style-name="ce9" table:formula="of:=[.H36]/[.D36]" office:value-type="float" office:value="0.589057307858849">
            <text:p>0.59</text:p>
          </table:table-cell>
          <table:table-cell office:value-type="float" office:value="2515437">
            <text:p>2515437</text:p>
          </table:table-cell>
          <table:table-cell table:formula="of:=[.J36]/[.A36]" office:value-type="float" office:value="0.655837622478886">
            <text:p>0.66</text:p>
          </table:table-cell>
        </table:table-row>
        <table:table-row table:style-name="ro1">
          <table:table-cell office:value-type="float" office:value="3582705">
            <text:p>3582705</text:p>
          </table:table-cell>
          <table:table-cell office:value-type="float" office:value="4466454">
            <text:p>4466454</text:p>
          </table:table-cell>
          <table:table-cell table:style-name="ce9" table:formula="of:=[.B37]/[.A37]" office:value-type="float" office:value="1.2466708813592">
            <text:p>1.25</text:p>
          </table:table-cell>
          <table:table-cell table:style-name="ce10" office:value-type="float" office:value="3863055">
            <text:p>3,863,055</text:p>
          </table:table-cell>
          <table:table-cell table:style-name="ce13" office:value-type="float" office:value="2067016">
            <text:p>2,067,016</text:p>
          </table:table-cell>
          <table:table-cell table:style-name="ce15" table:formula="of:=[.E37]/[.B37]" office:value-type="float" office:value="0.462786810297386">
            <text:p>0.46</text:p>
          </table:table-cell>
          <table:table-cell table:style-name="ce9" table:formula="of:=[.A37]/[.D37]" office:value-type="float" office:value="0.927427903563371">
            <text:p>0.93</text:p>
          </table:table-cell>
          <table:table-cell table:style-name="ce10" office:value-type="float" office:value="2370858">
            <text:p>2,370,858</text:p>
          </table:table-cell>
          <table:table-cell table:style-name="ce9" table:formula="of:=[.H37]/[.D37]" office:value-type="float" office:value="0.613726183033894">
            <text:p>0.61</text:p>
          </table:table-cell>
          <table:table-cell office:value-type="float" office:value="2632312">
            <text:p>2632312</text:p>
          </table:table-cell>
          <table:table-cell table:formula="of:=[.J37]/[.A37]" office:value-type="float" office:value="0.734727531292696">
            <text:p>0.73</text:p>
          </table:table-cell>
        </table:table-row>
        <table:table-row table:style-name="ro1">
          <table:table-cell office:value-type="float" office:value="3722435">
            <text:p>3722435</text:p>
          </table:table-cell>
          <table:table-cell office:value-type="float" office:value="4010083">
            <text:p>4010083</text:p>
          </table:table-cell>
          <table:table-cell table:style-name="ce9" table:formula="of:=[.B38]/[.A38]" office:value-type="float" office:value="1.07727414985084">
            <text:p>1.08</text:p>
          </table:table-cell>
          <table:table-cell table:style-name="ce10" office:value-type="float" office:value="3984917">
            <text:p>3,984,917</text:p>
          </table:table-cell>
          <table:table-cell table:style-name="ce13" office:value-type="float" office:value="2014954">
            <text:p>2,014,954</text:p>
          </table:table-cell>
          <table:table-cell table:style-name="ce15" table:formula="of:=[.E38]/[.B38]" office:value-type="float" office:value="0.502471893973267">
            <text:p>0.50</text:p>
          </table:table-cell>
          <table:table-cell table:style-name="ce9" table:formula="of:=[.A38]/[.D38]" office:value-type="float" office:value="0.934131124939365">
            <text:p>0.93</text:p>
          </table:table-cell>
          <table:table-cell table:style-name="ce10" office:value-type="float" office:value="2306234">
            <text:p>2,306,234</text:p>
          </table:table-cell>
          <table:table-cell table:style-name="ce9" table:formula="of:=[.H38]/[.D38]" office:value-type="float" office:value="0.578740786821909">
            <text:p>0.58</text:p>
          </table:table-cell>
          <table:table-cell office:value-type="float" office:value="2688050">
            <text:p>2688050</text:p>
          </table:table-cell>
          <table:table-cell table:formula="of:=[.J38]/[.A38]" office:value-type="float" office:value="0.722121407089714">
            <text:p>0.72</text:p>
          </table:table-cell>
        </table:table-row>
        <table:table-row table:style-name="ro1">
          <table:table-cell office:value-type="float" office:value="2585923">
            <text:p>2585923</text:p>
          </table:table-cell>
          <table:table-cell office:value-type="float" office:value="914446">
            <text:p>914446</text:p>
          </table:table-cell>
          <table:table-cell table:style-name="ce9" table:formula="of:=[.B39]/[.A39]" office:value-type="float" office:value="0.35362460521833">
            <text:p>0.35</text:p>
          </table:table-cell>
          <table:table-cell table:style-name="ce10" office:value-type="float" office:value="3246623">
            <text:p>3,246,623</text:p>
          </table:table-cell>
          <table:table-cell table:style-name="ce13" office:value-type="float" office:value="561098">
            <text:p>561,098</text:p>
          </table:table-cell>
          <table:table-cell table:style-name="ce15" table:formula="of:=[.E39]/[.B39]" office:value-type="float" office:value="0.613593366912863">
            <text:p>0.61</text:p>
          </table:table-cell>
          <table:table-cell table:style-name="ce9" table:formula="of:=[.A39]/[.D39]" office:value-type="float" office:value="0.796496236243013">
            <text:p>0.80</text:p>
          </table:table-cell>
          <table:table-cell table:style-name="ce10" office:value-type="float" office:value="1889325">
            <text:p>1,889,325</text:p>
          </table:table-cell>
          <table:table-cell table:style-name="ce9" table:formula="of:=[.H39]/[.D39]" office:value-type="float" office:value="0.581935444922309">
            <text:p>0.58</text:p>
          </table:table-cell>
          <table:table-cell office:value-type="float" office:value="1519189">
            <text:p>1519189</text:p>
          </table:table-cell>
          <table:table-cell table:formula="of:=[.J39]/[.A39]" office:value-type="float" office:value="0.587484236769618">
            <text:p>0.59</text:p>
          </table:table-cell>
        </table:table-row>
        <table:table-row table:style-name="ro1">
          <table:table-cell office:value-type="float" office:value="3108009">
            <text:p>3108009</text:p>
          </table:table-cell>
          <table:table-cell office:value-type="float" office:value="1521945">
            <text:p>1521945</text:p>
          </table:table-cell>
          <table:table-cell table:style-name="ce9" table:formula="of:=[.B40]/[.A40]" office:value-type="float" office:value="0.489684875429897">
            <text:p>0.49</text:p>
          </table:table-cell>
          <table:table-cell table:style-name="ce10" office:value-type="float" office:value="3806235">
            <text:p>3,806,235</text:p>
          </table:table-cell>
          <table:table-cell table:style-name="ce13" office:value-type="float" office:value="833964">
            <text:p>833,964</text:p>
          </table:table-cell>
          <table:table-cell table:style-name="ce15" table:formula="of:=[.E40]/[.B40]" office:value-type="float" office:value="0.547959354641594">
            <text:p>0.55</text:p>
          </table:table-cell>
          <table:table-cell table:style-name="ce9" table:formula="of:=[.A40]/[.D40]" office:value-type="float" office:value="0.81655730662978">
            <text:p>0.82</text:p>
          </table:table-cell>
          <table:table-cell table:style-name="ce10" office:value-type="float" office:value="2155626">
            <text:p>2,155,626</text:p>
          </table:table-cell>
          <table:table-cell table:style-name="ce9" table:formula="of:=[.H40]/[.D40]" office:value-type="float" office:value="0.566340754052233">
            <text:p>0.57</text:p>
          </table:table-cell>
          <table:table-cell office:value-type="float" office:value="2230702">
            <text:p>2230702</text:p>
          </table:table-cell>
          <table:table-cell table:formula="of:=[.J40]/[.A40]" office:value-type="float" office:value="0.717727007869025">
            <text:p>0.72</text:p>
          </table:table-cell>
        </table:table-row>
        <table:table-row table:style-name="ro1">
          <table:table-cell office:value-type="float" office:value="3084572">
            <text:p>3084572</text:p>
          </table:table-cell>
          <table:table-cell office:value-type="float" office:value="2124241">
            <text:p>2124241</text:p>
          </table:table-cell>
          <table:table-cell table:style-name="ce9" table:formula="of:=[.B41]/[.A41]" office:value-type="float" office:value="0.688666369272625">
            <text:p>0.69</text:p>
          </table:table-cell>
          <table:table-cell table:style-name="ce10" office:value-type="float" office:value="3650932">
            <text:p>3,650,932</text:p>
          </table:table-cell>
          <table:table-cell table:style-name="ce13" office:value-type="float" office:value="1153321">
            <text:p>1,153,321</text:p>
          </table:table-cell>
          <table:table-cell table:style-name="ce15" table:formula="of:=[.E41]/[.B41]" office:value-type="float" office:value="0.542933217087892">
            <text:p>0.54</text:p>
          </table:table-cell>
          <table:table-cell table:style-name="ce9" table:formula="of:=[.A41]/[.D41]" office:value-type="float" office:value="0.844872487353914">
            <text:p>0.84</text:p>
          </table:table-cell>
          <table:table-cell table:style-name="ce10" office:value-type="float" office:value="2204761">
            <text:p>2,204,761</text:p>
          </table:table-cell>
          <table:table-cell table:style-name="ce9" table:formula="of:=[.H41]/[.D41]" office:value-type="float" office:value="0.603889910850161">
            <text:p>0.60</text:p>
          </table:table-cell>
          <table:table-cell office:value-type="float" office:value="2238195">
            <text:p>2238195</text:p>
          </table:table-cell>
          <table:table-cell table:formula="of:=[.J41]/[.A41]" office:value-type="float" office:value="0.725609582139759">
            <text:p>0.73</text:p>
          </table:table-cell>
        </table:table-row>
        <table:table-row table:style-name="ro1">
          <table:table-cell office:value-type="float" office:value="3102397">
            <text:p>3102397</text:p>
          </table:table-cell>
          <table:table-cell office:value-type="float" office:value="2935646">
            <text:p>2935646</text:p>
          </table:table-cell>
          <table:table-cell table:style-name="ce9" table:formula="of:=[.B42]/[.A42]" office:value-type="float" office:value="0.946250915018291">
            <text:p>0.95</text:p>
          </table:table-cell>
          <table:table-cell table:style-name="ce10" office:value-type="float" office:value="3730203">
            <text:p>3,730,203</text:p>
          </table:table-cell>
          <table:table-cell table:style-name="ce13" office:value-type="float" office:value="1388512">
            <text:p>1,388,512</text:p>
          </table:table-cell>
          <table:table-cell table:style-name="ce15" table:formula="of:=[.E42]/[.B42]" office:value-type="float" office:value="0.472983459177299">
            <text:p>0.47</text:p>
          </table:table-cell>
          <table:table-cell table:style-name="ce9" table:formula="of:=[.A42]/[.D42]" office:value-type="float" office:value="0.831696559141687">
            <text:p>0.83</text:p>
          </table:table-cell>
          <table:table-cell table:style-name="ce10" office:value-type="float" office:value="2228301">
            <text:p>2,228,301</text:p>
          </table:table-cell>
          <table:table-cell table:style-name="ce9" table:formula="of:=[.H42]/[.D42]" office:value-type="float" office:value="0.597367221033279">
            <text:p>0.60</text:p>
          </table:table-cell>
          <table:table-cell office:value-type="float" office:value="2409143">
            <text:p>2409143</text:p>
          </table:table-cell>
          <table:table-cell table:formula="of:=[.J42]/[.A42]" office:value-type="float" office:value="0.776542460555499">
            <text:p>0.78</text:p>
          </table:table-cell>
        </table:table-row>
        <table:table-row table:style-name="ro1">
          <table:table-cell office:value-type="float" office:value="3402216">
            <text:p>3402216</text:p>
          </table:table-cell>
          <table:table-cell office:value-type="float" office:value="3420028">
            <text:p>3420028</text:p>
          </table:table-cell>
          <table:table-cell table:style-name="ce9" table:formula="of:=[.B43]/[.A43]" office:value-type="float" office:value="1.00523541127312">
            <text:p>1.01</text:p>
          </table:table-cell>
          <table:table-cell table:style-name="ce10" office:value-type="float" office:value="3878414">
            <text:p>3,878,414</text:p>
          </table:table-cell>
          <table:table-cell table:style-name="ce13" office:value-type="float" office:value="1828147">
            <text:p>1,828,147</text:p>
          </table:table-cell>
          <table:table-cell table:style-name="ce15" table:formula="of:=[.E43]/[.B43]" office:value-type="float" office:value="0.534541530069344">
            <text:p>0.53</text:p>
          </table:table-cell>
          <table:table-cell table:style-name="ce9" table:formula="of:=[.A43]/[.D43]" office:value-type="float" office:value="0.877218368126765">
            <text:p>0.88</text:p>
          </table:table-cell>
          <table:table-cell table:style-name="ce10" office:value-type="float" office:value="2230927">
            <text:p>2,230,927</text:p>
          </table:table-cell>
          <table:table-cell table:style-name="ce9" table:formula="of:=[.H43]/[.D43]" office:value-type="float" office:value="0.575216312647386">
            <text:p>0.58</text:p>
          </table:table-cell>
          <table:table-cell office:value-type="float" office:value="2506498">
            <text:p>2506498</text:p>
          </table:table-cell>
          <table:table-cell table:formula="of:=[.J43]/[.A43]" office:value-type="float" office:value="0.736725122684744">
            <text:p>0.74</text:p>
          </table:table-cell>
        </table:table-row>
        <table:table-row table:style-name="ro1">
          <table:table-cell office:value-type="float" office:value="3357009">
            <text:p>3357009</text:p>
          </table:table-cell>
          <table:table-cell office:value-type="float" office:value="3791005">
            <text:p>3791005</text:p>
          </table:table-cell>
          <table:table-cell table:style-name="ce9" table:formula="of:=[.B44]/[.A44]" office:value-type="float" office:value="1.12928055897378">
            <text:p>1.13</text:p>
          </table:table-cell>
          <table:table-cell table:style-name="ce10" office:value-type="float" office:value="3709263">
            <text:p>3,709,263</text:p>
          </table:table-cell>
          <table:table-cell table:style-name="ce13" office:value-type="float" office:value="2133422">
            <text:p>2,133,422</text:p>
          </table:table-cell>
          <table:table-cell table:style-name="ce15" table:formula="of:=[.E44]/[.B44]" office:value-type="float" office:value="0.562758951781915">
            <text:p>0.56</text:p>
          </table:table-cell>
          <table:table-cell table:style-name="ce9" table:formula="of:=[.A44]/[.D44]" office:value-type="float" office:value="0.905033964968243">
            <text:p>0.91</text:p>
          </table:table-cell>
          <table:table-cell table:style-name="ce10" office:value-type="float" office:value="2324668">
            <text:p>2,324,668</text:p>
          </table:table-cell>
          <table:table-cell table:style-name="ce9" table:formula="of:=[.H44]/[.D44]" office:value-type="float" office:value="0.626719647541843">
            <text:p>0.63</text:p>
          </table:table-cell>
          <table:table-cell office:value-type="float" office:value="2521911">
            <text:p>2521911</text:p>
          </table:table-cell>
          <table:table-cell table:formula="of:=[.J44]/[.A44]" office:value-type="float" office:value="0.751237485511656">
            <text:p>0.75</text:p>
          </table:table-cell>
        </table:table-row>
        <table:table-row table:style-name="ro1">
          <table:table-cell office:value-type="float" office:value="3287628">
            <text:p>3287628</text:p>
          </table:table-cell>
          <table:table-cell office:value-type="float" office:value="4050794">
            <text:p>4050794</text:p>
          </table:table-cell>
          <table:table-cell table:style-name="ce9" table:formula="of:=[.B45]/[.A45]" office:value-type="float" office:value="1.23213271087848">
            <text:p>1.23</text:p>
          </table:table-cell>
          <table:table-cell table:style-name="ce10" office:value-type="float" office:value="3430751">
            <text:p>3,430,751</text:p>
          </table:table-cell>
          <table:table-cell table:style-name="ce13" office:value-type="float" office:value="892234">
            <text:p>892,234</text:p>
          </table:table-cell>
          <table:table-cell table:style-name="ce15" table:formula="of:=[.E45]/[.B45]" office:value-type="float" office:value="0.220261509225105">
            <text:p>0.22</text:p>
          </table:table-cell>
          <table:table-cell table:style-name="ce9" table:formula="of:=[.A45]/[.D45]" office:value-type="float" office:value="0.958282311948608">
            <text:p>0.96</text:p>
          </table:table-cell>
          <table:table-cell table:style-name="ce10" office:value-type="float" office:value="2327471">
            <text:p>2,327,471</text:p>
          </table:table-cell>
          <table:table-cell table:style-name="ce9" table:formula="of:=[.H45]/[.D45]" office:value-type="float" office:value="0.678414434623789">
            <text:p>0.68</text:p>
          </table:table-cell>
          <table:table-cell office:value-type="float" office:value="2429222">
            <text:p>2429222</text:p>
          </table:table-cell>
          <table:table-cell table:formula="of:=[.J45]/[.A45]" office:value-type="float" office:value="0.738898074843018">
            <text:p>0.74</text:p>
          </table:table-cell>
        </table:table-row>
        <table:table-row table:style-name="ro1">
          <table:table-cell office:value-type="float" office:value="3413030">
            <text:p>3413030</text:p>
          </table:table-cell>
          <table:table-cell office:value-type="float" office:value="4207416">
            <text:p>4207416</text:p>
          </table:table-cell>
          <table:table-cell table:style-name="ce9" table:formula="of:=[.B46]/[.A46]" office:value-type="float" office:value="1.23275095736047">
            <text:p>1.23</text:p>
          </table:table-cell>
          <table:table-cell table:style-name="ce10" office:value-type="float" office:value="3683812">
            <text:p>3,683,812</text:p>
          </table:table-cell>
          <table:table-cell table:style-name="ce13" office:value-type="float" office:value="2087367">
            <text:p>2,087,367</text:p>
          </table:table-cell>
          <table:table-cell table:style-name="ce15" table:formula="of:=[.E46]/[.B46]" office:value-type="float" office:value="0.4961161434952">
            <text:p>0.50</text:p>
          </table:table-cell>
          <table:table-cell table:style-name="ce9" table:formula="of:=[.A46]/[.D46]" office:value-type="float" office:value="0.926494077330765">
            <text:p>0.93</text:p>
          </table:table-cell>
          <table:table-cell table:style-name="ce10" office:value-type="float" office:value="2321917">
            <text:p>2,321,917</text:p>
          </table:table-cell>
          <table:table-cell table:style-name="ce9" table:formula="of:=[.H46]/[.D46]" office:value-type="float" office:value="0.630302795039486">
            <text:p>0.63</text:p>
          </table:table-cell>
          <table:table-cell office:value-type="float" office:value="2240886">
            <text:p>2240886</text:p>
          </table:table-cell>
          <table:table-cell table:formula="of:=[.J46]/[.A46]" office:value-type="float" office:value="0.656567917656745">
            <text:p>0.66</text:p>
          </table:table-cell>
        </table:table-row>
        <table:table-row table:style-name="ro1">
          <table:table-cell office:value-type="float" office:value="3061485">
            <text:p>3061485</text:p>
          </table:table-cell>
          <table:table-cell office:value-type="float" office:value="3889552">
            <text:p>3889552</text:p>
          </table:table-cell>
          <table:table-cell table:style-name="ce9" table:formula="of:=[.B47]/[.A47]" office:value-type="float" office:value="1.27047886891492">
            <text:p>1.27</text:p>
          </table:table-cell>
          <table:table-cell table:style-name="ce10" office:value-type="float" office:value="3598924">
            <text:p>3,598,924</text:p>
          </table:table-cell>
          <table:table-cell table:style-name="ce13" office:value-type="float" office:value="2043871">
            <text:p>2,043,871</text:p>
          </table:table-cell>
          <table:table-cell table:style-name="ce15" table:formula="of:=[.E47]/[.B47]" office:value-type="float" office:value="0.525477227197374">
            <text:p>0.53</text:p>
          </table:table-cell>
          <table:table-cell table:style-name="ce9" table:formula="of:=[.A47]/[.D47]" office:value-type="float" office:value="0.850666754841169">
            <text:p>0.85</text:p>
          </table:table-cell>
          <table:table-cell table:style-name="ce10" office:value-type="float" office:value="2240574">
            <text:p>2,240,574</text:p>
          </table:table-cell>
          <table:table-cell table:style-name="ce9" table:formula="of:=[.H47]/[.D47]" office:value-type="float" office:value="0.622567745248302">
            <text:p>0.62</text:p>
          </table:table-cell>
          <table:table-cell office:value-type="float" office:value="2293470">
            <text:p>2293470</text:p>
          </table:table-cell>
          <table:table-cell table:formula="of:=[.J47]/[.A47]" office:value-type="float" office:value="0.749136448488234">
            <text:p>0.75</text:p>
          </table:table-cell>
        </table:table-row>
        <table:table-row table:style-name="ro1">
          <table:table-cell office:value-type="float" office:value="2009902">
            <text:p>2009902</text:p>
          </table:table-cell>
          <table:table-cell office:value-type="float" office:value="3449596">
            <text:p>3449596</text:p>
          </table:table-cell>
          <table:table-cell table:style-name="ce9" table:formula="of:=[.B48]/[.A48]" office:value-type="float" office:value="1.71630059575044">
            <text:p>1.72</text:p>
          </table:table-cell>
          <table:table-cell table:style-name="ce10" office:value-type="float" office:value="3029098">
            <text:p>3,029,098</text:p>
          </table:table-cell>
          <table:table-cell table:style-name="ce13" office:value-type="float" office:value="1873227">
            <text:p>1,873,227</text:p>
          </table:table-cell>
          <table:table-cell table:style-name="ce15" table:formula="of:=[.E48]/[.B48]" office:value-type="float" office:value="0.543027937184528">
            <text:p>0.54</text:p>
          </table:table-cell>
          <table:table-cell table:style-name="ce9" table:formula="of:=[.A48]/[.D48]" office:value-type="float" office:value="0.663531519944221">
            <text:p>0.66</text:p>
          </table:table-cell>
          <table:table-cell table:style-name="ce10" office:value-type="float" office:value="1997832">
            <text:p>1,997,832</text:p>
          </table:table-cell>
          <table:table-cell table:style-name="ce9" table:formula="of:=[.H48]/[.D48]" office:value-type="float" office:value="0.659546835394563">
            <text:p>0.66</text:p>
          </table:table-cell>
          <table:table-cell office:value-type="float" office:value="2243121">
            <text:p>2243121</text:p>
          </table:table-cell>
          <table:table-cell table:formula="of:=[.J48]/[.A48]" office:value-type="float" office:value="1.11603501066221">
            <text:p>1.12</text:p>
          </table:table-cell>
        </table:table-row>
        <table:table-row table:style-name="ro1">
          <table:table-cell office:value-type="float" office:value="2377242">
            <text:p>2377242</text:p>
          </table:table-cell>
          <table:table-cell office:value-type="float" office:value="685180">
            <text:p>685180</text:p>
          </table:table-cell>
          <table:table-cell table:style-name="ce9" table:formula="of:=[.B49]/[.A49]" office:value-type="float" office:value="0.288224757933774">
            <text:p>0.29</text:p>
          </table:table-cell>
          <table:table-cell table:style-name="ce10" office:value-type="float" office:value="2826656">
            <text:p>2,826,656</text:p>
          </table:table-cell>
          <table:table-cell table:style-name="ce13" office:value-type="float" office:value="214012">
            <text:p>214,012</text:p>
          </table:table-cell>
          <table:table-cell table:style-name="ce15" table:formula="of:=[.E49]/[.B49]" office:value-type="float" office:value="0.312344201523687">
            <text:p>0.31</text:p>
          </table:table-cell>
          <table:table-cell table:style-name="ce9" table:formula="of:=[.A49]/[.D49]" office:value-type="float" office:value="0.841008598145653">
            <text:p>0.84</text:p>
          </table:table-cell>
          <table:table-cell table:style-name="ce10" office:value-type="float" office:value="1792579">
            <text:p>1,792,579</text:p>
          </table:table-cell>
          <table:table-cell table:style-name="ce9" table:formula="of:=[.H49]/[.D49]" office:value-type="float" office:value="0.634169492149027">
            <text:p>0.63</text:p>
          </table:table-cell>
          <table:table-cell office:value-type="float" office:value="1789506">
            <text:p>1789506</text:p>
          </table:table-cell>
          <table:table-cell table:formula="of:=[.J49]/[.A49]" office:value-type="float" office:value="0.752765599800105">
            <text:p>0.75</text:p>
          </table:table-cell>
        </table:table-row>
        <table:table-row table:style-name="ro1">
          <table:table-cell office:value-type="float" office:value="2821086">
            <text:p>2821086</text:p>
          </table:table-cell>
          <table:table-cell office:value-type="float" office:value="1024289">
            <text:p>1024289</text:p>
          </table:table-cell>
          <table:table-cell table:style-name="ce9" table:formula="of:=[.B50]/[.A50]" office:value-type="float" office:value="0.363083223978284">
            <text:p>0.36</text:p>
          </table:table-cell>
          <table:table-cell table:style-name="ce10" office:value-type="float" office:value="3128843">
            <text:p>3,128,843</text:p>
          </table:table-cell>
          <table:table-cell table:style-name="ce13" office:value-type="float" office:value="236243">
            <text:p>236,243</text:p>
          </table:table-cell>
          <table:table-cell table:style-name="ce15" table:formula="of:=[.E50]/[.B50]" office:value-type="float" office:value="0.230640961681713">
            <text:p>0.23</text:p>
          </table:table-cell>
          <table:table-cell table:style-name="ce9" table:formula="of:=[.A50]/[.D50]" office:value-type="float" office:value="0.90163872076675">
            <text:p>0.90</text:p>
          </table:table-cell>
          <table:table-cell table:style-name="ce10" office:value-type="float" office:value="2052053">
            <text:p>2,052,053</text:p>
          </table:table-cell>
          <table:table-cell table:style-name="ce9" table:formula="of:=[.H50]/[.D50]" office:value-type="float" office:value="0.655850421385797">
            <text:p>0.66</text:p>
          </table:table-cell>
          <table:table-cell office:value-type="float" office:value="1946744">
            <text:p>1946744</text:p>
          </table:table-cell>
          <table:table-cell table:formula="of:=[.J50]/[.A50]" office:value-type="float" office:value="0.690069001795762">
            <text:p>0.69</text:p>
          </table:table-cell>
        </table:table-row>
        <table:table-row table:style-name="ro1">
          <table:table-cell office:value-type="float" office:value="2931815">
            <text:p>2931815</text:p>
          </table:table-cell>
          <table:table-cell office:value-type="float" office:value="1335203">
            <text:p>1335203</text:p>
          </table:table-cell>
          <table:table-cell table:style-name="ce9" table:formula="of:=[.B51]/[.A51]" office:value-type="float" office:value="0.455418571772093">
            <text:p>0.46</text:p>
          </table:table-cell>
          <table:table-cell table:style-name="ce10" office:value-type="float" office:value="3180393">
            <text:p>3,180,393</text:p>
          </table:table-cell>
          <table:table-cell table:style-name="ce13" office:value-type="float" office:value="264154">
            <text:p>264,154</text:p>
          </table:table-cell>
          <table:table-cell table:style-name="ce15" table:formula="of:=[.E51]/[.B51]" office:value-type="float" office:value="0.197838081550146">
            <text:p>0.20</text:p>
          </table:table-cell>
          <table:table-cell table:style-name="ce9" table:formula="of:=[.A51]/[.D51]" office:value-type="float" office:value="0.921840476947346">
            <text:p>0.92</text:p>
          </table:table-cell>
          <table:table-cell table:style-name="ce10" office:value-type="float" office:value="2090737">
            <text:p>2,090,737</text:p>
          </table:table-cell>
          <table:table-cell table:style-name="ce9" table:formula="of:=[.H51]/[.D51]" office:value-type="float" office:value="0.657383222765237">
            <text:p>0.66</text:p>
          </table:table-cell>
          <table:table-cell office:value-type="float" office:value="2125648">
            <text:p>2125648</text:p>
          </table:table-cell>
          <table:table-cell table:formula="of:=[.J51]/[.A51]" office:value-type="float" office:value="0.725028011658307">
            <text:p>0.73</text:p>
          </table:table-cell>
        </table:table-row>
        <table:table-row table:style-name="ro1">
          <table:table-cell office:value-type="float" office:value="3068488">
            <text:p>3068488</text:p>
          </table:table-cell>
          <table:table-cell office:value-type="float" office:value="1677659">
            <text:p>1677659</text:p>
          </table:table-cell>
          <table:table-cell table:style-name="ce9" table:formula="of:=[.B52]/[.A52]" office:value-type="float" office:value="0.546738002560219">
            <text:p>0.55</text:p>
          </table:table-cell>
          <table:table-cell table:style-name="ce10" office:value-type="float" office:value="3202328">
            <text:p>3,202,328</text:p>
          </table:table-cell>
          <table:table-cell table:style-name="ce13" office:value-type="float" office:value="316859">
            <text:p>316,859</text:p>
          </table:table-cell>
          <table:table-cell table:style-name="ce15" table:formula="of:=[.E52]/[.B52]" office:value-type="float" office:value="0.188869728592044">
            <text:p>0.19</text:p>
          </table:table-cell>
          <table:table-cell table:style-name="ce9" table:formula="of:=[.A52]/[.D52]" office:value-type="float" office:value="0.95820540556745">
            <text:p>0.96</text:p>
          </table:table-cell>
          <table:table-cell table:style-name="ce10" office:value-type="float" office:value="2140124">
            <text:p>2,140,124</text:p>
          </table:table-cell>
          <table:table-cell table:style-name="ce9" table:formula="of:=[.H52]/[.D52]" office:value-type="float" office:value="0.668302559887682">
            <text:p>0.67</text:p>
          </table:table-cell>
          <table:table-cell office:value-type="float" office:value="3155425">
            <text:p>3155425</text:p>
          </table:table-cell>
          <table:table-cell table:formula="of:=[.J52]/[.A52]" office:value-type="float" office:value="1.02833219487904">
            <text:p>1.03</text:p>
          </table:table-cell>
        </table:table-row>
        <table:table-row table:style-name="ro1">
          <table:table-cell office:value-type="float" office:value="3155856">
            <text:p>3155856</text:p>
          </table:table-cell>
          <table:table-cell office:value-type="float" office:value="1882091">
            <text:p>1882091</text:p>
          </table:table-cell>
          <table:table-cell table:style-name="ce9" table:formula="of:=[.B53]/[.A53]" office:value-type="float" office:value="0.596380506588387">
            <text:p>0.60</text:p>
          </table:table-cell>
          <table:table-cell table:style-name="ce10" office:value-type="float" office:value="3172758">
            <text:p>3,172,758</text:p>
          </table:table-cell>
          <table:table-cell table:style-name="ce13" office:value-type="float" office:value="282062">
            <text:p>282,062</text:p>
          </table:table-cell>
          <table:table-cell table:style-name="ce15" table:formula="of:=[.E53]/[.B53]" office:value-type="float" office:value="0.149866292331242">
            <text:p>0.15</text:p>
          </table:table-cell>
          <table:table-cell table:style-name="ce9" table:formula="of:=[.A53]/[.D53]" office:value-type="float" office:value="0.994672773656232">
            <text:p>0.99</text:p>
          </table:table-cell>
          <table:table-cell table:style-name="ce10" office:value-type="float" office:value="2202057">
            <text:p>2,202,057</text:p>
          </table:table-cell>
          <table:table-cell table:style-name="ce9" table:formula="of:=[.H53]/[.D53]" office:value-type="float" office:value="0.694051358471084">
            <text:p>0.69</text:p>
          </table:table-cell>
          <table:table-cell office:value-type="float" office:value="2416384">
            <text:p>2416384</text:p>
          </table:table-cell>
          <table:table-cell table:formula="of:=[.J53]/[.A53]" office:value-type="float" office:value="0.765682591347641">
            <text:p>0.77</text:p>
          </table:table-cell>
        </table:table-row>
        <table:table-row table:style-name="ro1">
          <table:table-cell office:value-type="float" office:value="3237937">
            <text:p>3237937</text:p>
          </table:table-cell>
          <table:table-cell office:value-type="float" office:value="1912538">
            <text:p>1912538</text:p>
          </table:table-cell>
          <table:table-cell table:style-name="ce9" table:formula="of:=[.B54]/[.A54]" office:value-type="float" office:value="0.590665599732175">
            <text:p>0.59</text:p>
          </table:table-cell>
          <table:table-cell table:style-name="ce10" office:value-type="float" office:value="3310948">
            <text:p>3,310,948</text:p>
          </table:table-cell>
          <table:table-cell table:style-name="ce13" office:value-type="float" office:value="330739">
            <text:p>330,739</text:p>
          </table:table-cell>
          <table:table-cell table:style-name="ce15" table:formula="of:=[.E54]/[.B54]" office:value-type="float" office:value="0.172931988802314">
            <text:p>0.17</text:p>
          </table:table-cell>
          <table:table-cell table:style-name="ce9" table:formula="of:=[.A54]/[.D54]" office:value-type="float" office:value="0.97794861169671">
            <text:p>0.98</text:p>
          </table:table-cell>
          <table:table-cell table:style-name="ce10" office:value-type="float" office:value="2230871">
            <text:p>2,230,871</text:p>
          </table:table-cell>
          <table:table-cell table:style-name="ce9" table:formula="of:=[.H54]/[.D54]" office:value-type="float" office:value="0.673786178460066">
            <text:p>0.67</text:p>
          </table:table-cell>
          <table:table-cell office:value-type="float" office:value="2343346">
            <text:p>2343346</text:p>
          </table:table-cell>
          <table:table-cell table:formula="of:=[.J54]/[.A54]" office:value-type="float" office:value="0.723715748638717">
            <text:p>0.72</text:p>
          </table:table-cell>
        </table:table-row>
        <table:table-row table:style-name="ro1">
          <table:table-cell office:value-type="float" office:value="3210107">
            <text:p>3210107</text:p>
          </table:table-cell>
          <table:table-cell office:value-type="float" office:value="2101861">
            <text:p>2101861</text:p>
          </table:table-cell>
          <table:table-cell table:style-name="ce9" table:formula="of:=[.B55]/[.A55]" office:value-type="float" office:value="0.654763532804358">
            <text:p>0.65</text:p>
          </table:table-cell>
          <table:table-cell table:style-name="ce10" office:value-type="float" office:value="3474326">
            <text:p>3,474,326</text:p>
          </table:table-cell>
          <table:table-cell table:style-name="ce13" office:value-type="float" office:value="280630">
            <text:p>280,630</text:p>
          </table:table-cell>
          <table:table-cell table:style-name="ce15" table:formula="of:=[.E55]/[.B55]" office:value-type="float" office:value="0.133515013599853">
            <text:p>0.13</text:p>
          </table:table-cell>
          <table:table-cell table:style-name="ce9" table:formula="of:=[.A55]/[.D55]" office:value-type="float" office:value="0.923951005173377">
            <text:p>0.92</text:p>
          </table:table-cell>
          <table:table-cell table:style-name="ce10" office:value-type="float" office:value="2243153">
            <text:p>2,243,153</text:p>
          </table:table-cell>
          <table:table-cell table:style-name="ce9" table:formula="of:=[.H55]/[.D55]" office:value-type="float" office:value="0.645636880361831">
            <text:p>0.65</text:p>
          </table:table-cell>
          <table:table-cell office:value-type="float" office:value="2297275">
            <text:p>2297275</text:p>
          </table:table-cell>
          <table:table-cell table:formula="of:=[.J55]/[.A55]" office:value-type="float" office:value="0.715638139164832">
            <text:p>0.72</text:p>
          </table:table-cell>
        </table:table-row>
        <table:table-row table:style-name="ro1">
          <table:table-cell office:value-type="float" office:value="3192806">
            <text:p>3192806</text:p>
          </table:table-cell>
          <table:table-cell office:value-type="float" office:value="2071399">
            <text:p>2071399</text:p>
          </table:table-cell>
          <table:table-cell table:style-name="ce9" table:formula="of:=[.B56]/[.A56]" office:value-type="float" office:value="0.648770705141496">
            <text:p>0.65</text:p>
          </table:table-cell>
          <table:table-cell table:style-name="ce10" office:value-type="float" office:value="3393349">
            <text:p>3,393,349</text:p>
          </table:table-cell>
          <table:table-cell table:style-name="ce13" office:value-type="float" office:value="414823">
            <text:p>414,823</text:p>
          </table:table-cell>
          <table:table-cell table:style-name="ce15" table:formula="of:=[.E56]/[.B56]" office:value-type="float" office:value="0.200262238226435">
            <text:p>0.20</text:p>
          </table:table-cell>
          <table:table-cell table:style-name="ce9" table:formula="of:=[.A56]/[.D56]" office:value-type="float" office:value="0.940901156939649">
            <text:p>0.94</text:p>
          </table:table-cell>
          <table:table-cell table:style-name="ce10" office:value-type="float" office:value="2194004">
            <text:p>2,194,004</text:p>
          </table:table-cell>
          <table:table-cell table:style-name="ce9" table:formula="of:=[.H56]/[.D56]" office:value-type="float" office:value="0.646560079732441">
            <text:p>0.65</text:p>
          </table:table-cell>
          <table:table-cell office:value-type="float" office:value="2315460">
            <text:p>2315460</text:p>
          </table:table-cell>
          <table:table-cell table:formula="of:=[.J56]/[.A56]" office:value-type="float" office:value="0.725211616365041">
            <text:p>0.73</text:p>
          </table:table-cell>
        </table:table-row>
        <table:table-row table:style-name="ro1">
          <table:table-cell office:value-type="float" office:value="2923832">
            <text:p>2923832</text:p>
          </table:table-cell>
          <table:table-cell office:value-type="float" office:value="2036597">
            <text:p>2036597</text:p>
          </table:table-cell>
          <table:table-cell table:style-name="ce9" table:formula="of:=[.B57]/[.A57]" office:value-type="float" office:value="0.696550622607592">
            <text:p>0.70</text:p>
          </table:table-cell>
          <table:table-cell table:style-name="ce10" office:value-type="float" office:value="3124291">
            <text:p>3,124,291</text:p>
          </table:table-cell>
          <table:table-cell table:style-name="ce13" office:value-type="float" office:value="345156">
            <text:p>345,156</text:p>
          </table:table-cell>
          <table:table-cell table:style-name="ce15" table:formula="of:=[.E57]/[.B57]" office:value-type="float" office:value="0.169476828258119">
            <text:p>0.17</text:p>
          </table:table-cell>
          <table:table-cell table:style-name="ce9" table:formula="of:=[.A57]/[.D57]" office:value-type="float" office:value="0.935838563053185">
            <text:p>0.94</text:p>
          </table:table-cell>
          <table:table-cell table:style-name="ce10" office:value-type="float" office:value="2088647">
            <text:p>2,088,647</text:p>
          </table:table-cell>
          <table:table-cell table:style-name="ce9" table:formula="of:=[.H57]/[.D57]" office:value-type="float" office:value="0.668518713525725">
            <text:p>0.67</text:p>
          </table:table-cell>
          <table:table-cell office:value-type="float" office:value="2038927">
            <text:p>2038927</text:p>
          </table:table-cell>
          <table:table-cell table:formula="of:=[.J57]/[.A57]" office:value-type="float" office:value="0.697347522019049">
            <text:p>0.7</text:p>
          </table:table-cell>
        </table:table-row>
        <table:table-row table:style-name="ro1">
          <table:table-cell office:value-type="float" office:value="2271926">
            <text:p>2271926</text:p>
          </table:table-cell>
          <table:table-cell office:value-type="float" office:value="1648773">
            <text:p>1648773</text:p>
          </table:table-cell>
          <table:table-cell table:style-name="ce9" table:formula="of:=[.B58]/[.A58]" office:value-type="float" office:value="0.725715978425354">
            <text:p>0.73</text:p>
          </table:table-cell>
          <table:table-cell table:style-name="ce10" office:value-type="float" office:value="2412291">
            <text:p>2,412,291</text:p>
          </table:table-cell>
          <table:table-cell table:style-name="ce13" office:value-type="float" office:value="341788">
            <text:p>341,788</text:p>
          </table:table-cell>
          <table:table-cell table:style-name="ce15" table:formula="of:=[.E58]/[.B58]" office:value-type="float" office:value="0.207298397050413">
            <text:p>0.21</text:p>
          </table:table-cell>
          <table:table-cell table:style-name="ce9" table:formula="of:=[.A58]/[.D58]" office:value-type="float" office:value="0.941812575680131">
            <text:p>0.94</text:p>
          </table:table-cell>
          <table:table-cell table:style-name="ce10" office:value-type="float" office:value="1868661">
            <text:p>1,868,661</text:p>
          </table:table-cell>
          <table:table-cell table:style-name="ce9" table:formula="of:=[.H58]/[.D58]" office:value-type="float" office:value="0.77464161662088">
            <text:p>0.77</text:p>
          </table:table-cell>
          <table:table-cell office:value-type="float" office:value="1916730">
            <text:p>1916730</text:p>
          </table:table-cell>
          <table:table-cell table:formula="of:=[.J58]/[.A58]" office:value-type="float" office:value="0.843658640290221">
            <text:p>0.84</text:p>
          </table:table-cell>
        </table:table-row>
        <table:table-row table:style-name="ro1">
          <table:table-cell office:value-type="float" office:value="1982718">
            <text:p>1982718</text:p>
          </table:table-cell>
          <table:table-cell office:value-type="float" office:value="1405147">
            <text:p>1405147</text:p>
          </table:table-cell>
          <table:table-cell table:style-name="ce9" table:formula="of:=[.B59]/[.A59]" office:value-type="float" office:value="0.708697353834484">
            <text:p>0.71</text:p>
          </table:table-cell>
          <table:table-cell table:style-name="ce10" office:value-type="float" office:value="1908703">
            <text:p>1,908,703</text:p>
          </table:table-cell>
          <table:table-cell table:style-name="ce13" office:value-type="float" office:value="332108">
            <text:p>332,108</text:p>
          </table:table-cell>
          <table:table-cell table:style-name="ce15" table:formula="of:=[.E59]/[.B59]" office:value-type="float" office:value="0.236351072165403">
            <text:p>0.24</text:p>
          </table:table-cell>
          <table:table-cell table:style-name="ce9" table:formula="of:=[.A59]/[.D59]" office:value-type="float" office:value="1.03877764115213">
            <text:p>1.04</text:p>
          </table:table-cell>
          <table:table-cell table:style-name="ce10" office:value-type="float" office:value="1642948">
            <text:p>1,642,948</text:p>
          </table:table-cell>
          <table:table-cell table:style-name="ce9" table:formula="of:=[.H59]/[.D59]" office:value-type="float" office:value="0.860766709121325">
            <text:p>0.86</text:p>
          </table:table-cell>
          <table:table-cell office:value-type="float" office:value="1742896">
            <text:p>1742896</text:p>
          </table:table-cell>
          <table:table-cell table:formula="of:=[.J59]/[.A59]" office:value-type="float" office:value="0.879043817628125">
            <text:p>0.88</text:p>
          </table:table-cell>
        </table:table-row>
        <table:table-row table:style-name="ro1">
          <table:table-cell office:value-type="float" office:value="2433787">
            <text:p>2433787</text:p>
          </table:table-cell>
          <table:table-cell office:value-type="float" office:value="653568">
            <text:p>653568</text:p>
          </table:table-cell>
          <table:table-cell table:style-name="ce9" table:formula="of:=[.B60]/[.A60]" office:value-type="float" office:value="0.268539522973867">
            <text:p>0.27</text:p>
          </table:table-cell>
          <table:table-cell table:style-name="ce10" office:value-type="float" office:value="2658845">
            <text:p>2,658,845</text:p>
          </table:table-cell>
          <table:table-cell table:style-name="ce13" office:value-type="float" office:value="212117">
            <text:p>212,117</text:p>
          </table:table-cell>
          <table:table-cell table:style-name="ce15" table:formula="of:=[.E60]/[.B60]" office:value-type="float" office:value="0.324552303662358">
            <text:p>0.32</text:p>
          </table:table-cell>
          <table:table-cell table:style-name="ce9" table:formula="of:=[.A60]/[.D60]" office:value-type="float" office:value="0.915354975562697">
            <text:p>0.92</text:p>
          </table:table-cell>
          <table:table-cell table:style-name="ce10" office:value-type="float" office:value="1816826">
            <text:p>1,816,826</text:p>
          </table:table-cell>
          <table:table-cell table:style-name="ce9" table:formula="of:=[.H60]/[.D60]" office:value-type="float" office:value="0.683313995362648">
            <text:p>0.68</text:p>
          </table:table-cell>
          <table:table-cell office:value-type="float" office:value="1963057">
            <text:p>1963057</text:p>
          </table:table-cell>
          <table:table-cell table:formula="of:=[.J60]/[.A60]" office:value-type="float" office:value="0.806585374973241">
            <text:p>0.81</text:p>
          </table:table-cell>
        </table:table-row>
        <table:table-row table:style-name="ro1">
          <table:table-cell office:value-type="float" office:value="2749041">
            <text:p>2749041</text:p>
          </table:table-cell>
          <table:table-cell office:value-type="float" office:value="964844">
            <text:p>964844</text:p>
          </table:table-cell>
          <table:table-cell table:style-name="ce9" table:formula="of:=[.B61]/[.A61]" office:value-type="float" office:value="0.350974758106554">
            <text:p>0.35</text:p>
          </table:table-cell>
          <table:table-cell table:style-name="ce10" office:value-type="float" office:value="3026275">
            <text:p>3,026,275</text:p>
          </table:table-cell>
          <table:table-cell table:style-name="ce13" office:value-type="float" office:value="255432">
            <text:p>255,432</text:p>
          </table:table-cell>
          <table:table-cell table:style-name="ce15" table:formula="of:=[.E61]/[.B61]" office:value-type="float" office:value="0.264739170270012">
            <text:p>0.26</text:p>
          </table:table-cell>
          <table:table-cell table:style-name="ce9" table:formula="of:=[.A61]/[.D61]" office:value-type="float" office:value="0.908391008748379">
            <text:p>0.91</text:p>
          </table:table-cell>
          <table:table-cell table:style-name="ce10" office:value-type="float" office:value="2029289">
            <text:p>2,029,289</text:p>
          </table:table-cell>
          <table:table-cell table:style-name="ce9" table:formula="of:=[.H61]/[.D61]" office:value-type="float" office:value="0.670556707503449">
            <text:p>0.67</text:p>
          </table:table-cell>
          <table:table-cell office:value-type="float" office:value="2128902">
            <text:p>2128902</text:p>
          </table:table-cell>
          <table:table-cell table:formula="of:=[.J61]/[.A61]" office:value-type="float" office:value="0.774416241882169">
            <text:p>0.77</text:p>
          </table:table-cell>
        </table:table-row>
        <table:table-row table:style-name="ro1">
          <table:table-cell office:value-type="float" office:value="2891550">
            <text:p>2891550</text:p>
          </table:table-cell>
          <table:table-cell office:value-type="float" office:value="1251611">
            <text:p>1251611</text:p>
          </table:table-cell>
          <table:table-cell table:style-name="ce9" table:formula="of:=[.B62]/[.A62]" office:value-type="float" office:value="0.432851238954886">
            <text:p>0.43</text:p>
          </table:table-cell>
          <table:table-cell table:style-name="ce10" office:value-type="float" office:value="3106440">
            <text:p>3,106,440</text:p>
          </table:table-cell>
          <table:table-cell table:style-name="ce13" office:value-type="float" office:value="322006">
            <text:p>322,006</text:p>
          </table:table-cell>
          <table:table-cell table:style-name="ce15" table:formula="of:=[.E62]/[.B62]" office:value-type="float" office:value="0.257273226265988">
            <text:p>0.26</text:p>
          </table:table-cell>
          <table:table-cell table:style-name="ce9" table:formula="of:=[.A62]/[.D62]" office:value-type="float" office:value="0.930824351991347">
            <text:p>0.93</text:p>
          </table:table-cell>
          <table:table-cell table:style-name="ce10" office:value-type="float" office:value="2086578">
            <text:p>2,086,578</text:p>
          </table:table-cell>
          <table:table-cell table:style-name="ce9" table:formula="of:=[.H62]/[.D62]" office:value-type="float" office:value="0.671694286707614">
            <text:p>0.67</text:p>
          </table:table-cell>
          <table:table-cell office:value-type="float" office:value="2210415">
            <text:p>2210415</text:p>
          </table:table-cell>
          <table:table-cell table:formula="of:=[.J62]/[.A62]" office:value-type="float" office:value="0.764439487472117">
            <text:p>0.76</text:p>
          </table:table-cell>
        </table:table-row>
        <table:table-row table:style-name="ro1">
          <table:table-cell office:value-type="float" office:value="3018564">
            <text:p>3018564</text:p>
          </table:table-cell>
          <table:table-cell office:value-type="float" office:value="1531437">
            <text:p>1531437</text:p>
          </table:table-cell>
          <table:table-cell table:style-name="ce9" table:formula="of:=[.B63]/[.A63]" office:value-type="float" office:value="0.507339582662485">
            <text:p>0.51</text:p>
          </table:table-cell>
          <table:table-cell table:style-name="ce10" office:value-type="float" office:value="3118564">
            <text:p>3,118,564</text:p>
          </table:table-cell>
          <table:table-cell table:style-name="ce13" office:value-type="float" office:value="338211">
            <text:p>338,211</text:p>
          </table:table-cell>
          <table:table-cell table:style-name="ce15" table:formula="of:=[.E63]/[.B63]" office:value-type="float" office:value="0.220845519600219">
            <text:p>0.22</text:p>
          </table:table-cell>
          <table:table-cell table:style-name="ce9" table:formula="of:=[.A63]/[.D63]" office:value-type="float" office:value="0.967933959347956">
            <text:p>0.97</text:p>
          </table:table-cell>
          <table:table-cell table:style-name="ce10" office:value-type="float" office:value="2126141">
            <text:p>2,126,141</text:p>
          </table:table-cell>
          <table:table-cell table:style-name="ce9" table:formula="of:=[.H63]/[.D63]" office:value-type="float" office:value="0.681769237379768">
            <text:p>0.68</text:p>
          </table:table-cell>
          <table:table-cell office:value-type="float" office:value="2254240">
            <text:p>2254240</text:p>
          </table:table-cell>
          <table:table-cell table:formula="of:=[.J63]/[.A63]" office:value-type="float" office:value="0.746792183303054">
            <text:p>0.75</text:p>
          </table:table-cell>
        </table:table-row>
        <table:table-row table:style-name="ro1">
          <table:table-cell office:value-type="float" office:value="3207651">
            <text:p>3207651</text:p>
          </table:table-cell>
          <table:table-cell office:value-type="float" office:value="1683410">
            <text:p>1683410</text:p>
          </table:table-cell>
          <table:table-cell table:style-name="ce9" table:formula="of:=[.B64]/[.A64]" office:value-type="float" office:value="0.524810835093968">
            <text:p>0.52</text:p>
          </table:table-cell>
          <table:table-cell table:style-name="ce10" office:value-type="float" office:value="3136499">
            <text:p>3,136,499</text:p>
          </table:table-cell>
          <table:table-cell table:style-name="ce13" office:value-type="float" office:value="349188">
            <text:p>349,188</text:p>
          </table:table-cell>
          <table:table-cell table:style-name="ce15" table:formula="of:=[.E64]/[.B64]" office:value-type="float" office:value="0.207428968581629">
            <text:p>0.21</text:p>
          </table:table-cell>
          <table:table-cell table:style-name="ce9" table:formula="of:=[.A64]/[.D64]" office:value-type="float" office:value="1.02268516584893">
            <text:p>1.02</text:p>
          </table:table-cell>
          <table:table-cell table:style-name="ce10" office:value-type="float" office:value="2176416">
            <text:p>2,176,416</text:p>
          </table:table-cell>
          <table:table-cell table:style-name="ce9" table:formula="of:=[.H64]/[.D64]" office:value-type="float" office:value="0.693899790817724">
            <text:p>0.69</text:p>
          </table:table-cell>
          <table:table-cell office:value-type="float" office:value="2525227">
            <text:p>2525227</text:p>
          </table:table-cell>
          <table:table-cell table:formula="of:=[.J64]/[.A64]" office:value-type="float" office:value="0.787251169157742">
            <text:p>0.79</text:p>
          </table:table-cell>
        </table:table-row>
        <table:table-row table:style-name="ro1">
          <table:table-cell office:value-type="float" office:value="3192451">
            <text:p>3192451</text:p>
          </table:table-cell>
          <table:table-cell office:value-type="float" office:value="1802895">
            <text:p>1802895</text:p>
          </table:table-cell>
          <table:table-cell table:style-name="ce9" table:formula="of:=[.B65]/[.A65]" office:value-type="float" office:value="0.564736937230987">
            <text:p>0.56</text:p>
          </table:table-cell>
          <table:table-cell table:style-name="ce10" office:value-type="float" office:value="3241544">
            <text:p>3,241,544</text:p>
          </table:table-cell>
          <table:table-cell table:style-name="ce13" office:value-type="float" office:value="354398">
            <text:p>354,398</text:p>
          </table:table-cell>
          <table:table-cell table:style-name="ce15" table:formula="of:=[.E65]/[.B65]" office:value-type="float" office:value="0.196571625080773">
            <text:p>0.20</text:p>
          </table:table-cell>
          <table:table-cell table:style-name="ce9" table:formula="of:=[.A65]/[.D65]" office:value-type="float" office:value="0.984855056726054">
            <text:p>0.98</text:p>
          </table:table-cell>
          <table:table-cell table:style-name="ce10" office:value-type="float" office:value="2210466">
            <text:p>2,210,466</text:p>
          </table:table-cell>
          <table:table-cell table:style-name="ce9" table:formula="of:=[.H65]/[.D65]" office:value-type="float" office:value="0.681917629376618">
            <text:p>0.68</text:p>
          </table:table-cell>
          <table:table-cell office:value-type="float" office:value="2598186">
            <text:p>2598186</text:p>
          </table:table-cell>
          <table:table-cell table:formula="of:=[.J65]/[.A65]" office:value-type="float" office:value="0.813853055223087">
            <text:p>0.81</text:p>
          </table:table-cell>
        </table:table-row>
        <table:table-row table:style-name="ro1">
          <table:table-cell office:value-type="float" office:value="3218769">
            <text:p>3218769</text:p>
          </table:table-cell>
          <table:table-cell office:value-type="float" office:value="1873071">
            <text:p>1873071</text:p>
          </table:table-cell>
          <table:table-cell table:style-name="ce9" table:formula="of:=[.B66]/[.A66]" office:value-type="float" office:value="0.581921535841808">
            <text:p>0.58</text:p>
          </table:table-cell>
          <table:table-cell table:style-name="ce10" office:value-type="float" office:value="3298174">
            <text:p>3,298,174</text:p>
          </table:table-cell>
          <table:table-cell table:style-name="ce13" office:value-type="float" office:value="403437">
            <text:p>403,437</text:p>
          </table:table-cell>
          <table:table-cell table:style-name="ce15" table:formula="of:=[.E66]/[.B66]" office:value-type="float" office:value="0.215387991165311">
            <text:p>0.22</text:p>
          </table:table-cell>
          <table:table-cell table:style-name="ce9" table:formula="of:=[.A66]/[.D66]" office:value-type="float" office:value="0.975924557042776">
            <text:p>0.98</text:p>
          </table:table-cell>
          <table:table-cell table:style-name="ce10" office:value-type="float" office:value="2225482">
            <text:p>2,225,482</text:p>
          </table:table-cell>
          <table:table-cell table:style-name="ce9" table:formula="of:=[.H66]/[.D66]" office:value-type="float" office:value="0.674761853073852">
            <text:p>0.67</text:p>
          </table:table-cell>
          <table:table-cell office:value-type="float" office:value="2388263">
            <text:p>2388263</text:p>
          </table:table-cell>
          <table:table-cell table:formula="of:=[.J66]/[.A66]" office:value-type="float" office:value="0.741980241514691">
            <text:p>0.74</text:p>
          </table:table-cell>
        </table:table-row>
        <table:table-row table:style-name="ro1">
          <table:table-cell office:value-type="float" office:value="3217563">
            <text:p>3217563</text:p>
          </table:table-cell>
          <table:table-cell office:value-type="float" office:value="1927358">
            <text:p>1927358</text:p>
          </table:table-cell>
          <table:table-cell table:style-name="ce9" table:formula="of:=[.B67]/[.A67]" office:value-type="float" office:value="0.599011736522331">
            <text:p>0.60</text:p>
          </table:table-cell>
          <table:table-cell table:style-name="ce10" office:value-type="float" office:value="3222694">
            <text:p>3,222,694</text:p>
          </table:table-cell>
          <table:table-cell table:style-name="ce13" office:value-type="float" office:value="357799">
            <text:p>357,799</text:p>
          </table:table-cell>
          <table:table-cell table:style-name="ce15" table:formula="of:=[.E67]/[.B67]" office:value-type="float" office:value="0.185642210736148">
            <text:p>0.19</text:p>
          </table:table-cell>
          <table:table-cell table:style-name="ce9" table:formula="of:=[.A67]/[.D67]" office:value-type="float" office:value="0.998407853801819">
            <text:p>1.00</text:p>
          </table:table-cell>
          <table:table-cell table:style-name="ce10" office:value-type="float" office:value="2208073">
            <text:p>2,208,073</text:p>
          </table:table-cell>
          <table:table-cell table:style-name="ce9" table:formula="of:=[.H67]/[.D67]" office:value-type="float" office:value="0.685163717064046">
            <text:p>0.69</text:p>
          </table:table-cell>
          <table:table-cell office:value-type="float" office:value="2325347">
            <text:p>2325347</text:p>
          </table:table-cell>
          <table:table-cell table:formula="of:=[.J67]/[.A67]" office:value-type="float" office:value="0.722704419462805">
            <text:p>0.72</text:p>
          </table:table-cell>
        </table:table-row>
        <table:table-row table:style-name="ro1">
          <table:table-cell office:value-type="float" office:value="2926772">
            <text:p>2926772</text:p>
          </table:table-cell>
          <table:table-cell office:value-type="float" office:value="1816403">
            <text:p>1816403</text:p>
          </table:table-cell>
          <table:table-cell table:style-name="ce9" table:formula="of:=[.B68]/[.A68]" office:value-type="float" office:value="0.620616501729551">
            <text:p>0.62</text:p>
          </table:table-cell>
          <table:table-cell table:style-name="ce10" office:value-type="float" office:value="2954201">
            <text:p>2,954,201</text:p>
          </table:table-cell>
          <table:table-cell table:style-name="ce13" office:value-type="float" office:value="369229">
            <text:p>369,229</text:p>
          </table:table-cell>
          <table:table-cell table:style-name="ce15" table:formula="of:=[.E68]/[.B68]" office:value-type="float" office:value="0.203274823923986">
            <text:p>0.20</text:p>
          </table:table-cell>
          <table:table-cell table:style-name="ce9" table:formula="of:=[.A68]/[.D68]" office:value-type="float" office:value="0.990715256003231">
            <text:p>0.99</text:p>
          </table:table-cell>
          <table:table-cell table:style-name="ce10" office:value-type="float" office:value="2114556">
            <text:p>2,114,556</text:p>
          </table:table-cell>
          <table:table-cell table:style-name="ce9" table:formula="of:=[.H68]/[.D68]" office:value-type="float" office:value="0.715779325780473">
            <text:p>0.72</text:p>
          </table:table-cell>
          <table:table-cell office:value-type="float" office:value="2058859">
            <text:p>2058859</text:p>
          </table:table-cell>
          <table:table-cell table:formula="of:=[.J68]/[.A68]" office:value-type="float" office:value="0.703457255980309">
            <text:p>0.7</text:p>
          </table:table-cell>
        </table:table-row>
        <table:table-row table:style-name="ro1">
          <table:table-cell office:value-type="float" office:value="2253717">
            <text:p>2253717</text:p>
          </table:table-cell>
          <table:table-cell office:value-type="float" office:value="1515562">
            <text:p>1515562</text:p>
          </table:table-cell>
          <table:table-cell table:style-name="ce9" table:formula="of:=[.B69]/[.A69]" office:value-type="float" office:value="0.672472187058091">
            <text:p>0.67</text:p>
          </table:table-cell>
          <table:table-cell table:style-name="ce10" office:value-type="float" office:value="2232049">
            <text:p>2,232,049</text:p>
          </table:table-cell>
          <table:table-cell table:style-name="ce13" office:value-type="float" office:value="358028">
            <text:p>358,028</text:p>
          </table:table-cell>
          <table:table-cell table:style-name="ce15" table:formula="of:=[.E69]/[.B69]" office:value-type="float" office:value="0.236234479354853">
            <text:p>0.24</text:p>
          </table:table-cell>
          <table:table-cell table:style-name="ce9" table:formula="of:=[.A69]/[.D69]" office:value-type="float" office:value="1.0097076721882">
            <text:p>1.01</text:p>
          </table:table-cell>
          <table:table-cell table:style-name="ce10" office:value-type="float" office:value="1848394">
            <text:p>1,848,394</text:p>
          </table:table-cell>
          <table:table-cell table:style-name="ce9" table:formula="of:=[.H69]/[.D69]" office:value-type="float" office:value="0.828115332593505">
            <text:p>0.83</text:p>
          </table:table-cell>
          <table:table-cell office:value-type="float" office:value="1601569">
            <text:p>1601569</text:p>
          </table:table-cell>
          <table:table-cell table:formula="of:=[.J69]/[.A69]" office:value-type="float" office:value="0.710634476289614">
            <text:p>0.71</text:p>
          </table:table-cell>
        </table:table-row>
        <table:table-row table:style-name="ro1">
          <table:table-cell office:value-type="float" office:value="1777828">
            <text:p>1777828</text:p>
          </table:table-cell>
          <table:table-cell office:value-type="float" office:value="1267096">
            <text:p>1267096</text:p>
          </table:table-cell>
          <table:table-cell table:style-name="ce9" table:formula="of:=[.B70]/[.A70]" office:value-type="float" office:value="0.712721365621421">
            <text:p>0.71</text:p>
          </table:table-cell>
          <table:table-cell table:style-name="ce10" office:value-type="float" office:value="1775072">
            <text:p>1,775,072</text:p>
          </table:table-cell>
          <table:table-cell table:style-name="ce13" office:value-type="float" office:value="369789">
            <text:p>369,789</text:p>
          </table:table-cell>
          <table:table-cell table:style-name="ce15" table:formula="of:=[.E70]/[.B70]" office:value-type="float" office:value="0.291839765889877">
            <text:p>0.29</text:p>
          </table:table-cell>
          <table:table-cell table:style-name="ce9" table:formula="of:=[.A70]/[.D70]" office:value-type="float" office:value="1.0015526130771">
            <text:p>1.00</text:p>
          </table:table-cell>
          <table:table-cell table:style-name="ce10" office:value-type="float" office:value="1543343">
            <text:p>1,543,343</text:p>
          </table:table-cell>
          <table:table-cell table:style-name="ce9" table:formula="of:=[.H70]/[.D70]" office:value-type="float" office:value="0.869453746101567">
            <text:p>0.87</text:p>
          </table:table-cell>
          <table:table-cell office:value-type="float" office:value="1533817">
            <text:p>1533817</text:p>
          </table:table-cell>
          <table:table-cell table:formula="of:=[.J70]/[.A70]" office:value-type="float" office:value="0.862747689877761">
            <text:p>0.86</text:p>
          </table:table-cell>
        </table:table-row>
        <table:table-row table:style-name="ro1">
          <table:table-cell office:value-type="float" office:value="1623744">
            <text:p>1623744</text:p>
          </table:table-cell>
          <table:table-cell office:value-type="float" office:value="1166889">
            <text:p>1166889</text:p>
          </table:table-cell>
          <table:table-cell table:style-name="ce9" table:formula="of:=[.B71]/[.A71]" office:value-type="float" office:value="0.718640992668795">
            <text:p>0.72</text:p>
          </table:table-cell>
          <table:table-cell table:style-name="ce10" office:value-type="float" office:value="1607562">
            <text:p>1,607,562</text:p>
          </table:table-cell>
          <table:table-cell table:style-name="ce13" office:value-type="float" office:value="368018">
            <text:p>368,018</text:p>
          </table:table-cell>
          <table:table-cell table:style-name="ce15" table:formula="of:=[.E71]/[.B71]" office:value-type="float" office:value="0.315383896840231">
            <text:p>0.32</text:p>
          </table:table-cell>
          <table:table-cell table:style-name="ce9" table:formula="of:=[.A71]/[.D71]" office:value-type="float" office:value="1.01006617474163">
            <text:p>1.01</text:p>
          </table:table-cell>
          <table:table-cell table:style-name="ce10" office:value-type="float" office:value="1439743">
            <text:p>1,439,743</text:p>
          </table:table-cell>
          <table:table-cell table:style-name="ce9" table:formula="of:=[.H71]/[.D71]" office:value-type="float" office:value="0.895606514709852">
            <text:p>0.90</text:p>
          </table:table-cell>
          <table:table-cell office:value-type="float" office:value="1505039">
            <text:p>1505039</text:p>
          </table:table-cell>
          <table:table-cell table:formula="of:=[.J71]/[.A71]" office:value-type="float" office:value="0.926894264120453">
            <text:p>0.93</text:p>
          </table:table-cell>
        </table:table-row>
        <table:table-row table:style-name="ro1">
          <table:table-cell office:value-type="float" office:value="2366307">
            <text:p>2366307</text:p>
          </table:table-cell>
          <table:table-cell office:value-type="float" office:value="641849">
            <text:p>641849</text:p>
          </table:table-cell>
          <table:table-cell table:style-name="ce9" table:formula="of:=[.B72]/[.A72]" office:value-type="float" office:value="0.271245024419908">
            <text:p>0.27</text:p>
          </table:table-cell>
          <table:table-cell table:style-name="ce10" office:value-type="float" office:value="2621799">
            <text:p>2,621,799</text:p>
          </table:table-cell>
          <table:table-cell table:style-name="ce13" office:value-type="float" office:value="205498">
            <text:p>205,498</text:p>
          </table:table-cell>
          <table:table-cell table:style-name="ce15" table:formula="of:=[.E72]/[.B72]" office:value-type="float" office:value="0.32016564643709">
            <text:p>0.32</text:p>
          </table:table-cell>
          <table:table-cell table:style-name="ce9" table:formula="of:=[.A72]/[.D72]" office:value-type="float" office:value="0.902550882047022">
            <text:p>0.90</text:p>
          </table:table-cell>
          <table:table-cell table:style-name="ce10" office:value-type="float" office:value="1841709">
            <text:p>1,841,709</text:p>
          </table:table-cell>
          <table:table-cell table:style-name="ce9" table:formula="of:=[.H72]/[.D72]" office:value-type="float" office:value="0.702460028400347">
            <text:p>0.70</text:p>
          </table:table-cell>
          <table:table-cell office:value-type="float" office:value="1803030">
            <text:p>1803030</text:p>
          </table:table-cell>
          <table:table-cell table:formula="of:=[.J72]/[.A72]" office:value-type="float" office:value="0.761959458345853">
            <text:p>0.76</text:p>
          </table:table-cell>
        </table:table-row>
        <table:table-row table:style-name="ro1">
          <table:table-cell office:value-type="float" office:value="2816625">
            <text:p>2816625</text:p>
          </table:table-cell>
          <table:table-cell office:value-type="float" office:value="938624">
            <text:p>938624</text:p>
          </table:table-cell>
          <table:table-cell table:style-name="ce9" table:formula="of:=[.B73]/[.A73]" office:value-type="float" office:value="0.333244219589047">
            <text:p>0.33</text:p>
          </table:table-cell>
          <table:table-cell table:style-name="ce10" office:value-type="float" office:value="2960157">
            <text:p>2,960,157</text:p>
          </table:table-cell>
          <table:table-cell table:style-name="ce13" office:value-type="float" office:value="256107">
            <text:p>256,107</text:p>
          </table:table-cell>
          <table:table-cell table:style-name="ce15" table:formula="of:=[.E73]/[.B73]" office:value-type="float" office:value="0.272853666643938">
            <text:p>0.27</text:p>
          </table:table-cell>
          <table:table-cell table:style-name="ce9" table:formula="of:=[.A73]/[.D73]" office:value-type="float" office:value="0.95151203128753">
            <text:p>0.95</text:p>
          </table:table-cell>
          <table:table-cell table:style-name="ce10" office:value-type="float" office:value="2060862">
            <text:p>2,060,862</text:p>
          </table:table-cell>
          <table:table-cell table:style-name="ce9" table:formula="of:=[.H73]/[.D73]" office:value-type="float" office:value="0.696200235325356">
            <text:p>0.70</text:p>
          </table:table-cell>
          <table:table-cell office:value-type="float" office:value="2143668">
            <text:p>2143668</text:p>
          </table:table-cell>
          <table:table-cell table:formula="of:=[.J73]/[.A73]" office:value-type="float" office:value="0.761076820663028">
            <text:p>0.76</text:p>
          </table:table-cell>
        </table:table-row>
        <table:table-row table:style-name="ro1">
          <table:table-cell office:value-type="float" office:value="2990819">
            <text:p>2990819</text:p>
          </table:table-cell>
          <table:table-cell office:value-type="float" office:value="1195030">
            <text:p>1195030</text:p>
          </table:table-cell>
          <table:table-cell table:style-name="ce9" table:formula="of:=[.B74]/[.A74]" office:value-type="float" office:value="0.399566138907102">
            <text:p>0.40</text:p>
          </table:table-cell>
          <table:table-cell table:style-name="ce10" office:value-type="float" office:value="3072798">
            <text:p>3,072,798</text:p>
          </table:table-cell>
          <table:table-cell table:style-name="ce13" office:value-type="float" office:value="295052">
            <text:p>295,052</text:p>
          </table:table-cell>
          <table:table-cell table:style-name="ce15" table:formula="of:=[.E74]/[.B74]" office:value-type="float" office:value="0.246899241023238">
            <text:p>0.25</text:p>
          </table:table-cell>
          <table:table-cell table:style-name="ce9" table:formula="of:=[.A74]/[.D74]" office:value-type="float" office:value="0.973321057876242">
            <text:p>0.97</text:p>
          </table:table-cell>
          <table:table-cell table:style-name="ce10" office:value-type="float" office:value="2103759">
            <text:p>2,103,759</text:p>
          </table:table-cell>
          <table:table-cell table:style-name="ce9" table:formula="of:=[.H74]/[.D74]" office:value-type="float" office:value="0.684639536995273">
            <text:p>0.68</text:p>
          </table:table-cell>
          <table:table-cell office:value-type="float" office:value="3134498">
            <text:p>3134498</text:p>
          </table:table-cell>
          <table:table-cell table:formula="of:=[.J74]/[.A74]" office:value-type="float" office:value="1.04804001846986">
            <text:p>1.05</text:p>
          </table:table-cell>
        </table:table-row>
        <table:table-row table:style-name="ro1">
          <table:table-cell office:value-type="float" office:value="3059528">
            <text:p>3059528</text:p>
          </table:table-cell>
          <table:table-cell office:value-type="float" office:value="1467148">
            <text:p>1467148</text:p>
          </table:table-cell>
          <table:table-cell table:style-name="ce9" table:formula="of:=[.B75]/[.A75]" office:value-type="float" office:value="0.479534098070029">
            <text:p>0.48</text:p>
          </table:table-cell>
          <table:table-cell table:style-name="ce10" office:value-type="float" office:value="3081341">
            <text:p>3,081,341</text:p>
          </table:table-cell>
          <table:table-cell table:style-name="ce13" office:value-type="float" office:value="312616">
            <text:p>312,616</text:p>
          </table:table-cell>
          <table:table-cell table:style-name="ce15" table:formula="of:=[.E75]/[.B75]" office:value-type="float" office:value="0.213077344616903">
            <text:p>0.21</text:p>
          </table:table-cell>
          <table:table-cell table:style-name="ce9" table:formula="of:=[.A75]/[.D75]" office:value-type="float" office:value="0.992920939292341">
            <text:p>0.99</text:p>
          </table:table-cell>
          <table:table-cell table:style-name="ce10" office:value-type="float" office:value="2150673">
            <text:p>2,150,673</text:p>
          </table:table-cell>
          <table:table-cell table:style-name="ce9" table:formula="of:=[.H75]/[.D75]" office:value-type="float" office:value="0.697966567153717">
            <text:p>0.70</text:p>
          </table:table-cell>
          <table:table-cell office:value-type="float" office:value="2244070">
            <text:p>2244070</text:p>
          </table:table-cell>
          <table:table-cell table:formula="of:=[.J75]/[.A75]" office:value-type="float" office:value="0.733469345598406">
            <text:p>0.73</text:p>
          </table:table-cell>
        </table:table-row>
        <table:table-row table:style-name="ro1">
          <table:table-cell office:value-type="float" office:value="3161724">
            <text:p>3161724</text:p>
          </table:table-cell>
          <table:table-cell office:value-type="float" office:value="1635259">
            <text:p>1635259</text:p>
          </table:table-cell>
          <table:table-cell table:style-name="ce9" table:formula="of:=[.B76]/[.A76]" office:value-type="float" office:value="0.517204854060633">
            <text:p>0.52</text:p>
          </table:table-cell>
          <table:table-cell table:style-name="ce10" office:value-type="float" office:value="3184434">
            <text:p>3,184,434</text:p>
          </table:table-cell>
          <table:table-cell table:style-name="ce13" office:value-type="float" office:value="336114">
            <text:p>336,114</text:p>
          </table:table-cell>
          <table:table-cell table:style-name="ce15" table:formula="of:=[.E76]/[.B76]" office:value-type="float" office:value="0.205541752101655">
            <text:p>0.21</text:p>
          </table:table-cell>
          <table:table-cell table:style-name="ce9" table:formula="of:=[.A76]/[.D76]" office:value-type="float" office:value="0.992868434390539">
            <text:p>0.99</text:p>
          </table:table-cell>
          <table:table-cell table:style-name="ce10" office:value-type="float" office:value="2201228">
            <text:p>2,201,228</text:p>
          </table:table-cell>
          <table:table-cell table:style-name="ce9" table:formula="of:=[.H76]/[.D76]" office:value-type="float" office:value="0.691246230884358">
            <text:p>0.69</text:p>
          </table:table-cell>
          <table:table-cell office:value-type="float" office:value="2653240">
            <text:p>2653240</text:p>
          </table:table-cell>
          <table:table-cell table:formula="of:=[.J76]/[.A76]" office:value-type="float" office:value="0.839175082961068">
            <text:p>0.84</text:p>
          </table:table-cell>
        </table:table-row>
        <table:table-row table:style-name="ro1">
          <table:table-cell office:value-type="float" office:value="3232214">
            <text:p>3232214</text:p>
          </table:table-cell>
          <table:table-cell office:value-type="float" office:value="1751775">
            <text:p>1751775</text:p>
          </table:table-cell>
          <table:table-cell table:style-name="ce9" table:formula="of:=[.B77]/[.A77]" office:value-type="float" office:value="0.541973705948925">
            <text:p>0.54</text:p>
          </table:table-cell>
          <table:table-cell table:style-name="ce10" office:value-type="float" office:value="3256568">
            <text:p>3,256,568</text:p>
          </table:table-cell>
          <table:table-cell table:style-name="ce13" office:value-type="float" office:value="338867">
            <text:p>338,867</text:p>
          </table:table-cell>
          <table:table-cell table:style-name="ce15" table:formula="of:=[.E77]/[.B77]" office:value-type="float" office:value="0.193442080175822">
            <text:p>0.19</text:p>
          </table:table-cell>
          <table:table-cell table:style-name="ce9" table:formula="of:=[.A77]/[.D77]" office:value-type="float" office:value="0.992521574860405">
            <text:p>0.99</text:p>
          </table:table-cell>
          <table:table-cell table:style-name="ce10" office:value-type="float" office:value="2448699">
            <text:p>2,448,699</text:p>
          </table:table-cell>
          <table:table-cell table:style-name="ce9" table:formula="of:=[.H77]/[.D77]" office:value-type="float" office:value="0.751926261020805">
            <text:p>0.75</text:p>
          </table:table-cell>
          <table:table-cell office:value-type="float" office:value="2391473">
            <text:p>2391473</text:p>
          </table:table-cell>
          <table:table-cell table:formula="of:=[.J77]/[.A77]" office:value-type="float" office:value="0.739886962930054">
            <text:p>0.74</text:p>
          </table:table-cell>
        </table:table-row>
        <table:table-row table:style-name="ro1">
          <table:table-cell office:value-type="float" office:value="3260431">
            <text:p>3260431</text:p>
          </table:table-cell>
          <table:table-cell office:value-type="float" office:value="1822366">
            <text:p>1822366</text:p>
          </table:table-cell>
          <table:table-cell table:style-name="ce9" table:formula="of:=[.B78]/[.A78]" office:value-type="float" office:value="0.558934079574142">
            <text:p>0.56</text:p>
          </table:table-cell>
          <table:table-cell table:style-name="ce10" office:value-type="float" office:value="3250099">
            <text:p>3,250,099</text:p>
          </table:table-cell>
          <table:table-cell table:style-name="ce13" office:value-type="float" office:value="338470">
            <text:p>338,470</text:p>
          </table:table-cell>
          <table:table-cell table:style-name="ce15" table:formula="of:=[.E78]/[.B78]" office:value-type="float" office:value="0.185731077072333">
            <text:p>0.19</text:p>
          </table:table-cell>
          <table:table-cell table:style-name="ce9" table:formula="of:=[.A78]/[.D78]" office:value-type="float" office:value="1.00317898008645">
            <text:p>1.00</text:p>
          </table:table-cell>
          <table:table-cell table:style-name="ce10" office:value-type="float" office:value="2242239">
            <text:p>2,242,239</text:p>
          </table:table-cell>
          <table:table-cell table:style-name="ce9" table:formula="of:=[.H78]/[.D78]" office:value-type="float" office:value="0.68989867693261">
            <text:p>0.69</text:p>
          </table:table-cell>
          <table:table-cell office:value-type="float" office:value="2585823">
            <text:p>2585823</text:p>
          </table:table-cell>
          <table:table-cell table:formula="of:=[.J78]/[.A78]" office:value-type="float" office:value="0.793092385638586">
            <text:p>0.79</text:p>
          </table:table-cell>
        </table:table-row>
        <table:table-row table:style-name="ro1">
          <table:table-cell office:value-type="float" office:value="3301312">
            <text:p>3301312</text:p>
          </table:table-cell>
          <table:table-cell office:value-type="float" office:value="1841288">
            <text:p>1841288</text:p>
          </table:table-cell>
          <table:table-cell table:style-name="ce9" table:formula="of:=[.B79]/[.A79]" office:value-type="float" office:value="0.557744314987496">
            <text:p>0.56</text:p>
          </table:table-cell>
          <table:table-cell table:style-name="ce10" office:value-type="float" office:value="3241208">
            <text:p>3,241,208</text:p>
          </table:table-cell>
          <table:table-cell table:style-name="ce13" office:value-type="float" office:value="303991">
            <text:p>303,991</text:p>
          </table:table-cell>
          <table:table-cell table:style-name="ce15" table:formula="of:=[.E79]/[.B79]" office:value-type="float" office:value="0.165096932147497">
            <text:p>0.17</text:p>
          </table:table-cell>
          <table:table-cell table:style-name="ce9" table:formula="of:=[.A79]/[.D79]" office:value-type="float" office:value="1.01854370345871">
            <text:p>1.02</text:p>
          </table:table-cell>
          <table:table-cell table:style-name="ce10" office:value-type="float" office:value="2254554">
            <text:p>2,254,554</text:p>
          </table:table-cell>
          <table:table-cell table:style-name="ce9" table:formula="of:=[.H79]/[.D79]" office:value-type="float" office:value="0.695590656323198">
            <text:p>0.70</text:p>
          </table:table-cell>
          <table:table-cell office:value-type="float" office:value="2223033">
            <text:p>2223033</text:p>
          </table:table-cell>
          <table:table-cell table:formula="of:=[.J79]/[.A79]" office:value-type="float" office:value="0.673378644611597">
            <text:p>0.67</text:p>
          </table:table-cell>
        </table:table-row>
        <table:table-row table:style-name="ro1">
          <table:table-cell office:value-type="float" office:value="3091321">
            <text:p>3091321</text:p>
          </table:table-cell>
          <table:table-cell office:value-type="float" office:value="1741105">
            <text:p>1741105</text:p>
          </table:table-cell>
          <table:table-cell table:style-name="ce9" table:formula="of:=[.B80]/[.A80]" office:value-type="float" office:value="0.563223618640704">
            <text:p>0.56</text:p>
          </table:table-cell>
          <table:table-cell table:style-name="ce10" office:value-type="float" office:value="2978891">
            <text:p>2,978,891</text:p>
          </table:table-cell>
          <table:table-cell table:style-name="ce13" office:value-type="float" office:value="325815">
            <text:p>325,815</text:p>
          </table:table-cell>
          <table:table-cell table:style-name="ce15" table:formula="of:=[.E80]/[.B80]" office:value-type="float" office:value="0.187131160958127">
            <text:p>0.19</text:p>
          </table:table-cell>
          <table:table-cell table:style-name="ce9" table:formula="of:=[.A80]/[.D80]" office:value-type="float" office:value="1.03774223360304">
            <text:p>1.04</text:p>
          </table:table-cell>
          <table:table-cell table:style-name="ce10" office:value-type="float" office:value="2159739">
            <text:p>2,159,739</text:p>
          </table:table-cell>
          <table:table-cell table:style-name="ce9" table:formula="of:=[.H80]/[.D80]" office:value-type="float" office:value="0.725014443294501">
            <text:p>0.73</text:p>
          </table:table-cell>
          <table:table-cell office:value-type="float" office:value="2442103">
            <text:p>2442103</text:p>
          </table:table-cell>
          <table:table-cell table:formula="of:=[.J80]/[.A80]" office:value-type="float" office:value="0.789986869690983">
            <text:p>0.79</text:p>
          </table:table-cell>
        </table:table-row>
        <table:table-row table:style-name="ro1">
          <table:table-cell office:value-type="float" office:value="2286700">
            <text:p>2286700</text:p>
          </table:table-cell>
          <table:table-cell office:value-type="float" office:value="1470697">
            <text:p>1470697</text:p>
          </table:table-cell>
          <table:table-cell table:style-name="ce9" table:formula="of:=[.B81]/[.A81]" office:value-type="float" office:value="0.643152577950759">
            <text:p>0.64</text:p>
          </table:table-cell>
          <table:table-cell table:style-name="ce10" office:value-type="float" office:value="2230658">
            <text:p>2,230,658</text:p>
          </table:table-cell>
          <table:table-cell table:style-name="ce13" office:value-type="float" office:value="335631">
            <text:p>335,631</text:p>
          </table:table-cell>
          <table:table-cell table:style-name="ce15" table:formula="of:=[.E81]/[.B81]" office:value-type="float" office:value="0.228212201425583">
            <text:p>0.23</text:p>
          </table:table-cell>
          <table:table-cell table:style-name="ce9" table:formula="of:=[.A81]/[.D81]" office:value-type="float" office:value="1.02512352857318">
            <text:p>1.03</text:p>
          </table:table-cell>
          <table:table-cell table:style-name="ce10" office:value-type="float" office:value="1839636">
            <text:p>1,839,636</text:p>
          </table:table-cell>
          <table:table-cell table:style-name="ce9" table:formula="of:=[.H81]/[.D81]" office:value-type="float" office:value="0.824705535317382">
            <text:p>0.82</text:p>
          </table:table-cell>
          <table:table-cell office:value-type="float" office:value="2011811">
            <text:p>2011811</text:p>
          </table:table-cell>
          <table:table-cell table:formula="of:=[.J81]/[.A81]" office:value-type="float" office:value="0.879787903966414">
            <text:p>0.88</text:p>
          </table:table-cell>
        </table:table-row>
        <table:table-row table:style-name="ro1">
          <table:table-cell office:value-type="float" office:value="1775843">
            <text:p>1775843</text:p>
          </table:table-cell>
          <table:table-cell office:value-type="float" office:value="1209100">
            <text:p>1209100</text:p>
          </table:table-cell>
          <table:table-cell table:style-name="ce9" table:formula="of:=[.B82]/[.A82]" office:value-type="float" office:value="0.68085973816379">
            <text:p>0.68</text:p>
          </table:table-cell>
          <table:table-cell table:style-name="ce10" office:value-type="float" office:value="1699933">
            <text:p>1,699,933</text:p>
          </table:table-cell>
          <table:table-cell table:style-name="ce13" office:value-type="float" office:value="325355">
            <text:p>325,355</text:p>
          </table:table-cell>
          <table:table-cell table:style-name="ce15" table:formula="of:=[.E82]/[.B82]" office:value-type="float" office:value="0.269088578281366">
            <text:p>0.27</text:p>
          </table:table-cell>
          <table:table-cell table:style-name="ce9" table:formula="of:=[.A82]/[.D82]" office:value-type="float" office:value="1.04465470109704">
            <text:p>1.04</text:p>
          </table:table-cell>
          <table:table-cell table:style-name="ce10" office:value-type="float" office:value="1512685">
            <text:p>1,512,685</text:p>
          </table:table-cell>
          <table:table-cell table:style-name="ce9" table:formula="of:=[.H82]/[.D82]" office:value-type="float" office:value="0.889849776432365">
            <text:p>0.89</text:p>
          </table:table-cell>
          <table:table-cell office:value-type="float" office:value="1602359">
            <text:p>1602359</text:p>
          </table:table-cell>
          <table:table-cell table:formula="of:=[.J82]/[.A82]" office:value-type="float" office:value="0.90230893158911">
            <text:p>0.9</text:p>
          </table:table-cell>
        </table:table-row>
        <table:table-row table:style-name="ro1">
          <table:table-cell office:value-type="float" office:value="1628276">
            <text:p>1628276</text:p>
          </table:table-cell>
          <table:table-cell office:value-type="float" office:value="1100762">
            <text:p>1100762</text:p>
          </table:table-cell>
          <table:table-cell table:style-name="ce9" table:formula="of:=[.B83]/[.A83]" office:value-type="float" office:value="0.676029125283429">
            <text:p>0.68</text:p>
          </table:table-cell>
          <table:table-cell table:style-name="ce10" office:value-type="float" office:value="1515487">
            <text:p>1,515,487</text:p>
          </table:table-cell>
          <table:table-cell table:style-name="ce13" office:value-type="float" office:value="221327">
            <text:p>221,327</text:p>
          </table:table-cell>
          <table:table-cell table:style-name="ce15" table:formula="of:=[.E83]/[.B83]" office:value-type="float" office:value="0.201067078987102">
            <text:p>0.20</text:p>
          </table:table-cell>
          <table:table-cell table:style-name="ce9" table:formula="of:=[.A83]/[.D83]" office:value-type="float" office:value="1.07442426098013">
            <text:p>1.07</text:p>
          </table:table-cell>
          <table:table-cell table:style-name="ce10" office:value-type="float" office:value="1487559">
            <text:p>1,487,559</text:p>
          </table:table-cell>
          <table:table-cell table:style-name="ce9" table:formula="of:=[.H83]/[.D83]" office:value-type="float" office:value="0.981571600416236">
            <text:p>0.98</text:p>
          </table:table-cell>
          <table:table-cell office:value-type="float" office:value="1557702">
            <text:p>1557702</text:p>
          </table:table-cell>
          <table:table-cell table:formula="of:=[.J83]/[.A83]" office:value-type="float" office:value="0.956657225187867">
            <text:p>0.96</text:p>
          </table:table-cell>
        </table:table-row>
        <table:table-row table:style-name="ro1">
          <table:table-cell office:value-type="float" office:value="1661503">
            <text:p>1661503</text:p>
          </table:table-cell>
          <table:table-cell office:value-type="float" office:value="1079420">
            <text:p>1079420</text:p>
          </table:table-cell>
          <table:table-cell table:style-name="ce9" table:formula="of:=[.B84]/[.A84]" office:value-type="float" office:value="0.649664791456892">
            <text:p>0.65</text:p>
          </table:table-cell>
          <table:table-cell table:style-name="ce10" office:value-type="float" office:value="1552533">
            <text:p>1,552,533</text:p>
          </table:table-cell>
          <table:table-cell table:style-name="ce13" office:value-type="float" office:value="341284">
            <text:p>341,284</text:p>
          </table:table-cell>
          <table:table-cell table:style-name="ce15" table:formula="of:=[.E84]/[.B84]" office:value-type="float" office:value="0.316173500583647">
            <text:p>0.32</text:p>
          </table:table-cell>
          <table:table-cell table:style-name="ce9" table:formula="of:=[.A84]/[.D84]" office:value-type="float" office:value="1.07018852417308">
            <text:p>1.07</text:p>
          </table:table-cell>
          <table:table-cell table:style-name="ce10" office:value-type="float" office:value="1398180">
            <text:p>1,398,180</text:p>
          </table:table-cell>
          <table:table-cell table:style-name="ce9" table:formula="of:=[.H84]/[.D84]" office:value-type="float" office:value="0.900579891055456">
            <text:p>0.90</text:p>
          </table:table-cell>
          <table:table-cell office:value-type="float" office:value="1550779">
            <text:p>1550779</text:p>
          </table:table-cell>
          <table:table-cell table:formula="of:=[.J84]/[.A84]" office:value-type="float" office:value="0.933359133266687">
            <text:p>0.93</text:p>
          </table:table-cell>
        </table:table-row>
        <table:table-row table:style-name="ro1">
          <table:table-cell office:value-type="float" office:value="3376396">
            <text:p>3376396</text:p>
          </table:table-cell>
          <table:table-cell office:value-type="float" office:value="1608040">
            <text:p>1608040</text:p>
          </table:table-cell>
          <table:table-cell table:style-name="ce9" table:formula="of:=[.B85]/[.A85]" office:value-type="float" office:value="0.476259301337876">
            <text:p>0.48</text:p>
          </table:table-cell>
          <table:table-cell table:style-name="ce10" office:value-type="float" office:value="3169000">
            <text:p>3,169,000</text:p>
          </table:table-cell>
          <table:table-cell table:style-name="ce13" office:value-type="float" office:value="335201">
            <text:p>335,201</text:p>
          </table:table-cell>
          <table:table-cell table:style-name="ce15" table:formula="of:=[.E85]/[.B85]" office:value-type="float" office:value="0.208453147931643">
            <text:p>0.21</text:p>
          </table:table-cell>
          <table:table-cell table:style-name="ce9" table:formula="of:=[.A85]/[.D85]" office:value-type="float" office:value="1.06544525086778">
            <text:p>1.07</text:p>
          </table:table-cell>
          <table:table-cell table:style-name="ce10" office:value-type="float" office:value="2345273">
            <text:p>2,345,273</text:p>
          </table:table-cell>
          <table:table-cell table:style-name="ce9" table:formula="of:=[.H85]/[.D85]" office:value-type="float" office:value="0.740067213632061">
            <text:p>0.74</text:p>
          </table:table-cell>
          <table:table-cell office:value-type="float" office:value="2679963">
            <text:p>2679963</text:p>
          </table:table-cell>
          <table:table-cell table:formula="of:=[.J85]/[.A85]" office:value-type="float" office:value="0.793734798880226">
            <text:p>0.79</text:p>
          </table:table-cell>
        </table:table-row>
        <table:table-row table:style-name="ro1">
          <table:table-cell office:value-type="float" office:value="3326063">
            <text:p>3326063</text:p>
          </table:table-cell>
          <table:table-cell office:value-type="float" office:value="1698752">
            <text:p>1698752</text:p>
          </table:table-cell>
          <table:table-cell table:style-name="ce9" table:formula="of:=[.B86]/[.A86]" office:value-type="float" office:value="0.510739574085037">
            <text:p>0.51</text:p>
          </table:table-cell>
          <table:table-cell table:style-name="ce10" office:value-type="float" office:value="3224540">
            <text:p>3,224,540</text:p>
          </table:table-cell>
          <table:table-cell table:style-name="ce13" office:value-type="float" office:value="350623">
            <text:p>350,623</text:p>
          </table:table-cell>
          <table:table-cell table:style-name="ce15" table:formula="of:=[.E86]/[.B86]" office:value-type="float" office:value="0.206400345665524">
            <text:p>0.21</text:p>
          </table:table-cell>
          <table:table-cell table:style-name="ce9" table:formula="of:=[.A86]/[.D86]" office:value-type="float" office:value="1.03148449081109">
            <text:p>1.03</text:p>
          </table:table-cell>
          <table:table-cell table:style-name="ce10" office:value-type="float" office:value="2341249">
            <text:p>2,341,249</text:p>
          </table:table-cell>
          <table:table-cell table:style-name="ce9" table:formula="of:=[.H86]/[.D86]" office:value-type="float" office:value="0.726072245963765">
            <text:p>0.73</text:p>
          </table:table-cell>
          <table:table-cell office:value-type="float" office:value="2761048">
            <text:p>2761048</text:p>
          </table:table-cell>
          <table:table-cell table:formula="of:=[.J86]/[.A86]" office:value-type="float" office:value="0.830124985606105">
            <text:p>0.83</text:p>
          </table:table-cell>
        </table:table-row>
        <table:table-row table:style-name="ro1">
          <table:table-cell office:value-type="float" office:value="3706371">
            <text:p>3706371</text:p>
          </table:table-cell>
          <table:table-cell office:value-type="float" office:value="1751094">
            <text:p>1751094</text:p>
          </table:table-cell>
          <table:table-cell table:style-name="ce9" table:formula="of:=[.B87]/[.A87]" office:value-type="float" office:value="0.472455131987597">
            <text:p>0.47</text:p>
          </table:table-cell>
          <table:table-cell table:style-name="ce10" office:value-type="float" office:value="3267003">
            <text:p>3,267,003</text:p>
          </table:table-cell>
          <table:table-cell table:style-name="ce13" office:value-type="float" office:value="361471">
            <text:p>361,471</text:p>
          </table:table-cell>
          <table:table-cell table:style-name="ce15" table:formula="of:=[.E87]/[.B87]" office:value-type="float" office:value="0.206425811521255">
            <text:p>0.21</text:p>
          </table:table-cell>
          <table:table-cell table:style-name="ce9" table:formula="of:=[.A87]/[.D87]" office:value-type="float" office:value="1.13448656153667">
            <text:p>1.13</text:p>
          </table:table-cell>
          <table:table-cell table:style-name="ce10" office:value-type="float" office:value="2256144">
            <text:p>2,256,144</text:p>
          </table:table-cell>
          <table:table-cell table:style-name="ce9" table:formula="of:=[.H87]/[.D87]" office:value-type="float" office:value="0.690585224439647">
            <text:p>0.69</text:p>
          </table:table-cell>
          <table:table-cell office:value-type="float" office:value="2829473">
            <text:p>2829473</text:p>
          </table:table-cell>
          <table:table-cell table:formula="of:=[.J87]/[.A87]" office:value-type="float" office:value="0.763407926513563">
            <text:p>0.76</text:p>
          </table:table-cell>
        </table:table-row>
        <table:table-row table:style-name="ro1">
          <table:table-cell office:value-type="float" office:value="3398437">
            <text:p>3398437</text:p>
          </table:table-cell>
          <table:table-cell office:value-type="float" office:value="1786957">
            <text:p>1786957</text:p>
          </table:table-cell>
          <table:table-cell table:style-name="ce9" table:formula="of:=[.B88]/[.A88]" office:value-type="float" office:value="0.525817309545535">
            <text:p>0.53</text:p>
          </table:table-cell>
          <table:table-cell table:style-name="ce10" office:value-type="float" office:value="3260493">
            <text:p>3,260,493</text:p>
          </table:table-cell>
          <table:table-cell table:style-name="ce13" office:value-type="float" office:value="337953">
            <text:p>337,953</text:p>
          </table:table-cell>
          <table:table-cell table:style-name="ce15" table:formula="of:=[.E88]/[.B88]" office:value-type="float" office:value="0.18912206617171">
            <text:p>0.19</text:p>
          </table:table-cell>
          <table:table-cell table:style-name="ce9" table:formula="of:=[.A88]/[.D88]" office:value-type="float" office:value="1.04230771236129">
            <text:p>1.04</text:p>
          </table:table-cell>
          <table:table-cell table:style-name="ce10" office:value-type="float" office:value="2623124">
            <text:p>2,623,124</text:p>
          </table:table-cell>
          <table:table-cell table:style-name="ce9" table:formula="of:=[.H88]/[.D88]" office:value-type="float" office:value="0.804517599025669">
            <text:p>0.80</text:p>
          </table:table-cell>
          <table:table-cell office:value-type="float" office:value="2580970">
            <text:p>2580970</text:p>
          </table:table-cell>
          <table:table-cell table:formula="of:=[.J88]/[.A88]" office:value-type="float" office:value="0.759457950816802">
            <text:p>0.76</text:p>
          </table:table-cell>
        </table:table-row>
        <table:table-row table:style-name="ro1">
          <table:table-cell office:value-type="float" office:value="3304869">
            <text:p>3304869</text:p>
          </table:table-cell>
          <table:table-cell office:value-type="float" office:value="1705483">
            <text:p>1705483</text:p>
          </table:table-cell>
          <table:table-cell table:style-name="ce9" table:formula="of:=[.B89]/[.A89]" office:value-type="float" office:value="0.516051619595209">
            <text:p>0.52</text:p>
          </table:table-cell>
          <table:table-cell table:style-name="ce10" office:value-type="float" office:value="3085478">
            <text:p>3,085,478</text:p>
          </table:table-cell>
          <table:table-cell table:style-name="ce13" office:value-type="float" office:value="363876">
            <text:p>363,876</text:p>
          </table:table-cell>
          <table:table-cell table:style-name="ce15" table:formula="of:=[.E89]/[.B89]" office:value-type="float" office:value="0.213356568197983">
            <text:p>0.21</text:p>
          </table:table-cell>
          <table:table-cell table:style-name="ce9" table:formula="of:=[.A89]/[.D89]" office:value-type="float" office:value="1.07110437993724">
            <text:p>1.07</text:p>
          </table:table-cell>
          <table:table-cell table:style-name="ce10" office:value-type="float" office:value="2474928">
            <text:p>2,474,928</text:p>
          </table:table-cell>
          <table:table-cell table:style-name="ce9" table:formula="of:=[.H89]/[.D89]" office:value-type="float" office:value="0.802121421705162">
            <text:p>0.80</text:p>
          </table:table-cell>
          <table:table-cell office:value-type="float" office:value="2690737">
            <text:p>2690737</text:p>
          </table:table-cell>
          <table:table-cell table:formula="of:=[.J89]/[.A89]" office:value-type="float" office:value="0.814173572386682">
            <text:p>0.81</text:p>
          </table:table-cell>
        </table:table-row>
        <table:table-row table:style-name="ro1">
          <table:table-cell office:value-type="float" office:value="2456907">
            <text:p>2456907</text:p>
          </table:table-cell>
          <table:table-cell office:value-type="float" office:value="1439524">
            <text:p>1439524</text:p>
          </table:table-cell>
          <table:table-cell table:style-name="ce9" table:formula="of:=[.B90]/[.A90]" office:value-type="float" office:value="0.585909031151769">
            <text:p>0.59</text:p>
          </table:table-cell>
          <table:table-cell table:style-name="ce10" office:value-type="float" office:value="2267078">
            <text:p>2,267,078</text:p>
          </table:table-cell>
          <table:table-cell table:style-name="ce13" office:value-type="float" office:value="342283">
            <text:p>342,283</text:p>
          </table:table-cell>
          <table:table-cell table:style-name="ce15" table:formula="of:=[.E90]/[.B90]" office:value-type="float" office:value="0.23777512566654">
            <text:p>0.24</text:p>
          </table:table-cell>
          <table:table-cell table:style-name="ce9" table:formula="of:=[.A90]/[.D90]" office:value-type="float" office:value="1.08373289317791">
            <text:p>1.08</text:p>
          </table:table-cell>
          <table:table-cell table:style-name="ce10" office:value-type="float" office:value="2063725">
            <text:p>2,063,725</text:p>
          </table:table-cell>
          <table:table-cell table:style-name="ce9" table:formula="of:=[.H90]/[.D90]" office:value-type="float" office:value="0.910301718776328">
            <text:p>0.91</text:p>
          </table:table-cell>
          <table:table-cell office:value-type="float" office:value="2005268">
            <text:p>2005268</text:p>
          </table:table-cell>
          <table:table-cell table:formula="of:=[.J90]/[.A90]" office:value-type="float" office:value="0.816175785245433">
            <text:p>0.82</text:p>
          </table:table-cell>
        </table:table-row>
        <table:table-row table:style-name="ro1">
          <table:table-cell office:value-type="float" office:value="1783582">
            <text:p>1783582</text:p>
          </table:table-cell>
          <table:table-cell office:value-type="float" office:value="1179356">
            <text:p>1179356</text:p>
          </table:table-cell>
          <table:table-cell table:style-name="ce9" table:formula="of:=[.B91]/[.A91]" office:value-type="float" office:value="0.661228920229067">
            <text:p>0.66</text:p>
          </table:table-cell>
          <table:table-cell table:style-name="ce10" office:value-type="float" office:value="1683789">
            <text:p>1,683,789</text:p>
          </table:table-cell>
          <table:table-cell table:style-name="ce13" office:value-type="float" office:value="321950">
            <text:p>321,950</text:p>
          </table:table-cell>
          <table:table-cell table:style-name="ce15" table:formula="of:=[.E91]/[.B91]" office:value-type="float" office:value="0.2729879697055">
            <text:p>0.27</text:p>
          </table:table-cell>
          <table:table-cell table:style-name="ce9" table:formula="of:=[.A91]/[.D91]" office:value-type="float" office:value="1.05926692715061">
            <text:p>1.06</text:p>
          </table:table-cell>
          <table:table-cell table:style-name="ce10" office:value-type="float" office:value="1544133">
            <text:p>1,544,133</text:p>
          </table:table-cell>
          <table:table-cell table:style-name="ce9" table:formula="of:=[.H91]/[.D91]" office:value-type="float" office:value="0.917058491295525">
            <text:p>0.92</text:p>
          </table:table-cell>
          <table:table-cell office:value-type="float" office:value="1593774">
            <text:p>1593774</text:p>
          </table:table-cell>
          <table:table-cell table:formula="of:=[.J91]/[.A91]" office:value-type="float" office:value="0.893580446539604">
            <text:p>0.89</text:p>
          </table:table-cell>
        </table:table-row>
        <table:table-row table:style-name="ro1">
          <table:table-cell office:value-type="float" office:value="1586362">
            <text:p>1586362</text:p>
          </table:table-cell>
          <table:table-cell office:value-type="float" office:value="1081279">
            <text:p>1081279</text:p>
          </table:table-cell>
          <table:table-cell table:style-name="ce9" table:formula="of:=[.B92]/[.A92]" office:value-type="float" office:value="0.681609241774576">
            <text:p>0.68</text:p>
          </table:table-cell>
          <table:table-cell table:style-name="ce10" office:value-type="float" office:value="1527730">
            <text:p>1,527,730</text:p>
          </table:table-cell>
          <table:table-cell table:style-name="ce13" office:value-type="float" office:value="293508">
            <text:p>293,508</text:p>
          </table:table-cell>
          <table:table-cell table:style-name="ce15" table:formula="of:=[.E92]/[.B92]" office:value-type="float" office:value="0.271445205169064">
            <text:p>0.27</text:p>
          </table:table-cell>
          <table:table-cell table:style-name="ce9" table:formula="of:=[.A92]/[.D92]" office:value-type="float" office:value="1.03837850929156">
            <text:p>1.04</text:p>
          </table:table-cell>
          <table:table-cell table:style-name="ce10" office:value-type="float" office:value="1425318">
            <text:p>1,425,318</text:p>
          </table:table-cell>
          <table:table-cell table:style-name="ce9" table:formula="of:=[.H92]/[.D92]" office:value-type="float" office:value="0.932964594529138">
            <text:p>0.93</text:p>
          </table:table-cell>
          <table:table-cell office:value-type="float" office:value="1467765">
            <text:p>1467765</text:p>
          </table:table-cell>
          <table:table-cell table:formula="of:=[.J92]/[.A92]" office:value-type="float" office:value="0.925239636350341">
            <text:p>0.93</text:p>
          </table:table-cell>
        </table:table-row>
        <table:table-row table:style-name="ro1">
          <table:table-cell office:value-type="float" office:value="1593092">
            <text:p>1593092</text:p>
          </table:table-cell>
          <table:table-cell office:value-type="float" office:value="1060796">
            <text:p>1060796</text:p>
          </table:table-cell>
          <table:table-cell table:style-name="ce9" table:formula="of:=[.B93]/[.A93]" office:value-type="float" office:value="0.665872404104722">
            <text:p>0.67</text:p>
          </table:table-cell>
          <table:table-cell table:style-name="ce10" office:value-type="float" office:value="1527781">
            <text:p>1,527,781</text:p>
          </table:table-cell>
          <table:table-cell table:style-name="ce13" office:value-type="float" office:value="314521">
            <text:p>314,521</text:p>
          </table:table-cell>
          <table:table-cell table:style-name="ce15" table:formula="of:=[.E93]/[.B93]" office:value-type="float" office:value="0.296495273360759">
            <text:p>0.30</text:p>
          </table:table-cell>
          <table:table-cell table:style-name="ce9" table:formula="of:=[.A93]/[.D93]" office:value-type="float" office:value="1.04274892802044">
            <text:p>1.04</text:p>
          </table:table-cell>
          <table:table-cell table:style-name="ce10" office:value-type="float" office:value="1462660">
            <text:p>1,462,660</text:p>
          </table:table-cell>
          <table:table-cell table:style-name="ce9" table:formula="of:=[.H93]/[.D93]" office:value-type="float" office:value="0.957375435353627">
            <text:p>0.96</text:p>
          </table:table-cell>
          <table:table-cell office:value-type="float" office:value="1472658">
            <text:p>1472658</text:p>
          </table:table-cell>
          <table:table-cell table:formula="of:=[.J93]/[.A93]" office:value-type="float" office:value="0.924402357177112">
            <text:p>0.92</text:p>
          </table:table-cell>
        </table:table-row>
        <table:table-row table:style-name="ro1">
          <table:table-cell office:value-type="float" office:value="3728937">
            <text:p>3728937</text:p>
          </table:table-cell>
          <table:table-cell office:value-type="float" office:value="1582152">
            <text:p>1582152</text:p>
          </table:table-cell>
          <table:table-cell table:style-name="ce9" table:formula="of:=[.B94]/[.A94]" office:value-type="float" office:value="0.424290354060688">
            <text:p>0.42</text:p>
          </table:table-cell>
          <table:table-cell table:style-name="ce10" office:value-type="float" office:value="3370137">
            <text:p>3,370,137</text:p>
          </table:table-cell>
          <table:table-cell table:style-name="ce13" office:value-type="float" office:value="353503">
            <text:p>353,503</text:p>
          </table:table-cell>
          <table:table-cell table:style-name="ce15" table:formula="of:=[.E94]/[.B94]" office:value-type="float" office:value="0.223431756240867">
            <text:p>0.22</text:p>
          </table:table-cell>
          <table:table-cell table:style-name="ce9" table:formula="of:=[.A94]/[.D94]" office:value-type="float" office:value="1.10646451464733">
            <text:p>1.11</text:p>
          </table:table-cell>
          <table:table-cell table:style-name="ce10" office:value-type="float" office:value="2963418">
            <text:p>2,963,418</text:p>
          </table:table-cell>
          <table:table-cell table:style-name="ce9" table:formula="of:=[.H94]/[.D94]" office:value-type="float" office:value="0.879316775549481">
            <text:p>0.88</text:p>
          </table:table-cell>
          <table:table-cell office:value-type="float" office:value="2714711">
            <text:p>2714711</text:p>
          </table:table-cell>
          <table:table-cell table:formula="of:=[.J94]/[.A94]" office:value-type="float" office:value="0.7280120313108">
            <text:p>0.73</text:p>
          </table:table-cell>
        </table:table-row>
        <table:table-row table:style-name="ro1">
          <table:table-cell office:value-type="float" office:value="3799605">
            <text:p>3799605</text:p>
          </table:table-cell>
          <table:table-cell office:value-type="float" office:value="1687414">
            <text:p>1687414</text:p>
          </table:table-cell>
          <table:table-cell table:style-name="ce9" table:formula="of:=[.B95]/[.A95]" office:value-type="float" office:value="0.444102479073483">
            <text:p>0.44</text:p>
          </table:table-cell>
          <table:table-cell table:style-name="ce10" office:value-type="float" office:value="3465875">
            <text:p>3,465,875</text:p>
          </table:table-cell>
          <table:table-cell table:style-name="ce13" office:value-type="float" office:value="354256">
            <text:p>354,256</text:p>
          </table:table-cell>
          <table:table-cell table:style-name="ce15" table:formula="of:=[.E95]/[.B95]" office:value-type="float" office:value="0.209940180655133">
            <text:p>0.21</text:p>
          </table:table-cell>
          <table:table-cell table:style-name="ce9" table:formula="of:=[.A95]/[.D95]" office:value-type="float" office:value="1.09629025859271">
            <text:p>1.10</text:p>
          </table:table-cell>
          <table:table-cell table:style-name="ce10" office:value-type="float" office:value="2888820">
            <text:p>2,888,820</text:p>
          </table:table-cell>
          <table:table-cell table:style-name="ce9" table:formula="of:=[.H95]/[.D95]" office:value-type="float" office:value="0.833503804955459">
            <text:p>0.83</text:p>
          </table:table-cell>
          <table:table-cell office:value-type="float" office:value="3307550">
            <text:p>3307550</text:p>
          </table:table-cell>
          <table:table-cell table:formula="of:=[.J95]/[.A95]" office:value-type="float" office:value="0.870498380752736">
            <text:p>0.87</text:p>
          </table:table-cell>
        </table:table-row>
        <table:table-row table:style-name="ro1">
          <table:table-cell office:value-type="float" office:value="3845102">
            <text:p>3845102</text:p>
          </table:table-cell>
          <table:table-cell office:value-type="float" office:value="1748077">
            <text:p>1748077</text:p>
          </table:table-cell>
          <table:table-cell table:style-name="ce9" table:formula="of:=[.B96]/[.A96]" office:value-type="float" office:value="0.454624350667421">
            <text:p>0.45</text:p>
          </table:table-cell>
          <table:table-cell table:style-name="ce10" office:value-type="float" office:value="3350338">
            <text:p>3,350,338</text:p>
          </table:table-cell>
          <table:table-cell table:style-name="ce13" office:value-type="float" office:value="357732">
            <text:p>357,732</text:p>
          </table:table-cell>
          <table:table-cell table:style-name="ce15" table:formula="of:=[.E96]/[.B96]" office:value-type="float" office:value="0.204643159311632">
            <text:p>0.20</text:p>
          </table:table-cell>
          <table:table-cell table:style-name="ce9" table:formula="of:=[.A96]/[.D96]" office:value-type="float" office:value="1.14767584643699">
            <text:p>1.15</text:p>
          </table:table-cell>
          <table:table-cell table:style-name="ce10" office:value-type="float" office:value="2663838">
            <text:p>2,663,838</text:p>
          </table:table-cell>
          <table:table-cell table:style-name="ce9" table:formula="of:=[.H96]/[.D96]" office:value-type="float" office:value="0.795095300832334">
            <text:p>0.80</text:p>
          </table:table-cell>
          <table:table-cell office:value-type="float" office:value="2958737">
            <text:p>2958737</text:p>
          </table:table-cell>
          <table:table-cell table:formula="of:=[.J96]/[.A96]" office:value-type="float" office:value="0.769482057953209">
            <text:p>0.77</text:p>
          </table:table-cell>
        </table:table-row>
        <table:table-row table:style-name="ro1">
          <table:table-cell office:value-type="float" office:value="3812886">
            <text:p>3812886</text:p>
          </table:table-cell>
          <table:table-cell office:value-type="float" office:value="1755287">
            <text:p>1755287</text:p>
          </table:table-cell>
          <table:table-cell table:style-name="ce9" table:formula="of:=[.B97]/[.A97]" office:value-type="float" office:value="0.460356538328185">
            <text:p>0.46</text:p>
          </table:table-cell>
          <table:table-cell table:style-name="ce10" office:value-type="float" office:value="3430664">
            <text:p>3,430,664</text:p>
          </table:table-cell>
          <table:table-cell table:style-name="ce13" office:value-type="float" office:value="363795">
            <text:p>363,795</text:p>
          </table:table-cell>
          <table:table-cell table:style-name="ce15" table:formula="of:=[.E97]/[.B97]" office:value-type="float" office:value="0.207256705028864">
            <text:p>0.21</text:p>
          </table:table-cell>
          <table:table-cell table:style-name="ce9" table:formula="of:=[.A97]/[.D97]" office:value-type="float" office:value="1.11141341734428">
            <text:p>1.11</text:p>
          </table:table-cell>
          <table:table-cell table:style-name="ce10" office:value-type="float" office:value="2934244">
            <text:p>2,934,244</text:p>
          </table:table-cell>
          <table:table-cell table:style-name="ce9" table:formula="of:=[.H97]/[.D97]" office:value-type="float" office:value="0.855299149086008">
            <text:p>0.86</text:p>
          </table:table-cell>
          <table:table-cell office:value-type="float" office:value="2837681">
            <text:p>2837681</text:p>
          </table:table-cell>
          <table:table-cell table:formula="of:=[.J97]/[.A97]" office:value-type="float" office:value="0.744234419806939">
            <text:p>0.74</text:p>
          </table:table-cell>
        </table:table-row>
        <table:table-row table:style-name="ro1">
          <table:table-cell office:value-type="float" office:value="3437142">
            <text:p>3437142</text:p>
          </table:table-cell>
          <table:table-cell office:value-type="float" office:value="1672988">
            <text:p>1672988</text:p>
          </table:table-cell>
          <table:table-cell table:style-name="ce9" table:formula="of:=[.B98]/[.A98]" office:value-type="float" office:value="0.486738109743502">
            <text:p>0.49</text:p>
          </table:table-cell>
          <table:table-cell table:style-name="ce10" office:value-type="float" office:value="3163377">
            <text:p>3,163,377</text:p>
          </table:table-cell>
          <table:table-cell table:style-name="ce13" office:value-type="float" office:value="345293">
            <text:p>345,293</text:p>
          </table:table-cell>
          <table:table-cell table:style-name="ce15" table:formula="of:=[.E98]/[.B98]" office:value-type="float" office:value="0.206392992657449">
            <text:p>0.21</text:p>
          </table:table-cell>
          <table:table-cell table:style-name="ce9" table:formula="of:=[.A98]/[.D98]" office:value-type="float" office:value="1.08654200874572">
            <text:p>1.09</text:p>
          </table:table-cell>
          <table:table-cell table:style-name="ce10" office:value-type="float" office:value="2702284">
            <text:p>2,702,284</text:p>
          </table:table-cell>
          <table:table-cell table:style-name="ce9" table:formula="of:=[.H98]/[.D98]" office:value-type="float" office:value="0.854240262858331">
            <text:p>0.85</text:p>
          </table:table-cell>
          <table:table-cell office:value-type="float" office:value="3011494">
            <text:p>3011494</text:p>
          </table:table-cell>
          <table:table-cell table:formula="of:=[.J98]/[.A98]" office:value-type="float" office:value="0.876162230131894">
            <text:p>0.88</text:p>
          </table:table-cell>
        </table:table-row>
        <table:table-row table:style-name="ro1">
          <table:table-cell office:value-type="float" office:value="2583832">
            <text:p>2583832</text:p>
          </table:table-cell>
          <table:table-cell office:value-type="float" office:value="1418350">
            <text:p>1418350</text:p>
          </table:table-cell>
          <table:table-cell table:style-name="ce9" table:formula="of:=[.B99]/[.A99]" office:value-type="float" office:value="0.548932747949557">
            <text:p>0.55</text:p>
          </table:table-cell>
          <table:table-cell table:style-name="ce10" office:value-type="float" office:value="2425190">
            <text:p>2,425,190</text:p>
          </table:table-cell>
          <table:table-cell table:style-name="ce13" office:value-type="float" office:value="347791">
            <text:p>347,791</text:p>
          </table:table-cell>
          <table:table-cell table:style-name="ce15" table:formula="of:=[.E99]/[.B99]" office:value-type="float" office:value="0.245208164416399">
            <text:p>0.25</text:p>
          </table:table-cell>
          <table:table-cell table:style-name="ce9" table:formula="of:=[.A99]/[.D99]" office:value-type="float" office:value="1.06541425620261">
            <text:p>1.07</text:p>
          </table:table-cell>
          <table:table-cell table:style-name="ce10" office:value-type="float" office:value="2196544">
            <text:p>2,196,544</text:p>
          </table:table-cell>
          <table:table-cell table:style-name="ce9" table:formula="of:=[.H99]/[.D99]" office:value-type="float" office:value="0.905720376547817">
            <text:p>0.91</text:p>
          </table:table-cell>
          <table:table-cell office:value-type="float" office:value="2151338">
            <text:p>2151338</text:p>
          </table:table-cell>
          <table:table-cell table:formula="of:=[.J99]/[.A99]" office:value-type="float" office:value="0.832615278392713">
            <text:p>0.83</text:p>
          </table:table-cell>
        </table:table-row>
        <table:table-row table:style-name="ro1">
          <table:table-cell office:value-type="float" office:value="1801181">
            <text:p>1801181</text:p>
          </table:table-cell>
          <table:table-cell office:value-type="float" office:value="1181493">
            <text:p>1181493</text:p>
          </table:table-cell>
          <table:table-cell table:style-name="ce9" table:formula="of:=[.B100]/[.A100]" office:value-type="float" office:value="0.655954620884853">
            <text:p>0.66</text:p>
          </table:table-cell>
          <table:table-cell table:style-name="ce10" office:value-type="float" office:value="1700379">
            <text:p>1,700,379</text:p>
          </table:table-cell>
          <table:table-cell table:style-name="ce13" office:value-type="float" office:value="239866">
            <text:p>239,866</text:p>
          </table:table-cell>
          <table:table-cell table:style-name="ce15" table:formula="of:=[.E100]/[.B100]" office:value-type="float" office:value="0.203019400030301">
            <text:p>0.20</text:p>
          </table:table-cell>
          <table:table-cell table:style-name="ce9" table:formula="of:=[.A100]/[.D100]" office:value-type="float" office:value="1.0592820777015">
            <text:p>1.06</text:p>
          </table:table-cell>
          <table:table-cell table:style-name="ce10" office:value-type="float" office:value="1641023">
            <text:p>1,641,023</text:p>
          </table:table-cell>
          <table:table-cell table:style-name="ce9" table:formula="of:=[.H100]/[.D100]" office:value-type="float" office:value="0.9650924882041">
            <text:p>0.97</text:p>
          </table:table-cell>
          <table:table-cell office:value-type="float" office:value="1609077">
            <text:p>1609077</text:p>
          </table:table-cell>
          <table:table-cell table:formula="of:=[.J100]/[.A100]" office:value-type="float" office:value="0.893345532736577">
            <text:p>0.89</text:p>
          </table:table-cell>
        </table:table-row>
        <table:table-row table:style-name="ro1">
          <table:table-cell office:value-type="float" office:value="1578643">
            <text:p>1578643</text:p>
          </table:table-cell>
          <table:table-cell office:value-type="float" office:value="1062459">
            <text:p>1062459</text:p>
          </table:table-cell>
          <table:table-cell table:style-name="ce9" table:formula="of:=[.B101]/[.A101]" office:value-type="float" office:value="0.673020435906028">
            <text:p>0.67</text:p>
          </table:table-cell>
          <table:table-cell table:style-name="ce10" office:value-type="float" office:value="1546092">
            <text:p>1,546,092</text:p>
          </table:table-cell>
          <table:table-cell table:style-name="ce13" office:value-type="float" office:value="332521">
            <text:p>332,521</text:p>
          </table:table-cell>
          <table:table-cell table:style-name="ce15" table:formula="of:=[.E101]/[.B101]" office:value-type="float" office:value="0.31297301825294">
            <text:p>0.31</text:p>
          </table:table-cell>
          <table:table-cell table:style-name="ce9" table:formula="of:=[.A101]/[.D101]" office:value-type="float" office:value="1.02105372772125">
            <text:p>1.02</text:p>
          </table:table-cell>
          <table:table-cell table:style-name="ce10" office:value-type="float" office:value="1467703">
            <text:p>1,467,703</text:p>
          </table:table-cell>
          <table:table-cell table:style-name="ce9" table:formula="of:=[.H101]/[.D101]" office:value-type="float" office:value="0.949298618710917">
            <text:p>0.95</text:p>
          </table:table-cell>
          <table:table-cell office:value-type="float" office:value="1521193">
            <text:p>1521193</text:p>
          </table:table-cell>
          <table:table-cell table:formula="of:=[.J101]/[.A101]" office:value-type="float" office:value="0.963607984832543">
            <text:p>0.96</text:p>
          </table:table-cell>
        </table:table-row>
        <table:table-row table:style-name="ro1">
          <table:table-cell office:value-type="float" office:value="1567427">
            <text:p>1567427</text:p>
          </table:table-cell>
          <table:table-cell office:value-type="float" office:value="1047775">
            <text:p>1047775</text:p>
          </table:table-cell>
          <table:table-cell table:style-name="ce9" table:formula="of:=[.B102]/[.A102]" office:value-type="float" office:value="0.668468132806185">
            <text:p>0.67</text:p>
          </table:table-cell>
          <table:table-cell table:style-name="ce10" office:value-type="float" office:value="1535417">
            <text:p>1,535,417</text:p>
          </table:table-cell>
          <table:table-cell table:style-name="ce13" office:value-type="float" office:value="326953">
            <text:p>326,953</text:p>
          </table:table-cell>
          <table:table-cell table:style-name="ce15" table:formula="of:=[.E102]/[.B102]" office:value-type="float" office:value="0.312045047839469">
            <text:p>0.31</text:p>
          </table:table-cell>
          <table:table-cell table:style-name="ce9" table:formula="of:=[.A102]/[.D102]" office:value-type="float" office:value="1.02084775666806">
            <text:p>1.02</text:p>
          </table:table-cell>
          <table:table-cell table:style-name="ce10" office:value-type="float" office:value="1442446">
            <text:p>1,442,446</text:p>
          </table:table-cell>
          <table:table-cell table:style-name="ce9" table:formula="of:=[.H102]/[.D102]" office:value-type="float" office:value="0.93944902264336">
            <text:p>0.94</text:p>
          </table:table-cell>
          <table:table-cell office:value-type="float" office:value="1486887">
            <text:p>1486887</text:p>
          </table:table-cell>
          <table:table-cell table:formula="of:=[.J102]/[.A102]" office:value-type="float" office:value="0.94861642679372">
            <text:p>0.95</text:p>
          </table:table-cell>
        </table:table-row>
        <table:table-row table:style-name="ro1">
          <table:table-cell office:value-type="float" office:value="3692590">
            <text:p>3692590</text:p>
          </table:table-cell>
          <table:table-cell office:value-type="float" office:value="1586461">
            <text:p>1586461</text:p>
          </table:table-cell>
          <table:table-cell table:style-name="ce9" table:formula="of:=[.B103]/[.A103]" office:value-type="float" office:value="0.429633671758847">
            <text:p>0.43</text:p>
          </table:table-cell>
          <table:table-cell table:style-name="ce10" office:value-type="float" office:value="3534843">
            <text:p>3,534,843</text:p>
          </table:table-cell>
          <table:table-cell table:style-name="ce13" office:value-type="float" office:value="228926">
            <text:p>228,926</text:p>
          </table:table-cell>
          <table:table-cell table:style-name="ce15" table:formula="of:=[.E103]/[.B103]" office:value-type="float" office:value="0.144299796843414">
            <text:p>0.14</text:p>
          </table:table-cell>
          <table:table-cell table:style-name="ce9" table:formula="of:=[.A103]/[.D103]" office:value-type="float" office:value="1.04462631013598">
            <text:p>1.04</text:p>
          </table:table-cell>
          <table:table-cell table:style-name="ce10" office:value-type="float" office:value="2912259">
            <text:p>2,912,259</text:p>
          </table:table-cell>
          <table:table-cell table:style-name="ce9" table:formula="of:=[.H103]/[.D103]" office:value-type="float" office:value="0.823872234212382">
            <text:p>0.82</text:p>
          </table:table-cell>
          <table:table-cell office:value-type="float" office:value="3163854">
            <text:p>3163854</text:p>
          </table:table-cell>
          <table:table-cell table:formula="of:=[.J103]/[.A103]" office:value-type="float" office:value="0.856811614611966">
            <text:p>0.86</text:p>
          </table:table-cell>
        </table:table-row>
        <table:table-row table:style-name="ro1">
          <table:table-cell office:value-type="float" office:value="3789751">
            <text:p>3789751</text:p>
          </table:table-cell>
          <table:table-cell office:value-type="float" office:value="1685076">
            <text:p>1685076</text:p>
          </table:table-cell>
          <table:table-cell table:style-name="ce9" table:formula="of:=[.B104]/[.A104]" office:value-type="float" office:value="0.444640294309573">
            <text:p>0.44</text:p>
          </table:table-cell>
          <table:table-cell table:style-name="ce10" office:value-type="float" office:value="3642798">
            <text:p>3,642,798</text:p>
          </table:table-cell>
          <table:table-cell table:style-name="ce13" office:value-type="float" office:value="361462">
            <text:p>361,462</text:p>
          </table:table-cell>
          <table:table-cell table:style-name="ce15" table:formula="of:=[.E104]/[.B104]" office:value-type="float" office:value="0.214507832287683">
            <text:p>0.21</text:p>
          </table:table-cell>
          <table:table-cell table:style-name="ce9" table:formula="of:=[.A104]/[.D104]" office:value-type="float" office:value="1.04034069415872">
            <text:p>1.04</text:p>
          </table:table-cell>
          <table:table-cell table:style-name="ce10" office:value-type="float" office:value="2809989">
            <text:p>2,809,989</text:p>
          </table:table-cell>
          <table:table-cell table:style-name="ce9" table:formula="of:=[.H104]/[.D104]" office:value-type="float" office:value="0.771382053026273">
            <text:p>0.77</text:p>
          </table:table-cell>
          <table:table-cell office:value-type="float" office:value="3277540">
            <text:p>3277540</text:p>
          </table:table-cell>
          <table:table-cell table:formula="of:=[.J104]/[.A104]" office:value-type="float" office:value="0.864843099190422">
            <text:p>0.86</text:p>
          </table:table-cell>
        </table:table-row>
        <table:table-row table:style-name="ro1">
          <table:table-cell office:value-type="float" office:value="3720151">
            <text:p>3720151</text:p>
          </table:table-cell>
          <table:table-cell office:value-type="float" office:value="1734659">
            <text:p>1734659</text:p>
          </table:table-cell>
          <table:table-cell table:style-name="ce9" table:formula="of:=[.B105]/[.A105]" office:value-type="float" office:value="0.466287255544197">
            <text:p>0.47</text:p>
          </table:table-cell>
          <table:table-cell table:style-name="ce10" office:value-type="float" office:value="3686128">
            <text:p>3,686,128</text:p>
          </table:table-cell>
          <table:table-cell table:style-name="ce13" office:value-type="float" office:value="304152">
            <text:p>304,152</text:p>
          </table:table-cell>
          <table:table-cell table:style-name="ce15" table:formula="of:=[.E105]/[.B105]" office:value-type="float" office:value="0.175338207682317">
            <text:p>0.18</text:p>
          </table:table-cell>
          <table:table-cell table:style-name="ce9" table:formula="of:=[.A105]/[.D105]" office:value-type="float" office:value="1.00923001046084">
            <text:p>1.01</text:p>
          </table:table-cell>
          <table:table-cell table:style-name="ce10" office:value-type="float" office:value="2936134">
            <text:p>2,936,134</text:p>
          </table:table-cell>
          <table:table-cell table:style-name="ce9" table:formula="of:=[.H105]/[.D105]" office:value-type="float" office:value="0.796536094243065">
            <text:p>0.80</text:p>
          </table:table-cell>
          <table:table-cell office:value-type="float" office:value="2932525">
            <text:p>2932525</text:p>
          </table:table-cell>
          <table:table-cell table:formula="of:=[.J105]/[.A105]" office:value-type="float" office:value="0.788281174608235">
            <text:p>0.79</text:p>
          </table:table-cell>
        </table:table-row>
        <table:table-row table:style-name="ro1">
          <table:table-cell office:value-type="float" office:value="3767184">
            <text:p>3767184</text:p>
          </table:table-cell>
          <table:table-cell office:value-type="float" office:value="1753951">
            <text:p>1753951</text:p>
          </table:table-cell>
          <table:table-cell table:style-name="ce9" table:formula="of:=[.B106]/[.A106]" office:value-type="float" office:value="0.465586761888987">
            <text:p>0.47</text:p>
          </table:table-cell>
          <table:table-cell table:style-name="ce10" office:value-type="float" office:value="3695171">
            <text:p>3,695,171</text:p>
          </table:table-cell>
          <table:table-cell table:style-name="ce13" office:value-type="float" office:value="231461">
            <text:p>231,461</text:p>
          </table:table-cell>
          <table:table-cell table:style-name="ce15" table:formula="of:=[.E106]/[.B106]" office:value-type="float" office:value="0.13196548820349">
            <text:p>0.13</text:p>
          </table:table-cell>
          <table:table-cell table:style-name="ce9" table:formula="of:=[.A106]/[.D106]" office:value-type="float" office:value="1.01948840797895">
            <text:p>1.02</text:p>
          </table:table-cell>
          <table:table-cell table:style-name="ce10" office:value-type="float" office:value="3038087">
            <text:p>3,038,087</text:p>
          </table:table-cell>
          <table:table-cell table:style-name="ce9" table:formula="of:=[.H106]/[.D106]" office:value-type="float" office:value="0.822177647529708">
            <text:p>0.82</text:p>
          </table:table-cell>
          <table:table-cell office:value-type="float" office:value="3315088">
            <text:p>3315088</text:p>
          </table:table-cell>
          <table:table-cell table:formula="of:=[.J106]/[.A106]" office:value-type="float" office:value="0.879990995926931">
            <text:p>0.88</text:p>
          </table:table-cell>
        </table:table-row>
        <table:table-row table:style-name="ro1">
          <table:table-cell office:value-type="float" office:value="3698726">
            <text:p>3698726</text:p>
          </table:table-cell>
          <table:table-cell office:value-type="float" office:value="1679176">
            <text:p>1679176</text:p>
          </table:table-cell>
          <table:table-cell table:style-name="ce9" table:formula="of:=[.B107]/[.A107]" office:value-type="float" office:value="0.453987670349196">
            <text:p>0.45</text:p>
          </table:table-cell>
          <table:table-cell table:style-name="ce10" office:value-type="float" office:value="3582362">
            <text:p>3,582,362</text:p>
          </table:table-cell>
          <table:table-cell table:style-name="ce13" office:value-type="float" office:value="228817">
            <text:p>228,817</text:p>
          </table:table-cell>
          <table:table-cell table:style-name="ce15" table:formula="of:=[.E107]/[.B107]" office:value-type="float" office:value="0.136267431168621">
            <text:p>0.14</text:p>
          </table:table-cell>
          <table:table-cell table:style-name="ce9" table:formula="of:=[.A107]/[.D107]" office:value-type="float" office:value="1.03248247943675">
            <text:p>1.03</text:p>
          </table:table-cell>
          <table:table-cell table:style-name="ce10" office:value-type="float" office:value="2698121">
            <text:p>2,698,121</text:p>
          </table:table-cell>
          <table:table-cell table:style-name="ce9" table:formula="of:=[.H107]/[.D107]" office:value-type="float" office:value="0.753168161118279">
            <text:p>0.75</text:p>
          </table:table-cell>
          <table:table-cell office:value-type="float" office:value="3017525">
            <text:p>3017525</text:p>
          </table:table-cell>
          <table:table-cell table:formula="of:=[.J107]/[.A107]" office:value-type="float" office:value="0.815828206793366">
            <text:p>0.82</text:p>
          </table:table-cell>
        </table:table-row>
        <table:table-row table:style-name="ro1">
          <table:table-cell office:value-type="float" office:value="2613705">
            <text:p>2613705</text:p>
          </table:table-cell>
          <table:table-cell office:value-type="float" office:value="1411126">
            <text:p>1411126</text:p>
          </table:table-cell>
          <table:table-cell table:style-name="ce9" table:formula="of:=[.B108]/[.A108]" office:value-type="float" office:value="0.539894900151318">
            <text:p>0.54</text:p>
          </table:table-cell>
          <table:table-cell table:style-name="ce10" office:value-type="float" office:value="2519402">
            <text:p>2,519,402</text:p>
          </table:table-cell>
          <table:table-cell table:style-name="ce13" office:value-type="float" office:value="223753">
            <text:p>223,753</text:p>
          </table:table-cell>
          <table:table-cell table:style-name="ce15" table:formula="of:=[.E108]/[.B108]" office:value-type="float" office:value="0.158563445078611">
            <text:p>0.16</text:p>
          </table:table-cell>
          <table:table-cell table:style-name="ce9" table:formula="of:=[.A108]/[.D108]" office:value-type="float" office:value="1.03743070776319">
            <text:p>1.04</text:p>
          </table:table-cell>
          <table:table-cell table:style-name="ce10" office:value-type="float" office:value="2259398">
            <text:p>2,259,398</text:p>
          </table:table-cell>
          <table:table-cell table:style-name="ce9" table:formula="of:=[.H108]/[.D108]" office:value-type="float" office:value="0.896799319838597">
            <text:p>0.90</text:p>
          </table:table-cell>
          <table:table-cell office:value-type="float" office:value="2237713">
            <text:p>2237713</text:p>
          </table:table-cell>
          <table:table-cell table:formula="of:=[.J108]/[.A108]" office:value-type="float" office:value="0.856145969036291">
            <text:p>0.86</text:p>
          </table:table-cell>
        </table:table-row>
        <table:table-row table:style-name="ro1">
          <table:table-cell office:value-type="float" office:value="1822774">
            <text:p>1822774</text:p>
          </table:table-cell>
          <table:table-cell office:value-type="float" office:value="1153853">
            <text:p>1153853</text:p>
          </table:table-cell>
          <table:table-cell table:style-name="ce9" table:formula="of:=[.B109]/[.A109]" office:value-type="float" office:value="0.633020330551127">
            <text:p>0.63</text:p>
          </table:table-cell>
          <table:table-cell table:style-name="ce10" office:value-type="float" office:value="1777317">
            <text:p>1,777,317</text:p>
          </table:table-cell>
          <table:table-cell table:style-name="ce13" office:value-type="float" office:value="209552">
            <text:p>209,552</text:p>
          </table:table-cell>
          <table:table-cell table:style-name="ce15" table:formula="of:=[.E109]/[.B109]" office:value-type="float" office:value="0.181610655776776">
            <text:p>0.18</text:p>
          </table:table-cell>
          <table:table-cell table:style-name="ce9" table:formula="of:=[.A109]/[.D109]" office:value-type="float" office:value="1.02557619152914">
            <text:p>1.03</text:p>
          </table:table-cell>
          <table:table-cell table:style-name="ce10" office:value-type="float" office:value="1665801">
            <text:p>1,665,801</text:p>
          </table:table-cell>
          <table:table-cell table:style-name="ce9" table:formula="of:=[.H109]/[.D109]" office:value-type="float" office:value="0.93725598753627">
            <text:p>0.94</text:p>
          </table:table-cell>
          <table:table-cell office:value-type="float" office:value="1612973">
            <text:p>1612973</text:p>
          </table:table-cell>
          <table:table-cell table:formula="of:=[.J109]/[.A109]" office:value-type="float" office:value="0.884900157671768">
            <text:p>0.88</text:p>
          </table:table-cell>
        </table:table-row>
        <table:table-row table:style-name="ro1">
          <table:table-cell office:value-type="float" office:value="1577487">
            <text:p>1577487</text:p>
          </table:table-cell>
          <table:table-cell office:value-type="float" office:value="1048445">
            <text:p>1048445</text:p>
          </table:table-cell>
          <table:table-cell table:style-name="ce9" table:formula="of:=[.B110]/[.A110]" office:value-type="float" office:value="0.66462988284531">
            <text:p>0.66</text:p>
          </table:table-cell>
          <table:table-cell table:style-name="ce10" office:value-type="float" office:value="1538618">
            <text:p>1,538,618</text:p>
          </table:table-cell>
          <table:table-cell table:style-name="ce13" office:value-type="float" office:value="207360">
            <text:p>207,360</text:p>
          </table:table-cell>
          <table:table-cell table:style-name="ce15" table:formula="of:=[.E110]/[.B110]" office:value-type="float" office:value="0.197778614996495">
            <text:p>0.20</text:p>
          </table:table-cell>
          <table:table-cell table:style-name="ce9" table:formula="of:=[.A110]/[.D110]" office:value-type="float" office:value="1.02526228082604">
            <text:p>1.03</text:p>
          </table:table-cell>
          <table:table-cell table:style-name="ce10" office:value-type="float" office:value="1477035">
            <text:p>1,477,035</text:p>
          </table:table-cell>
          <table:table-cell table:style-name="ce9" table:formula="of:=[.H110]/[.D110]" office:value-type="float" office:value="0.959975120530242">
            <text:p>0.96</text:p>
          </table:table-cell>
          <table:table-cell office:value-type="float" office:value="1486598">
            <text:p>1486598</text:p>
          </table:table-cell>
          <table:table-cell table:formula="of:=[.J110]/[.A110]" office:value-type="float" office:value="0.942383677329829">
            <text:p>0.94</text:p>
          </table:table-cell>
        </table:table-row>
        <table:table-row table:style-name="ro1">
          <table:table-cell office:value-type="float" office:value="1556474">
            <text:p>1556474</text:p>
          </table:table-cell>
          <table:table-cell office:value-type="float" office:value="1041890">
            <text:p>1041890</text:p>
          </table:table-cell>
          <table:table-cell table:style-name="ce9" table:formula="of:=[.B111]/[.A111]" office:value-type="float" office:value="0.669391200880966">
            <text:p>0.67</text:p>
          </table:table-cell>
          <table:table-cell table:style-name="ce10" office:value-type="float" office:value="1523418">
            <text:p>1,523,418</text:p>
          </table:table-cell>
          <table:table-cell table:style-name="ce13" office:value-type="float" office:value="204643">
            <text:p>204,643</text:p>
          </table:table-cell>
          <table:table-cell table:style-name="ce15" table:formula="of:=[.E111]/[.B111]" office:value-type="float" office:value="0.196415168587855">
            <text:p>0.20</text:p>
          </table:table-cell>
          <table:table-cell table:style-name="ce9" table:formula="of:=[.A111]/[.D111]" office:value-type="float" office:value="1.02169857517766">
            <text:p>1.02</text:p>
          </table:table-cell>
          <table:table-cell table:style-name="ce10" office:value-type="float" office:value="1442951">
            <text:p>1,442,951</text:p>
          </table:table-cell>
          <table:table-cell table:style-name="ce9" table:formula="of:=[.H111]/[.D111]" office:value-type="float" office:value="0.947179959800921">
            <text:p>0.95</text:p>
          </table:table-cell>
          <table:table-cell office:value-type="float" office:value="1374381">
            <text:p>1374381</text:p>
          </table:table-cell>
          <table:table-cell table:formula="of:=[.J111]/[.A111]" office:value-type="float" office:value="0.883009288944113">
            <text:p>0.88</text:p>
          </table:table-cell>
        </table:table-row>
        <table:table-row table:style-name="ro1">
          <table:table-cell office:value-type="float" office:value="3794405">
            <text:p>3794405</text:p>
          </table:table-cell>
          <table:table-cell office:value-type="float" office:value="1581352">
            <text:p>1581352</text:p>
          </table:table-cell>
          <table:table-cell table:style-name="ce9" table:formula="of:=[.B112]/[.A112]" office:value-type="float" office:value="0.416758885780511">
            <text:p>0.42</text:p>
          </table:table-cell>
          <table:table-cell table:style-name="ce10" office:value-type="float" office:value="3612087">
            <text:p>3,612,087</text:p>
          </table:table-cell>
          <table:table-cell table:style-name="ce13" office:value-type="float" office:value="223833">
            <text:p>223,833</text:p>
          </table:table-cell>
          <table:table-cell table:style-name="ce15" table:formula="of:=[.E112]/[.B112]" office:value-type="float" office:value="0.141545335889796">
            <text:p>0.14</text:p>
          </table:table-cell>
          <table:table-cell table:style-name="ce9" table:formula="of:=[.A112]/[.D112]" office:value-type="float" office:value="1.05047442102031">
            <text:p>1.05</text:p>
          </table:table-cell>
          <table:table-cell table:style-name="ce10" office:value-type="float" office:value="2999602">
            <text:p>2,999,602</text:p>
          </table:table-cell>
          <table:table-cell table:style-name="ce9" table:formula="of:=[.H112]/[.D112]" office:value-type="float" office:value="0.830434593629666">
            <text:p>0.83</text:p>
          </table:table-cell>
          <table:table-cell office:value-type="float" office:value="3418049">
            <text:p>3418049</text:p>
          </table:table-cell>
          <table:table-cell table:formula="of:=[.J112]/[.A112]" office:value-type="float" office:value="0.900812907425538">
            <text:p>0.9</text:p>
          </table:table-cell>
        </table:table-row>
        <table:table-row table:style-name="ro1">
          <table:table-cell office:value-type="float" office:value="3832014">
            <text:p>3832014</text:p>
          </table:table-cell>
          <table:table-cell office:value-type="float" office:value="1671113">
            <text:p>1671113</text:p>
          </table:table-cell>
          <table:table-cell table:style-name="ce9" table:formula="of:=[.B113]/[.A113]" office:value-type="float" office:value="0.436092613440348">
            <text:p>0.44</text:p>
          </table:table-cell>
          <table:table-cell table:style-name="ce10" office:value-type="float" office:value="3790833">
            <text:p>3,790,833</text:p>
          </table:table-cell>
          <table:table-cell table:style-name="ce13" office:value-type="float" office:value="235488">
            <text:p>235,488</text:p>
          </table:table-cell>
          <table:table-cell table:style-name="ce15" table:formula="of:=[.E113]/[.B113]" office:value-type="float" office:value="0.140916861995568">
            <text:p>0.14</text:p>
          </table:table-cell>
          <table:table-cell table:style-name="ce9" table:formula="of:=[.A113]/[.D113]" office:value-type="float" office:value="1.01086331157294">
            <text:p>1.01</text:p>
          </table:table-cell>
          <table:table-cell table:style-name="ce10" office:value-type="float" office:value="3043833">
            <text:p>3,043,833</text:p>
          </table:table-cell>
          <table:table-cell table:style-name="ce9" table:formula="of:=[.H113]/[.D113]" office:value-type="float" office:value="0.802945685024901">
            <text:p>0.80</text:p>
          </table:table-cell>
          <table:table-cell office:value-type="float" office:value="3186776">
            <text:p>3186776</text:p>
          </table:table-cell>
          <table:table-cell table:formula="of:=[.J113]/[.A113]" office:value-type="float" office:value="0.831619091161984">
            <text:p>0.83</text:p>
          </table:table-cell>
        </table:table-row>
        <table:table-row table:style-name="ro1">
          <table:table-cell office:value-type="float" office:value="3865520">
            <text:p>3865520</text:p>
          </table:table-cell>
          <table:table-cell office:value-type="float" office:value="1730784">
            <text:p>1730784</text:p>
          </table:table-cell>
          <table:table-cell table:style-name="ce9" table:formula="of:=[.B114]/[.A114]" office:value-type="float" office:value="0.44774933256069">
            <text:p>0.45</text:p>
          </table:table-cell>
          <table:table-cell table:style-name="ce10" office:value-type="float" office:value="3793187">
            <text:p>3,793,187</text:p>
          </table:table-cell>
          <table:table-cell table:style-name="ce13" office:value-type="float" office:value="236070">
            <text:p>236,070</text:p>
          </table:table-cell>
          <table:table-cell table:style-name="ce15" table:formula="of:=[.E114]/[.B114]" office:value-type="float" office:value="0.136394836097399">
            <text:p>0.14</text:p>
          </table:table-cell>
          <table:table-cell table:style-name="ce9" table:formula="of:=[.A114]/[.D114]" office:value-type="float" office:value="1.01906918904868">
            <text:p>1.02</text:p>
          </table:table-cell>
          <table:table-cell table:style-name="ce10" office:value-type="float" office:value="3104610">
            <text:p>3,104,610</text:p>
          </table:table-cell>
          <table:table-cell table:style-name="ce9" table:formula="of:=[.H114]/[.D114]" office:value-type="float" office:value="0.818470062245811">
            <text:p>0.82</text:p>
          </table:table-cell>
          <table:table-cell office:value-type="float" office:value="3442691">
            <text:p>3442691</text:p>
          </table:table-cell>
          <table:table-cell table:formula="of:=[.J114]/[.A114]" office:value-type="float" office:value="0.890615234172893">
            <text:p>0.89</text:p>
          </table:table-cell>
        </table:table-row>
        <table:table-row table:style-name="ro1">
          <table:table-cell office:value-type="float" office:value="3843911">
            <text:p>3843911</text:p>
          </table:table-cell>
          <table:table-cell office:value-type="float" office:value="1742006">
            <text:p>1742006</text:p>
          </table:table-cell>
          <table:table-cell table:style-name="ce9" table:formula="of:=[.B115]/[.A115]" office:value-type="float" office:value="0.453185830785364">
            <text:p>0.45</text:p>
          </table:table-cell>
          <table:table-cell table:style-name="ce10" office:value-type="float" office:value="3822622">
            <text:p>3,822,622</text:p>
          </table:table-cell>
          <table:table-cell table:style-name="ce13" office:value-type="float" office:value="232549">
            <text:p>232,549</text:p>
          </table:table-cell>
          <table:table-cell table:style-name="ce15" table:formula="of:=[.E115]/[.B115]" office:value-type="float" office:value="0.133494947778595">
            <text:p>0.13</text:p>
          </table:table-cell>
          <table:table-cell table:style-name="ce9" table:formula="of:=[.A115]/[.D115]" office:value-type="float" office:value="1.0055692140107">
            <text:p>1.01</text:p>
          </table:table-cell>
          <table:table-cell table:style-name="ce10" office:value-type="float" office:value="3090959">
            <text:p>3,090,959</text:p>
          </table:table-cell>
          <table:table-cell table:style-name="ce9" table:formula="of:=[.H115]/[.D115]" office:value-type="float" office:value="0.808596560162109">
            <text:p>0.81</text:p>
          </table:table-cell>
          <table:table-cell office:value-type="float" office:value="3248139">
            <text:p>3248139</text:p>
          </table:table-cell>
          <table:table-cell table:formula="of:=[.J115]/[.A115]" office:value-type="float" office:value="0.845008898489065">
            <text:p>0.85</text:p>
          </table:table-cell>
        </table:table-row>
        <table:table-row table:style-name="ro1">
          <table:table-cell office:value-type="float" office:value="3712624">
            <text:p>3712624</text:p>
          </table:table-cell>
          <table:table-cell office:value-type="float" office:value="1674638">
            <text:p>1674638</text:p>
          </table:table-cell>
          <table:table-cell table:style-name="ce9" table:formula="of:=[.B116]/[.A116]" office:value-type="float" office:value="0.451065876856908">
            <text:p>0.45</text:p>
          </table:table-cell>
          <table:table-cell table:style-name="ce10" office:value-type="float" office:value="3667327">
            <text:p>3,667,327</text:p>
          </table:table-cell>
          <table:table-cell table:style-name="ce13" office:value-type="float" office:value="229889">
            <text:p>229,889</text:p>
          </table:table-cell>
          <table:table-cell table:style-name="ce15" table:formula="of:=[.E116]/[.B116]" office:value-type="float" office:value="0.137276832366159">
            <text:p>0.14</text:p>
          </table:table-cell>
          <table:table-cell table:style-name="ce9" table:formula="of:=[.A116]/[.D116]" office:value-type="float" office:value="1.01235150287935">
            <text:p>1.01</text:p>
          </table:table-cell>
          <table:table-cell table:style-name="ce10" office:value-type="float" office:value="2987363">
            <text:p>2,987,363</text:p>
          </table:table-cell>
          <table:table-cell table:style-name="ce9" table:formula="of:=[.H116]/[.D116]" office:value-type="float" office:value="0.814588663623396">
            <text:p>0.81</text:p>
          </table:table-cell>
          <table:table-cell office:value-type="float" office:value="3142009">
            <text:p>3142009</text:p>
          </table:table-cell>
          <table:table-cell table:formula="of:=[.J116]/[.A116]" office:value-type="float" office:value="0.846304123444766">
            <text:p>0.85</text:p>
          </table:table-cell>
        </table:table-row>
        <table:table-row table:style-name="ro1">
          <table:table-cell office:value-type="float" office:value="2636568">
            <text:p>2636568</text:p>
          </table:table-cell>
          <table:table-cell office:value-type="float" office:value="1415715">
            <text:p>1415715</text:p>
          </table:table-cell>
          <table:table-cell table:style-name="ce9" table:formula="of:=[.B117]/[.A117]" office:value-type="float" office:value="0.536953721656335">
            <text:p>0.54</text:p>
          </table:table-cell>
          <table:table-cell table:style-name="ce10" office:value-type="float" office:value="2533332">
            <text:p>2,533,332</text:p>
          </table:table-cell>
          <table:table-cell table:style-name="ce13" office:value-type="float" office:value="214094">
            <text:p>214,094</text:p>
          </table:table-cell>
          <table:table-cell table:style-name="ce15" table:formula="of:=[.E117]/[.B117]" office:value-type="float" office:value="0.151226765274084">
            <text:p>0.15</text:p>
          </table:table-cell>
          <table:table-cell table:style-name="ce9" table:formula="of:=[.A117]/[.D117]" office:value-type="float" office:value="1.04075107407951">
            <text:p>1.04</text:p>
          </table:table-cell>
          <table:table-cell table:style-name="ce10" office:value-type="float" office:value="2302965">
            <text:p>2,302,965</text:p>
          </table:table-cell>
          <table:table-cell table:style-name="ce9" table:formula="of:=[.H117]/[.D117]" office:value-type="float" office:value="0.909065610034532">
            <text:p>0.91</text:p>
          </table:table-cell>
          <table:table-cell office:value-type="float" office:value="2276759">
            <text:p>2276759</text:p>
          </table:table-cell>
          <table:table-cell table:formula="of:=[.J117]/[.A117]" office:value-type="float" office:value="0.863531302814871">
            <text:p>0.86</text:p>
          </table:table-cell>
        </table:table-row>
        <table:table-row table:style-name="ro1">
          <table:table-cell office:value-type="float" office:value="1816183">
            <text:p>1816183</text:p>
          </table:table-cell>
          <table:table-cell office:value-type="float" office:value="1149673">
            <text:p>1149673</text:p>
          </table:table-cell>
          <table:table-cell table:style-name="ce9" table:formula="of:=[.B118]/[.A118]" office:value-type="float" office:value="0.633016056201385">
            <text:p>0.63</text:p>
          </table:table-cell>
          <table:table-cell table:style-name="ce10" office:value-type="float" office:value="1786134">
            <text:p>1,786,134</text:p>
          </table:table-cell>
          <table:table-cell table:style-name="ce13" office:value-type="float" office:value="205087">
            <text:p>205,087</text:p>
          </table:table-cell>
          <table:table-cell table:style-name="ce15" table:formula="of:=[.E118]/[.B118]" office:value-type="float" office:value="0.178387245764665">
            <text:p>0.18</text:p>
          </table:table-cell>
          <table:table-cell table:style-name="ce9" table:formula="of:=[.A118]/[.D118]" office:value-type="float" office:value="1.0168234858079">
            <text:p>1.02</text:p>
          </table:table-cell>
          <table:table-cell table:style-name="ce10" office:value-type="float" office:value="1665515">
            <text:p>1,665,515</text:p>
          </table:table-cell>
          <table:table-cell table:style-name="ce9" table:formula="of:=[.H118]/[.D118]" office:value-type="float" office:value="0.932469232431609">
            <text:p>0.93</text:p>
          </table:table-cell>
          <table:table-cell office:value-type="float" office:value="1628010">
            <text:p>1628010</text:p>
          </table:table-cell>
          <table:table-cell table:formula="of:=[.J118]/[.A118]" office:value-type="float" office:value="0.896390947388011">
            <text:p>0.9</text:p>
          </table:table-cell>
        </table:table-row>
        <table:table-row table:style-name="ro1">
          <table:table-cell office:value-type="float" office:value="1572672">
            <text:p>1572672</text:p>
          </table:table-cell>
          <table:table-cell office:value-type="float" office:value="1050925">
            <text:p>1050925</text:p>
          </table:table-cell>
          <table:table-cell table:style-name="ce9" table:formula="of:=[.B119]/[.A119]" office:value-type="float" office:value="0.668241693118463">
            <text:p>0.67</text:p>
          </table:table-cell>
          <table:table-cell table:style-name="ce10" office:value-type="float" office:value="1545469">
            <text:p>1,545,469</text:p>
          </table:table-cell>
          <table:table-cell table:style-name="ce13" office:value-type="float" office:value="213868">
            <text:p>213,868</text:p>
          </table:table-cell>
          <table:table-cell table:style-name="ce15" table:formula="of:=[.E119]/[.B119]" office:value-type="float" office:value="0.203504531722054">
            <text:p>0.20</text:p>
          </table:table-cell>
          <table:table-cell table:style-name="ce9" table:formula="of:=[.A119]/[.D119]" office:value-type="float" office:value="1.01760177654809">
            <text:p>1.02</text:p>
          </table:table-cell>
          <table:table-cell table:style-name="ce10" office:value-type="float" office:value="1462098">
            <text:p>1,462,098</text:p>
          </table:table-cell>
          <table:table-cell table:style-name="ce9" table:formula="of:=[.H119]/[.D119]" office:value-type="float" office:value="0.946054563372025">
            <text:p>0.95</text:p>
          </table:table-cell>
          <table:table-cell office:value-type="float" office:value="1496024">
            <text:p>1496024</text:p>
          </table:table-cell>
          <table:table-cell table:formula="of:=[.J119]/[.A119]" office:value-type="float" office:value="0.951262564603426">
            <text:p>0.95</text:p>
          </table:table-cell>
        </table:table-row>
        <table:table-row table:style-name="ro1">
          <table:table-cell office:value-type="float" office:value="1552774">
            <text:p>1552774</text:p>
          </table:table-cell>
          <table:table-cell office:value-type="float" office:value="1037943">
            <text:p>1037943</text:p>
          </table:table-cell>
          <table:table-cell table:style-name="ce9" table:formula="of:=[.B120]/[.A120]" office:value-type="float" office:value="0.668444345410214">
            <text:p>0.67</text:p>
          </table:table-cell>
          <table:table-cell table:style-name="ce10" office:value-type="float" office:value="1523800">
            <text:p>1,523,800</text:p>
          </table:table-cell>
          <table:table-cell table:style-name="ce13" office:value-type="float" office:value="212601">
            <text:p>212,601</text:p>
          </table:table-cell>
          <table:table-cell table:style-name="ce15" table:formula="of:=[.E120]/[.B120]" office:value-type="float" office:value="0.204829166919571">
            <text:p>0.20</text:p>
          </table:table-cell>
          <table:table-cell table:style-name="ce9" table:formula="of:=[.A120]/[.D120]" office:value-type="float" office:value="1.01901430633941">
            <text:p>1.02</text:p>
          </table:table-cell>
          <table:table-cell table:style-name="ce10" office:value-type="float" office:value="1437713">
            <text:p>1,437,713</text:p>
          </table:table-cell>
          <table:table-cell table:style-name="ce9" table:formula="of:=[.H120]/[.D120]" office:value-type="float" office:value="0.943505053156582">
            <text:p>0.94</text:p>
          </table:table-cell>
          <table:table-cell office:value-type="float" office:value="1452079">
            <text:p>1452079</text:p>
          </table:table-cell>
          <table:table-cell table:formula="of:=[.J120]/[.A120]" office:value-type="float" office:value="0.935151541692481">
            <text:p>0.94</text:p>
          </table:table-cell>
        </table:table-row>
        <table:table-row table:style-name="ro1">
          <table:table-cell office:value-type="float" office:value="3778216">
            <text:p>3778216</text:p>
          </table:table-cell>
          <table:table-cell office:value-type="float" office:value="1576895">
            <text:p>1576895</text:p>
          </table:table-cell>
          <table:table-cell table:style-name="ce9" table:formula="of:=[.B121]/[.A121]" office:value-type="float" office:value="0.417364968016651">
            <text:p>0.42</text:p>
          </table:table-cell>
          <table:table-cell table:style-name="ce10" office:value-type="float" office:value="3795530">
            <text:p>3,795,530</text:p>
          </table:table-cell>
          <table:table-cell table:style-name="ce13" office:value-type="float" office:value="230536">
            <text:p>230,536</text:p>
          </table:table-cell>
          <table:table-cell table:style-name="ce15" table:formula="of:=[.E121]/[.B121]" office:value-type="float" office:value="0.146196163980481">
            <text:p>0.15</text:p>
          </table:table-cell>
          <table:table-cell table:style-name="ce9" table:formula="of:=[.A121]/[.D121]" office:value-type="float" office:value="0.995438318232236">
            <text:p>1.00</text:p>
          </table:table-cell>
          <table:table-cell table:style-name="ce10" office:value-type="float" office:value="3085500">
            <text:p>3,085,500</text:p>
          </table:table-cell>
          <table:table-cell table:style-name="ce9" table:formula="of:=[.H121]/[.D121]" office:value-type="float" office:value="0.81292994654238">
            <text:p>0.81</text:p>
          </table:table-cell>
          <table:table-cell office:value-type="float" office:value="3277291">
            <text:p>3277291</text:p>
          </table:table-cell>
          <table:table-cell table:formula="of:=[.J121]/[.A121]" office:value-type="float" office:value="0.867417585442442">
            <text:p>0.87</text:p>
          </table:table-cell>
        </table:table-row>
        <table:table-row table:style-name="ro1">
          <table:table-cell office:value-type="float" office:value="3854069">
            <text:p>3854069</text:p>
          </table:table-cell>
          <table:table-cell office:value-type="float" office:value="1675341">
            <text:p>1675341</text:p>
          </table:table-cell>
          <table:table-cell table:style-name="ce9" table:formula="of:=[.B122]/[.A122]" office:value-type="float" office:value="0.43469408565337">
            <text:p>0.43</text:p>
          </table:table-cell>
          <table:table-cell table:style-name="ce10" office:value-type="float" office:value="3833356">
            <text:p>3,833,356</text:p>
          </table:table-cell>
          <table:table-cell table:style-name="ce13" office:value-type="float" office:value="232301">
            <text:p>232,301</text:p>
          </table:table-cell>
          <table:table-cell table:style-name="ce15" table:formula="of:=[.E122]/[.B122]" office:value-type="float" office:value="0.138658935703239">
            <text:p>0.14</text:p>
          </table:table-cell>
          <table:table-cell table:style-name="ce9" table:formula="of:=[.A122]/[.D122]" office:value-type="float" office:value="1.00540335935405">
            <text:p>1.01</text:p>
          </table:table-cell>
          <table:table-cell table:style-name="ce10" office:value-type="float" office:value="3097529">
            <text:p>3,097,529</text:p>
          </table:table-cell>
          <table:table-cell table:style-name="ce9" table:formula="of:=[.H122]/[.D122]" office:value-type="float" office:value="0.808046265465561">
            <text:p>0.81</text:p>
          </table:table-cell>
          <table:table-cell office:value-type="float" office:value="3910232">
            <text:p>3910232</text:p>
          </table:table-cell>
          <table:table-cell table:formula="of:=[.J122]/[.A122]" office:value-type="float" office:value="1.01457239089388">
            <text:p>1.01</text:p>
          </table:table-cell>
        </table:table-row>
        <table:table-row table:style-name="ro1">
          <table:table-cell office:value-type="float" office:value="3898253">
            <text:p>3898253</text:p>
          </table:table-cell>
          <table:table-cell office:value-type="float" office:value="1727929">
            <text:p>1727929</text:p>
          </table:table-cell>
          <table:table-cell table:style-name="ce9" table:formula="of:=[.B123]/[.A123]" office:value-type="float" office:value="0.443257274476541">
            <text:p>0.44</text:p>
          </table:table-cell>
          <table:table-cell table:style-name="ce10" office:value-type="float" office:value="3855366">
            <text:p>3,855,366</text:p>
          </table:table-cell>
          <table:table-cell table:style-name="ce13" office:value-type="float" office:value="232589">
            <text:p>232,589</text:p>
          </table:table-cell>
          <table:table-cell table:style-name="ce15" table:formula="of:=[.E123]/[.B123]" office:value-type="float" office:value="0.134605646412555">
            <text:p>0.13</text:p>
          </table:table-cell>
          <table:table-cell table:style-name="ce9" table:formula="of:=[.A123]/[.D123]" office:value-type="float" office:value="1.01112397629693">
            <text:p>1.01</text:p>
          </table:table-cell>
          <table:table-cell table:style-name="ce10" office:value-type="float" office:value="3156176">
            <text:p>3,156,176</text:p>
          </table:table-cell>
          <table:table-cell table:style-name="ce9" table:formula="of:=[.H123]/[.D123]" office:value-type="float" office:value="0.818644974303348">
            <text:p>0.82</text:p>
          </table:table-cell>
          <table:table-cell office:value-type="float" office:value="3376318">
            <text:p>3376318</text:p>
          </table:table-cell>
          <table:table-cell table:formula="of:=[.J123]/[.A123]" office:value-type="float" office:value="0.866110537207308">
            <text:p>0.87</text:p>
          </table:table-cell>
        </table:table-row>
        <table:table-row table:style-name="ro1">
          <table:table-cell office:value-type="float" office:value="3895187">
            <text:p>3895187</text:p>
          </table:table-cell>
          <table:table-cell office:value-type="float" office:value="1745936">
            <text:p>1745936</text:p>
          </table:table-cell>
          <table:table-cell table:style-name="ce9" table:formula="of:=[.B124]/[.A124]" office:value-type="float" office:value="0.448229058065762">
            <text:p>0.45</text:p>
          </table:table-cell>
          <table:table-cell table:style-name="ce10" office:value-type="float" office:value="3831479">
            <text:p>3,831,479</text:p>
          </table:table-cell>
          <table:table-cell table:style-name="ce13" office:value-type="float" office:value="211257">
            <text:p>211,257</text:p>
          </table:table-cell>
          <table:table-cell table:style-name="ce15" table:formula="of:=[.E124]/[.B124]" office:value-type="float" office:value="0.120999280615097">
            <text:p>0.12</text:p>
          </table:table-cell>
          <table:table-cell table:style-name="ce9" table:formula="of:=[.A124]/[.D124]" office:value-type="float" office:value="1.01662752164373">
            <text:p>1.02</text:p>
          </table:table-cell>
          <table:table-cell table:style-name="ce10" office:value-type="float" office:value="3127987">
            <text:p>3,127,987</text:p>
          </table:table-cell>
          <table:table-cell table:style-name="ce9" table:formula="of:=[.H124]/[.D124]" office:value-type="float" office:value="0.816391529224093">
            <text:p>0.82</text:p>
          </table:table-cell>
          <table:table-cell office:value-type="float" office:value="3909910">
            <text:p>3909910</text:p>
          </table:table-cell>
          <table:table-cell table:formula="of:=[.J124]/[.A124]" office:value-type="float" office:value="1.00377979285719">
            <text:p>1</text:p>
          </table:table-cell>
        </table:table-row>
        <table:table-row table:style-name="ro1">
          <table:table-cell office:value-type="float" office:value="3819029">
            <text:p>3819029</text:p>
          </table:table-cell>
          <table:table-cell office:value-type="float" office:value="1682338">
            <text:p>1682338</text:p>
          </table:table-cell>
          <table:table-cell table:style-name="ce9" table:formula="of:=[.B125]/[.A125]" office:value-type="float" office:value="0.440514591536226">
            <text:p>0.44</text:p>
          </table:table-cell>
          <table:table-cell table:style-name="ce10" office:value-type="float" office:value="3733899">
            <text:p>3,733,899</text:p>
          </table:table-cell>
          <table:table-cell table:style-name="ce13" office:value-type="float" office:value="230191">
            <text:p>230,191</text:p>
          </table:table-cell>
          <table:table-cell table:style-name="ce15" table:formula="of:=[.E125]/[.B125]" office:value-type="float" office:value="0.136828033367849">
            <text:p>0.14</text:p>
          </table:table-cell>
          <table:table-cell table:style-name="ce9" table:formula="of:=[.A125]/[.D125]" office:value-type="float" office:value="1.02279922408185">
            <text:p>1.02</text:p>
          </table:table-cell>
          <table:table-cell table:style-name="ce10" office:value-type="float" office:value="3053780">
            <text:p>3,053,780</text:p>
          </table:table-cell>
          <table:table-cell table:style-name="ce9" table:formula="of:=[.H125]/[.D125]" office:value-type="float" office:value="0.817852866400511">
            <text:p>0.82</text:p>
          </table:table-cell>
          <table:table-cell office:value-type="float" office:value="3075907">
            <text:p>3075907</text:p>
          </table:table-cell>
          <table:table-cell table:formula="of:=[.J125]/[.A125]" office:value-type="float" office:value="0.805415984010595">
            <text:p>0.81</text:p>
          </table:table-cell>
        </table:table-row>
        <table:table-row table:style-name="ro1">
          <table:table-cell office:value-type="float" office:value="2638538">
            <text:p>2638538</text:p>
          </table:table-cell>
          <table:table-cell office:value-type="float" office:value="1410666">
            <text:p>1410666</text:p>
          </table:table-cell>
          <table:table-cell table:style-name="ce9" table:formula="of:=[.B126]/[.A126]" office:value-type="float" office:value="0.534639258559096">
            <text:p>0.53</text:p>
          </table:table-cell>
          <table:table-cell table:style-name="ce10" office:value-type="float" office:value="2582711">
            <text:p>2,582,711</text:p>
          </table:table-cell>
          <table:table-cell table:style-name="ce13" office:value-type="float" office:value="208502">
            <text:p>208,502</text:p>
          </table:table-cell>
          <table:table-cell table:style-name="ce15" table:formula="of:=[.E126]/[.B126]" office:value-type="float" office:value="0.147803945086931">
            <text:p>0.15</text:p>
          </table:table-cell>
          <table:table-cell table:style-name="ce9" table:formula="of:=[.A126]/[.D126]" office:value-type="float" office:value="1.02161565889486">
            <text:p>1.02</text:p>
          </table:table-cell>
          <table:table-cell table:style-name="ce10" office:value-type="float" office:value="2307574">
            <text:p>2,307,574</text:p>
          </table:table-cell>
          <table:table-cell table:style-name="ce9" table:formula="of:=[.H126]/[.D126]" office:value-type="float" office:value="0.893469691343708">
            <text:p>0.89</text:p>
          </table:table-cell>
          <table:table-cell office:value-type="float" office:value="3203638">
            <text:p>3203638</text:p>
          </table:table-cell>
          <table:table-cell table:formula="of:=[.J126]/[.A126]" office:value-type="float" office:value="1.214171635959">
            <text:p>1.21</text:p>
          </table:table-cell>
        </table:table-row>
        <table:table-row table:style-name="ro1">
          <table:table-cell office:value-type="float" office:value="1812013">
            <text:p>1812013</text:p>
          </table:table-cell>
          <table:table-cell office:value-type="float" office:value="1148540">
            <text:p>1148540</text:p>
          </table:table-cell>
          <table:table-cell table:style-name="ce9" table:formula="of:=[.B127]/[.A127]" office:value-type="float" office:value="0.63384754965886">
            <text:p>0.63</text:p>
          </table:table-cell>
          <table:table-cell table:style-name="ce10" office:value-type="float" office:value="1782232">
            <text:p>1,782,232</text:p>
          </table:table-cell>
          <table:table-cell table:style-name="ce13" office:value-type="float" office:value="216333">
            <text:p>216,333</text:p>
          </table:table-cell>
          <table:table-cell table:style-name="ce15" table:formula="of:=[.E127]/[.B127]" office:value-type="float" office:value="0.188354780852212">
            <text:p>0.19</text:p>
          </table:table-cell>
          <table:table-cell table:style-name="ce9" table:formula="of:=[.A127]/[.D127]" office:value-type="float" office:value="1.01670994573097">
            <text:p>1.02</text:p>
          </table:table-cell>
          <table:table-cell table:style-name="ce10" office:value-type="float" office:value="1666877">
            <text:p>1,666,877</text:p>
          </table:table-cell>
          <table:table-cell table:style-name="ce9" table:formula="of:=[.H127]/[.D127]" office:value-type="float" office:value="0.935274981035017">
            <text:p>0.94</text:p>
          </table:table-cell>
          <table:table-cell office:value-type="float" office:value="1875142">
            <text:p>1875142</text:p>
          </table:table-cell>
          <table:table-cell table:formula="of:=[.J127]/[.A127]" office:value-type="float" office:value="1.03483915402373">
            <text:p>1.03</text:p>
          </table:table-cell>
        </table:table-row>
        <table:table-row table:style-name="ro1">
          <table:table-cell office:value-type="float" office:value="1572893">
            <text:p>1572893</text:p>
          </table:table-cell>
          <table:table-cell office:value-type="float" office:value="1050203">
            <text:p>1050203</text:p>
          </table:table-cell>
          <table:table-cell table:style-name="ce9" table:formula="of:=[.B128]/[.A128]" office:value-type="float" office:value="0.667688774760902">
            <text:p>0.67</text:p>
          </table:table-cell>
          <table:table-cell table:style-name="ce10" office:value-type="float" office:value="1540950">
            <text:p>1,540,950</text:p>
          </table:table-cell>
          <table:table-cell table:style-name="ce13" office:value-type="float" office:value="216704">
            <text:p>216,704</text:p>
          </table:table-cell>
          <table:table-cell table:style-name="ce15" table:formula="of:=[.E128]/[.B128]" office:value-type="float" office:value="0.206344868563506">
            <text:p>0.21</text:p>
          </table:table-cell>
          <table:table-cell table:style-name="ce9" table:formula="of:=[.A128]/[.D128]" office:value-type="float" office:value="1.02072942016289">
            <text:p>1.02</text:p>
          </table:table-cell>
          <table:table-cell table:style-name="ce10" office:value-type="float" office:value="1472830">
            <text:p>1,472,830</text:p>
          </table:table-cell>
          <table:table-cell table:style-name="ce9" table:formula="of:=[.H128]/[.D128]" office:value-type="float" office:value="0.955793504007268">
            <text:p>0.96</text:p>
          </table:table-cell>
          <table:table-cell office:value-type="float" office:value="1354546">
            <text:p>1354546</text:p>
          </table:table-cell>
          <table:table-cell table:formula="of:=[.J128]/[.A128]" office:value-type="float" office:value="0.861181275522238">
            <text:p>0.86</text:p>
          </table:table-cell>
        </table:table-row>
        <table:table-row table:style-name="ro1">
          <table:table-cell office:value-type="float" office:value="1543539">
            <text:p>1543539</text:p>
          </table:table-cell>
          <table:table-cell office:value-type="float" office:value="1035796">
            <text:p>1035796</text:p>
          </table:table-cell>
          <table:table-cell table:style-name="ce9" table:formula="of:=[.B129]/[.A129]" office:value-type="float" office:value="0.671052691250432">
            <text:p>0.67</text:p>
          </table:table-cell>
          <table:table-cell table:style-name="ce10" office:value-type="float" office:value="1520888">
            <text:p>1,520,888</text:p>
          </table:table-cell>
          <table:table-cell table:style-name="ce13" office:value-type="float" office:value="215580">
            <text:p>215,580</text:p>
          </table:table-cell>
          <table:table-cell table:style-name="ce15" table:formula="of:=[.E129]/[.B129]" office:value-type="float" office:value="0.208129786174111">
            <text:p>0.21</text:p>
          </table:table-cell>
          <table:table-cell table:style-name="ce9" table:formula="of:=[.A129]/[.D129]" office:value-type="float" office:value="1.01489327287742">
            <text:p>1.01</text:p>
          </table:table-cell>
          <table:table-cell table:style-name="ce10" office:value-type="float" office:value="1448641">
            <text:p>1,448,641</text:p>
          </table:table-cell>
          <table:table-cell table:style-name="ce9" table:formula="of:=[.H129]/[.D129]" office:value-type="float" office:value="0.952496830798849">
            <text:p>0.95</text:p>
          </table:table-cell>
          <table:table-cell office:value-type="float" office:value="1340276">
            <text:p>1340276</text:p>
          </table:table-cell>
          <table:table-cell table:formula="of:=[.J129]/[.A129]" office:value-type="float" office:value="0.868313661008889">
            <text:p>0.87</text:p>
          </table:table-cell>
        </table:table-row>
        <table:table-row table:style-name="ro1">
          <table:table-cell office:value-type="float" office:value="3799464">
            <text:p>3799464</text:p>
          </table:table-cell>
          <table:table-cell office:value-type="float" office:value="1580168">
            <text:p>1580168</text:p>
          </table:table-cell>
          <table:table-cell table:style-name="ce9" table:formula="of:=[.B130]/[.A130]" office:value-type="float" office:value="0.415892346920513">
            <text:p>0.42</text:p>
          </table:table-cell>
          <table:table-cell table:style-name="ce10" office:value-type="float" office:value="3836455">
            <text:p>3,836,455</text:p>
          </table:table-cell>
          <table:table-cell table:style-name="ce13" office:value-type="float" office:value="126398">
            <text:p>126,398</text:p>
          </table:table-cell>
          <table:table-cell table:style-name="ce15" table:formula="of:=[.E130]/[.B130]" office:value-type="float" office:value="0.0799902288870551">
            <text:p>0.08</text:p>
          </table:table-cell>
          <table:table-cell table:style-name="ce9" table:formula="of:=[.A130]/[.D130]" office:value-type="float" office:value="0.990358025833745">
            <text:p>0.99</text:p>
          </table:table-cell>
          <table:table-cell table:style-name="ce10" office:value-type="float" office:value="3108033">
            <text:p>3,108,033</text:p>
          </table:table-cell>
          <table:table-cell table:style-name="ce9" table:formula="of:=[.H130]/[.D130]" office:value-type="float" office:value="0.810131488574739">
            <text:p>0.81</text:p>
          </table:table-cell>
          <table:table-cell office:value-type="float" office:value="337956">
            <text:p>337956</text:p>
          </table:table-cell>
          <table:table-cell table:formula="of:=[.J130]/[.A130]" office:value-type="float" office:value="0.0889483358705333">
            <text:p>0.09</text:p>
          </table:table-cell>
        </table:table-row>
        <table:table-row table:style-name="ro1">
          <table:table-cell office:value-type="float" office:value="3883773">
            <text:p>3883773</text:p>
          </table:table-cell>
          <table:table-cell office:value-type="float" office:value="1669593">
            <text:p>1669593</text:p>
          </table:table-cell>
          <table:table-cell table:style-name="ce9" table:formula="of:=[.B131]/[.A131]" office:value-type="float" office:value="0.429889439985293">
            <text:p>0.43</text:p>
          </table:table-cell>
          <table:table-cell table:style-name="ce10" office:value-type="float" office:value="3889248">
            <text:p>3,889,248</text:p>
          </table:table-cell>
          <table:table-cell table:style-name="ce13" office:value-type="float" office:value="130570">
            <text:p>130,570</text:p>
          </table:table-cell>
          <table:table-cell table:style-name="ce15" table:formula="of:=[.E131]/[.B131]" office:value-type="float" office:value="0.0782046882084436">
            <text:p>0.08</text:p>
          </table:table-cell>
          <table:table-cell table:style-name="ce9" table:formula="of:=[.A131]/[.D131]" office:value-type="float" office:value="0.99859227285069">
            <text:p>1.00</text:p>
          </table:table-cell>
          <table:table-cell table:style-name="ce10" office:value-type="float" office:value="3163917">
            <text:p>3,163,917</text:p>
          </table:table-cell>
          <table:table-cell table:style-name="ce9" table:formula="of:=[.H131]/[.D131]" office:value-type="float" office:value="0.813503535902056">
            <text:p>0.81</text:p>
          </table:table-cell>
          <table:table-cell office:value-type="float" office:value="313730">
            <text:p>313730</text:p>
          </table:table-cell>
          <table:table-cell table:formula="of:=[.J131]/[.A131]" office:value-type="float" office:value="0.0807796954147423">
            <text:p>0.08</text:p>
          </table:table-cell>
        </table:table-row>
        <table:table-row table:style-name="ro1">
          <table:table-cell office:value-type="float" office:value="3922933">
            <text:p>3922933</text:p>
          </table:table-cell>
          <table:table-cell office:value-type="float" office:value="1726079">
            <text:p>1726079</text:p>
          </table:table-cell>
          <table:table-cell table:style-name="ce9" table:formula="of:=[.B132]/[.A132]" office:value-type="float" office:value="0.43999706342168">
            <text:p>0.44</text:p>
          </table:table-cell>
          <table:table-cell table:style-name="ce10" office:value-type="float" office:value="3887979">
            <text:p>3,887,979</text:p>
          </table:table-cell>
          <table:table-cell table:style-name="ce13" office:value-type="float" office:value="135982">
            <text:p>135,982</text:p>
          </table:table-cell>
          <table:table-cell table:style-name="ce15" table:formula="of:=[.E132]/[.B132]" office:value-type="float" office:value="0.0787808669243992">
            <text:p>0.08</text:p>
          </table:table-cell>
          <table:table-cell table:style-name="ce9" table:formula="of:=[.A132]/[.D132]" office:value-type="float" office:value="1.00899027489603">
            <text:p>1.01</text:p>
          </table:table-cell>
          <table:table-cell table:style-name="ce10" office:value-type="float" office:value="3149492">
            <text:p>3,149,492</text:p>
          </table:table-cell>
          <table:table-cell table:style-name="ce9" table:formula="of:=[.H132]/[.D132]" office:value-type="float" office:value="0.810058902067115">
            <text:p>0.81</text:p>
          </table:table-cell>
          <table:table-cell office:value-type="float" office:value="342501">
            <text:p>342501</text:p>
          </table:table-cell>
          <table:table-cell table:formula="of:=[.J132]/[.A132]" office:value-type="float" office:value="0.0873073794530776">
            <text:p>0.09</text:p>
          </table:table-cell>
        </table:table-row>
        <table:table-row table:style-name="ro1">
          <table:table-cell office:value-type="float" office:value="3913020">
            <text:p>3913020</text:p>
          </table:table-cell>
          <table:table-cell office:value-type="float" office:value="1698376">
            <text:p>1698376</text:p>
          </table:table-cell>
          <table:table-cell table:style-name="ce9" table:formula="of:=[.B133]/[.A133]" office:value-type="float" office:value="0.434032026414381">
            <text:p>0.43</text:p>
          </table:table-cell>
          <table:table-cell table:style-name="ce10" office:value-type="float" office:value="3902738">
            <text:p>3,902,738</text:p>
          </table:table-cell>
          <table:table-cell table:style-name="ce13" office:value-type="float" office:value="127841">
            <text:p>127,841</text:p>
          </table:table-cell>
          <table:table-cell table:style-name="ce15" table:formula="of:=[.E133]/[.B133]" office:value-type="float" office:value="0.0752724956075686">
            <text:p>0.08</text:p>
          </table:table-cell>
          <table:table-cell table:style-name="ce9" table:formula="of:=[.A133]/[.D133]" office:value-type="float" office:value="1.00263456065972">
            <text:p>1.00</text:p>
          </table:table-cell>
          <table:table-cell table:style-name="ce10" office:value-type="float" office:value="3171237">
            <text:p>3,171,237</text:p>
          </table:table-cell>
          <table:table-cell table:style-name="ce9" table:formula="of:=[.H133]/[.D133]" office:value-type="float" office:value="0.812567228443211">
            <text:p>0.81</text:p>
          </table:table-cell>
          <table:table-cell office:value-type="float" office:value="320010">
            <text:p>320010</text:p>
          </table:table-cell>
          <table:table-cell table:formula="of:=[.J133]/[.A133]" office:value-type="float" office:value="0.0817808240182774">
            <text:p>0.08</text:p>
          </table:table-cell>
        </table:table-row>
        <table:table-row table:style-name="ro1">
          <table:table-cell office:value-type="float" office:value="3835655">
            <text:p>3835655</text:p>
          </table:table-cell>
          <table:table-cell office:value-type="float" office:value="1681888">
            <text:p>1681888</text:p>
          </table:table-cell>
          <table:table-cell table:style-name="ce9" table:formula="of:=[.B134]/[.A134]" office:value-type="float" office:value="0.438487820202808">
            <text:p>0.44</text:p>
          </table:table-cell>
          <table:table-cell table:style-name="ce10" office:value-type="float" office:value="3783683">
            <text:p>3,783,683</text:p>
          </table:table-cell>
          <table:table-cell table:style-name="ce13" office:value-type="float" office:value="127419">
            <text:p>127,419</text:p>
          </table:table-cell>
          <table:table-cell table:style-name="ce15" table:formula="of:=[.E134]/[.B134]" office:value-type="float" office:value="0.0757595036054719">
            <text:p>0.08</text:p>
          </table:table-cell>
          <table:table-cell table:style-name="ce9" table:formula="of:=[.A134]/[.D134]" office:value-type="float" office:value="1.01373582300631">
            <text:p>1.01</text:p>
          </table:table-cell>
          <table:table-cell table:style-name="ce10" office:value-type="float" office:value="3094267">
            <text:p>3,094,267</text:p>
          </table:table-cell>
          <table:table-cell table:style-name="ce9" table:formula="of:=[.H134]/[.D134]" office:value-type="float" office:value="0.817792346769008">
            <text:p>0.82</text:p>
          </table:table-cell>
          <table:table-cell office:value-type="float" office:value="348656">
            <text:p>348656</text:p>
          </table:table-cell>
          <table:table-cell table:formula="of:=[.J134]/[.A134]" office:value-type="float" office:value="0.0908986861435661">
            <text:p>0.09</text:p>
          </table:table-cell>
        </table:table-row>
        <table:table-row table:style-name="ro1">
          <table:table-cell office:value-type="float" office:value="2651876">
            <text:p>2651876</text:p>
          </table:table-cell>
          <table:table-cell office:value-type="float" office:value="1415030">
            <text:p>1415030</text:p>
          </table:table-cell>
          <table:table-cell table:style-name="ce9" table:formula="of:=[.B135]/[.A135]" office:value-type="float" office:value="0.533595839322804">
            <text:p>0.53</text:p>
          </table:table-cell>
          <table:table-cell table:style-name="ce10" office:value-type="float" office:value="2599398">
            <text:p>2,599,398</text:p>
          </table:table-cell>
          <table:table-cell table:style-name="ce13" office:value-type="float" office:value="127184">
            <text:p>127,184</text:p>
          </table:table-cell>
          <table:table-cell table:style-name="ce15" table:formula="of:=[.E135]/[.B135]" office:value-type="float" office:value="0.0898807799127934">
            <text:p>0.09</text:p>
          </table:table-cell>
          <table:table-cell table:style-name="ce9" table:formula="of:=[.A135]/[.D135]" office:value-type="float" office:value="1.02018852057284">
            <text:p>1.02</text:p>
          </table:table-cell>
          <table:table-cell table:style-name="ce10" office:value-type="float" office:value="2311808">
            <text:p>2,311,808</text:p>
          </table:table-cell>
          <table:table-cell table:style-name="ce9" table:formula="of:=[.H135]/[.D135]" office:value-type="float" office:value="0.889362844781753">
            <text:p>0.89</text:p>
          </table:table-cell>
          <table:table-cell office:value-type="float" office:value="320289">
            <text:p>320289</text:p>
          </table:table-cell>
          <table:table-cell table:formula="of:=[.J135]/[.A135]" office:value-type="float" office:value="0.120778271683895">
            <text:p>0.12</text:p>
          </table:table-cell>
        </table:table-row>
        <table:table-row table:style-name="ro1">
          <table:table-cell office:value-type="float" office:value="1819074">
            <text:p>1819074</text:p>
          </table:table-cell>
          <table:table-cell office:value-type="float" office:value="1147737">
            <text:p>1147737</text:p>
          </table:table-cell>
          <table:table-cell table:style-name="ce9" table:formula="of:=[.B136]/[.A136]" office:value-type="float" office:value="0.630945744922966">
            <text:p>0.63</text:p>
          </table:table-cell>
          <table:table-cell table:style-name="ce10" office:value-type="float" office:value="1782061">
            <text:p>1,782,061</text:p>
          </table:table-cell>
          <table:table-cell table:style-name="ce13" office:value-type="float" office:value="129006">
            <text:p>129,006</text:p>
          </table:table-cell>
          <table:table-cell table:style-name="ce15" table:formula="of:=[.E136]/[.B136]" office:value-type="float" office:value="0.112400314706244">
            <text:p>0.11</text:p>
          </table:table-cell>
          <table:table-cell table:style-name="ce9" table:formula="of:=[.A136]/[.D136]" office:value-type="float" office:value="1.02076977162959">
            <text:p>1.02</text:p>
          </table:table-cell>
          <table:table-cell table:style-name="ce10" office:value-type="float" office:value="1672332">
            <text:p>1,672,332</text:p>
          </table:table-cell>
          <table:table-cell table:style-name="ce9" table:formula="of:=[.H136]/[.D136]" office:value-type="float" office:value="0.938425789016201">
            <text:p>0.94</text:p>
          </table:table-cell>
          <table:table-cell office:value-type="float" office:value="305520">
            <text:p>305520</text:p>
          </table:table-cell>
          <table:table-cell table:formula="of:=[.J136]/[.A136]" office:value-type="float" office:value="0.167953585175754">
            <text:p>0.17</text:p>
          </table:table-cell>
        </table:table-row>
        <table:table-row table:style-name="ro1">
          <table:table-cell office:value-type="float" office:value="1571425">
            <text:p>1571425</text:p>
          </table:table-cell>
          <table:table-cell office:value-type="float" office:value="1049969">
            <text:p>1049969</text:p>
          </table:table-cell>
          <table:table-cell table:style-name="ce9" table:formula="of:=[.B137]/[.A137]" office:value-type="float" office:value="0.668163609462749">
            <text:p>0.67</text:p>
          </table:table-cell>
          <table:table-cell table:style-name="ce10" office:value-type="float" office:value="1544524">
            <text:p>1,544,524</text:p>
          </table:table-cell>
          <table:table-cell table:style-name="ce13" office:value-type="float" office:value="130245">
            <text:p>130,245</text:p>
          </table:table-cell>
          <table:table-cell table:style-name="ce15" table:formula="of:=[.E137]/[.B137]" office:value-type="float" office:value="0.12404651946867">
            <text:p>0.12</text:p>
          </table:table-cell>
          <table:table-cell table:style-name="ce9" table:formula="of:=[.A137]/[.D137]" office:value-type="float" office:value="1.01741701650476">
            <text:p>1.02</text:p>
          </table:table-cell>
          <table:table-cell table:style-name="ce10" office:value-type="float" office:value="1471751">
            <text:p>1,471,751</text:p>
          </table:table-cell>
          <table:table-cell table:style-name="ce9" table:formula="of:=[.H137]/[.D137]" office:value-type="float" office:value="0.952883218389614">
            <text:p>0.95</text:p>
          </table:table-cell>
          <table:table-cell office:value-type="float" office:value="309141">
            <text:p>309141</text:p>
          </table:table-cell>
          <table:table-cell table:formula="of:=[.J137]/[.A137]" office:value-type="float" office:value="0.196726538014859">
            <text:p>0.2</text:p>
          </table:table-cell>
        </table:table-row>
        <table:table-row table:style-name="ro1">
          <table:table-cell office:value-type="float" office:value="1548962">
            <text:p>1548962</text:p>
          </table:table-cell>
          <table:table-cell office:value-type="float" office:value="1036954">
            <text:p>1036954</text:p>
          </table:table-cell>
          <table:table-cell table:style-name="ce9" table:formula="of:=[.B138]/[.A138]" office:value-type="float" office:value="0.669450896794111">
            <text:p>0.67</text:p>
          </table:table-cell>
          <table:table-cell table:style-name="ce10" office:value-type="float" office:value="1518814">
            <text:p>1,518,814</text:p>
          </table:table-cell>
          <table:table-cell table:style-name="ce13" office:value-type="float" office:value="129208">
            <text:p>129,208</text:p>
          </table:table-cell>
          <table:table-cell table:style-name="ce15" table:formula="of:=[.E138]/[.B138]" office:value-type="float" office:value="0.124603405744131">
            <text:p>0.12</text:p>
          </table:table-cell>
          <table:table-cell table:style-name="ce9" table:formula="of:=[.A138]/[.D138]" office:value-type="float" office:value="1.01984969851476">
            <text:p>1.02</text:p>
          </table:table-cell>
          <table:table-cell table:style-name="ce10" office:value-type="float" office:value="1445777">
            <text:p>1,445,777</text:p>
          </table:table-cell>
          <table:table-cell table:style-name="ce9" table:formula="of:=[.H138]/[.D138]" office:value-type="float" office:value="0.951911820670602">
            <text:p>0.95</text:p>
          </table:table-cell>
          <table:table-cell office:value-type="float" office:value="296451">
            <text:p>296451</text:p>
          </table:table-cell>
          <table:table-cell table:formula="of:=[.J138]/[.A138]" office:value-type="float" office:value="0.191386877147406">
            <text:p>0.19</text:p>
          </table:table-cell>
        </table:table-row>
        <table:table-row table:style-name="ro1">
          <table:table-cell office:value-type="float" office:value="3818634">
            <text:p>3818634</text:p>
          </table:table-cell>
          <table:table-cell office:value-type="float" office:value="1632458">
            <text:p>1632458</text:p>
          </table:table-cell>
          <table:table-cell table:style-name="ce9" table:formula="of:=[.B139]/[.A139]" office:value-type="float" office:value="0.42749789584443">
            <text:p>0.43</text:p>
          </table:table-cell>
          <table:table-cell table:style-name="ce10" office:value-type="float" office:value="3858115">
            <text:p>3,858,115</text:p>
          </table:table-cell>
          <table:table-cell table:style-name="ce13" office:value-type="float" office:value="131330">
            <text:p>131,330</text:p>
          </table:table-cell>
          <table:table-cell table:style-name="ce15" table:formula="of:=[.E139]/[.B139]" office:value-type="float" office:value="0.0804492366725514">
            <text:p>0.08</text:p>
          </table:table-cell>
          <table:table-cell table:style-name="ce9" table:formula="of:=[.A139]/[.D139]" office:value-type="float" office:value="0.98976676433958">
            <text:p>0.99</text:p>
          </table:table-cell>
          <table:table-cell table:style-name="ce10" office:value-type="float" office:value="3165865">
            <text:p>3,165,865</text:p>
          </table:table-cell>
          <table:table-cell table:style-name="ce9" table:formula="of:=[.H139]/[.D139]" office:value-type="float" office:value="0.820573000027215">
            <text:p>0.82</text:p>
          </table:table-cell>
          <table:table-cell office:value-type="float" office:value="73983">
            <text:p>73983</text:p>
          </table:table-cell>
          <table:table-cell table:formula="of:=[.J139]/[.A139]" office:value-type="float" office:value="0.0193742055405153">
            <text:p>0.02</text:p>
          </table:table-cell>
        </table:table-row>
        <table:table-row table:style-name="ro1">
          <table:table-cell office:value-type="float" office:value="3883018">
            <text:p>3883018</text:p>
          </table:table-cell>
          <table:table-cell office:value-type="float" office:value="1684234">
            <text:p>1684234</text:p>
          </table:table-cell>
          <table:table-cell table:style-name="ce9" table:formula="of:=[.B140]/[.A140]" office:value-type="float" office:value="0.43374354690089">
            <text:p>0.43</text:p>
          </table:table-cell>
          <table:table-cell table:style-name="ce10" office:value-type="float" office:value="3878529">
            <text:p>3,878,529</text:p>
          </table:table-cell>
          <table:table-cell table:style-name="ce13" office:value-type="float" office:value="115498">
            <text:p>115,498</text:p>
          </table:table-cell>
          <table:table-cell table:style-name="ce15" table:formula="of:=[.E140]/[.B140]" office:value-type="float" office:value="0.0685759817222548">
            <text:p>0.07</text:p>
          </table:table-cell>
          <table:table-cell table:style-name="ce9" table:formula="of:=[.A140]/[.D140]" office:value-type="float" office:value="1.00115739755975">
            <text:p>1.00</text:p>
          </table:table-cell>
          <table:table-cell table:style-name="ce10" office:value-type="float" office:value="3194559">
            <text:p>3,194,559</text:p>
          </table:table-cell>
          <table:table-cell table:style-name="ce9" table:formula="of:=[.H140]/[.D140]" office:value-type="float" office:value="0.823652214538038">
            <text:p>0.82</text:p>
          </table:table-cell>
          <table:table-cell office:value-type="float" office:value="75615">
            <text:p>75615</text:p>
          </table:table-cell>
          <table:table-cell table:formula="of:=[.J140]/[.A140]" office:value-type="float" office:value="0.0194732550814856">
            <text:p>0.02</text:p>
          </table:table-cell>
        </table:table-row>
        <table:table-row table:style-name="ro1">
          <table:table-cell office:value-type="float" office:value="3909955">
            <text:p>3909955</text:p>
          </table:table-cell>
          <table:table-cell office:value-type="float" office:value="1743420">
            <text:p>1743420</text:p>
          </table:table-cell>
          <table:table-cell table:style-name="ce9" table:formula="of:=[.B141]/[.A141]" office:value-type="float" office:value="0.445892599786954">
            <text:p>0.45</text:p>
          </table:table-cell>
          <table:table-cell table:style-name="ce10" office:value-type="float" office:value="3917961">
            <text:p>3,917,961</text:p>
          </table:table-cell>
          <table:table-cell table:style-name="ce13" office:value-type="float" office:value="101691">
            <text:p>101,691</text:p>
          </table:table-cell>
          <table:table-cell table:style-name="ce15" table:formula="of:=[.E141]/[.B141]" office:value-type="float" office:value="0.0583284578586915">
            <text:p>0.06</text:p>
          </table:table-cell>
          <table:table-cell table:style-name="ce9" table:formula="of:=[.A141]/[.D141]" office:value-type="float" office:value="0.997956590175349">
            <text:p>1.00</text:p>
          </table:table-cell>
          <table:table-cell table:style-name="ce10" office:value-type="float" office:value="3223551">
            <text:p>3,223,551</text:p>
          </table:table-cell>
          <table:table-cell table:style-name="ce9" table:formula="of:=[.H141]/[.D141]" office:value-type="float" office:value="0.822762401157132">
            <text:p>0.82</text:p>
          </table:table-cell>
          <table:table-cell office:value-type="float" office:value="70588">
            <text:p>70588</text:p>
          </table:table-cell>
          <table:table-cell table:formula="of:=[.J141]/[.A141]" office:value-type="float" office:value="0.0180534047067038">
            <text:p>0.02</text:p>
          </table:table-cell>
        </table:table-row>
        <table:table-row table:style-name="ro1">
          <table:table-cell office:value-type="float" office:value="3910934">
            <text:p>3910934</text:p>
          </table:table-cell>
          <table:table-cell office:value-type="float" office:value="1754414">
            <text:p>1754414</text:p>
          </table:table-cell>
          <table:table-cell table:style-name="ce9" table:formula="of:=[.B142]/[.A142]" office:value-type="float" office:value="0.448592075447962">
            <text:p>0.45</text:p>
          </table:table-cell>
          <table:table-cell table:style-name="ce10" office:value-type="float" office:value="3934744">
            <text:p>3,934,744</text:p>
          </table:table-cell>
          <table:table-cell table:style-name="ce13" office:value-type="float" office:value="102094">
            <text:p>102,094</text:p>
          </table:table-cell>
          <table:table-cell table:style-name="ce15" table:formula="of:=[.E142]/[.B142]" office:value-type="float" office:value="0.0581926500814517">
            <text:p>0.06</text:p>
          </table:table-cell>
          <table:table-cell table:style-name="ce9" table:formula="of:=[.A142]/[.D142]" office:value-type="float" office:value="0.993948780403503">
            <text:p>0.99</text:p>
          </table:table-cell>
          <table:table-cell table:style-name="ce10" office:value-type="float" office:value="3240856">
            <text:p>3,240,856</text:p>
          </table:table-cell>
          <table:table-cell table:style-name="ce9" table:formula="of:=[.H142]/[.D142]" office:value-type="float" office:value="0.823651043117417">
            <text:p>0.82</text:p>
          </table:table-cell>
          <table:table-cell office:value-type="float" office:value="75706">
            <text:p>75706</text:p>
          </table:table-cell>
          <table:table-cell table:formula="of:=[.J142]/[.A142]" office:value-type="float" office:value="0.0193575243151636">
            <text:p>0.02</text:p>
          </table:table-cell>
        </table:table-row>
        <table:table-row table:style-name="ro1">
          <table:table-cell office:value-type="float" office:value="3802963">
            <text:p>3802963</text:p>
          </table:table-cell>
          <table:table-cell office:value-type="float" office:value="1699419">
            <text:p>1699419</text:p>
          </table:table-cell>
          <table:table-cell table:style-name="ce9" table:formula="of:=[.B143]/[.A143]" office:value-type="float" office:value="0.446867087584076">
            <text:p>0.45</text:p>
          </table:table-cell>
          <table:table-cell table:style-name="ce10" office:value-type="float" office:value="3801950">
            <text:p>3,801,950</text:p>
          </table:table-cell>
          <table:table-cell table:style-name="ce13" office:value-type="float" office:value="84305">
            <text:p>84,305</text:p>
          </table:table-cell>
          <table:table-cell table:style-name="ce15" table:formula="of:=[.E143]/[.B143]" office:value-type="float" office:value="0.0496081307788132">
            <text:p>0.05</text:p>
          </table:table-cell>
          <table:table-cell table:style-name="ce9" table:formula="of:=[.A143]/[.D143]" office:value-type="float" office:value="1.00026644222044">
            <text:p>1.00</text:p>
          </table:table-cell>
          <table:table-cell table:style-name="ce10" office:value-type="float" office:value="3141960">
            <text:p>3,141,960</text:p>
          </table:table-cell>
          <table:table-cell table:style-name="ce9" table:formula="of:=[.H143]/[.D143]" office:value-type="float" office:value="0.826407501413748">
            <text:p>0.83</text:p>
          </table:table-cell>
          <table:table-cell office:value-type="float" office:value="75100">
            <text:p>75100</text:p>
          </table:table-cell>
          <table:table-cell table:formula="of:=[.J143]/[.A143]" office:value-type="float" office:value="0.0197477598388415">
            <text:p>0.02</text:p>
          </table:table-cell>
        </table:table-row>
        <table:table-row table:style-name="ro1">
          <table:table-cell office:value-type="float" office:value="2648772">
            <text:p>2648772</text:p>
          </table:table-cell>
          <table:table-cell office:value-type="float" office:value="1416234">
            <text:p>1416234</text:p>
          </table:table-cell>
          <table:table-cell table:style-name="ce9" table:formula="of:=[.B144]/[.A144]" office:value-type="float" office:value="0.534675691225972">
            <text:p>0.53</text:p>
          </table:table-cell>
          <table:table-cell table:style-name="ce10" office:value-type="float" office:value="2600396">
            <text:p>2,600,396</text:p>
          </table:table-cell>
          <table:table-cell table:style-name="ce13" office:value-type="float" office:value="124102">
            <text:p>124,102</text:p>
          </table:table-cell>
          <table:table-cell table:style-name="ce15" table:formula="of:=[.E144]/[.B144]" office:value-type="float" office:value="0.0876281744400996">
            <text:p>0.09</text:p>
          </table:table-cell>
          <table:table-cell table:style-name="ce9" table:formula="of:=[.A144]/[.D144]" office:value-type="float" office:value="1.01860332041735">
            <text:p>1.02</text:p>
          </table:table-cell>
          <table:table-cell table:style-name="ce10" office:value-type="float" office:value="2331492">
            <text:p>2,331,492</text:p>
          </table:table-cell>
          <table:table-cell table:style-name="ce9" table:formula="of:=[.H144]/[.D144]" office:value-type="float" office:value="0.896591134581041">
            <text:p>0.90</text:p>
          </table:table-cell>
          <table:table-cell office:value-type="float" office:value="75080">
            <text:p>75080</text:p>
          </table:table-cell>
          <table:table-cell table:formula="of:=[.J144]/[.A144]" office:value-type="float" office:value="0.0283452105352971">
            <text:p>0.03</text:p>
          </table:table-cell>
        </table:table-row>
        <table:table-row table:style-name="ro1">
          <table:table-cell office:value-type="float" office:value="1817143">
            <text:p>1817143</text:p>
          </table:table-cell>
          <table:table-cell office:value-type="float" office:value="1150794">
            <text:p>1150794</text:p>
          </table:table-cell>
          <table:table-cell table:style-name="ce9" table:formula="of:=[.B145]/[.A145]" office:value-type="float" office:value="0.63329853511804">
            <text:p>0.63</text:p>
          </table:table-cell>
          <table:table-cell table:style-name="ce10" office:value-type="float" office:value="1789294">
            <text:p>1,789,294</text:p>
          </table:table-cell>
          <table:table-cell table:style-name="ce13" office:value-type="float" office:value="139392">
            <text:p>139,392</text:p>
          </table:table-cell>
          <table:table-cell table:style-name="ce15" table:formula="of:=[.E145]/[.B145]" office:value-type="float" office:value="0.12112680462359">
            <text:p>0.12</text:p>
          </table:table-cell>
          <table:table-cell table:style-name="ce9" table:formula="of:=[.A145]/[.D145]" office:value-type="float" office:value="1.01556423930332">
            <text:p>1.02</text:p>
          </table:table-cell>
          <table:table-cell table:style-name="ce10" office:value-type="float" office:value="1673704">
            <text:p>1,673,704</text:p>
          </table:table-cell>
          <table:table-cell table:style-name="ce9" table:formula="of:=[.H145]/[.D145]" office:value-type="float" office:value="0.935399101545079">
            <text:p>0.94</text:p>
          </table:table-cell>
          <table:table-cell office:value-type="float" office:value="73130">
            <text:p>73130</text:p>
          </table:table-cell>
          <table:table-cell table:formula="of:=[.J145]/[.A145]" office:value-type="float" office:value="0.0402444936914706">
            <text:p>0.04</text:p>
          </table:table-cell>
        </table:table-row>
        <table:table-row table:style-name="ro1">
          <table:table-cell office:value-type="float" office:value="1568297">
            <text:p>1568297</text:p>
          </table:table-cell>
          <table:table-cell office:value-type="float" office:value="1051071">
            <text:p>1051071</text:p>
          </table:table-cell>
          <table:table-cell table:style-name="ce9" table:formula="of:=[.B146]/[.A146]" office:value-type="float" office:value="0.670198948285943">
            <text:p>0.67</text:p>
          </table:table-cell>
          <table:table-cell table:style-name="ce10" office:value-type="float" office:value="1545673">
            <text:p>1,545,673</text:p>
          </table:table-cell>
          <table:table-cell table:style-name="ce13" office:value-type="float" office:value="35753">
            <text:p>35,753</text:p>
          </table:table-cell>
          <table:table-cell table:style-name="ce15" table:formula="of:=[.E146]/[.B146]" office:value-type="float" office:value="0.0340157800947795">
            <text:p>0.03</text:p>
          </table:table-cell>
          <table:table-cell table:style-name="ce9" table:formula="of:=[.A146]/[.D146]" office:value-type="float" office:value="1.01463698984197">
            <text:p>1.01</text:p>
          </table:table-cell>
          <table:table-cell table:style-name="ce10" office:value-type="float" office:value="1475730">
            <text:p>1,475,730</text:p>
          </table:table-cell>
          <table:table-cell table:style-name="ce9" table:formula="of:=[.H146]/[.D146]" office:value-type="float" office:value="0.954749161045059">
            <text:p>0.95</text:p>
          </table:table-cell>
          <table:table-cell office:value-type="float" office:value="77634">
            <text:p>77634</text:p>
          </table:table-cell>
          <table:table-cell table:formula="of:=[.J146]/[.A146]" office:value-type="float" office:value="0.0495021032368231">
            <text:p>0.05</text:p>
          </table:table-cell>
        </table:table-row>
        <table:table-row table:style-name="ro1">
          <table:table-cell office:value-type="float" office:value="1546755">
            <text:p>1546755</text:p>
          </table:table-cell>
          <table:table-cell office:value-type="float" office:value="1035090">
            <text:p>1035090</text:p>
          </table:table-cell>
          <table:table-cell table:style-name="ce9" table:formula="of:=[.B147]/[.A147]" office:value-type="float" office:value="0.669201004684">
            <text:p>0.67</text:p>
          </table:table-cell>
          <table:table-cell table:style-name="ce10" office:value-type="float" office:value="1521130">
            <text:p>1,521,130</text:p>
          </table:table-cell>
          <table:table-cell table:style-name="ce13" office:value-type="float" office:value="27512">
            <text:p>27,512</text:p>
          </table:table-cell>
          <table:table-cell table:style-name="ce15" table:formula="of:=[.E147]/[.B147]" office:value-type="float" office:value="0.0265793312658803">
            <text:p>0.03</text:p>
          </table:table-cell>
          <table:table-cell table:style-name="ce9" table:formula="of:=[.A147]/[.D147]" office:value-type="float" office:value="1.01684602893901">
            <text:p>1.02</text:p>
          </table:table-cell>
          <table:table-cell table:style-name="ce10" office:value-type="float" office:value="1451782">
            <text:p>1,451,782</text:p>
          </table:table-cell>
          <table:table-cell table:style-name="ce9" table:formula="of:=[.H147]/[.D147]" office:value-type="float" office:value="0.954410208200483">
            <text:p>0.95</text:p>
          </table:table-cell>
          <table:table-cell office:value-type="float" office:value="77965">
            <text:p>77965</text:p>
          </table:table-cell>
          <table:table-cell table:formula="of:=[.J147]/[.A147]" office:value-type="float" office:value="0.0504055264085133">
            <text:p>0.05</text:p>
          </table:table-cell>
        </table:table-row>
        <table:table-row table:style-name="ro1">
          <table:table-cell office:value-type="float" office:value="80426">
            <text:p>80426</text:p>
          </table:table-cell>
          <table:table-cell office:value-type="float" office:value="78186">
            <text:p>78186</text:p>
          </table:table-cell>
          <table:table-cell table:style-name="ce9" table:formula="of:=[.B148]/[.A148]" office:value-type="float" office:value="0.97214831024793">
            <text:p>0.97</text:p>
          </table:table-cell>
          <table:table-cell table:style-name="ce10" office:value-type="float" office:value="79185">
            <text:p>79,185</text:p>
          </table:table-cell>
          <table:table-cell table:style-name="ce13" office:value-type="float" office:value="43438">
            <text:p>43,438</text:p>
          </table:table-cell>
          <table:table-cell table:style-name="ce15" table:formula="of:=[.E148]/[.B148]" office:value-type="float" office:value="0.555572608906966">
            <text:p>0.56</text:p>
          </table:table-cell>
          <table:table-cell table:style-name="ce9" table:formula="of:=[.A148]/[.D148]" office:value-type="float" office:value="1.01567216013134">
            <text:p>1.02</text:p>
          </table:table-cell>
          <table:table-cell table:style-name="ce10" office:value-type="float" office:value="78613">
            <text:p>78,613</text:p>
          </table:table-cell>
          <table:table-cell table:style-name="ce9" table:formula="of:=[.H148]/[.D148]" office:value-type="float" office:value="0.992776409673549">
            <text:p>0.99</text:p>
          </table:table-cell>
          <table:table-cell office:value-type="float" office:value="82704">
            <text:p>82704</text:p>
          </table:table-cell>
          <table:table-cell table:formula="of:=[.J148]/[.A148]" office:value-type="float" office:value="1.02832417377465">
            <text:p>1.03</text:p>
          </table:table-cell>
        </table:table-row>
        <table:table-row table:style-name="ro1">
          <table:table-cell office:value-type="float" office:value="79604">
            <text:p>79604</text:p>
          </table:table-cell>
          <table:table-cell office:value-type="float" office:value="80718">
            <text:p>80718</text:p>
          </table:table-cell>
          <table:table-cell table:style-name="ce9" table:formula="of:=[.B149]/[.A149]" office:value-type="float" office:value="1.01399427164464">
            <text:p>1.01</text:p>
          </table:table-cell>
          <table:table-cell table:style-name="ce10" office:value-type="float" office:value="79885">
            <text:p>79,885</text:p>
          </table:table-cell>
          <table:table-cell table:style-name="ce13" office:value-type="float" office:value="44612">
            <text:p>44,612</text:p>
          </table:table-cell>
          <table:table-cell table:style-name="ce15" table:formula="of:=[.E149]/[.B149]" office:value-type="float" office:value="0.552689610743576">
            <text:p>0.55</text:p>
          </table:table-cell>
          <table:table-cell table:style-name="ce9" table:formula="of:=[.A149]/[.D149]" office:value-type="float" office:value="0.996482443512549">
            <text:p>1.00</text:p>
          </table:table-cell>
          <table:table-cell table:style-name="ce10" office:value-type="float" office:value="78743">
            <text:p>78,743</text:p>
          </table:table-cell>
          <table:table-cell table:style-name="ce9" table:formula="of:=[.H149]/[.D149]" office:value-type="float" office:value="0.985704450147086">
            <text:p>0.99</text:p>
          </table:table-cell>
          <table:table-cell office:value-type="float" office:value="75899">
            <text:p>75899</text:p>
          </table:table-cell>
          <table:table-cell table:formula="of:=[.J149]/[.A149]" office:value-type="float" office:value="0.953457112707904">
            <text:p>0.95</text:p>
          </table:table-cell>
        </table:table-row>
        <table:table-row table:style-name="ro1">
          <table:table-cell office:value-type="float" office:value="77865">
            <text:p>77865</text:p>
          </table:table-cell>
          <table:table-cell office:value-type="float" office:value="77683">
            <text:p>77683</text:p>
          </table:table-cell>
          <table:table-cell table:style-name="ce9" table:formula="of:=[.B150]/[.A150]" office:value-type="float" office:value="0.997662621203365">
            <text:p>1.00</text:p>
          </table:table-cell>
          <table:table-cell table:style-name="ce10" office:value-type="float" office:value="79628">
            <text:p>79,628</text:p>
          </table:table-cell>
          <table:table-cell table:style-name="ce13" office:value-type="float" office:value="45173">
            <text:p>45,173</text:p>
          </table:table-cell>
          <table:table-cell table:style-name="ce15" table:formula="of:=[.E150]/[.B150]" office:value-type="float" office:value="0.581504318834237">
            <text:p>0.58</text:p>
          </table:table-cell>
          <table:table-cell table:style-name="ce9" table:formula="of:=[.A150]/[.D150]" office:value-type="float" office:value="0.977859546893053">
            <text:p>0.98</text:p>
          </table:table-cell>
          <table:table-cell table:style-name="ce10" office:value-type="float" office:value="77283">
            <text:p>77,283</text:p>
          </table:table-cell>
          <table:table-cell table:style-name="ce9" table:formula="of:=[.H150]/[.D150]" office:value-type="float" office:value="0.970550560104486">
            <text:p>0.97</text:p>
          </table:table-cell>
          <table:table-cell office:value-type="float" office:value="75683">
            <text:p>75683</text:p>
          </table:table-cell>
          <table:table-cell table:formula="of:=[.J150]/[.A150]" office:value-type="float" office:value="0.971977139921659">
            <text:p>0.97</text:p>
          </table:table-cell>
        </table:table-row>
        <table:table-row table:style-name="ro1">
          <table:table-cell office:value-type="float" office:value="77622">
            <text:p>77622</text:p>
          </table:table-cell>
          <table:table-cell office:value-type="float" office:value="69869">
            <text:p>69869</text:p>
          </table:table-cell>
          <table:table-cell table:style-name="ce9" table:formula="of:=[.B151]/[.A151]" office:value-type="float" office:value="0.900118523099121">
            <text:p>0.90</text:p>
          </table:table-cell>
          <table:table-cell table:style-name="ce10" office:value-type="float" office:value="79132">
            <text:p>79,132</text:p>
          </table:table-cell>
          <table:table-cell table:style-name="ce13" office:value-type="float" office:value="34442">
            <text:p>34,442</text:p>
          </table:table-cell>
          <table:table-cell table:style-name="ce15" table:formula="of:=[.E151]/[.B151]" office:value-type="float" office:value="0.492951094190557">
            <text:p>0.49</text:p>
          </table:table-cell>
          <table:table-cell table:style-name="ce9" table:formula="of:=[.A151]/[.D151]" office:value-type="float" office:value="0.98091795986453">
            <text:p>0.98</text:p>
          </table:table-cell>
          <table:table-cell table:style-name="ce10" office:value-type="float" office:value="76635">
            <text:p>76,635</text:p>
          </table:table-cell>
          <table:table-cell table:style-name="ce9" table:formula="of:=[.H151]/[.D151]" office:value-type="float" office:value="0.968445129656776">
            <text:p>0.97</text:p>
          </table:table-cell>
          <table:table-cell office:value-type="float" office:value="68274">
            <text:p>68274</text:p>
          </table:table-cell>
          <table:table-cell table:formula="of:=[.J151]/[.A151]" office:value-type="float" office:value="0.879570224936229">
            <text:p>0.88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float" office:value="74009">
            <text:p>74009</text:p>
          </table:table-cell>
          <table:table-cell table:style-name="ce9" table:formula="of:=[.B152]/[.A152]" office:value-type="float" office:value="0.943944186521096">
            <text:p>0.94</text:p>
          </table:table-cell>
          <table:table-cell table:style-name="ce10" office:value-type="float" office:value="78743">
            <text:p>78,743</text:p>
          </table:table-cell>
          <table:table-cell table:style-name="ce13" office:value-type="float" office:value="44845">
            <text:p>44,845</text:p>
          </table:table-cell>
          <table:table-cell table:style-name="ce15" table:formula="of:=[.E152]/[.B152]" office:value-type="float" office:value="0.605939818130227">
            <text:p>0.61</text:p>
          </table:table-cell>
          <table:table-cell table:style-name="ce9" table:formula="of:=[.A152]/[.D152]" office:value-type="float" office:value="0.995694855415719">
            <text:p>1.00</text:p>
          </table:table-cell>
          <table:table-cell table:style-name="ce10" office:value-type="float" office:value="77240">
            <text:p>77,240</text:p>
          </table:table-cell>
          <table:table-cell table:style-name="ce9" table:formula="of:=[.H152]/[.D152]" office:value-type="float" office:value="0.980912589055535">
            <text:p>0.98</text:p>
          </table:table-cell>
          <table:table-cell office:value-type="float" office:value="73278">
            <text:p>73278</text:p>
          </table:table-cell>
          <table:table-cell table:formula="of:=[.J152]/[.A152]" office:value-type="float" office:value="0.934620682618234">
            <text:p>0.93</text:p>
          </table:table-cell>
        </table:table-row>
        <table:table-row table:style-name="ro1">
          <table:table-cell office:value-type="float" office:value="77865">
            <text:p>77865</text:p>
          </table:table-cell>
          <table:table-cell office:value-type="float" office:value="76523">
            <text:p>76523</text:p>
          </table:table-cell>
          <table:table-cell table:style-name="ce9" table:formula="of:=[.B153]/[.A153]" office:value-type="float" office:value="0.982765042059976">
            <text:p>0.98</text:p>
          </table:table-cell>
          <table:table-cell table:style-name="ce10" office:value-type="float" office:value="78350">
            <text:p>78,350</text:p>
          </table:table-cell>
          <table:table-cell table:style-name="ce13" office:value-type="float" office:value="35865">
            <text:p>35,865</text:p>
          </table:table-cell>
          <table:table-cell table:style-name="ce15" table:formula="of:=[.E153]/[.B153]" office:value-type="float" office:value="0.468682618297767">
            <text:p>0.47</text:p>
          </table:table-cell>
          <table:table-cell table:style-name="ce9" table:formula="of:=[.A153]/[.D153]" office:value-type="float" office:value="0.993809827696235">
            <text:p>0.99</text:p>
          </table:table-cell>
          <table:table-cell table:style-name="ce10" office:value-type="float" office:value="77256">
            <text:p>77,256</text:p>
          </table:table-cell>
          <table:table-cell table:style-name="ce9" table:formula="of:=[.H153]/[.D153]" office:value-type="float" office:value="0.986037013401404">
            <text:p>0.99</text:p>
          </table:table-cell>
          <table:table-cell office:value-type="float" office:value="75696">
            <text:p>75696</text:p>
          </table:table-cell>
          <table:table-cell table:formula="of:=[.J153]/[.A153]" office:value-type="float" office:value="0.97214409554999">
            <text:p>0.97</text:p>
          </table:table-cell>
        </table:table-row>
        <table:table-row table:style-name="ro1">
          <table:table-cell office:value-type="float" office:value="75528">
            <text:p>75528</text:p>
          </table:table-cell>
          <table:table-cell office:value-type="float" office:value="77900">
            <text:p>77900</text:p>
          </table:table-cell>
          <table:table-cell table:style-name="ce9" table:formula="of:=[.B154]/[.A154]" office:value-type="float" office:value="1.0314055714437">
            <text:p>1.03</text:p>
          </table:table-cell>
          <table:table-cell table:style-name="ce10" office:value-type="float" office:value="78137">
            <text:p>78,137</text:p>
          </table:table-cell>
          <table:table-cell table:style-name="ce13" office:value-type="float" office:value="27573">
            <text:p>27,573</text:p>
          </table:table-cell>
          <table:table-cell table:style-name="ce15" table:formula="of:=[.E154]/[.B154]" office:value-type="float" office:value="0.35395378690629">
            <text:p>0.35</text:p>
          </table:table-cell>
          <table:table-cell table:style-name="ce9" table:formula="of:=[.A154]/[.D154]" office:value-type="float" office:value="0.966609928714949">
            <text:p>0.97</text:p>
          </table:table-cell>
          <table:table-cell table:style-name="ce10" office:value-type="float" office:value="77198">
            <text:p>77,198</text:p>
          </table:table-cell>
          <table:table-cell table:style-name="ce9" table:formula="of:=[.H154]/[.D154]" office:value-type="float" office:value="0.987982645865595">
            <text:p>0.99</text:p>
          </table:table-cell>
          <table:table-cell office:value-type="float" office:value="67187">
            <text:p>67187</text:p>
          </table:table-cell>
          <table:table-cell table:formula="of:=[.J154]/[.A154]" office:value-type="float" office:value="0.889564135155174">
            <text:p>0.89</text:p>
          </table:table-cell>
        </table:table-row>
        <table:table-row table:style-name="ro1">
          <table:table-cell office:value-type="float" office:value="76513">
            <text:p>76513</text:p>
          </table:table-cell>
          <table:table-cell office:value-type="float" office:value="76289">
            <text:p>76289</text:p>
          </table:table-cell>
          <table:table-cell table:style-name="ce9" table:formula="of:=[.B155]/[.A155]" office:value-type="float" office:value="0.997072392926692">
            <text:p>1.00</text:p>
          </table:table-cell>
          <table:table-cell table:style-name="ce10" office:value-type="float" office:value="77718">
            <text:p>77,718</text:p>
          </table:table-cell>
          <table:table-cell table:style-name="ce13" office:value-type="float" office:value="37581">
            <text:p>37,581</text:p>
          </table:table-cell>
          <table:table-cell table:style-name="ce15" table:formula="of:=[.E155]/[.B155]" office:value-type="float" office:value="0.49261361402037">
            <text:p>0.49</text:p>
          </table:table-cell>
          <table:table-cell table:style-name="ce9" table:formula="of:=[.A155]/[.D155]" office:value-type="float" office:value="0.984495226331094">
            <text:p>0.98</text:p>
          </table:table-cell>
          <table:table-cell table:style-name="ce10" office:value-type="float" office:value="76760">
            <text:p>76,760</text:p>
          </table:table-cell>
          <table:table-cell table:style-name="ce9" table:formula="of:=[.H155]/[.D155]" office:value-type="float" office:value="0.987673383257418">
            <text:p>0.99</text:p>
          </table:table-cell>
          <table:table-cell office:value-type="float" office:value="73268">
            <text:p>73268</text:p>
          </table:table-cell>
          <table:table-cell table:formula="of:=[.J155]/[.A155]" office:value-type="float" office:value="0.95758890646034">
            <text:p>0.96</text:p>
          </table:table-cell>
        </table:table-row>
        <table:table-row table:style-name="ro1">
          <table:table-cell office:value-type="float" office:value="74286">
            <text:p>74286</text:p>
          </table:table-cell>
          <table:table-cell office:value-type="float" office:value="78967">
            <text:p>78967</text:p>
          </table:table-cell>
          <table:table-cell table:style-name="ce9" table:formula="of:=[.B156]/[.A156]" office:value-type="float" office:value="1.06301321917993">
            <text:p>1.06</text:p>
          </table:table-cell>
          <table:table-cell table:style-name="ce10" office:value-type="float" office:value="77398">
            <text:p>77,398</text:p>
          </table:table-cell>
          <table:table-cell table:style-name="ce13" office:value-type="float" office:value="39203">
            <text:p>39,203</text:p>
          </table:table-cell>
          <table:table-cell table:style-name="ce15" table:formula="of:=[.E156]/[.B156]" office:value-type="float" office:value="0.496447883293021">
            <text:p>0.50</text:p>
          </table:table-cell>
          <table:table-cell table:style-name="ce9" table:formula="of:=[.A156]/[.D156]" office:value-type="float" office:value="0.95979224269361">
            <text:p>0.96</text:p>
          </table:table-cell>
          <table:table-cell table:style-name="ce10" office:value-type="float" office:value="76572">
            <text:p>76,572</text:p>
          </table:table-cell>
          <table:table-cell table:style-name="ce9" table:formula="of:=[.H156]/[.D156]" office:value-type="float" office:value="0.989327889609551">
            <text:p>0.99</text:p>
          </table:table-cell>
          <table:table-cell office:value-type="float" office:value="74564">
            <text:p>74564</text:p>
          </table:table-cell>
          <table:table-cell table:formula="of:=[.J156]/[.A156]" office:value-type="float" office:value="1.00374229329887">
            <text:p>1</text:p>
          </table:table-cell>
        </table:table-row>
        <table:table-row table:style-name="ro1">
          <table:table-cell office:value-type="float" office:value="69167">
            <text:p>69167</text:p>
          </table:table-cell>
          <table:table-cell office:value-type="float" office:value="75859">
            <text:p>75859</text:p>
          </table:table-cell>
          <table:table-cell table:style-name="ce9" table:formula="of:=[.B157]/[.A157]" office:value-type="float" office:value="1.09675134095739">
            <text:p>1.10</text:p>
          </table:table-cell>
          <table:table-cell table:style-name="ce10" office:value-type="float" office:value="74478">
            <text:p>74,478</text:p>
          </table:table-cell>
          <table:table-cell table:style-name="ce13" office:value-type="float" office:value="34074">
            <text:p>34,074</text:p>
          </table:table-cell>
          <table:table-cell table:style-name="ce15" table:formula="of:=[.E157]/[.B157]" office:value-type="float" office:value="0.449175443915686">
            <text:p>0.45</text:p>
          </table:table-cell>
          <table:table-cell table:style-name="ce9" table:formula="of:=[.A157]/[.D157]" office:value-type="float" office:value="0.928690351513199">
            <text:p>0.93</text:p>
          </table:table-cell>
          <table:table-cell table:style-name="ce10" office:value-type="float" office:value="74333">
            <text:p>74,333</text:p>
          </table:table-cell>
          <table:table-cell table:style-name="ce9" table:formula="of:=[.H157]/[.D157]" office:value-type="float" office:value="0.998053116356508">
            <text:p>1.00</text:p>
          </table:table-cell>
          <table:table-cell office:value-type="float" office:value="75011">
            <text:p>75011</text:p>
          </table:table-cell>
          <table:table-cell table:formula="of:=[.J157]/[.A157]" office:value-type="float" office:value="1.08449115907875">
            <text:p>1.08</text:p>
          </table:table-cell>
        </table:table-row>
        <table:table-row table:style-name="ro1">
          <table:table-cell office:value-type="float" office:value="70316">
            <text:p>70316</text:p>
          </table:table-cell>
          <table:table-cell office:value-type="float" office:value="79190">
            <text:p>79190</text:p>
          </table:table-cell>
          <table:table-cell table:style-name="ce9" table:formula="of:=[.B158]/[.A158]" office:value-type="float" office:value="1.12620171795893">
            <text:p>1.13</text:p>
          </table:table-cell>
          <table:table-cell table:style-name="ce10" office:value-type="float" office:value="74626">
            <text:p>74,626</text:p>
          </table:table-cell>
          <table:table-cell table:style-name="ce13" office:value-type="float" office:value="56958">
            <text:p>56,958</text:p>
          </table:table-cell>
          <table:table-cell table:style-name="ce15" table:formula="of:=[.E158]/[.B158]" office:value-type="float" office:value="0.719257482005304">
            <text:p>0.72</text:p>
          </table:table-cell>
          <table:table-cell table:style-name="ce9" table:formula="of:=[.A158]/[.D158]" office:value-type="float" office:value="0.942245330045829">
            <text:p>0.94</text:p>
          </table:table-cell>
          <table:table-cell table:style-name="ce10" office:value-type="float" office:value="74172">
            <text:p>74,172</text:p>
          </table:table-cell>
          <table:table-cell table:style-name="ce9" table:formula="of:=[.H158]/[.D158]" office:value-type="float" office:value="0.993916329429421">
            <text:p>0.99</text:p>
          </table:table-cell>
          <table:table-cell office:value-type="float" office:value="72556">
            <text:p>72556</text:p>
          </table:table-cell>
          <table:table-cell table:formula="of:=[.J158]/[.A158]" office:value-type="float" office:value="1.03185619204733">
            <text:p>1.03</text:p>
          </table:table-cell>
        </table:table-row>
        <table:table-row table:style-name="ro1">
          <table:table-cell office:value-type="float" office:value="66961">
            <text:p>66961</text:p>
          </table:table-cell>
          <table:table-cell office:value-type="float" office:value="80328">
            <text:p>80328</text:p>
          </table:table-cell>
          <table:table-cell table:style-name="ce9" table:formula="of:=[.B159]/[.A159]" office:value-type="float" office:value="1.19962366153433">
            <text:p>1.20</text:p>
          </table:table-cell>
          <table:table-cell table:style-name="ce10" office:value-type="float" office:value="73162">
            <text:p>73,162</text:p>
          </table:table-cell>
          <table:table-cell table:style-name="ce13" office:value-type="float" office:value="39115">
            <text:p>39,115</text:p>
          </table:table-cell>
          <table:table-cell table:style-name="ce15" table:formula="of:=[.E159]/[.B159]" office:value-type="float" office:value="0.486941041728911">
            <text:p>0.49</text:p>
          </table:table-cell>
          <table:table-cell table:style-name="ce9" table:formula="of:=[.A159]/[.D159]" office:value-type="float" office:value="0.915242885651021">
            <text:p>0.92</text:p>
          </table:table-cell>
          <table:table-cell table:style-name="ce10" office:value-type="float" office:value="72464">
            <text:p>72,464</text:p>
          </table:table-cell>
          <table:table-cell table:style-name="ce9" table:formula="of:=[.H159]/[.D159]" office:value-type="float" office:value="0.990459528170362">
            <text:p>0.99</text:p>
          </table:table-cell>
          <table:table-cell office:value-type="float" office:value="73377">
            <text:p>73377</text:p>
          </table:table-cell>
          <table:table-cell table:formula="of:=[.J159]/[.A159]" office:value-type="float" office:value="1.0958169680859">
            <text:p>1.1</text:p>
          </table:table-cell>
        </table:table-row>
        <table:table-row table:style-name="ro1">
          <table:table-cell office:value-type="float" office:value="66061">
            <text:p>66061</text:p>
          </table:table-cell>
          <table:table-cell office:value-type="float" office:value="77734">
            <text:p>77734</text:p>
          </table:table-cell>
          <table:table-cell table:style-name="ce9" table:formula="of:=[.B160]/[.A160]" office:value-type="float" office:value="1.17670032242927">
            <text:p>1.18</text:p>
          </table:table-cell>
          <table:table-cell table:style-name="ce10" office:value-type="float" office:value="72182">
            <text:p>72,182</text:p>
          </table:table-cell>
          <table:table-cell table:style-name="ce13" office:value-type="float" office:value="63714">
            <text:p>63,714</text:p>
          </table:table-cell>
          <table:table-cell table:style-name="ce15" table:formula="of:=[.E160]/[.B160]" office:value-type="float" office:value="0.819641340983353">
            <text:p>0.82</text:p>
          </table:table-cell>
          <table:table-cell table:style-name="ce9" table:formula="of:=[.A160]/[.D160]" office:value-type="float" office:value="0.915200465490011">
            <text:p>0.92</text:p>
          </table:table-cell>
          <table:table-cell table:style-name="ce10" office:value-type="float" office:value="71575">
            <text:p>71,575</text:p>
          </table:table-cell>
          <table:table-cell table:style-name="ce9" table:formula="of:=[.H160]/[.D160]" office:value-type="float" office:value="0.991590701282868">
            <text:p>0.99</text:p>
          </table:table-cell>
          <table:table-cell office:value-type="float" office:value="73823">
            <text:p>73823</text:p>
          </table:table-cell>
          <table:table-cell table:formula="of:=[.J160]/[.A160]" office:value-type="float" office:value="1.11749746446466">
            <text:p>1.12</text:p>
          </table:table-cell>
        </table:table-row>
        <table:table-row table:style-name="ro1">
          <table:table-cell office:value-type="float" office:value="63006">
            <text:p>63006</text:p>
          </table:table-cell>
          <table:table-cell office:value-type="float" office:value="80546">
            <text:p>80546</text:p>
          </table:table-cell>
          <table:table-cell table:style-name="ce9" table:formula="of:=[.B161]/[.A161]" office:value-type="float" office:value="1.27838618544266">
            <text:p>1.28</text:p>
          </table:table-cell>
          <table:table-cell table:style-name="ce10" office:value-type="float" office:value="70500">
            <text:p>70,500</text:p>
          </table:table-cell>
          <table:table-cell table:style-name="ce13" office:value-type="float" office:value="44425">
            <text:p>44,425</text:p>
          </table:table-cell>
          <table:table-cell table:style-name="ce15" table:formula="of:=[.E161]/[.B161]" office:value-type="float" office:value="0.551548183646612">
            <text:p>0.55</text:p>
          </table:table-cell>
          <table:table-cell table:style-name="ce9" table:formula="of:=[.A161]/[.D161]" office:value-type="float" office:value="0.893702127659574">
            <text:p>0.89</text:p>
          </table:table-cell>
          <table:table-cell table:style-name="ce10" office:value-type="float" office:value="70191">
            <text:p>70,191</text:p>
          </table:table-cell>
          <table:table-cell table:style-name="ce9" table:formula="of:=[.H161]/[.D161]" office:value-type="float" office:value="0.995617021276596">
            <text:p>1.00</text:p>
          </table:table-cell>
          <table:table-cell office:value-type="float" office:value="72478">
            <text:p>72478</text:p>
          </table:table-cell>
          <table:table-cell table:formula="of:=[.J161]/[.A161]" office:value-type="float" office:value="1.15033488874076">
            <text:p>1.15</text:p>
          </table:table-cell>
        </table:table-row>
        <table:table-row table:style-name="ro1">
          <table:table-cell office:value-type="float" office:value="62047">
            <text:p>62047</text:p>
          </table:table-cell>
          <table:table-cell office:value-type="float" office:value="75872">
            <text:p>75872</text:p>
          </table:table-cell>
          <table:table-cell table:style-name="ce9" table:formula="of:=[.B162]/[.A162]" office:value-type="float" office:value="1.22281496285074">
            <text:p>1.22</text:p>
          </table:table-cell>
          <table:table-cell table:style-name="ce10" office:value-type="float" office:value="67757">
            <text:p>67,757</text:p>
          </table:table-cell>
          <table:table-cell table:style-name="ce13" office:value-type="float" office:value="48463">
            <text:p>48,463</text:p>
          </table:table-cell>
          <table:table-cell table:style-name="ce15" table:formula="of:=[.E162]/[.B162]" office:value-type="float" office:value="0.638746836777731">
            <text:p>0.64</text:p>
          </table:table-cell>
          <table:table-cell table:style-name="ce9" table:formula="of:=[.A162]/[.D162]" office:value-type="float" office:value="0.915728264238381">
            <text:p>0.92</text:p>
          </table:table-cell>
          <table:table-cell table:style-name="ce10" office:value-type="float" office:value="68127">
            <text:p>68,127</text:p>
          </table:table-cell>
          <table:table-cell table:style-name="ce9" table:formula="of:=[.H162]/[.D162]" office:value-type="float" office:value="1.00546069040837">
            <text:p>1.01</text:p>
          </table:table-cell>
          <table:table-cell office:value-type="float" office:value="74857">
            <text:p>74857</text:p>
          </table:table-cell>
          <table:table-cell table:formula="of:=[.J162]/[.A162]" office:value-type="float" office:value="1.2064563959579">
            <text:p>1.21</text:p>
          </table:table-cell>
        </table:table-row>
        <table:table-row table:style-name="ro1">
          <table:table-cell office:value-type="float" office:value="60739">
            <text:p>60739</text:p>
          </table:table-cell>
          <table:table-cell office:value-type="float" office:value="77530">
            <text:p>77530</text:p>
          </table:table-cell>
          <table:table-cell table:style-name="ce9" table:formula="of:=[.B163]/[.A163]" office:value-type="float" office:value="1.27644511763447">
            <text:p>1.28</text:p>
          </table:table-cell>
          <table:table-cell table:style-name="ce10" office:value-type="float" office:value="68751">
            <text:p>68,751</text:p>
          </table:table-cell>
          <table:table-cell table:style-name="ce13" office:value-type="float" office:value="37248">
            <text:p>37,248</text:p>
          </table:table-cell>
          <table:table-cell table:style-name="ce15" table:formula="of:=[.E163]/[.B163]" office:value-type="float" office:value="0.480433380626854">
            <text:p>0.48</text:p>
          </table:table-cell>
          <table:table-cell table:style-name="ce9" table:formula="of:=[.A163]/[.D163]" office:value-type="float" office:value="0.883463513257989">
            <text:p>0.88</text:p>
          </table:table-cell>
          <table:table-cell table:style-name="ce10" office:value-type="float" office:value="67724">
            <text:p>67,724</text:p>
          </table:table-cell>
          <table:table-cell table:style-name="ce9" table:formula="of:=[.H163]/[.D163]" office:value-type="float" office:value="0.985062035461302">
            <text:p>0.99</text:p>
          </table:table-cell>
          <table:table-cell office:value-type="float" office:value="73084">
            <text:p>73084</text:p>
          </table:table-cell>
          <table:table-cell table:formula="of:=[.J163]/[.A163]" office:value-type="float" office:value="1.20324667841091">
            <text:p>1.2</text:p>
          </table:table-cell>
        </table:table-row>
        <table:table-row table:style-name="ro1">
          <table:table-cell office:value-type="float" office:value="57873">
            <text:p>57873</text:p>
          </table:table-cell>
          <table:table-cell office:value-type="float" office:value="77870">
            <text:p>77870</text:p>
          </table:table-cell>
          <table:table-cell table:style-name="ce9" table:formula="of:=[.B164]/[.A164]" office:value-type="float" office:value="1.34553245900506">
            <text:p>1.35</text:p>
          </table:table-cell>
          <table:table-cell table:style-name="ce10" office:value-type="float" office:value="66625">
            <text:p>66,625</text:p>
          </table:table-cell>
          <table:table-cell table:style-name="ce13" office:value-type="float" office:value="62892">
            <text:p>62,892</text:p>
          </table:table-cell>
          <table:table-cell table:style-name="ce15" table:formula="of:=[.E164]/[.B164]" office:value-type="float" office:value="0.807653781944266">
            <text:p>0.81</text:p>
          </table:table-cell>
          <table:table-cell table:style-name="ce9" table:formula="of:=[.A164]/[.D164]" office:value-type="float" office:value="0.868637898686679">
            <text:p>0.87</text:p>
          </table:table-cell>
          <table:table-cell table:style-name="ce10" office:value-type="float" office:value="65166">
            <text:p>65,166</text:p>
          </table:table-cell>
          <table:table-cell table:style-name="ce9" table:formula="of:=[.H164]/[.D164]" office:value-type="float" office:value="0.978101313320826">
            <text:p>0.98</text:p>
          </table:table-cell>
          <table:table-cell office:value-type="float" office:value="73228">
            <text:p>73228</text:p>
          </table:table-cell>
          <table:table-cell table:formula="of:=[.J164]/[.A164]" office:value-type="float" office:value="1.2653223437527">
            <text:p>1.27</text:p>
          </table:table-cell>
        </table:table-row>
        <table:table-row table:style-name="ro1">
          <table:table-cell office:value-type="float" office:value="56119">
            <text:p>56119</text:p>
          </table:table-cell>
          <table:table-cell office:value-type="float" office:value="80405">
            <text:p>80405</text:p>
          </table:table-cell>
          <table:table-cell table:style-name="ce9" table:formula="of:=[.B165]/[.A165]" office:value-type="float" office:value="1.43275895864146">
            <text:p>1.43</text:p>
          </table:table-cell>
          <table:table-cell table:style-name="ce10" office:value-type="float" office:value="65057">
            <text:p>65,057</text:p>
          </table:table-cell>
          <table:table-cell table:style-name="ce13" office:value-type="float" office:value="24805">
            <text:p>24,805</text:p>
          </table:table-cell>
          <table:table-cell table:style-name="ce15" table:formula="of:=[.E165]/[.B165]" office:value-type="float" office:value="0.308500715129656">
            <text:p>0.31</text:p>
          </table:table-cell>
          <table:table-cell table:style-name="ce9" table:formula="of:=[.A165]/[.D165]" office:value-type="float" office:value="0.862612785710992">
            <text:p>0.86</text:p>
          </table:table-cell>
          <table:table-cell table:style-name="ce10" office:value-type="float" office:value="64631">
            <text:p>64,631</text:p>
          </table:table-cell>
          <table:table-cell table:style-name="ce9" table:formula="of:=[.H165]/[.D165]" office:value-type="float" office:value="0.993451896029636">
            <text:p>0.99</text:p>
          </table:table-cell>
          <table:table-cell office:value-type="float" office:value="73465">
            <text:p>73465</text:p>
          </table:table-cell>
          <table:table-cell table:formula="of:=[.J165]/[.A165]" office:value-type="float" office:value="1.30909317699888">
            <text:p>1.31</text:p>
          </table:table-cell>
        </table:table-row>
        <table:table-row table:style-name="ro1">
          <table:table-cell table:number-columns-repeated="4"/>
          <table:table-cell table:style-name="ce13"/>
          <table:table-cell table:number-columns-repeated="6"/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rite" table:style-name="ta1" table:print="false">
        <table:table-column table:style-name="co9" table:default-cell-style-name="ce2"/>
        <table:table-column table:style-name="co10" table:default-cell-style-name="ce5"/>
        <table:table-column table:style-name="co11" table:default-cell-style-name="Default"/>
        <table:table-column table:style-name="co1" table:default-cell-style-name="Default"/>
        <table:table-column table:style-name="co4" table:default-cell-style-name="ce12"/>
        <table:table-column table:style-name="co12" table:default-cell-style-name="ce1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8"/>
        <table:table-column table:style-name="co13" table:default-cell-style-name="ce18"/>
        <table:table-row table:style-name="ro1">
          <table:table-cell office:value-type="string">
            <text:p>Fedora64bit-Linux-base-write</text:p>
          </table:table-cell>
          <table:table-cell office:value-type="string">
            <text:p>Windows-base-write</text:p>
          </table:table-cell>
          <table:table-cell office:value-type="string">
            <text:p>Lin-base-win-base-ratio</text:p>
          </table:table-cell>
          <table:table-cell table:style-name="ce8" office:value-type="string">
            <text:p>Ubuntu64bit-Linux-base</text:p>
          </table:table-cell>
          <table:table-cell table:style-name="ce11" office:value-type="string">
            <text:p>win7-guest</text:p>
          </table:table-cell>
          <table:table-cell office:value-type="string">
            <text:p>win7-guest-to-win7-base</text:p>
          </table:table-cell>
          <table:table-cell table:style-name="ce8" office:value-type="string">
            <text:p>Fedora64-to-Ubuntu64</text:p>
          </table:table-cell>
          <table:table-cell table:style-name="ce8" office:value-type="string">
            <text:p>Ubuntu32bit-Linux-base</text:p>
          </table:table-cell>
          <table:table-cell table:style-name="ce8" office:value-type="string">
            <text:p>Ubuntu32-to-Ubuntu64</text:p>
          </table:table-cell>
          <table:table-cell office:value-type="string">
            <text:p>Linux-guest-write</text:p>
          </table:table-cell>
          <table:table-cell office:value-type="string">
            <text:p>Linux-guest-to-Linux-base</text:p>
          </table:table-cell>
        </table:table-row>
        <table:table-row table:style-name="ro1">
          <table:table-cell table:number-columns-repeated="2" office:value-type="string">
            <text:p>I/O Throughput KB/s</text:p>
          </table:table-cell>
          <table:table-cell/>
          <table:table-cell table:style-name="ce8"/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table:style-name="ce8" table:number-columns-repeated="3"/>
          <table:table-cell table:style-name="ce16" office:value-type="string">
            <text:p>I/O Throughput KB/s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AVERAGE([.A4:.A165])" office:value-type="float" office:value="594947.419753086">
            <text:p>594947.42</text:p>
          </table:table-cell>
          <table:table-cell table:formula="of:=AVERAGE([.B4:.B165])" office:value-type="float" office:value="687437.913580247">
            <text:p>687437.91</text:p>
          </table:table-cell>
          <table:table-cell table:formula="of:=[.A3]/[.B3]" office:value-type="float" office:value="0.865456222300192">
            <text:p>0.87</text:p>
          </table:table-cell>
          <table:table-cell table:formula="of:=AVERAGE([.D4:.D165])" office:value-type="float" office:value="598331.580246914">
            <text:p>598331.58</text:p>
          </table:table-cell>
          <table:table-cell table:style-name="ce11" table:formula="of:=AVERAGE([.E4:.E165])" office:value-type="float" office:value="147291.703703704">
            <text:p>147,292</text:p>
          </table:table-cell>
          <table:table-cell table:formula="of:=[.E3]/[.B3]" office:value-type="float" office:value="0.21426182756868">
            <text:p>0.21</text:p>
          </table:table-cell>
          <table:table-cell table:formula="of:=[.A3]/[.D3]" office:value-type="float" office:value="0.994344004887005">
            <text:p>0.99</text:p>
          </table:table-cell>
          <table:table-cell table:style-name="ce19" table:formula="of:=AVERAGE([.H4:.H165])" office:value-type="float" office:value="450906.617283951">
            <text:p>450907</text:p>
          </table:table-cell>
          <table:table-cell table:style-name="ce20" table:formula="of:=[.H3]/[.D3]" office:value-type="float" office:value="0.753606582319915">
            <text:p>0.75</text:p>
          </table:table-cell>
          <table:table-cell table:formula="of:=AVERAGE([.J4:.J165])" office:value-type="float" office:value="510556.901234568">
            <text:p>510556.9</text:p>
          </table:table-cell>
          <table:table-cell table:formula="of:=[.J3]/[.A3]" office:value-type="float" office:value="0.858154660871473">
            <text:p>0.86</text:p>
          </table:table-cell>
        </table:table-row>
        <table:table-row table:style-name="ro1">
          <table:table-cell office:value-type="float" office:value="438759">
            <text:p>438759</text:p>
          </table:table-cell>
          <table:table-cell office:value-type="float" office:value="189400">
            <text:p>189400</text:p>
          </table:table-cell>
          <table:table-cell table:formula="of:=[.A4]/[.B4]" office:value-type="float" office:value="2.31657338965153">
            <text:p>2.32</text:p>
          </table:table-cell>
          <table:table-cell office:value-type="float" office:value="500060">
            <text:p>500060</text:p>
          </table:table-cell>
          <table:table-cell office:value-type="float" office:value="83562">
            <text:p>83562</text:p>
          </table:table-cell>
          <table:table-cell table:formula="of:=[.E4]/[.B4]" office:value-type="float" office:value="0.441193241816262">
            <text:p>0.44</text:p>
          </table:table-cell>
          <table:table-cell table:formula="of:=[.A4]/[.D4]" office:value-type="float" office:value="0.877412710474743">
            <text:p>0.88</text:p>
          </table:table-cell>
          <table:table-cell office:value-type="float" office:value="503712">
            <text:p>503712</text:p>
          </table:table-cell>
          <table:table-cell table:style-name="ce20" table:formula="of:=[.H4]/[.D4]" office:value-type="float" office:value="1.00730312362517">
            <text:p>1.01</text:p>
          </table:table-cell>
          <table:table-cell office:value-type="float" office:value="174404">
            <text:p>174404</text:p>
          </table:table-cell>
          <table:table-cell table:formula="of:=[.J4]/[.A4]" office:value-type="float" office:value="0.397493840582187">
            <text:p>0.4</text:p>
          </table:table-cell>
        </table:table-row>
        <table:table-row table:style-name="ro1">
          <table:table-cell office:value-type="float" office:value="551422">
            <text:p>551422</text:p>
          </table:table-cell>
          <table:table-cell office:value-type="float" office:value="272047">
            <text:p>272047</text:p>
          </table:table-cell>
          <table:table-cell table:formula="of:=[.A5]/[.B5]" office:value-type="float" office:value="2.02693652199804">
            <text:p>2.03</text:p>
          </table:table-cell>
          <table:table-cell office:value-type="float" office:value="577521">
            <text:p>577521</text:p>
          </table:table-cell>
          <table:table-cell office:value-type="float" office:value="62993">
            <text:p>62993</text:p>
          </table:table-cell>
          <table:table-cell table:formula="of:=[.E5]/[.B5]" office:value-type="float" office:value="0.23155190095829">
            <text:p>0.23</text:p>
          </table:table-cell>
          <table:table-cell table:formula="of:=[.A5]/[.D5]" office:value-type="float" office:value="0.954808569731663">
            <text:p>0.95</text:p>
          </table:table-cell>
          <table:table-cell office:value-type="float" office:value="571165">
            <text:p>571165</text:p>
          </table:table-cell>
          <table:table-cell table:style-name="ce20" table:formula="of:=[.H5]/[.D5]" office:value-type="float" office:value="0.988994339599772">
            <text:p>0.99</text:p>
          </table:table-cell>
          <table:table-cell office:value-type="float" office:value="198090">
            <text:p>198090</text:p>
          </table:table-cell>
          <table:table-cell table:formula="of:=[.J5]/[.A5]" office:value-type="float" office:value="0.359234850985271">
            <text:p>0.36</text:p>
          </table:table-cell>
        </table:table-row>
        <table:table-row table:style-name="ro1">
          <table:table-cell office:value-type="float" office:value="582535">
            <text:p>582535</text:p>
          </table:table-cell>
          <table:table-cell office:value-type="float" office:value="262042">
            <text:p>262042</text:p>
          </table:table-cell>
          <table:table-cell table:formula="of:=[.A6]/[.B6]" office:value-type="float" office:value="2.22305966219156">
            <text:p>2.22</text:p>
          </table:table-cell>
          <table:table-cell office:value-type="float" office:value="598110">
            <text:p>598110</text:p>
          </table:table-cell>
          <table:table-cell office:value-type="float" office:value="71580">
            <text:p>71580</text:p>
          </table:table-cell>
          <table:table-cell table:formula="of:=[.E6]/[.B6]" office:value-type="float" office:value="0.273162317491089">
            <text:p>0.27</text:p>
          </table:table-cell>
          <table:table-cell table:formula="of:=[.A6]/[.D6]" office:value-type="float" office:value="0.97395963953119">
            <text:p>0.97</text:p>
          </table:table-cell>
          <table:table-cell office:value-type="float" office:value="586764">
            <text:p>586764</text:p>
          </table:table-cell>
          <table:table-cell table:style-name="ce20" table:formula="of:=[.H6]/[.D6]" office:value-type="float" office:value="0.981030245272609">
            <text:p>0.98</text:p>
          </table:table-cell>
          <table:table-cell office:value-type="float" office:value="183424">
            <text:p>183424</text:p>
          </table:table-cell>
          <table:table-cell table:formula="of:=[.J6]/[.A6]" office:value-type="float" office:value="0.314872067772752">
            <text:p>0.31</text:p>
          </table:table-cell>
        </table:table-row>
        <table:table-row table:style-name="ro1">
          <table:table-cell office:value-type="float" office:value="647135">
            <text:p>647135</text:p>
          </table:table-cell>
          <table:table-cell office:value-type="float" office:value="289973">
            <text:p>289973</text:p>
          </table:table-cell>
          <table:table-cell table:formula="of:=[.A7]/[.B7]" office:value-type="float" office:value="2.23170777968983">
            <text:p>2.23</text:p>
          </table:table-cell>
          <table:table-cell office:value-type="float" office:value="653436">
            <text:p>653436</text:p>
          </table:table-cell>
          <table:table-cell office:value-type="float" office:value="70559">
            <text:p>70559</text:p>
          </table:table-cell>
          <table:table-cell table:formula="of:=[.E7]/[.B7]" office:value-type="float" office:value="0.243329551372024">
            <text:p>0.24</text:p>
          </table:table-cell>
          <table:table-cell table:formula="of:=[.A7]/[.D7]" office:value-type="float" office:value="0.990357127553425">
            <text:p>0.99</text:p>
          </table:table-cell>
          <table:table-cell office:value-type="float" office:value="571014">
            <text:p>571014</text:p>
          </table:table-cell>
          <table:table-cell table:style-name="ce20" table:formula="of:=[.H7]/[.D7]" office:value-type="float" office:value="0.873863698969754">
            <text:p>0.87</text:p>
          </table:table-cell>
          <table:table-cell office:value-type="float" office:value="326347">
            <text:p>326347</text:p>
          </table:table-cell>
          <table:table-cell table:formula="of:=[.J7]/[.A7]" office:value-type="float" office:value="0.504295085260417">
            <text:p>0.5</text:p>
          </table:table-cell>
        </table:table-row>
        <table:table-row table:style-name="ro1">
          <table:table-cell office:value-type="float" office:value="668072">
            <text:p>668072</text:p>
          </table:table-cell>
          <table:table-cell office:value-type="float" office:value="377844">
            <text:p>377844</text:p>
          </table:table-cell>
          <table:table-cell table:formula="of:=[.A8]/[.B8]" office:value-type="float" office:value="1.76811594202899">
            <text:p>1.77</text:p>
          </table:table-cell>
          <table:table-cell office:value-type="float" office:value="666414">
            <text:p>666414</text:p>
          </table:table-cell>
          <table:table-cell office:value-type="float" office:value="75475">
            <text:p>75475</text:p>
          </table:table-cell>
          <table:table-cell table:formula="of:=[.E8]/[.B8]" office:value-type="float" office:value="0.199751749399223">
            <text:p>0.20</text:p>
          </table:table-cell>
          <table:table-cell table:formula="of:=[.A8]/[.D8]" office:value-type="float" office:value="1.00248794293037">
            <text:p>1</text:p>
          </table:table-cell>
          <table:table-cell office:value-type="float" office:value="609970">
            <text:p>609970</text:p>
          </table:table-cell>
          <table:table-cell table:style-name="ce20" table:formula="of:=[.H8]/[.D8]" office:value-type="float" office:value="0.91530189941988">
            <text:p>0.92</text:p>
          </table:table-cell>
          <table:table-cell office:value-type="float" office:value="274592">
            <text:p>274592</text:p>
          </table:table-cell>
          <table:table-cell table:formula="of:=[.J8]/[.A8]" office:value-type="float" office:value="0.411021566537738">
            <text:p>0.41</text:p>
          </table:table-cell>
        </table:table-row>
        <table:table-row table:style-name="ro1">
          <table:table-cell office:value-type="float" office:value="499970">
            <text:p>499970</text:p>
          </table:table-cell>
          <table:table-cell office:value-type="float" office:value="240170">
            <text:p>240170</text:p>
          </table:table-cell>
          <table:table-cell table:formula="of:=[.A9]/[.B9]" office:value-type="float" office:value="2.08173377191156">
            <text:p>2.08</text:p>
          </table:table-cell>
          <table:table-cell office:value-type="float" office:value="542400">
            <text:p>542400</text:p>
          </table:table-cell>
          <table:table-cell office:value-type="float" office:value="84617">
            <text:p>84617</text:p>
          </table:table-cell>
          <table:table-cell table:formula="of:=[.E9]/[.B9]" office:value-type="float" office:value="0.352321272432027">
            <text:p>0.35</text:p>
          </table:table-cell>
          <table:table-cell table:formula="of:=[.A9]/[.D9]" office:value-type="float" office:value="0.921773598820059">
            <text:p>0.92</text:p>
          </table:table-cell>
          <table:table-cell office:value-type="float" office:value="544420">
            <text:p>544420</text:p>
          </table:table-cell>
          <table:table-cell table:style-name="ce20" table:formula="of:=[.H9]/[.D9]" office:value-type="float" office:value="1.00372418879056">
            <text:p>1.00</text:p>
          </table:table-cell>
          <table:table-cell office:value-type="float" office:value="260710">
            <text:p>260710</text:p>
          </table:table-cell>
          <table:table-cell table:formula="of:=[.J9]/[.A9]" office:value-type="float" office:value="0.521451287077225">
            <text:p>0.52</text:p>
          </table:table-cell>
        </table:table-row>
        <table:table-row table:style-name="ro1">
          <table:table-cell office:value-type="float" office:value="551878">
            <text:p>551878</text:p>
          </table:table-cell>
          <table:table-cell office:value-type="float" office:value="339673">
            <text:p>339673</text:p>
          </table:table-cell>
          <table:table-cell table:formula="of:=[.A10]/[.B10]" office:value-type="float" office:value="1.62473319928284">
            <text:p>1.62</text:p>
          </table:table-cell>
          <table:table-cell office:value-type="float" office:value="566435">
            <text:p>566435</text:p>
          </table:table-cell>
          <table:table-cell office:value-type="float" office:value="108025">
            <text:p>108025</text:p>
          </table:table-cell>
          <table:table-cell table:formula="of:=[.E10]/[.B10]" office:value-type="float" office:value="0.318026454855111">
            <text:p>0.32</text:p>
          </table:table-cell>
          <table:table-cell table:formula="of:=[.A10]/[.D10]" office:value-type="float" office:value="0.974300669979786">
            <text:p>0.97</text:p>
          </table:table-cell>
          <table:table-cell office:value-type="float" office:value="595362">
            <text:p>595362</text:p>
          </table:table-cell>
          <table:table-cell table:style-name="ce20" table:formula="of:=[.H10]/[.D10]" office:value-type="float" office:value="1.05106852507349">
            <text:p>1.05</text:p>
          </table:table-cell>
          <table:table-cell office:value-type="float" office:value="556486">
            <text:p>556486</text:p>
          </table:table-cell>
          <table:table-cell table:formula="of:=[.J10]/[.A10]" office:value-type="float" office:value="1.00834967148536">
            <text:p>1.01</text:p>
          </table:table-cell>
        </table:table-row>
        <table:table-row table:style-name="ro1">
          <table:table-cell office:value-type="float" office:value="652488">
            <text:p>652488</text:p>
          </table:table-cell>
          <table:table-cell office:value-type="float" office:value="320056">
            <text:p>320056</text:p>
          </table:table-cell>
          <table:table-cell table:formula="of:=[.A11]/[.B11]" office:value-type="float" office:value="2.03866823305921">
            <text:p>2.04</text:p>
          </table:table-cell>
          <table:table-cell office:value-type="float" office:value="677178">
            <text:p>677178</text:p>
          </table:table-cell>
          <table:table-cell office:value-type="float" office:value="107429">
            <text:p>107429</text:p>
          </table:table-cell>
          <table:table-cell table:formula="of:=[.E11]/[.B11]" office:value-type="float" office:value="0.335656885045117">
            <text:p>0.34</text:p>
          </table:table-cell>
          <table:table-cell table:formula="of:=[.A11]/[.D11]" office:value-type="float" office:value="0.963539866918299">
            <text:p>0.96</text:p>
          </table:table-cell>
          <table:table-cell office:value-type="float" office:value="621371">
            <text:p>621371</text:p>
          </table:table-cell>
          <table:table-cell table:style-name="ce20" table:formula="of:=[.H11]/[.D11]" office:value-type="float" office:value="0.917588876189126">
            <text:p>0.92</text:p>
          </table:table-cell>
          <table:table-cell office:value-type="float" office:value="568916">
            <text:p>568916</text:p>
          </table:table-cell>
          <table:table-cell table:formula="of:=[.J11]/[.A11]" office:value-type="float" office:value="0.871917950981474">
            <text:p>0.87</text:p>
          </table:table-cell>
        </table:table-row>
        <table:table-row table:style-name="ro1">
          <table:table-cell office:value-type="float" office:value="621518">
            <text:p>621518</text:p>
          </table:table-cell>
          <table:table-cell office:value-type="float" office:value="352476">
            <text:p>352476</text:p>
          </table:table-cell>
          <table:table-cell table:formula="of:=[.A12]/[.B12]" office:value-type="float" office:value="1.76329168510764">
            <text:p>1.76</text:p>
          </table:table-cell>
          <table:table-cell office:value-type="float" office:value="711270">
            <text:p>711270</text:p>
          </table:table-cell>
          <table:table-cell office:value-type="float" office:value="101216">
            <text:p>101216</text:p>
          </table:table-cell>
          <table:table-cell table:formula="of:=[.E12]/[.B12]" office:value-type="float" office:value="0.287157139776893">
            <text:p>0.29</text:p>
          </table:table-cell>
          <table:table-cell table:formula="of:=[.A12]/[.D12]" office:value-type="float" office:value="0.873814444585038">
            <text:p>0.87</text:p>
          </table:table-cell>
          <table:table-cell office:value-type="float" office:value="627439">
            <text:p>627439</text:p>
          </table:table-cell>
          <table:table-cell table:style-name="ce20" table:formula="of:=[.H12]/[.D12]" office:value-type="float" office:value="0.882138990819239">
            <text:p>0.88</text:p>
          </table:table-cell>
          <table:table-cell office:value-type="float" office:value="528881">
            <text:p>528881</text:p>
          </table:table-cell>
          <table:table-cell table:formula="of:=[.J12]/[.A12]" office:value-type="float" office:value="0.850950414951779">
            <text:p>0.85</text:p>
          </table:table-cell>
        </table:table-row>
        <table:table-row table:style-name="ro1">
          <table:table-cell office:value-type="float" office:value="640042">
            <text:p>640042</text:p>
          </table:table-cell>
          <table:table-cell office:value-type="float" office:value="524084">
            <text:p>524084</text:p>
          </table:table-cell>
          <table:table-cell table:formula="of:=[.A13]/[.B13]" office:value-type="float" office:value="1.22125842422207">
            <text:p>1.22</text:p>
          </table:table-cell>
          <table:table-cell office:value-type="float" office:value="723735">
            <text:p>723735</text:p>
          </table:table-cell>
          <table:table-cell office:value-type="float" office:value="103063">
            <text:p>103063</text:p>
          </table:table-cell>
          <table:table-cell table:formula="of:=[.E13]/[.B13]" office:value-type="float" office:value="0.196653589882538">
            <text:p>0.20</text:p>
          </table:table-cell>
          <table:table-cell table:formula="of:=[.A13]/[.D13]" office:value-type="float" office:value="0.884359606762144">
            <text:p>0.88</text:p>
          </table:table-cell>
          <table:table-cell office:value-type="float" office:value="643029">
            <text:p>643029</text:p>
          </table:table-cell>
          <table:table-cell table:style-name="ce20" table:formula="of:=[.H13]/[.D13]" office:value-type="float" office:value="0.888486808016746">
            <text:p>0.89</text:p>
          </table:table-cell>
          <table:table-cell office:value-type="float" office:value="589796">
            <text:p>589796</text:p>
          </table:table-cell>
          <table:table-cell table:formula="of:=[.J13]/[.A13]" office:value-type="float" office:value="0.921495776839645">
            <text:p>0.92</text:p>
          </table:table-cell>
        </table:table-row>
        <table:table-row table:style-name="ro1">
          <table:table-cell office:value-type="float" office:value="699227">
            <text:p>699227</text:p>
          </table:table-cell>
          <table:table-cell office:value-type="float" office:value="622146">
            <text:p>622146</text:p>
          </table:table-cell>
          <table:table-cell table:formula="of:=[.A14]/[.B14]" office:value-type="float" office:value="1.12389535575251">
            <text:p>1.12</text:p>
          </table:table-cell>
          <table:table-cell office:value-type="float" office:value="739689">
            <text:p>739689</text:p>
          </table:table-cell>
          <table:table-cell office:value-type="float" office:value="117603">
            <text:p>117603</text:p>
          </table:table-cell>
          <table:table-cell table:formula="of:=[.E14]/[.B14]" office:value-type="float" office:value="0.189027977355798">
            <text:p>0.19</text:p>
          </table:table-cell>
          <table:table-cell table:formula="of:=[.A14]/[.D14]" office:value-type="float" office:value="0.945298632263019">
            <text:p>0.95</text:p>
          </table:table-cell>
          <table:table-cell office:value-type="float" office:value="642882">
            <text:p>642882</text:p>
          </table:table-cell>
          <table:table-cell table:style-name="ce20" table:formula="of:=[.H14]/[.D14]" office:value-type="float" office:value="0.869124726743266">
            <text:p>0.87</text:p>
          </table:table-cell>
          <table:table-cell office:value-type="float" office:value="326520">
            <text:p>326520</text:p>
          </table:table-cell>
          <table:table-cell table:formula="of:=[.J14]/[.A14]" office:value-type="float" office:value="0.466972814264895">
            <text:p>0.47</text:p>
          </table:table-cell>
        </table:table-row>
        <table:table-row table:style-name="ro1">
          <table:table-cell office:value-type="float" office:value="491233">
            <text:p>491233</text:p>
          </table:table-cell>
          <table:table-cell office:value-type="float" office:value="307083">
            <text:p>307083</text:p>
          </table:table-cell>
          <table:table-cell table:formula="of:=[.A15]/[.B15]" office:value-type="float" office:value="1.59967500643149">
            <text:p>1.6</text:p>
          </table:table-cell>
          <table:table-cell office:value-type="float" office:value="568777">
            <text:p>568777</text:p>
          </table:table-cell>
          <table:table-cell office:value-type="float" office:value="92960">
            <text:p>92960</text:p>
          </table:table-cell>
          <table:table-cell table:formula="of:=[.E15]/[.B15]" office:value-type="float" office:value="0.302719460211083">
            <text:p>0.30</text:p>
          </table:table-cell>
          <table:table-cell table:formula="of:=[.A15]/[.D15]" office:value-type="float" office:value="0.863665373248215">
            <text:p>0.86</text:p>
          </table:table-cell>
          <table:table-cell office:value-type="float" office:value="560195">
            <text:p>560195</text:p>
          </table:table-cell>
          <table:table-cell table:style-name="ce20" table:formula="of:=[.H15]/[.D15]" office:value-type="float" office:value="0.984911485520687">
            <text:p>0.98</text:p>
          </table:table-cell>
          <table:table-cell office:value-type="float" office:value="286657">
            <text:p>286657</text:p>
          </table:table-cell>
          <table:table-cell table:formula="of:=[.J15]/[.A15]" office:value-type="float" office:value="0.583545893700138">
            <text:p>0.58</text:p>
          </table:table-cell>
        </table:table-row>
        <table:table-row table:style-name="ro1">
          <table:table-cell office:value-type="float" office:value="620012">
            <text:p>620012</text:p>
          </table:table-cell>
          <table:table-cell office:value-type="float" office:value="425376">
            <text:p>425376</text:p>
          </table:table-cell>
          <table:table-cell table:formula="of:=[.A16]/[.B16]" office:value-type="float" office:value="1.4575622508087">
            <text:p>1.46</text:p>
          </table:table-cell>
          <table:table-cell office:value-type="float" office:value="621448">
            <text:p>621448</text:p>
          </table:table-cell>
          <table:table-cell office:value-type="float" office:value="122104">
            <text:p>122104</text:p>
          </table:table-cell>
          <table:table-cell table:formula="of:=[.E16]/[.B16]" office:value-type="float" office:value="0.287049574964267">
            <text:p>0.29</text:p>
          </table:table-cell>
          <table:table-cell table:formula="of:=[.A16]/[.D16]" office:value-type="float" office:value="0.997689267645885">
            <text:p>1</text:p>
          </table:table-cell>
          <table:table-cell office:value-type="float" office:value="625778">
            <text:p>625778</text:p>
          </table:table-cell>
          <table:table-cell table:style-name="ce20" table:formula="of:=[.H16]/[.D16]" office:value-type="float" office:value="1.0069675982544">
            <text:p>1.01</text:p>
          </table:table-cell>
          <table:table-cell office:value-type="float" office:value="737817">
            <text:p>737817</text:p>
          </table:table-cell>
          <table:table-cell table:formula="of:=[.J16]/[.A16]" office:value-type="float" office:value="1.19000438701186">
            <text:p>1.19</text:p>
          </table:table-cell>
        </table:table-row>
        <table:table-row table:style-name="ro1">
          <table:table-cell office:value-type="float" office:value="641880">
            <text:p>641880</text:p>
          </table:table-cell>
          <table:table-cell office:value-type="float" office:value="534379">
            <text:p>534379</text:p>
          </table:table-cell>
          <table:table-cell table:formula="of:=[.A17]/[.B17]" office:value-type="float" office:value="1.20116995615471">
            <text:p>1.2</text:p>
          </table:table-cell>
          <table:table-cell office:value-type="float" office:value="699139">
            <text:p>699139</text:p>
          </table:table-cell>
          <table:table-cell office:value-type="float" office:value="136741">
            <text:p>136741</text:p>
          </table:table-cell>
          <table:table-cell table:formula="of:=[.E17]/[.B17]" office:value-type="float" office:value="0.255887675226759">
            <text:p>0.26</text:p>
          </table:table-cell>
          <table:table-cell table:formula="of:=[.A17]/[.D17]" office:value-type="float" office:value="0.918100692423109">
            <text:p>0.92</text:p>
          </table:table-cell>
          <table:table-cell office:value-type="float" office:value="648190">
            <text:p>648190</text:p>
          </table:table-cell>
          <table:table-cell table:style-name="ce20" table:formula="of:=[.H17]/[.D17]" office:value-type="float" office:value="0.927126079363331">
            <text:p>0.93</text:p>
          </table:table-cell>
          <table:table-cell office:value-type="float" office:value="775927">
            <text:p>775927</text:p>
          </table:table-cell>
          <table:table-cell table:formula="of:=[.J17]/[.A17]" office:value-type="float" office:value="1.20883498473235">
            <text:p>1.21</text:p>
          </table:table-cell>
        </table:table-row>
        <table:table-row table:style-name="ro1">
          <table:table-cell office:value-type="float" office:value="682258">
            <text:p>682258</text:p>
          </table:table-cell>
          <table:table-cell office:value-type="float" office:value="535335">
            <text:p>535335</text:p>
          </table:table-cell>
          <table:table-cell table:formula="of:=[.A18]/[.B18]" office:value-type="float" office:value="1.27445057767566">
            <text:p>1.27</text:p>
          </table:table-cell>
          <table:table-cell office:value-type="float" office:value="725596">
            <text:p>725596</text:p>
          </table:table-cell>
          <table:table-cell office:value-type="float" office:value="151664">
            <text:p>151664</text:p>
          </table:table-cell>
          <table:table-cell table:formula="of:=[.E18]/[.B18]" office:value-type="float" office:value="0.28330671448719">
            <text:p>0.28</text:p>
          </table:table-cell>
          <table:table-cell table:formula="of:=[.A18]/[.D18]" office:value-type="float" office:value="0.940272548360245">
            <text:p>0.94</text:p>
          </table:table-cell>
          <table:table-cell office:value-type="float" office:value="663371">
            <text:p>663371</text:p>
          </table:table-cell>
          <table:table-cell table:style-name="ce20" table:formula="of:=[.H18]/[.D18]" office:value-type="float" office:value="0.914242912033694">
            <text:p>0.91</text:p>
          </table:table-cell>
          <table:table-cell office:value-type="float" office:value="864743">
            <text:p>864743</text:p>
          </table:table-cell>
          <table:table-cell table:formula="of:=[.J18]/[.A18]" office:value-type="float" office:value="1.26747212931179">
            <text:p>1.27</text:p>
          </table:table-cell>
        </table:table-row>
        <table:table-row table:style-name="ro1">
          <table:table-cell office:value-type="float" office:value="744204">
            <text:p>744204</text:p>
          </table:table-cell>
          <table:table-cell office:value-type="float" office:value="608855">
            <text:p>608855</text:p>
          </table:table-cell>
          <table:table-cell table:formula="of:=[.A19]/[.B19]" office:value-type="float" office:value="1.2223008762349">
            <text:p>1.22</text:p>
          </table:table-cell>
          <table:table-cell office:value-type="float" office:value="725106">
            <text:p>725106</text:p>
          </table:table-cell>
          <table:table-cell office:value-type="float" office:value="150055">
            <text:p>150055</text:p>
          </table:table-cell>
          <table:table-cell table:formula="of:=[.E19]/[.B19]" office:value-type="float" office:value="0.246454410327582">
            <text:p>0.25</text:p>
          </table:table-cell>
          <table:table-cell table:formula="of:=[.A19]/[.D19]" office:value-type="float" office:value="1.02633821813638">
            <text:p>1.03</text:p>
          </table:table-cell>
          <table:table-cell office:value-type="float" office:value="666862">
            <text:p>666862</text:p>
          </table:table-cell>
          <table:table-cell table:style-name="ce20" table:formula="of:=[.H19]/[.D19]" office:value-type="float" office:value="0.91967519231671">
            <text:p>0.92</text:p>
          </table:table-cell>
          <table:table-cell office:value-type="float" office:value="825693">
            <text:p>825693</text:p>
          </table:table-cell>
          <table:table-cell table:formula="of:=[.J19]/[.A19]" office:value-type="float" office:value="1.10949820210587">
            <text:p>1.11</text:p>
          </table:table-cell>
        </table:table-row>
        <table:table-row table:style-name="ro1">
          <table:table-cell office:value-type="float" office:value="727563">
            <text:p>727563</text:p>
          </table:table-cell>
          <table:table-cell office:value-type="float" office:value="768299">
            <text:p>768299</text:p>
          </table:table-cell>
          <table:table-cell table:formula="of:=[.A20]/[.B20]" office:value-type="float" office:value="0.946978975633184">
            <text:p>0.95</text:p>
          </table:table-cell>
          <table:table-cell office:value-type="float" office:value="753077">
            <text:p>753077</text:p>
          </table:table-cell>
          <table:table-cell office:value-type="float" office:value="165368">
            <text:p>165368</text:p>
          </table:table-cell>
          <table:table-cell table:formula="of:=[.E20]/[.B20]" office:value-type="float" office:value="0.21523911914502">
            <text:p>0.22</text:p>
          </table:table-cell>
          <table:table-cell table:formula="of:=[.A20]/[.D20]" office:value-type="float" office:value="0.966120330324788">
            <text:p>0.97</text:p>
          </table:table-cell>
          <table:table-cell office:value-type="float" office:value="671810">
            <text:p>671810</text:p>
          </table:table-cell>
          <table:table-cell table:style-name="ce20" table:formula="of:=[.H20]/[.D20]" office:value-type="float" office:value="0.89208673216683">
            <text:p>0.89</text:p>
          </table:table-cell>
          <table:table-cell office:value-type="float" office:value="790245">
            <text:p>790245</text:p>
          </table:table-cell>
          <table:table-cell table:formula="of:=[.J20]/[.A20]" office:value-type="float" office:value="1.08615336403858">
            <text:p>1.09</text:p>
          </table:table-cell>
        </table:table-row>
        <table:table-row table:style-name="ro1">
          <table:table-cell office:value-type="float" office:value="742146">
            <text:p>742146</text:p>
          </table:table-cell>
          <table:table-cell office:value-type="float" office:value="965330">
            <text:p>965330</text:p>
          </table:table-cell>
          <table:table-cell table:formula="of:=[.A21]/[.B21]" office:value-type="float" office:value="0.768800306630893">
            <text:p>0.77</text:p>
          </table:table-cell>
          <table:table-cell office:value-type="float" office:value="757326">
            <text:p>757326</text:p>
          </table:table-cell>
          <table:table-cell office:value-type="float" office:value="168747">
            <text:p>168747</text:p>
          </table:table-cell>
          <table:table-cell table:formula="of:=[.E21]/[.B21]" office:value-type="float" office:value="0.174807578755452">
            <text:p>0.17</text:p>
          </table:table-cell>
          <table:table-cell table:formula="of:=[.A21]/[.D21]" office:value-type="float" office:value="0.979955791825449">
            <text:p>0.98</text:p>
          </table:table-cell>
          <table:table-cell office:value-type="float" office:value="680740">
            <text:p>680740</text:p>
          </table:table-cell>
          <table:table-cell table:style-name="ce20" table:formula="of:=[.H21]/[.D21]" office:value-type="float" office:value="0.898873140496959">
            <text:p>0.90</text:p>
          </table:table-cell>
          <table:table-cell office:value-type="float" office:value="479483">
            <text:p>479483</text:p>
          </table:table-cell>
          <table:table-cell table:formula="of:=[.J21]/[.A21]" office:value-type="float" office:value="0.646076378502343">
            <text:p>0.65</text:p>
          </table:table-cell>
        </table:table-row>
        <table:table-row table:style-name="ro1">
          <table:table-cell office:value-type="float" office:value="505432">
            <text:p>505432</text:p>
          </table:table-cell>
          <table:table-cell office:value-type="float" office:value="348170">
            <text:p>348170</text:p>
          </table:table-cell>
          <table:table-cell table:formula="of:=[.A22]/[.B22]" office:value-type="float" office:value="1.45168164976879">
            <text:p>1.45</text:p>
          </table:table-cell>
          <table:table-cell office:value-type="float" office:value="573303">
            <text:p>573303</text:p>
          </table:table-cell>
          <table:table-cell office:value-type="float" office:value="110269">
            <text:p>110269</text:p>
          </table:table-cell>
          <table:table-cell table:formula="of:=[.E22]/[.B22]" office:value-type="float" office:value="0.3167102277623">
            <text:p>0.32</text:p>
          </table:table-cell>
          <table:table-cell table:formula="of:=[.A22]/[.D22]" office:value-type="float" office:value="0.881614085396378">
            <text:p>0.88</text:p>
          </table:table-cell>
          <table:table-cell office:value-type="float" office:value="582509">
            <text:p>582509</text:p>
          </table:table-cell>
          <table:table-cell table:style-name="ce20" table:formula="of:=[.H22]/[.D22]" office:value-type="float" office:value="1.01605782631523">
            <text:p>1.02</text:p>
          </table:table-cell>
          <table:table-cell office:value-type="float" office:value="292754">
            <text:p>292754</text:p>
          </table:table-cell>
          <table:table-cell table:formula="of:=[.J22]/[.A22]" office:value-type="float" office:value="0.579215403852546">
            <text:p>0.58</text:p>
          </table:table-cell>
        </table:table-row>
        <table:table-row table:style-name="ro1">
          <table:table-cell office:value-type="float" office:value="605299">
            <text:p>605299</text:p>
          </table:table-cell>
          <table:table-cell office:value-type="float" office:value="518410">
            <text:p>518410</text:p>
          </table:table-cell>
          <table:table-cell table:formula="of:=[.A23]/[.B23]" office:value-type="float" office:value="1.16760672054937">
            <text:p>1.17</text:p>
          </table:table-cell>
          <table:table-cell office:value-type="float" office:value="656360">
            <text:p>656360</text:p>
          </table:table-cell>
          <table:table-cell office:value-type="float" office:value="132788">
            <text:p>132788</text:p>
          </table:table-cell>
          <table:table-cell table:formula="of:=[.E23]/[.B23]" office:value-type="float" office:value="0.256144750294169">
            <text:p>0.26</text:p>
          </table:table-cell>
          <table:table-cell table:formula="of:=[.A23]/[.D23]" office:value-type="float" office:value="0.922205801694192">
            <text:p>0.92</text:p>
          </table:table-cell>
          <table:table-cell office:value-type="float" office:value="619889">
            <text:p>619889</text:p>
          </table:table-cell>
          <table:table-cell table:style-name="ce20" table:formula="of:=[.H23]/[.D23]" office:value-type="float" office:value="0.944434456700591">
            <text:p>0.94</text:p>
          </table:table-cell>
          <table:table-cell office:value-type="float" office:value="713105">
            <text:p>713105</text:p>
          </table:table-cell>
          <table:table-cell table:formula="of:=[.J23]/[.A23]" office:value-type="float" office:value="1.17810371403224">
            <text:p>1.18</text:p>
          </table:table-cell>
        </table:table-row>
        <table:table-row table:style-name="ro1">
          <table:table-cell office:value-type="float" office:value="674502">
            <text:p>674502</text:p>
          </table:table-cell>
          <table:table-cell office:value-type="float" office:value="664267">
            <text:p>664267</text:p>
          </table:table-cell>
          <table:table-cell table:formula="of:=[.A24]/[.B24]" office:value-type="float" office:value="1.01540796095546">
            <text:p>1.02</text:p>
          </table:table-cell>
          <table:table-cell office:value-type="float" office:value="704137">
            <text:p>704137</text:p>
          </table:table-cell>
          <table:table-cell office:value-type="float" office:value="153052">
            <text:p>153052</text:p>
          </table:table-cell>
          <table:table-cell table:formula="of:=[.E24]/[.B24]" office:value-type="float" office:value="0.230407351260863">
            <text:p>0.23</text:p>
          </table:table-cell>
          <table:table-cell table:formula="of:=[.A24]/[.D24]" office:value-type="float" office:value="0.95791301976746">
            <text:p>0.96</text:p>
          </table:table-cell>
          <table:table-cell office:value-type="float" office:value="655578">
            <text:p>655578</text:p>
          </table:table-cell>
          <table:table-cell table:style-name="ce20" table:formula="of:=[.H24]/[.D24]" office:value-type="float" office:value="0.931037567973278">
            <text:p>0.93</text:p>
          </table:table-cell>
          <table:table-cell office:value-type="float" office:value="717189">
            <text:p>717189</text:p>
          </table:table-cell>
          <table:table-cell table:formula="of:=[.J24]/[.A24]" office:value-type="float" office:value="1.06328669151463">
            <text:p>1.06</text:p>
          </table:table-cell>
        </table:table-row>
        <table:table-row table:style-name="ro1">
          <table:table-cell office:value-type="float" office:value="726285">
            <text:p>726285</text:p>
          </table:table-cell>
          <table:table-cell office:value-type="float" office:value="731221">
            <text:p>731221</text:p>
          </table:table-cell>
          <table:table-cell table:formula="of:=[.A25]/[.B25]" office:value-type="float" office:value="0.993249646823601">
            <text:p>0.99</text:p>
          </table:table-cell>
          <table:table-cell office:value-type="float" office:value="740050">
            <text:p>740050</text:p>
          </table:table-cell>
          <table:table-cell office:value-type="float" office:value="161322">
            <text:p>161322</text:p>
          </table:table-cell>
          <table:table-cell table:formula="of:=[.E25]/[.B25]" office:value-type="float" office:value="0.220620031426887">
            <text:p>0.22</text:p>
          </table:table-cell>
          <table:table-cell table:formula="of:=[.A25]/[.D25]" office:value-type="float" office:value="0.981399905411796">
            <text:p>0.98</text:p>
          </table:table-cell>
          <table:table-cell office:value-type="float" office:value="613850">
            <text:p>613850</text:p>
          </table:table-cell>
          <table:table-cell table:style-name="ce20" table:formula="of:=[.H25]/[.D25]" office:value-type="float" office:value="0.829470981690426">
            <text:p>0.83</text:p>
          </table:table-cell>
          <table:table-cell office:value-type="float" office:value="696686">
            <text:p>696686</text:p>
          </table:table-cell>
          <table:table-cell table:formula="of:=[.J25]/[.A25]" office:value-type="float" office:value="0.959246026009074">
            <text:p>0.96</text:p>
          </table:table-cell>
        </table:table-row>
        <table:table-row table:style-name="ro1">
          <table:table-cell office:value-type="float" office:value="732478">
            <text:p>732478</text:p>
          </table:table-cell>
          <table:table-cell office:value-type="float" office:value="860539">
            <text:p>860539</text:p>
          </table:table-cell>
          <table:table-cell table:formula="of:=[.A26]/[.B26]" office:value-type="float" office:value="0.851185129320112">
            <text:p>0.85</text:p>
          </table:table-cell>
          <table:table-cell office:value-type="float" office:value="752761">
            <text:p>752761</text:p>
          </table:table-cell>
          <table:table-cell office:value-type="float" office:value="259590">
            <text:p>259590</text:p>
          </table:table-cell>
          <table:table-cell table:formula="of:=[.E26]/[.B26]" office:value-type="float" office:value="0.301659773699972">
            <text:p>0.30</text:p>
          </table:table-cell>
          <table:table-cell table:formula="of:=[.A26]/[.D26]" office:value-type="float" office:value="0.973055192816844">
            <text:p>0.97</text:p>
          </table:table-cell>
          <table:table-cell office:value-type="float" office:value="685314">
            <text:p>685314</text:p>
          </table:table-cell>
          <table:table-cell table:style-name="ce20" table:formula="of:=[.H26]/[.D26]" office:value-type="float" office:value="0.910400512247579">
            <text:p>0.91</text:p>
          </table:table-cell>
          <table:table-cell office:value-type="float" office:value="769984">
            <text:p>769984</text:p>
          </table:table-cell>
          <table:table-cell table:formula="of:=[.J26]/[.A26]" office:value-type="float" office:value="1.05120426825106">
            <text:p>1.05</text:p>
          </table:table-cell>
        </table:table-row>
        <table:table-row table:style-name="ro1">
          <table:table-cell office:value-type="float" office:value="735488">
            <text:p>735488</text:p>
          </table:table-cell>
          <table:table-cell office:value-type="float" office:value="981960">
            <text:p>981960</text:p>
          </table:table-cell>
          <table:table-cell table:formula="of:=[.A27]/[.B27]" office:value-type="float" office:value="0.748999959265143">
            <text:p>0.75</text:p>
          </table:table-cell>
          <table:table-cell office:value-type="float" office:value="768658">
            <text:p>768658</text:p>
          </table:table-cell>
          <table:table-cell office:value-type="float" office:value="192724">
            <text:p>192724</text:p>
          </table:table-cell>
          <table:table-cell table:formula="of:=[.E27]/[.B27]" office:value-type="float" office:value="0.196264613629883">
            <text:p>0.20</text:p>
          </table:table-cell>
          <table:table-cell table:formula="of:=[.A27]/[.D27]" office:value-type="float" office:value="0.956846868178045">
            <text:p>0.96</text:p>
          </table:table-cell>
          <table:table-cell office:value-type="float" office:value="685421">
            <text:p>685421</text:p>
          </table:table-cell>
          <table:table-cell table:style-name="ce20" table:formula="of:=[.H27]/[.D27]" office:value-type="float" office:value="0.891711268210309">
            <text:p>0.89</text:p>
          </table:table-cell>
          <table:table-cell office:value-type="float" office:value="792639">
            <text:p>792639</text:p>
          </table:table-cell>
          <table:table-cell table:formula="of:=[.J27]/[.A27]" office:value-type="float" office:value="1.07770487077967">
            <text:p>1.08</text:p>
          </table:table-cell>
        </table:table-row>
        <table:table-row table:style-name="ro1">
          <table:table-cell office:value-type="float" office:value="741072">
            <text:p>741072</text:p>
          </table:table-cell>
          <table:table-cell office:value-type="float" office:value="1166676">
            <text:p>1166676</text:p>
          </table:table-cell>
          <table:table-cell table:formula="of:=[.A28]/[.B28]" office:value-type="float" office:value="0.635199489832653">
            <text:p>0.64</text:p>
          </table:table-cell>
          <table:table-cell office:value-type="float" office:value="776721">
            <text:p>776721</text:p>
          </table:table-cell>
          <table:table-cell office:value-type="float" office:value="199792">
            <text:p>199792</text:p>
          </table:table-cell>
          <table:table-cell table:formula="of:=[.E28]/[.B28]" office:value-type="float" office:value="0.17124891572296">
            <text:p>0.17</text:p>
          </table:table-cell>
          <table:table-cell table:formula="of:=[.A28]/[.D28]" office:value-type="float" office:value="0.954103210805424">
            <text:p>0.95</text:p>
          </table:table-cell>
          <table:table-cell office:value-type="float" office:value="667477">
            <text:p>667477</text:p>
          </table:table-cell>
          <table:table-cell table:style-name="ce20" table:formula="of:=[.H28]/[.D28]" office:value-type="float" office:value="0.859352328571005">
            <text:p>0.86</text:p>
          </table:table-cell>
          <table:table-cell office:value-type="float" office:value="805054">
            <text:p>805054</text:p>
          </table:table-cell>
          <table:table-cell table:formula="of:=[.J28]/[.A28]" office:value-type="float" office:value="1.08633709005333">
            <text:p>1.09</text:p>
          </table:table-cell>
        </table:table-row>
        <table:table-row table:style-name="ro1">
          <table:table-cell office:value-type="float" office:value="726285">
            <text:p>726285</text:p>
          </table:table-cell>
          <table:table-cell office:value-type="float" office:value="1171242">
            <text:p>1171242</text:p>
          </table:table-cell>
          <table:table-cell table:formula="of:=[.A29]/[.B29]" office:value-type="float" office:value="0.620098152217902">
            <text:p>0.62</text:p>
          </table:table-cell>
          <table:table-cell office:value-type="float" office:value="766464">
            <text:p>766464</text:p>
          </table:table-cell>
          <table:table-cell office:value-type="float" office:value="189201">
            <text:p>189201</text:p>
          </table:table-cell>
          <table:table-cell table:formula="of:=[.E29]/[.B29]" office:value-type="float" office:value="0.161538776785669">
            <text:p>0.16</text:p>
          </table:table-cell>
          <table:table-cell table:formula="of:=[.A29]/[.D29]" office:value-type="float" office:value="0.947578751252505">
            <text:p>0.95</text:p>
          </table:table-cell>
          <table:table-cell office:value-type="float" office:value="686309">
            <text:p>686309</text:p>
          </table:table-cell>
          <table:table-cell table:style-name="ce20" table:formula="of:=[.H29]/[.D29]" office:value-type="float" office:value="0.89542235512692">
            <text:p>0.90</text:p>
          </table:table-cell>
          <table:table-cell office:value-type="float" office:value="364687">
            <text:p>364687</text:p>
          </table:table-cell>
          <table:table-cell table:formula="of:=[.J29]/[.A29]" office:value-type="float" office:value="0.502126575655562">
            <text:p>0.5</text:p>
          </table:table-cell>
        </table:table-row>
        <table:table-row table:style-name="ro1">
          <table:table-cell office:value-type="float" office:value="514317">
            <text:p>514317</text:p>
          </table:table-cell>
          <table:table-cell office:value-type="float" office:value="402153">
            <text:p>402153</text:p>
          </table:table-cell>
          <table:table-cell table:formula="of:=[.A30]/[.B30]" office:value-type="float" office:value="1.27890877352649">
            <text:p>1.28</text:p>
          </table:table-cell>
          <table:table-cell office:value-type="float" office:value="584126">
            <text:p>584126</text:p>
          </table:table-cell>
          <table:table-cell office:value-type="float" office:value="141938">
            <text:p>141938</text:p>
          </table:table-cell>
          <table:table-cell table:formula="of:=[.E30]/[.B30]" office:value-type="float" office:value="0.352945272073067">
            <text:p>0.35</text:p>
          </table:table-cell>
          <table:table-cell table:formula="of:=[.A30]/[.D30]" office:value-type="float" office:value="0.88048982582525">
            <text:p>0.88</text:p>
          </table:table-cell>
          <table:table-cell office:value-type="float" office:value="588155">
            <text:p>588155</text:p>
          </table:table-cell>
          <table:table-cell table:style-name="ce20" table:formula="of:=[.H30]/[.D30]" office:value-type="float" office:value="1.00689748444685">
            <text:p>1.01</text:p>
          </table:table-cell>
          <table:table-cell office:value-type="float" office:value="301537">
            <text:p>301537</text:p>
          </table:table-cell>
          <table:table-cell table:formula="of:=[.J30]/[.A30]" office:value-type="float" office:value="0.586286278695824">
            <text:p>0.59</text:p>
          </table:table-cell>
        </table:table-row>
        <table:table-row table:style-name="ro1">
          <table:table-cell office:value-type="float" office:value="603072">
            <text:p>603072</text:p>
          </table:table-cell>
          <table:table-cell office:value-type="float" office:value="612594">
            <text:p>612594</text:p>
          </table:table-cell>
          <table:table-cell table:formula="of:=[.A31]/[.B31]" office:value-type="float" office:value="0.984456263038815">
            <text:p>0.98</text:p>
          </table:table-cell>
          <table:table-cell office:value-type="float" office:value="659768">
            <text:p>659768</text:p>
          </table:table-cell>
          <table:table-cell office:value-type="float" office:value="154411">
            <text:p>154411</text:p>
          </table:table-cell>
          <table:table-cell table:formula="of:=[.E31]/[.B31]" office:value-type="float" office:value="0.252060908203476">
            <text:p>0.25</text:p>
          </table:table-cell>
          <table:table-cell table:formula="of:=[.A31]/[.D31]" office:value-type="float" office:value="0.914066762862097">
            <text:p>0.91</text:p>
          </table:table-cell>
          <table:table-cell office:value-type="float" office:value="633284">
            <text:p>633284</text:p>
          </table:table-cell>
          <table:table-cell table:style-name="ce20" table:formula="of:=[.H31]/[.D31]" office:value-type="float" office:value="0.959858616968389">
            <text:p>0.96</text:p>
          </table:table-cell>
          <table:table-cell office:value-type="float" office:value="657684">
            <text:p>657684</text:p>
          </table:table-cell>
          <table:table-cell table:formula="of:=[.J31]/[.A31]" office:value-type="float" office:value="1.09055635148042">
            <text:p>1.09</text:p>
          </table:table-cell>
        </table:table-row>
        <table:table-row table:style-name="ro1">
          <table:table-cell office:value-type="float" office:value="666629">
            <text:p>666629</text:p>
          </table:table-cell>
          <table:table-cell office:value-type="float" office:value="805524">
            <text:p>805524</text:p>
          </table:table-cell>
          <table:table-cell table:formula="of:=[.A32]/[.B32]" office:value-type="float" office:value="0.827571866263451">
            <text:p>0.83</text:p>
          </table:table-cell>
          <table:table-cell office:value-type="float" office:value="714659">
            <text:p>714659</text:p>
          </table:table-cell>
          <table:table-cell office:value-type="float" office:value="179609">
            <text:p>179609</text:p>
          </table:table-cell>
          <table:table-cell table:formula="of:=[.E32]/[.B32]" office:value-type="float" office:value="0.222971630888713">
            <text:p>0.22</text:p>
          </table:table-cell>
          <table:table-cell table:formula="of:=[.A32]/[.D32]" office:value-type="float" office:value="0.932793122314279">
            <text:p>0.93</text:p>
          </table:table-cell>
          <table:table-cell office:value-type="float" office:value="658983">
            <text:p>658983</text:p>
          </table:table-cell>
          <table:table-cell table:style-name="ce20" table:formula="of:=[.H32]/[.D32]" office:value-type="float" office:value="0.922094313511759">
            <text:p>0.92</text:p>
          </table:table-cell>
          <table:table-cell office:value-type="float" office:value="757334">
            <text:p>757334</text:p>
          </table:table-cell>
          <table:table-cell table:formula="of:=[.J32]/[.A32]" office:value-type="float" office:value="1.1360651876831">
            <text:p>1.14</text:p>
          </table:table-cell>
        </table:table-row>
        <table:table-row table:style-name="ro1">
          <table:table-cell office:value-type="float" office:value="714065">
            <text:p>714065</text:p>
          </table:table-cell>
          <table:table-cell office:value-type="float" office:value="987631">
            <text:p>987631</text:p>
          </table:table-cell>
          <table:table-cell table:formula="of:=[.A33]/[.B33]" office:value-type="float" office:value="0.723007884523673">
            <text:p>0.72</text:p>
          </table:table-cell>
          <table:table-cell office:value-type="float" office:value="761815">
            <text:p>761815</text:p>
          </table:table-cell>
          <table:table-cell office:value-type="float" office:value="202808">
            <text:p>202808</text:p>
          </table:table-cell>
          <table:table-cell table:formula="of:=[.E33]/[.B33]" office:value-type="float" office:value="0.205347948778441">
            <text:p>0.21</text:p>
          </table:table-cell>
          <table:table-cell table:formula="of:=[.A33]/[.D33]" office:value-type="float" office:value="0.937320740599752">
            <text:p>0.94</text:p>
          </table:table-cell>
          <table:table-cell office:value-type="float" office:value="664524">
            <text:p>664524</text:p>
          </table:table-cell>
          <table:table-cell table:style-name="ce20" table:formula="of:=[.H33]/[.D33]" office:value-type="float" office:value="0.872290516726502">
            <text:p>0.87</text:p>
          </table:table-cell>
          <table:table-cell office:value-type="float" office:value="670641">
            <text:p>670641</text:p>
          </table:table-cell>
          <table:table-cell table:formula="of:=[.J33]/[.A33]" office:value-type="float" office:value="0.939187608971172">
            <text:p>0.94</text:p>
          </table:table-cell>
        </table:table-row>
        <table:table-row table:style-name="ro1">
          <table:table-cell office:value-type="float" office:value="733454">
            <text:p>733454</text:p>
          </table:table-cell>
          <table:table-cell office:value-type="float" office:value="1090172">
            <text:p>1090172</text:p>
          </table:table-cell>
          <table:table-cell table:formula="of:=[.A34]/[.B34]" office:value-type="float" office:value="0.672787413362295">
            <text:p>0.67</text:p>
          </table:table-cell>
          <table:table-cell office:value-type="float" office:value="747496">
            <text:p>747496</text:p>
          </table:table-cell>
          <table:table-cell office:value-type="float" office:value="201881">
            <text:p>201881</text:p>
          </table:table-cell>
          <table:table-cell table:formula="of:=[.E34]/[.B34]" office:value-type="float" office:value="0.185182705114422">
            <text:p>0.19</text:p>
          </table:table-cell>
          <table:table-cell table:formula="of:=[.A34]/[.D34]" office:value-type="float" office:value="0.981214615195265">
            <text:p>0.98</text:p>
          </table:table-cell>
          <table:table-cell office:value-type="float" office:value="678578">
            <text:p>678578</text:p>
          </table:table-cell>
          <table:table-cell table:style-name="ce20" table:formula="of:=[.H34]/[.D34]" office:value-type="float" office:value="0.907801513319135">
            <text:p>0.91</text:p>
          </table:table-cell>
          <table:table-cell office:value-type="float" office:value="719125">
            <text:p>719125</text:p>
          </table:table-cell>
          <table:table-cell table:formula="of:=[.J34]/[.A34]" office:value-type="float" office:value="0.980463669159893">
            <text:p>0.98</text:p>
          </table:table-cell>
        </table:table-row>
        <table:table-row table:style-name="ro1">
          <table:table-cell office:value-type="float" office:value="746846">
            <text:p>746846</text:p>
          </table:table-cell>
          <table:table-cell office:value-type="float" office:value="1197009">
            <text:p>1197009</text:p>
          </table:table-cell>
          <table:table-cell table:formula="of:=[.A35]/[.B35]" office:value-type="float" office:value="0.6239268042262">
            <text:p>0.62</text:p>
          </table:table-cell>
          <table:table-cell office:value-type="float" office:value="777537">
            <text:p>777537</text:p>
          </table:table-cell>
          <table:table-cell office:value-type="float" office:value="180863">
            <text:p>180863</text:p>
          </table:table-cell>
          <table:table-cell table:formula="of:=[.E35]/[.B35]" office:value-type="float" office:value="0.151095772880571">
            <text:p>0.15</text:p>
          </table:table-cell>
          <table:table-cell table:formula="of:=[.A35]/[.D35]" office:value-type="float" office:value="0.96052792343001">
            <text:p>0.96</text:p>
          </table:table-cell>
          <table:table-cell office:value-type="float" office:value="676771">
            <text:p>676771</text:p>
          </table:table-cell>
          <table:table-cell table:style-name="ce20" table:formula="of:=[.H35]/[.D35]" office:value-type="float" office:value="0.870403594941462">
            <text:p>0.87</text:p>
          </table:table-cell>
          <table:table-cell office:value-type="float" office:value="916664">
            <text:p>916664</text:p>
          </table:table-cell>
          <table:table-cell table:formula="of:=[.J35]/[.A35]" office:value-type="float" office:value="1.22738020957466">
            <text:p>1.23</text:p>
          </table:table-cell>
        </table:table-row>
        <table:table-row table:style-name="ro1">
          <table:table-cell office:value-type="float" office:value="748538">
            <text:p>748538</text:p>
          </table:table-cell>
          <table:table-cell office:value-type="float" office:value="1186921">
            <text:p>1186921</text:p>
          </table:table-cell>
          <table:table-cell table:formula="of:=[.A36]/[.B36]" office:value-type="float" office:value="0.630655283713069">
            <text:p>0.63</text:p>
          </table:table-cell>
          <table:table-cell office:value-type="float" office:value="785357">
            <text:p>785357</text:p>
          </table:table-cell>
          <table:table-cell office:value-type="float" office:value="204831">
            <text:p>204831</text:p>
          </table:table-cell>
          <table:table-cell table:formula="of:=[.E36]/[.B36]" office:value-type="float" office:value="0.172573406317691">
            <text:p>0.17</text:p>
          </table:table-cell>
          <table:table-cell table:formula="of:=[.A36]/[.D36]" office:value-type="float" office:value="0.953118136083335">
            <text:p>0.95</text:p>
          </table:table-cell>
          <table:table-cell office:value-type="float" office:value="697971">
            <text:p>697971</text:p>
          </table:table-cell>
          <table:table-cell table:style-name="ce20" table:formula="of:=[.H36]/[.D36]" office:value-type="float" office:value="0.888730857431716">
            <text:p>0.89</text:p>
          </table:table-cell>
          <table:table-cell office:value-type="float" office:value="804324">
            <text:p>804324</text:p>
          </table:table-cell>
          <table:table-cell table:formula="of:=[.J36]/[.A36]" office:value-type="float" office:value="1.07452661053948">
            <text:p>1.07</text:p>
          </table:table-cell>
        </table:table-row>
        <table:table-row table:style-name="ro1">
          <table:table-cell office:value-type="float" office:value="747496">
            <text:p>747496</text:p>
          </table:table-cell>
          <table:table-cell office:value-type="float" office:value="1414069">
            <text:p>1414069</text:p>
          </table:table-cell>
          <table:table-cell table:formula="of:=[.A37]/[.B37]" office:value-type="float" office:value="0.528613525931196">
            <text:p>0.53</text:p>
          </table:table-cell>
          <table:table-cell office:value-type="float" office:value="762491">
            <text:p>762491</text:p>
          </table:table-cell>
          <table:table-cell office:value-type="float" office:value="203557">
            <text:p>203557</text:p>
          </table:table-cell>
          <table:table-cell table:formula="of:=[.E37]/[.B37]" office:value-type="float" office:value="0.143951249903647">
            <text:p>0.14</text:p>
          </table:table-cell>
          <table:table-cell table:formula="of:=[.A37]/[.D37]" office:value-type="float" office:value="0.980334194108521">
            <text:p>0.98</text:p>
          </table:table-cell>
          <table:table-cell office:value-type="float" office:value="688602">
            <text:p>688602</text:p>
          </table:table-cell>
          <table:table-cell table:style-name="ce20" table:formula="of:=[.H37]/[.D37]" office:value-type="float" office:value="0.903095249648848">
            <text:p>0.90</text:p>
          </table:table-cell>
          <table:table-cell office:value-type="float" office:value="897406">
            <text:p>897406</text:p>
          </table:table-cell>
          <table:table-cell table:formula="of:=[.J37]/[.A37]" office:value-type="float" office:value="1.20054956815822">
            <text:p>1.2</text:p>
          </table:table-cell>
        </table:table-row>
        <table:table-row table:style-name="ro1">
          <table:table-cell office:value-type="float" office:value="726261">
            <text:p>726261</text:p>
          </table:table-cell>
          <table:table-cell office:value-type="float" office:value="1455331">
            <text:p>1455331</text:p>
          </table:table-cell>
          <table:table-cell table:formula="of:=[.A38]/[.B38]" office:value-type="float" office:value="0.499034927449494">
            <text:p>0.5</text:p>
          </table:table-cell>
          <table:table-cell office:value-type="float" office:value="757382">
            <text:p>757382</text:p>
          </table:table-cell>
          <table:table-cell office:value-type="float" office:value="197741">
            <text:p>197741</text:p>
          </table:table-cell>
          <table:table-cell table:formula="of:=[.E38]/[.B38]" office:value-type="float" office:value="0.135873557286968">
            <text:p>0.14</text:p>
          </table:table-cell>
          <table:table-cell table:formula="of:=[.A38]/[.D38]" office:value-type="float" office:value="0.95890977076297">
            <text:p>0.96</text:p>
          </table:table-cell>
          <table:table-cell office:value-type="float" office:value="670195">
            <text:p>670195</text:p>
          </table:table-cell>
          <table:table-cell table:style-name="ce20" table:formula="of:=[.H38]/[.D38]" office:value-type="float" office:value="0.88488371785968">
            <text:p>0.88</text:p>
          </table:table-cell>
          <table:table-cell office:value-type="float" office:value="363503">
            <text:p>363503</text:p>
          </table:table-cell>
          <table:table-cell table:formula="of:=[.J38]/[.A38]" office:value-type="float" office:value="0.500512901009417">
            <text:p>0.5</text:p>
          </table:table-cell>
        </table:table-row>
        <table:table-row table:style-name="ro1">
          <table:table-cell office:value-type="float" office:value="619460">
            <text:p>619460</text:p>
          </table:table-cell>
          <table:table-cell office:value-type="float" office:value="445481">
            <text:p>445481</text:p>
          </table:table-cell>
          <table:table-cell table:formula="of:=[.A39]/[.B39]" office:value-type="float" office:value="1.39054190863359">
            <text:p>1.39</text:p>
          </table:table-cell>
          <table:table-cell office:value-type="float" office:value="584476">
            <text:p>584476</text:p>
          </table:table-cell>
          <table:table-cell office:value-type="float" office:value="125103">
            <text:p>125103</text:p>
          </table:table-cell>
          <table:table-cell table:formula="of:=[.E39]/[.B39]" office:value-type="float" office:value="0.280826791715023">
            <text:p>0.28</text:p>
          </table:table-cell>
          <table:table-cell table:formula="of:=[.A39]/[.D39]" office:value-type="float" office:value="1.05985532340079">
            <text:p>1.06</text:p>
          </table:table-cell>
          <table:table-cell office:value-type="float" office:value="592065">
            <text:p>592065</text:p>
          </table:table-cell>
          <table:table-cell table:style-name="ce20" table:formula="of:=[.H39]/[.D39]" office:value-type="float" office:value="1.01298427993622">
            <text:p>1.01</text:p>
          </table:table-cell>
          <table:table-cell office:value-type="float" office:value="288413">
            <text:p>288413</text:p>
          </table:table-cell>
          <table:table-cell table:formula="of:=[.J39]/[.A39]" office:value-type="float" office:value="0.46558776999322">
            <text:p>0.47</text:p>
          </table:table-cell>
        </table:table-row>
        <table:table-row table:style-name="ro1">
          <table:table-cell office:value-type="float" office:value="608274">
            <text:p>608274</text:p>
          </table:table-cell>
          <table:table-cell office:value-type="float" office:value="630336">
            <text:p>630336</text:p>
          </table:table-cell>
          <table:table-cell table:formula="of:=[.A40]/[.B40]" office:value-type="float" office:value="0.964999619250685">
            <text:p>0.96</text:p>
          </table:table-cell>
          <table:table-cell office:value-type="float" office:value="664043">
            <text:p>664043</text:p>
          </table:table-cell>
          <table:table-cell office:value-type="float" office:value="164446">
            <text:p>164446</text:p>
          </table:table-cell>
          <table:table-cell table:formula="of:=[.E40]/[.B40]" office:value-type="float" office:value="0.26088625748807">
            <text:p>0.26</text:p>
          </table:table-cell>
          <table:table-cell table:formula="of:=[.A40]/[.D40]" office:value-type="float" office:value="0.916015980892804">
            <text:p>0.92</text:p>
          </table:table-cell>
          <table:table-cell office:value-type="float" office:value="636611">
            <text:p>636611</text:p>
          </table:table-cell>
          <table:table-cell table:style-name="ce20" table:formula="of:=[.H40]/[.D40]" office:value-type="float" office:value="0.958689422221151">
            <text:p>0.96</text:p>
          </table:table-cell>
          <table:table-cell office:value-type="float" office:value="631896">
            <text:p>631896</text:p>
          </table:table-cell>
          <table:table-cell table:formula="of:=[.J40]/[.A40]" office:value-type="float" office:value="1.03883447262254">
            <text:p>1.04</text:p>
          </table:table-cell>
        </table:table-row>
        <table:table-row table:style-name="ro1">
          <table:table-cell office:value-type="float" office:value="668435">
            <text:p>668435</text:p>
          </table:table-cell>
          <table:table-cell office:value-type="float" office:value="861003">
            <text:p>861003</text:p>
          </table:table-cell>
          <table:table-cell table:formula="of:=[.A41]/[.B41]" office:value-type="float" office:value="0.776344565582234">
            <text:p>0.78</text:p>
          </table:table-cell>
          <table:table-cell office:value-type="float" office:value="716855">
            <text:p>716855</text:p>
          </table:table-cell>
          <table:table-cell office:value-type="float" office:value="183355">
            <text:p>183355</text:p>
          </table:table-cell>
          <table:table-cell table:formula="of:=[.E41]/[.B41]" office:value-type="float" office:value="0.212955123269025">
            <text:p>0.21</text:p>
          </table:table-cell>
          <table:table-cell table:formula="of:=[.A41]/[.D41]" office:value-type="float" office:value="0.93245495951064">
            <text:p>0.93</text:p>
          </table:table-cell>
          <table:table-cell office:value-type="float" office:value="669066">
            <text:p>669066</text:p>
          </table:table-cell>
          <table:table-cell table:style-name="ce20" table:formula="of:=[.H41]/[.D41]" office:value-type="float" office:value="0.933335193309665">
            <text:p>0.93</text:p>
          </table:table-cell>
          <table:table-cell office:value-type="float" office:value="884710">
            <text:p>884710</text:p>
          </table:table-cell>
          <table:table-cell table:formula="of:=[.J41]/[.A41]" office:value-type="float" office:value="1.32355427229274">
            <text:p>1.32</text:p>
          </table:table-cell>
        </table:table-row>
        <table:table-row table:style-name="ro1">
          <table:table-cell office:value-type="float" office:value="707409">
            <text:p>707409</text:p>
          </table:table-cell>
          <table:table-cell office:value-type="float" office:value="1109884">
            <text:p>1109884</text:p>
          </table:table-cell>
          <table:table-cell table:formula="of:=[.A42]/[.B42]" office:value-type="float" office:value="0.637372013651877">
            <text:p>0.64</text:p>
          </table:table-cell>
          <table:table-cell office:value-type="float" office:value="747743">
            <text:p>747743</text:p>
          </table:table-cell>
          <table:table-cell office:value-type="float" office:value="200413">
            <text:p>200413</text:p>
          </table:table-cell>
          <table:table-cell table:formula="of:=[.E42]/[.B42]" office:value-type="float" office:value="0.180571122747963">
            <text:p>0.18</text:p>
          </table:table-cell>
          <table:table-cell table:formula="of:=[.A42]/[.D42]" office:value-type="float" office:value="0.946059006904779">
            <text:p>0.95</text:p>
          </table:table-cell>
          <table:table-cell office:value-type="float" office:value="681544">
            <text:p>681544</text:p>
          </table:table-cell>
          <table:table-cell table:style-name="ce20" table:formula="of:=[.H42]/[.D42]" office:value-type="float" office:value="0.911468245105604">
            <text:p>0.91</text:p>
          </table:table-cell>
          <table:table-cell office:value-type="float" office:value="868161">
            <text:p>868161</text:p>
          </table:table-cell>
          <table:table-cell table:formula="of:=[.J42]/[.A42]" office:value-type="float" office:value="1.22724053553178">
            <text:p>1.23</text:p>
          </table:table-cell>
        </table:table-row>
        <table:table-row table:style-name="ro1">
          <table:table-cell office:value-type="float" office:value="732192">
            <text:p>732192</text:p>
          </table:table-cell>
          <table:table-cell office:value-type="float" office:value="1213698">
            <text:p>1213698</text:p>
          </table:table-cell>
          <table:table-cell table:formula="of:=[.A43]/[.B43]" office:value-type="float" office:value="0.603273631496468">
            <text:p>0.6</text:p>
          </table:table-cell>
          <table:table-cell office:value-type="float" office:value="766766">
            <text:p>766766</text:p>
          </table:table-cell>
          <table:table-cell office:value-type="float" office:value="181820">
            <text:p>181820</text:p>
          </table:table-cell>
          <table:table-cell table:formula="of:=[.E43]/[.B43]" office:value-type="float" office:value="0.149806624053101">
            <text:p>0.15</text:p>
          </table:table-cell>
          <table:table-cell table:formula="of:=[.A43]/[.D43]" office:value-type="float" office:value="0.954909320444568">
            <text:p>0.95</text:p>
          </table:table-cell>
          <table:table-cell office:value-type="float" office:value="684741">
            <text:p>684741</text:p>
          </table:table-cell>
          <table:table-cell table:style-name="ce20" table:formula="of:=[.H43]/[.D43]" office:value-type="float" office:value="0.893024729839351">
            <text:p>0.89</text:p>
          </table:table-cell>
          <table:table-cell office:value-type="float" office:value="925042">
            <text:p>925042</text:p>
          </table:table-cell>
          <table:table-cell table:formula="of:=[.J43]/[.A43]" office:value-type="float" office:value="1.26338719898606">
            <text:p>1.26</text:p>
          </table:table-cell>
        </table:table-row>
        <table:table-row table:style-name="ro1">
          <table:table-cell office:value-type="float" office:value="750749">
            <text:p>750749</text:p>
          </table:table-cell>
          <table:table-cell office:value-type="float" office:value="1366059">
            <text:p>1366059</text:p>
          </table:table-cell>
          <table:table-cell table:formula="of:=[.A44]/[.B44]" office:value-type="float" office:value="0.549572895460591">
            <text:p>0.55</text:p>
          </table:table-cell>
          <table:table-cell office:value-type="float" office:value="774649">
            <text:p>774649</text:p>
          </table:table-cell>
          <table:table-cell office:value-type="float" office:value="207128">
            <text:p>207128</text:p>
          </table:table-cell>
          <table:table-cell table:formula="of:=[.E44]/[.B44]" office:value-type="float" office:value="0.151624490596673">
            <text:p>0.15</text:p>
          </table:table-cell>
          <table:table-cell table:formula="of:=[.A44]/[.D44]" office:value-type="float" office:value="0.969147317042945">
            <text:p>0.97</text:p>
          </table:table-cell>
          <table:table-cell office:value-type="float" office:value="693755">
            <text:p>693755</text:p>
          </table:table-cell>
          <table:table-cell table:style-name="ce20" table:formula="of:=[.H44]/[.D44]" office:value-type="float" office:value="0.895573349994643">
            <text:p>0.90</text:p>
          </table:table-cell>
          <table:table-cell office:value-type="float" office:value="914727">
            <text:p>914727</text:p>
          </table:table-cell>
          <table:table-cell table:formula="of:=[.J44]/[.A44]" office:value-type="float" office:value="1.21841920535359">
            <text:p>1.22</text:p>
          </table:table-cell>
        </table:table-row>
        <table:table-row table:style-name="ro1">
          <table:table-cell office:value-type="float" office:value="747678">
            <text:p>747678</text:p>
          </table:table-cell>
          <table:table-cell office:value-type="float" office:value="1379838">
            <text:p>1379838</text:p>
          </table:table-cell>
          <table:table-cell table:formula="of:=[.A45]/[.B45]" office:value-type="float" office:value="0.541859261739422">
            <text:p>0.54</text:p>
          </table:table-cell>
          <table:table-cell office:value-type="float" office:value="785271">
            <text:p>785271</text:p>
          </table:table-cell>
          <table:table-cell office:value-type="float" office:value="207975">
            <text:p>207975</text:p>
          </table:table-cell>
          <table:table-cell table:formula="of:=[.E45]/[.B45]" office:value-type="float" office:value="0.150724215451379">
            <text:p>0.15</text:p>
          </table:table-cell>
          <table:table-cell table:formula="of:=[.A45]/[.D45]" office:value-type="float" office:value="0.952127354760331">
            <text:p>0.95</text:p>
          </table:table-cell>
          <table:table-cell office:value-type="float" office:value="692139">
            <text:p>692139</text:p>
          </table:table-cell>
          <table:table-cell table:style-name="ce20" table:formula="of:=[.H45]/[.D45]" office:value-type="float" office:value="0.881401452492197">
            <text:p>0.88</text:p>
          </table:table-cell>
          <table:table-cell office:value-type="float" office:value="963306">
            <text:p>963306</text:p>
          </table:table-cell>
          <table:table-cell table:formula="of:=[.J45]/[.A45]" office:value-type="float" office:value="1.28839687673036">
            <text:p>1.29</text:p>
          </table:table-cell>
        </table:table-row>
        <table:table-row table:style-name="ro1">
          <table:table-cell office:value-type="float" office:value="778087">
            <text:p>778087</text:p>
          </table:table-cell>
          <table:table-cell office:value-type="float" office:value="1413234">
            <text:p>1413234</text:p>
          </table:table-cell>
          <table:table-cell table:formula="of:=[.A46]/[.B46]" office:value-type="float" office:value="0.550571950575772">
            <text:p>0.55</text:p>
          </table:table-cell>
          <table:table-cell office:value-type="float" office:value="781129">
            <text:p>781129</text:p>
          </table:table-cell>
          <table:table-cell office:value-type="float" office:value="228285">
            <text:p>228285</text:p>
          </table:table-cell>
          <table:table-cell table:formula="of:=[.E46]/[.B46]" office:value-type="float" office:value="0.161533758740591">
            <text:p>0.16</text:p>
          </table:table-cell>
          <table:table-cell table:formula="of:=[.A46]/[.D46]" office:value-type="float" office:value="0.996105636841034">
            <text:p>1</text:p>
          </table:table-cell>
          <table:table-cell office:value-type="float" office:value="691901">
            <text:p>691901</text:p>
          </table:table-cell>
          <table:table-cell table:style-name="ce20" table:formula="of:=[.H46]/[.D46]" office:value-type="float" office:value="0.885770468130104">
            <text:p>0.89</text:p>
          </table:table-cell>
          <table:table-cell office:value-type="float" office:value="829460">
            <text:p>829460</text:p>
          </table:table-cell>
          <table:table-cell table:formula="of:=[.J46]/[.A46]" office:value-type="float" office:value="1.06602475044564">
            <text:p>1.07</text:p>
          </table:table-cell>
        </table:table-row>
        <table:table-row table:style-name="ro1">
          <table:table-cell office:value-type="float" office:value="733567">
            <text:p>733567</text:p>
          </table:table-cell>
          <table:table-cell office:value-type="float" office:value="457441">
            <text:p>457441</text:p>
          </table:table-cell>
          <table:table-cell table:formula="of:=[.A47]/[.B47]" office:value-type="float" office:value="1.60363194379166">
            <text:p>1.6</text:p>
          </table:table-cell>
          <table:table-cell office:value-type="float" office:value="754309">
            <text:p>754309</text:p>
          </table:table-cell>
          <table:table-cell office:value-type="float" office:value="229830">
            <text:p>229830</text:p>
          </table:table-cell>
          <table:table-cell table:formula="of:=[.E47]/[.B47]" office:value-type="float" office:value="0.502425449402218">
            <text:p>0.50</text:p>
          </table:table-cell>
          <table:table-cell table:formula="of:=[.A47]/[.D47]" office:value-type="float" office:value="0.972501985260682">
            <text:p>0.97</text:p>
          </table:table-cell>
          <table:table-cell office:value-type="float" office:value="677248">
            <text:p>677248</text:p>
          </table:table-cell>
          <table:table-cell table:style-name="ce20" table:formula="of:=[.H47]/[.D47]" office:value-type="float" office:value="0.897838949290012">
            <text:p>0.90</text:p>
          </table:table-cell>
          <table:table-cell office:value-type="float" office:value="943791">
            <text:p>943791</text:p>
          </table:table-cell>
          <table:table-cell table:formula="of:=[.J47]/[.A47]" office:value-type="float" office:value="1.28657777680839">
            <text:p>1.29</text:p>
          </table:table-cell>
        </table:table-row>
        <table:table-row table:style-name="ro1">
          <table:table-cell office:value-type="float" office:value="685450">
            <text:p>685450</text:p>
          </table:table-cell>
          <table:table-cell office:value-type="float" office:value="1325592">
            <text:p>1325592</text:p>
          </table:table-cell>
          <table:table-cell table:formula="of:=[.A48]/[.B48]" office:value-type="float" office:value="0.517089722931339">
            <text:p>0.52</text:p>
          </table:table-cell>
          <table:table-cell office:value-type="float" office:value="709630">
            <text:p>709630</text:p>
          </table:table-cell>
          <table:table-cell office:value-type="float" office:value="291397">
            <text:p>291397</text:p>
          </table:table-cell>
          <table:table-cell table:formula="of:=[.E48]/[.B48]" office:value-type="float" office:value="0.219824048425156">
            <text:p>0.22</text:p>
          </table:table-cell>
          <table:table-cell table:formula="of:=[.A48]/[.D48]" office:value-type="float" office:value="0.96592590504911">
            <text:p>0.97</text:p>
          </table:table-cell>
          <table:table-cell office:value-type="float" office:value="651794">
            <text:p>651794</text:p>
          </table:table-cell>
          <table:table-cell table:style-name="ce20" table:formula="of:=[.H48]/[.D48]" office:value-type="float" office:value="0.918498372391246">
            <text:p>0.92</text:p>
          </table:table-cell>
          <table:table-cell office:value-type="float" office:value="362601">
            <text:p>362601</text:p>
          </table:table-cell>
          <table:table-cell table:formula="of:=[.J48]/[.A48]" office:value-type="float" office:value="0.528997009263987">
            <text:p>0.53</text:p>
          </table:table-cell>
        </table:table-row>
        <table:table-row table:style-name="ro1">
          <table:table-cell office:value-type="float" office:value="498852">
            <text:p>498852</text:p>
          </table:table-cell>
          <table:table-cell office:value-type="float" office:value="377948">
            <text:p>377948</text:p>
          </table:table-cell>
          <table:table-cell table:formula="of:=[.A49]/[.B49]" office:value-type="float" office:value="1.31989585868956">
            <text:p>1.32</text:p>
          </table:table-cell>
          <table:table-cell office:value-type="float" office:value="566846">
            <text:p>566846</text:p>
          </table:table-cell>
          <table:table-cell office:value-type="float" office:value="145638">
            <text:p>145638</text:p>
          </table:table-cell>
          <table:table-cell table:formula="of:=[.E49]/[.B49]" office:value-type="float" office:value="0.385338723845608">
            <text:p>0.39</text:p>
          </table:table-cell>
          <table:table-cell table:formula="of:=[.A49]/[.D49]" office:value-type="float" office:value="0.880048549341444">
            <text:p>0.88</text:p>
          </table:table-cell>
          <table:table-cell office:value-type="float" office:value="579356">
            <text:p>579356</text:p>
          </table:table-cell>
          <table:table-cell table:style-name="ce20" table:formula="of:=[.H49]/[.D49]" office:value-type="float" office:value="1.02206948624494">
            <text:p>1.02</text:p>
          </table:table-cell>
          <table:table-cell office:value-type="float" office:value="363570">
            <text:p>363570</text:p>
          </table:table-cell>
          <table:table-cell table:formula="of:=[.J49]/[.A49]" office:value-type="float" office:value="0.728813355464146">
            <text:p>0.73</text:p>
          </table:table-cell>
        </table:table-row>
        <table:table-row table:style-name="ro1">
          <table:table-cell office:value-type="float" office:value="596651">
            <text:p>596651</text:p>
          </table:table-cell>
          <table:table-cell office:value-type="float" office:value="684396">
            <text:p>684396</text:p>
          </table:table-cell>
          <table:table-cell table:formula="of:=[.A50]/[.B50]" office:value-type="float" office:value="0.87179206190568">
            <text:p>0.87</text:p>
          </table:table-cell>
          <table:table-cell office:value-type="float" office:value="662144">
            <text:p>662144</text:p>
          </table:table-cell>
          <table:table-cell office:value-type="float" office:value="195268">
            <text:p>195268</text:p>
          </table:table-cell>
          <table:table-cell table:formula="of:=[.E50]/[.B50]" office:value-type="float" office:value="0.285314350171538">
            <text:p>0.29</text:p>
          </table:table-cell>
          <table:table-cell table:formula="of:=[.A50]/[.D50]" office:value-type="float" office:value="0.901089491107674">
            <text:p>0.9</text:p>
          </table:table-cell>
          <table:table-cell office:value-type="float" office:value="639011">
            <text:p>639011</text:p>
          </table:table-cell>
          <table:table-cell table:style-name="ce20" table:formula="of:=[.H50]/[.D50]" office:value-type="float" office:value="0.965063490721052">
            <text:p>0.97</text:p>
          </table:table-cell>
          <table:table-cell office:value-type="float" office:value="754314">
            <text:p>754314</text:p>
          </table:table-cell>
          <table:table-cell table:formula="of:=[.J50]/[.A50]" office:value-type="float" office:value="1.2642466031231">
            <text:p>1.26</text:p>
          </table:table-cell>
        </table:table-row>
        <table:table-row table:style-name="ro1">
          <table:table-cell office:value-type="float" office:value="656200">
            <text:p>656200</text:p>
          </table:table-cell>
          <table:table-cell office:value-type="float" office:value="895379">
            <text:p>895379</text:p>
          </table:table-cell>
          <table:table-cell table:formula="of:=[.A51]/[.B51]" office:value-type="float" office:value="0.732874012010556">
            <text:p>0.73</text:p>
          </table:table-cell>
          <table:table-cell office:value-type="float" office:value="716968">
            <text:p>716968</text:p>
          </table:table-cell>
          <table:table-cell office:value-type="float" office:value="210671">
            <text:p>210671</text:p>
          </table:table-cell>
          <table:table-cell table:formula="of:=[.E51]/[.B51]" office:value-type="float" office:value="0.23528695669655">
            <text:p>0.24</text:p>
          </table:table-cell>
          <table:table-cell table:formula="of:=[.A51]/[.D51]" office:value-type="float" office:value="0.915243079189029">
            <text:p>0.92</text:p>
          </table:table-cell>
          <table:table-cell office:value-type="float" office:value="660437">
            <text:p>660437</text:p>
          </table:table-cell>
          <table:table-cell table:style-name="ce20" table:formula="of:=[.H51]/[.D51]" office:value-type="float" office:value="0.92115268742817">
            <text:p>0.92</text:p>
          </table:table-cell>
          <table:table-cell office:value-type="float" office:value="609798">
            <text:p>609798</text:p>
          </table:table-cell>
          <table:table-cell table:formula="of:=[.J51]/[.A51]" office:value-type="float" office:value="0.929286802804023">
            <text:p>0.93</text:p>
          </table:table-cell>
        </table:table-row>
        <table:table-row table:style-name="ro1">
          <table:table-cell office:value-type="float" office:value="804421">
            <text:p>804421</text:p>
          </table:table-cell>
          <table:table-cell office:value-type="float" office:value="1158770">
            <text:p>1158770</text:p>
          </table:table-cell>
          <table:table-cell table:formula="of:=[.A52]/[.B52]" office:value-type="float" office:value="0.694202473312219">
            <text:p>0.69</text:p>
          </table:table-cell>
          <table:table-cell office:value-type="float" office:value="748388">
            <text:p>748388</text:p>
          </table:table-cell>
          <table:table-cell office:value-type="float" office:value="223733">
            <text:p>223733</text:p>
          </table:table-cell>
          <table:table-cell table:formula="of:=[.E52]/[.B52]" office:value-type="float" office:value="0.193078005126125">
            <text:p>0.19</text:p>
          </table:table-cell>
          <table:table-cell table:formula="of:=[.A52]/[.D52]" office:value-type="float" office:value="1.07487159067222">
            <text:p>1.07</text:p>
          </table:table-cell>
          <table:table-cell office:value-type="float" office:value="704637">
            <text:p>704637</text:p>
          </table:table-cell>
          <table:table-cell table:style-name="ce20" table:formula="of:=[.H52]/[.D52]" office:value-type="float" office:value="0.941539682624521">
            <text:p>0.94</text:p>
          </table:table-cell>
          <table:table-cell office:value-type="float" office:value="842267">
            <text:p>842267</text:p>
          </table:table-cell>
          <table:table-cell table:formula="of:=[.J52]/[.A52]" office:value-type="float" office:value="1.0470475037325">
            <text:p>1.05</text:p>
          </table:table-cell>
        </table:table-row>
        <table:table-row table:style-name="ro1">
          <table:table-cell office:value-type="float" office:value="902218">
            <text:p>902218</text:p>
          </table:table-cell>
          <table:table-cell office:value-type="float" office:value="1254727">
            <text:p>1254727</text:p>
          </table:table-cell>
          <table:table-cell table:formula="of:=[.A53]/[.B53]" office:value-type="float" office:value="0.719055220777109">
            <text:p>0.72</text:p>
          </table:table-cell>
          <table:table-cell office:value-type="float" office:value="751433">
            <text:p>751433</text:p>
          </table:table-cell>
          <table:table-cell office:value-type="float" office:value="235564">
            <text:p>235564</text:p>
          </table:table-cell>
          <table:table-cell table:formula="of:=[.E53]/[.B53]" office:value-type="float" office:value="0.18774123773538">
            <text:p>0.19</text:p>
          </table:table-cell>
          <table:table-cell table:formula="of:=[.A53]/[.D53]" office:value-type="float" office:value="1.20066326605299">
            <text:p>1.2</text:p>
          </table:table-cell>
          <table:table-cell office:value-type="float" office:value="686440">
            <text:p>686440</text:p>
          </table:table-cell>
          <table:table-cell table:style-name="ce20" table:formula="of:=[.H53]/[.D53]" office:value-type="float" office:value="0.913507924192842">
            <text:p>0.91</text:p>
          </table:table-cell>
          <table:table-cell office:value-type="float" office:value="906610">
            <text:p>906610</text:p>
          </table:table-cell>
          <table:table-cell table:formula="of:=[.J53]/[.A53]" office:value-type="float" office:value="1.00486800307686">
            <text:p>1</text:p>
          </table:table-cell>
        </table:table-row>
        <table:table-row table:style-name="ro1">
          <table:table-cell office:value-type="float" office:value="721485">
            <text:p>721485</text:p>
          </table:table-cell>
          <table:table-cell office:value-type="float" office:value="1355617">
            <text:p>1355617</text:p>
          </table:table-cell>
          <table:table-cell table:formula="of:=[.A54]/[.B54]" office:value-type="float" office:value="0.532218908438003">
            <text:p>0.53</text:p>
          </table:table-cell>
          <table:table-cell office:value-type="float" office:value="767170">
            <text:p>767170</text:p>
          </table:table-cell>
          <table:table-cell office:value-type="float" office:value="249715">
            <text:p>249715</text:p>
          </table:table-cell>
          <table:table-cell table:formula="of:=[.E54]/[.B54]" office:value-type="float" office:value="0.184207633867088">
            <text:p>0.18</text:p>
          </table:table-cell>
          <table:table-cell table:formula="of:=[.A54]/[.D54]" office:value-type="float" office:value="0.94044996545746">
            <text:p>0.94</text:p>
          </table:table-cell>
          <table:table-cell office:value-type="float" office:value="686440">
            <text:p>686440</text:p>
          </table:table-cell>
          <table:table-cell table:style-name="ce20" table:formula="of:=[.H54]/[.D54]" office:value-type="float" office:value="0.894769086382418">
            <text:p>0.89</text:p>
          </table:table-cell>
          <table:table-cell office:value-type="float" office:value="800485">
            <text:p>800485</text:p>
          </table:table-cell>
          <table:table-cell table:formula="of:=[.J54]/[.A54]" office:value-type="float" office:value="1.10949638592625">
            <text:p>1.11</text:p>
          </table:table-cell>
        </table:table-row>
        <table:table-row table:style-name="ro1">
          <table:table-cell office:value-type="float" office:value="751301">
            <text:p>751301</text:p>
          </table:table-cell>
          <table:table-cell office:value-type="float" office:value="1385829">
            <text:p>1385829</text:p>
          </table:table-cell>
          <table:table-cell table:formula="of:=[.A55]/[.B55]" office:value-type="float" office:value="0.542131099868743">
            <text:p>0.54</text:p>
          </table:table-cell>
          <table:table-cell office:value-type="float" office:value="771199">
            <text:p>771199</text:p>
          </table:table-cell>
          <table:table-cell office:value-type="float" office:value="275080">
            <text:p>275080</text:p>
          </table:table-cell>
          <table:table-cell table:formula="of:=[.E55]/[.B55]" office:value-type="float" office:value="0.198494908101938">
            <text:p>0.20</text:p>
          </table:table-cell>
          <table:table-cell table:formula="of:=[.A55]/[.D55]" office:value-type="float" office:value="0.974198617996133">
            <text:p>0.97</text:p>
          </table:table-cell>
          <table:table-cell office:value-type="float" office:value="742299">
            <text:p>742299</text:p>
          </table:table-cell>
          <table:table-cell table:style-name="ce20" table:formula="of:=[.H55]/[.D55]" office:value-type="float" office:value="0.962525885018004">
            <text:p>0.96</text:p>
          </table:table-cell>
          <table:table-cell office:value-type="float" office:value="918157">
            <text:p>918157</text:p>
          </table:table-cell>
          <table:table-cell table:formula="of:=[.J55]/[.A55]" office:value-type="float" office:value="1.22208941556047">
            <text:p>1.22</text:p>
          </table:table-cell>
        </table:table-row>
        <table:table-row table:style-name="ro1">
          <table:table-cell office:value-type="float" office:value="809958">
            <text:p>809958</text:p>
          </table:table-cell>
          <table:table-cell office:value-type="float" office:value="1406179">
            <text:p>1406179</text:p>
          </table:table-cell>
          <table:table-cell table:formula="of:=[.A56]/[.B56]" office:value-type="float" office:value="0.575999214893694">
            <text:p>0.58</text:p>
          </table:table-cell>
          <table:table-cell office:value-type="float" office:value="755165">
            <text:p>755165</text:p>
          </table:table-cell>
          <table:table-cell office:value-type="float" office:value="258363">
            <text:p>258363</text:p>
          </table:table-cell>
          <table:table-cell table:formula="of:=[.E56]/[.B56]" office:value-type="float" office:value="0.183734076529375">
            <text:p>0.18</text:p>
          </table:table-cell>
          <table:table-cell table:formula="of:=[.A56]/[.D56]" office:value-type="float" office:value="1.07255765296326">
            <text:p>1.07</text:p>
          </table:table-cell>
          <table:table-cell office:value-type="float" office:value="685071">
            <text:p>685071</text:p>
          </table:table-cell>
          <table:table-cell table:style-name="ce20" table:formula="of:=[.H56]/[.D56]" office:value-type="float" office:value="0.907180549946038">
            <text:p>0.91</text:p>
          </table:table-cell>
          <table:table-cell office:value-type="float" office:value="953001">
            <text:p>953001</text:p>
          </table:table-cell>
          <table:table-cell table:formula="of:=[.J56]/[.A56]" office:value-type="float" office:value="1.17660545361611">
            <text:p>1.18</text:p>
          </table:table-cell>
        </table:table-row>
        <table:table-row table:style-name="ro1">
          <table:table-cell office:value-type="float" office:value="776638">
            <text:p>776638</text:p>
          </table:table-cell>
          <table:table-cell office:value-type="float" office:value="1358501">
            <text:p>1358501</text:p>
          </table:table-cell>
          <table:table-cell table:formula="of:=[.A57]/[.B57]" office:value-type="float" office:value="0.571687470233736">
            <text:p>0.57</text:p>
          </table:table-cell>
          <table:table-cell office:value-type="float" office:value="733655">
            <text:p>733655</text:p>
          </table:table-cell>
          <table:table-cell office:value-type="float" office:value="309495">
            <text:p>309495</text:p>
          </table:table-cell>
          <table:table-cell table:formula="of:=[.E57]/[.B57]" office:value-type="float" office:value="0.227820958541804">
            <text:p>0.23</text:p>
          </table:table-cell>
          <table:table-cell table:formula="of:=[.A57]/[.D57]" office:value-type="float" office:value="1.05858748321759">
            <text:p>1.06</text:p>
          </table:table-cell>
          <table:table-cell office:value-type="float" office:value="667100">
            <text:p>667100</text:p>
          </table:table-cell>
          <table:table-cell table:style-name="ce20" table:formula="of:=[.H57]/[.D57]" office:value-type="float" office:value="0.90928297360476">
            <text:p>0.91</text:p>
          </table:table-cell>
          <table:table-cell office:value-type="float" office:value="876137">
            <text:p>876137</text:p>
          </table:table-cell>
          <table:table-cell table:formula="of:=[.J57]/[.A57]" office:value-type="float" office:value="1.12811502913841">
            <text:p>1.13</text:p>
          </table:table-cell>
        </table:table-row>
        <table:table-row table:style-name="ro1">
          <table:table-cell office:value-type="float" office:value="664089">
            <text:p>664089</text:p>
          </table:table-cell>
          <table:table-cell office:value-type="float" office:value="1238019">
            <text:p>1238019</text:p>
          </table:table-cell>
          <table:table-cell table:formula="of:=[.A58]/[.B58]" office:value-type="float" office:value="0.53641260756095">
            <text:p>0.54</text:p>
          </table:table-cell>
          <table:table-cell office:value-type="float" office:value="688963">
            <text:p>688963</text:p>
          </table:table-cell>
          <table:table-cell office:value-type="float" office:value="249950">
            <text:p>249950</text:p>
          </table:table-cell>
          <table:table-cell table:formula="of:=[.E58]/[.B58]" office:value-type="float" office:value="0.201895124388236">
            <text:p>0.20</text:p>
          </table:table-cell>
          <table:table-cell table:formula="of:=[.A58]/[.D58]" office:value-type="float" office:value="0.963896464686783">
            <text:p>0.96</text:p>
          </table:table-cell>
          <table:table-cell office:value-type="float" office:value="641097">
            <text:p>641097</text:p>
          </table:table-cell>
          <table:table-cell table:style-name="ce20" table:formula="of:=[.H58]/[.D58]" office:value-type="float" office:value="0.93052457098567">
            <text:p>0.93</text:p>
          </table:table-cell>
          <table:table-cell office:value-type="float" office:value="796115">
            <text:p>796115</text:p>
          </table:table-cell>
          <table:table-cell table:formula="of:=[.J58]/[.A58]" office:value-type="float" office:value="1.19880768993313">
            <text:p>1.2</text:p>
          </table:table-cell>
        </table:table-row>
        <table:table-row table:style-name="ro1">
          <table:table-cell office:value-type="float" office:value="609154">
            <text:p>609154</text:p>
          </table:table-cell>
          <table:table-cell office:value-type="float" office:value="1136761">
            <text:p>1136761</text:p>
          </table:table-cell>
          <table:table-cell table:formula="of:=[.A59]/[.B59]" office:value-type="float" office:value="0.535868137629634">
            <text:p>0.54</text:p>
          </table:table-cell>
          <table:table-cell office:value-type="float" office:value="625067">
            <text:p>625067</text:p>
          </table:table-cell>
          <table:table-cell office:value-type="float" office:value="276944">
            <text:p>276944</text:p>
          </table:table-cell>
          <table:table-cell table:formula="of:=[.E59]/[.B59]" office:value-type="float" office:value="0.243625529025011">
            <text:p>0.24</text:p>
          </table:table-cell>
          <table:table-cell table:formula="of:=[.A59]/[.D59]" office:value-type="float" office:value="0.9745419291052">
            <text:p>0.97</text:p>
          </table:table-cell>
          <table:table-cell office:value-type="float" office:value="600244">
            <text:p>600244</text:p>
          </table:table-cell>
          <table:table-cell table:style-name="ce20" table:formula="of:=[.H59]/[.D59]" office:value-type="float" office:value="0.96028745718459">
            <text:p>0.96</text:p>
          </table:table-cell>
          <table:table-cell office:value-type="float" office:value="511165">
            <text:p>511165</text:p>
          </table:table-cell>
          <table:table-cell table:formula="of:=[.J59]/[.A59]" office:value-type="float" office:value="0.839139199611264">
            <text:p>0.84</text:p>
          </table:table-cell>
        </table:table-row>
        <table:table-row table:style-name="ro1">
          <table:table-cell office:value-type="float" office:value="636270">
            <text:p>636270</text:p>
          </table:table-cell>
          <table:table-cell office:value-type="float" office:value="433709">
            <text:p>433709</text:p>
          </table:table-cell>
          <table:table-cell table:formula="of:=[.A60]/[.B60]" office:value-type="float" office:value="1.4670435706891">
            <text:p>1.47</text:p>
          </table:table-cell>
          <table:table-cell office:value-type="float" office:value="548362">
            <text:p>548362</text:p>
          </table:table-cell>
          <table:table-cell office:value-type="float" office:value="140335">
            <text:p>140335</text:p>
          </table:table-cell>
          <table:table-cell table:formula="of:=[.E60]/[.B60]" office:value-type="float" office:value="0.323569490142008">
            <text:p>0.32</text:p>
          </table:table-cell>
          <table:table-cell table:formula="of:=[.A60]/[.D60]" office:value-type="float" office:value="1.16031016007674">
            <text:p>1.16</text:p>
          </table:table-cell>
          <table:table-cell office:value-type="float" office:value="661605">
            <text:p>661605</text:p>
          </table:table-cell>
          <table:table-cell table:style-name="ce20" table:formula="of:=[.H60]/[.D60]" office:value-type="float" office:value="1.20651139210959">
            <text:p>1.21</text:p>
          </table:table-cell>
          <table:table-cell office:value-type="float" office:value="366615">
            <text:p>366615</text:p>
          </table:table-cell>
          <table:table-cell table:formula="of:=[.J60]/[.A60]" office:value-type="float" office:value="0.576194068555802">
            <text:p>0.58</text:p>
          </table:table-cell>
        </table:table-row>
        <table:table-row table:style-name="ro1">
          <table:table-cell office:value-type="float" office:value="731761">
            <text:p>731761</text:p>
          </table:table-cell>
          <table:table-cell office:value-type="float" office:value="576091">
            <text:p>576091</text:p>
          </table:table-cell>
          <table:table-cell table:formula="of:=[.A61]/[.B61]" office:value-type="float" office:value="1.27021772601898">
            <text:p>1.27</text:p>
          </table:table-cell>
          <table:table-cell office:value-type="float" office:value="620370">
            <text:p>620370</text:p>
          </table:table-cell>
          <table:table-cell office:value-type="float" office:value="222006">
            <text:p>222006</text:p>
          </table:table-cell>
          <table:table-cell table:formula="of:=[.E61]/[.B61]" office:value-type="float" office:value="0.385366200825911">
            <text:p>0.39</text:p>
          </table:table-cell>
          <table:table-cell table:formula="of:=[.A61]/[.D61]" office:value-type="float" office:value="1.17955574898851">
            <text:p>1.18</text:p>
          </table:table-cell>
          <table:table-cell office:value-type="float" office:value="667759">
            <text:p>667759</text:p>
          </table:table-cell>
          <table:table-cell table:style-name="ce20" table:formula="of:=[.H61]/[.D61]" office:value-type="float" office:value="1.07638828441092">
            <text:p>1.08</text:p>
          </table:table-cell>
          <table:table-cell office:value-type="float" office:value="549838">
            <text:p>549838</text:p>
          </table:table-cell>
          <table:table-cell table:formula="of:=[.J61]/[.A61]" office:value-type="float" office:value="0.751390139676752">
            <text:p>0.75</text:p>
          </table:table-cell>
        </table:table-row>
        <table:table-row table:style-name="ro1">
          <table:table-cell office:value-type="float" office:value="650878">
            <text:p>650878</text:p>
          </table:table-cell>
          <table:table-cell office:value-type="float" office:value="813220">
            <text:p>813220</text:p>
          </table:table-cell>
          <table:table-cell table:formula="of:=[.A62]/[.B62]" office:value-type="float" office:value="0.800371363222744">
            <text:p>0.8</text:p>
          </table:table-cell>
          <table:table-cell office:value-type="float" office:value="685456">
            <text:p>685456</text:p>
          </table:table-cell>
          <table:table-cell office:value-type="float" office:value="236296">
            <text:p>236296</text:p>
          </table:table-cell>
          <table:table-cell table:formula="of:=[.E62]/[.B62]" office:value-type="float" office:value="0.290568357885935">
            <text:p>0.29</text:p>
          </table:table-cell>
          <table:table-cell table:formula="of:=[.A62]/[.D62]" office:value-type="float" office:value="0.94955474895544">
            <text:p>0.95</text:p>
          </table:table-cell>
          <table:table-cell office:value-type="float" office:value="699575">
            <text:p>699575</text:p>
          </table:table-cell>
          <table:table-cell table:style-name="ce20" table:formula="of:=[.H62]/[.D62]" office:value-type="float" office:value="1.02059796690087">
            <text:p>1.02</text:p>
          </table:table-cell>
          <table:table-cell office:value-type="float" office:value="806382">
            <text:p>806382</text:p>
          </table:table-cell>
          <table:table-cell table:formula="of:=[.J62]/[.A62]" office:value-type="float" office:value="1.23891420511985">
            <text:p>1.24</text:p>
          </table:table-cell>
        </table:table-row>
        <table:table-row table:style-name="ro1">
          <table:table-cell office:value-type="float" office:value="775618">
            <text:p>775618</text:p>
          </table:table-cell>
          <table:table-cell office:value-type="float" office:value="998965">
            <text:p>998965</text:p>
          </table:table-cell>
          <table:table-cell table:formula="of:=[.A63]/[.B63]" office:value-type="float" office:value="0.776421596352225">
            <text:p>0.78</text:p>
          </table:table-cell>
          <table:table-cell office:value-type="float" office:value="697789">
            <text:p>697789</text:p>
          </table:table-cell>
          <table:table-cell office:value-type="float" office:value="283677">
            <text:p>283677</text:p>
          </table:table-cell>
          <table:table-cell table:formula="of:=[.E63]/[.B63]" office:value-type="float" office:value="0.283970909891738">
            <text:p>0.28</text:p>
          </table:table-cell>
          <table:table-cell table:formula="of:=[.A63]/[.D63]" office:value-type="float" office:value="1.11153658197535">
            <text:p>1.11</text:p>
          </table:table-cell>
          <table:table-cell office:value-type="float" office:value="659425">
            <text:p>659425</text:p>
          </table:table-cell>
          <table:table-cell table:style-name="ce20" table:formula="of:=[.H63]/[.D63]" office:value-type="float" office:value="0.945020629445291">
            <text:p>0.95</text:p>
          </table:table-cell>
          <table:table-cell office:value-type="float" office:value="936021">
            <text:p>936021</text:p>
          </table:table-cell>
          <table:table-cell table:formula="of:=[.J63]/[.A63]" office:value-type="float" office:value="1.20680670123695">
            <text:p>1.21</text:p>
          </table:table-cell>
        </table:table-row>
        <table:table-row table:style-name="ro1">
          <table:table-cell office:value-type="float" office:value="686387">
            <text:p>686387</text:p>
          </table:table-cell>
          <table:table-cell office:value-type="float" office:value="1118570">
            <text:p>1118570</text:p>
          </table:table-cell>
          <table:table-cell table:formula="of:=[.A64]/[.B64]" office:value-type="float" office:value="0.613629008466167">
            <text:p>0.61</text:p>
          </table:table-cell>
          <table:table-cell office:value-type="float" office:value="716397">
            <text:p>716397</text:p>
          </table:table-cell>
          <table:table-cell office:value-type="float" office:value="299575">
            <text:p>299575</text:p>
          </table:table-cell>
          <table:table-cell table:formula="of:=[.E64]/[.B64]" office:value-type="float" office:value="0.26781962684499">
            <text:p>0.27</text:p>
          </table:table-cell>
          <table:table-cell table:formula="of:=[.A64]/[.D64]" office:value-type="float" office:value="0.958109818997009">
            <text:p>0.96</text:p>
          </table:table-cell>
          <table:table-cell office:value-type="float" office:value="667047">
            <text:p>667047</text:p>
          </table:table-cell>
          <table:table-cell table:style-name="ce20" table:formula="of:=[.H64]/[.D64]" office:value-type="float" office:value="0.93111361437862">
            <text:p>0.93</text:p>
          </table:table-cell>
          <table:table-cell office:value-type="float" office:value="772971">
            <text:p>772971</text:p>
          </table:table-cell>
          <table:table-cell table:formula="of:=[.J64]/[.A64]" office:value-type="float" office:value="1.12614458024409">
            <text:p>1.13</text:p>
          </table:table-cell>
        </table:table-row>
        <table:table-row table:style-name="ro1">
          <table:table-cell office:value-type="float" office:value="708348">
            <text:p>708348</text:p>
          </table:table-cell>
          <table:table-cell office:value-type="float" office:value="1180992">
            <text:p>1180992</text:p>
          </table:table-cell>
          <table:table-cell table:formula="of:=[.A65]/[.B65]" office:value-type="float" office:value="0.599790684441554">
            <text:p>0.6</text:p>
          </table:table-cell>
          <table:table-cell office:value-type="float" office:value="727655">
            <text:p>727655</text:p>
          </table:table-cell>
          <table:table-cell office:value-type="float" office:value="313421">
            <text:p>313421</text:p>
          </table:table-cell>
          <table:table-cell table:formula="of:=[.E65]/[.B65]" office:value-type="float" office:value="0.265387911179754">
            <text:p>0.27</text:p>
          </table:table-cell>
          <table:table-cell table:formula="of:=[.A65]/[.D65]" office:value-type="float" office:value="0.973466821501948">
            <text:p>0.97</text:p>
          </table:table-cell>
          <table:table-cell office:value-type="float" office:value="741425">
            <text:p>741425</text:p>
          </table:table-cell>
          <table:table-cell table:style-name="ce20" table:formula="of:=[.H65]/[.D65]" office:value-type="float" office:value="1.01892380317596">
            <text:p>1.02</text:p>
          </table:table-cell>
          <table:table-cell office:value-type="float" office:value="868819">
            <text:p>868819</text:p>
          </table:table-cell>
          <table:table-cell table:formula="of:=[.J65]/[.A65]" office:value-type="float" office:value="1.22654260335315">
            <text:p>1.23</text:p>
          </table:table-cell>
        </table:table-row>
        <table:table-row table:style-name="ro1">
          <table:table-cell office:value-type="float" office:value="871658">
            <text:p>871658</text:p>
          </table:table-cell>
          <table:table-cell office:value-type="float" office:value="1216241">
            <text:p>1216241</text:p>
          </table:table-cell>
          <table:table-cell table:formula="of:=[.A66]/[.B66]" office:value-type="float" office:value="0.716681973391787">
            <text:p>0.72</text:p>
          </table:table-cell>
          <table:table-cell office:value-type="float" office:value="728056">
            <text:p>728056</text:p>
          </table:table-cell>
          <table:table-cell office:value-type="float" office:value="266086">
            <text:p>266086</text:p>
          </table:table-cell>
          <table:table-cell table:formula="of:=[.E66]/[.B66]" office:value-type="float" office:value="0.218777364025715">
            <text:p>0.22</text:p>
          </table:table-cell>
          <table:table-cell table:formula="of:=[.A66]/[.D66]" office:value-type="float" office:value="1.19724032217302">
            <text:p>1.2</text:p>
          </table:table-cell>
          <table:table-cell office:value-type="float" office:value="772461">
            <text:p>772461</text:p>
          </table:table-cell>
          <table:table-cell table:style-name="ce20" table:formula="of:=[.H66]/[.D66]" office:value-type="float" office:value="1.06099118749107">
            <text:p>1.06</text:p>
          </table:table-cell>
          <table:table-cell office:value-type="float" office:value="885623">
            <text:p>885623</text:p>
          </table:table-cell>
          <table:table-cell table:formula="of:=[.J66]/[.A66]" office:value-type="float" office:value="1.0160211917977">
            <text:p>1.02</text:p>
          </table:table-cell>
        </table:table-row>
        <table:table-row table:style-name="ro1">
          <table:table-cell office:value-type="float" office:value="821339">
            <text:p>821339</text:p>
          </table:table-cell>
          <table:table-cell office:value-type="float" office:value="1226444">
            <text:p>1226444</text:p>
          </table:table-cell>
          <table:table-cell table:formula="of:=[.A67]/[.B67]" office:value-type="float" office:value="0.669691400504222">
            <text:p>0.67</text:p>
          </table:table-cell>
          <table:table-cell office:value-type="float" office:value="710134">
            <text:p>710134</text:p>
          </table:table-cell>
          <table:table-cell office:value-type="float" office:value="286185">
            <text:p>286185</text:p>
          </table:table-cell>
          <table:table-cell table:formula="of:=[.E67]/[.B67]" office:value-type="float" office:value="0.233345346383528">
            <text:p>0.23</text:p>
          </table:table-cell>
          <table:table-cell table:formula="of:=[.A67]/[.D67]" office:value-type="float" office:value="1.15659720559782">
            <text:p>1.16</text:p>
          </table:table-cell>
          <table:table-cell office:value-type="float" office:value="665529">
            <text:p>665529</text:p>
          </table:table-cell>
          <table:table-cell table:style-name="ce20" table:formula="of:=[.H67]/[.D67]" office:value-type="float" office:value="0.937187911013978">
            <text:p>0.94</text:p>
          </table:table-cell>
          <table:table-cell office:value-type="float" office:value="935475">
            <text:p>935475</text:p>
          </table:table-cell>
          <table:table-cell table:formula="of:=[.J67]/[.A67]" office:value-type="float" office:value="1.13896332695757">
            <text:p>1.14</text:p>
          </table:table-cell>
        </table:table-row>
        <table:table-row table:style-name="ro1">
          <table:table-cell office:value-type="float" office:value="669717">
            <text:p>669717</text:p>
          </table:table-cell>
          <table:table-cell office:value-type="float" office:value="1166179">
            <text:p>1166179</text:p>
          </table:table-cell>
          <table:table-cell table:formula="of:=[.A68]/[.B68]" office:value-type="float" office:value="0.574283193231914">
            <text:p>0.57</text:p>
          </table:table-cell>
          <table:table-cell office:value-type="float" office:value="692599">
            <text:p>692599</text:p>
          </table:table-cell>
          <table:table-cell office:value-type="float" office:value="264504">
            <text:p>264504</text:p>
          </table:table-cell>
          <table:table-cell table:formula="of:=[.E68]/[.B68]" office:value-type="float" office:value="0.226812521919877">
            <text:p>0.23</text:p>
          </table:table-cell>
          <table:table-cell table:formula="of:=[.A68]/[.D68]" office:value-type="float" office:value="0.966962123826341">
            <text:p>0.97</text:p>
          </table:table-cell>
          <table:table-cell office:value-type="float" office:value="646062">
            <text:p>646062</text:p>
          </table:table-cell>
          <table:table-cell table:style-name="ce20" table:formula="of:=[.H68]/[.D68]" office:value-type="float" office:value="0.932808161721285">
            <text:p>0.93</text:p>
          </table:table-cell>
          <table:table-cell office:value-type="float" office:value="762398">
            <text:p>762398</text:p>
          </table:table-cell>
          <table:table-cell table:formula="of:=[.J68]/[.A68]" office:value-type="float" office:value="1.13838830431361">
            <text:p>1.14</text:p>
          </table:table-cell>
        </table:table-row>
        <table:table-row table:style-name="ro1">
          <table:table-cell office:value-type="float" office:value="663215">
            <text:p>663215</text:p>
          </table:table-cell>
          <table:table-cell office:value-type="float" office:value="1068818">
            <text:p>1068818</text:p>
          </table:table-cell>
          <table:table-cell table:formula="of:=[.A69]/[.B69]" office:value-type="float" office:value="0.620512566218009">
            <text:p>0.62</text:p>
          </table:table-cell>
          <table:table-cell office:value-type="float" office:value="654585">
            <text:p>654585</text:p>
          </table:table-cell>
          <table:table-cell office:value-type="float" office:value="299816">
            <text:p>299816</text:p>
          </table:table-cell>
          <table:table-cell table:formula="of:=[.E69]/[.B69]" office:value-type="float" office:value="0.280511742878582">
            <text:p>0.28</text:p>
          </table:table-cell>
          <table:table-cell table:formula="of:=[.A69]/[.D69]" office:value-type="float" office:value="1.01318392569338">
            <text:p>1.01</text:p>
          </table:table-cell>
          <table:table-cell office:value-type="float" office:value="613998">
            <text:p>613998</text:p>
          </table:table-cell>
          <table:table-cell table:style-name="ce20" table:formula="of:=[.H69]/[.D69]" office:value-type="float" office:value="0.937995829418639">
            <text:p>0.94</text:p>
          </table:table-cell>
          <table:table-cell office:value-type="float" office:value="782568">
            <text:p>782568</text:p>
          </table:table-cell>
          <table:table-cell table:formula="of:=[.J69]/[.A69]" office:value-type="float" office:value="1.17996124936861">
            <text:p>1.18</text:p>
          </table:table-cell>
        </table:table-row>
        <table:table-row table:style-name="ro1">
          <table:table-cell office:value-type="float" office:value="741089">
            <text:p>741089</text:p>
          </table:table-cell>
          <table:table-cell office:value-type="float" office:value="1028911">
            <text:p>1028911</text:p>
          </table:table-cell>
          <table:table-cell table:formula="of:=[.A70]/[.B70]" office:value-type="float" office:value="0.720265406823331">
            <text:p>0.72</text:p>
          </table:table-cell>
          <table:table-cell office:value-type="float" office:value="638706">
            <text:p>638706</text:p>
          </table:table-cell>
          <table:table-cell office:value-type="float" office:value="279748">
            <text:p>279748</text:p>
          </table:table-cell>
          <table:table-cell table:formula="of:=[.E70]/[.B70]" office:value-type="float" office:value="0.271887461597747">
            <text:p>0.27</text:p>
          </table:table-cell>
          <table:table-cell table:formula="of:=[.A70]/[.D70]" office:value-type="float" office:value="1.16029753908684">
            <text:p>1.16</text:p>
          </table:table-cell>
          <table:table-cell office:value-type="float" office:value="599704">
            <text:p>599704</text:p>
          </table:table-cell>
          <table:table-cell table:style-name="ce20" table:formula="of:=[.H70]/[.D70]" office:value-type="float" office:value="0.938935911045144">
            <text:p>0.94</text:p>
          </table:table-cell>
          <table:table-cell office:value-type="float" office:value="767108">
            <text:p>767108</text:p>
          </table:table-cell>
          <table:table-cell table:formula="of:=[.J70]/[.A70]" office:value-type="float" office:value="1.03510914343621">
            <text:p>1.04</text:p>
          </table:table-cell>
        </table:table-row>
        <table:table-row table:style-name="ro1">
          <table:table-cell office:value-type="float" office:value="730828">
            <text:p>730828</text:p>
          </table:table-cell>
          <table:table-cell office:value-type="float" office:value="1024398">
            <text:p>1024398</text:p>
          </table:table-cell>
          <table:table-cell table:formula="of:=[.A71]/[.B71]" office:value-type="float" office:value="0.713421931710136">
            <text:p>0.71</text:p>
          </table:table-cell>
          <table:table-cell office:value-type="float" office:value="615613">
            <text:p>615613</text:p>
          </table:table-cell>
          <table:table-cell office:value-type="float" office:value="251749">
            <text:p>251749</text:p>
          </table:table-cell>
          <table:table-cell table:formula="of:=[.E71]/[.B71]" office:value-type="float" office:value="0.245753115488316">
            <text:p>0.25</text:p>
          </table:table-cell>
          <table:table-cell table:formula="of:=[.A71]/[.D71]" office:value-type="float" office:value="1.18715491713138">
            <text:p>1.19</text:p>
          </table:table-cell>
          <table:table-cell office:value-type="float" office:value="613951">
            <text:p>613951</text:p>
          </table:table-cell>
          <table:table-cell table:style-name="ce20" table:formula="of:=[.H71]/[.D71]" office:value-type="float" office:value="0.997300251943997">
            <text:p>1.00</text:p>
          </table:table-cell>
          <table:table-cell office:value-type="float" office:value="529681">
            <text:p>529681</text:p>
          </table:table-cell>
          <table:table-cell table:formula="of:=[.J71]/[.A71]" office:value-type="float" office:value="0.724768344945733">
            <text:p>0.72</text:p>
          </table:table-cell>
        </table:table-row>
        <table:table-row table:style-name="ro1">
          <table:table-cell office:value-type="float" office:value="631126">
            <text:p>631126</text:p>
          </table:table-cell>
          <table:table-cell office:value-type="float" office:value="345345">
            <text:p>345345</text:p>
          </table:table-cell>
          <table:table-cell table:formula="of:=[.A72]/[.B72]" office:value-type="float" office:value="1.82752320143624">
            <text:p>1.83</text:p>
          </table:table-cell>
          <table:table-cell office:value-type="float" office:value="624054">
            <text:p>624054</text:p>
          </table:table-cell>
          <table:table-cell office:value-type="float" office:value="153230">
            <text:p>153230</text:p>
          </table:table-cell>
          <table:table-cell table:formula="of:=[.E72]/[.B72]" office:value-type="float" office:value="0.443701226309922">
            <text:p>0.44</text:p>
          </table:table-cell>
          <table:table-cell table:formula="of:=[.A72]/[.D72]" office:value-type="float" office:value="1.01133235264897">
            <text:p>1.01</text:p>
          </table:table-cell>
          <table:table-cell office:value-type="float" office:value="629909">
            <text:p>629909</text:p>
          </table:table-cell>
          <table:table-cell table:style-name="ce20" table:formula="of:=[.H72]/[.D72]" office:value-type="float" office:value="1.00938220089928">
            <text:p>1.01</text:p>
          </table:table-cell>
          <table:table-cell office:value-type="float" office:value="401332">
            <text:p>401332</text:p>
          </table:table-cell>
          <table:table-cell table:formula="of:=[.J72]/[.A72]" office:value-type="float" office:value="0.635898378453748">
            <text:p>0.64</text:p>
          </table:table-cell>
        </table:table-row>
        <table:table-row table:style-name="ro1">
          <table:table-cell office:value-type="float" office:value="677835">
            <text:p>677835</text:p>
          </table:table-cell>
          <table:table-cell office:value-type="float" office:value="616171">
            <text:p>616171</text:p>
          </table:table-cell>
          <table:table-cell table:formula="of:=[.A73]/[.B73]" office:value-type="float" office:value="1.10007611523425">
            <text:p>1.1</text:p>
          </table:table-cell>
          <table:table-cell office:value-type="float" office:value="688028">
            <text:p>688028</text:p>
          </table:table-cell>
          <table:table-cell office:value-type="float" office:value="223964">
            <text:p>223964</text:p>
          </table:table-cell>
          <table:table-cell table:formula="of:=[.E73]/[.B73]" office:value-type="float" office:value="0.363477021800766">
            <text:p>0.36</text:p>
          </table:table-cell>
          <table:table-cell table:formula="of:=[.A73]/[.D73]" office:value-type="float" office:value="0.985185195951328">
            <text:p>0.99</text:p>
          </table:table-cell>
          <table:table-cell office:value-type="float" office:value="742772">
            <text:p>742772</text:p>
          </table:table-cell>
          <table:table-cell table:style-name="ce20" table:formula="of:=[.H73]/[.D73]" office:value-type="float" office:value="1.07956652926916">
            <text:p>1.08</text:p>
          </table:table-cell>
          <table:table-cell office:value-type="float" office:value="714831">
            <text:p>714831</text:p>
          </table:table-cell>
          <table:table-cell table:formula="of:=[.J73]/[.A73]" office:value-type="float" office:value="1.05457965434066">
            <text:p>1.05</text:p>
          </table:table-cell>
        </table:table-row>
        <table:table-row table:style-name="ro1">
          <table:table-cell office:value-type="float" office:value="717496">
            <text:p>717496</text:p>
          </table:table-cell>
          <table:table-cell office:value-type="float" office:value="808227">
            <text:p>808227</text:p>
          </table:table-cell>
          <table:table-cell table:formula="of:=[.A74]/[.B74]" office:value-type="float" office:value="0.887740696611224">
            <text:p>0.89</text:p>
          </table:table-cell>
          <table:table-cell office:value-type="float" office:value="756457">
            <text:p>756457</text:p>
          </table:table-cell>
          <table:table-cell office:value-type="float" office:value="242016">
            <text:p>242016</text:p>
          </table:table-cell>
          <table:table-cell table:formula="of:=[.E74]/[.B74]" office:value-type="float" office:value="0.299440627447487">
            <text:p>0.30</text:p>
          </table:table-cell>
          <table:table-cell table:formula="of:=[.A74]/[.D74]" office:value-type="float" office:value="0.948495420096582">
            <text:p>0.95</text:p>
          </table:table-cell>
          <table:table-cell office:value-type="float" office:value="700231">
            <text:p>700231</text:p>
          </table:table-cell>
          <table:table-cell table:style-name="ce20" table:formula="of:=[.H74]/[.D74]" office:value-type="float" office:value="0.925671915257576">
            <text:p>0.93</text:p>
          </table:table-cell>
          <table:table-cell office:value-type="float" office:value="501056">
            <text:p>501056</text:p>
          </table:table-cell>
          <table:table-cell table:formula="of:=[.J74]/[.A74]" office:value-type="float" office:value="0.698339781685194">
            <text:p>0.7</text:p>
          </table:table-cell>
        </table:table-row>
        <table:table-row table:style-name="ro1">
          <table:table-cell office:value-type="float" office:value="776967">
            <text:p>776967</text:p>
          </table:table-cell>
          <table:table-cell office:value-type="float" office:value="938969">
            <text:p>938969</text:p>
          </table:table-cell>
          <table:table-cell table:formula="of:=[.A75]/[.B75]" office:value-type="float" office:value="0.827468212475598">
            <text:p>0.83</text:p>
          </table:table-cell>
          <table:table-cell office:value-type="float" office:value="721799">
            <text:p>721799</text:p>
          </table:table-cell>
          <table:table-cell office:value-type="float" office:value="250895">
            <text:p>250895</text:p>
          </table:table-cell>
          <table:table-cell table:formula="of:=[.E75]/[.B75]" office:value-type="float" office:value="0.26720264460275">
            <text:p>0.27</text:p>
          </table:table-cell>
          <table:table-cell table:formula="of:=[.A75]/[.D75]" office:value-type="float" office:value="1.07643125025111">
            <text:p>1.08</text:p>
          </table:table-cell>
          <table:table-cell office:value-type="float" office:value="715458">
            <text:p>715458</text:p>
          </table:table-cell>
          <table:table-cell table:style-name="ce20" table:formula="of:=[.H75]/[.D75]" office:value-type="float" office:value="0.991215005839576">
            <text:p>0.99</text:p>
          </table:table-cell>
          <table:table-cell office:value-type="float" office:value="820434">
            <text:p>820434</text:p>
          </table:table-cell>
          <table:table-cell table:formula="of:=[.J75]/[.A75]" office:value-type="float" office:value="1.05594446096166">
            <text:p>1.06</text:p>
          </table:table-cell>
        </table:table-row>
        <table:table-row table:style-name="ro1">
          <table:table-cell office:value-type="float" office:value="849575">
            <text:p>849575</text:p>
          </table:table-cell>
          <table:table-cell office:value-type="float" office:value="1039719">
            <text:p>1039719</text:p>
          </table:table-cell>
          <table:table-cell table:formula="of:=[.A76]/[.B76]" office:value-type="float" office:value="0.817119817950812">
            <text:p>0.82</text:p>
          </table:table-cell>
          <table:table-cell office:value-type="float" office:value="767396">
            <text:p>767396</text:p>
          </table:table-cell>
          <table:table-cell office:value-type="float" office:value="274384">
            <text:p>274384</text:p>
          </table:table-cell>
          <table:table-cell table:formula="of:=[.E76]/[.B76]" office:value-type="float" office:value="0.263902073541024">
            <text:p>0.26</text:p>
          </table:table-cell>
          <table:table-cell table:formula="of:=[.A76]/[.D76]" office:value-type="float" office:value="1.10708812659957">
            <text:p>1.11</text:p>
          </table:table-cell>
          <table:table-cell office:value-type="float" office:value="665124">
            <text:p>665124</text:p>
          </table:table-cell>
          <table:table-cell table:style-name="ce20" table:formula="of:=[.H76]/[.D76]" office:value-type="float" office:value="0.866728520867974">
            <text:p>0.87</text:p>
          </table:table-cell>
          <table:table-cell office:value-type="float" office:value="820763">
            <text:p>820763</text:p>
          </table:table-cell>
          <table:table-cell table:formula="of:=[.J76]/[.A76]" office:value-type="float" office:value="0.966086572698114">
            <text:p>0.97</text:p>
          </table:table-cell>
        </table:table-row>
        <table:table-row table:style-name="ro1">
          <table:table-cell office:value-type="float" office:value="772026">
            <text:p>772026</text:p>
          </table:table-cell>
          <table:table-cell office:value-type="float" office:value="1110817">
            <text:p>1110817</text:p>
          </table:table-cell>
          <table:table-cell table:formula="of:=[.A77]/[.B77]" office:value-type="float" office:value="0.695007368450429">
            <text:p>0.7</text:p>
          </table:table-cell>
          <table:table-cell office:value-type="float" office:value="730290">
            <text:p>730290</text:p>
          </table:table-cell>
          <table:table-cell office:value-type="float" office:value="265497">
            <text:p>265497</text:p>
          </table:table-cell>
          <table:table-cell table:formula="of:=[.E77]/[.B77]" office:value-type="float" office:value="0.239010566096846">
            <text:p>0.24</text:p>
          </table:table-cell>
          <table:table-cell table:formula="of:=[.A77]/[.D77]" office:value-type="float" office:value="1.05714989935505">
            <text:p>1.06</text:p>
          </table:table-cell>
          <table:table-cell office:value-type="float" office:value="663800">
            <text:p>663800</text:p>
          </table:table-cell>
          <table:table-cell table:style-name="ce20" table:formula="of:=[.H77]/[.D77]" office:value-type="float" office:value="0.908953977187145">
            <text:p>0.91</text:p>
          </table:table-cell>
          <table:table-cell office:value-type="float" office:value="889027">
            <text:p>889027</text:p>
          </table:table-cell>
          <table:table-cell table:formula="of:=[.J77]/[.A77]" office:value-type="float" office:value="1.15155059544627">
            <text:p>1.15</text:p>
          </table:table-cell>
        </table:table-row>
        <table:table-row table:style-name="ro1">
          <table:table-cell office:value-type="float" office:value="824520">
            <text:p>824520</text:p>
          </table:table-cell>
          <table:table-cell office:value-type="float" office:value="1135312">
            <text:p>1135312</text:p>
          </table:table-cell>
          <table:table-cell table:formula="of:=[.A78]/[.B78]" office:value-type="float" office:value="0.726249700522852">
            <text:p>0.73</text:p>
          </table:table-cell>
          <table:table-cell office:value-type="float" office:value="764928">
            <text:p>764928</text:p>
          </table:table-cell>
          <table:table-cell office:value-type="float" office:value="271826">
            <text:p>271826</text:p>
          </table:table-cell>
          <table:table-cell table:formula="of:=[.E78]/[.B78]" office:value-type="float" office:value="0.239428456670942">
            <text:p>0.24</text:p>
          </table:table-cell>
          <table:table-cell table:formula="of:=[.A78]/[.D78]" office:value-type="float" office:value="1.07790537148594">
            <text:p>1.08</text:p>
          </table:table-cell>
          <table:table-cell office:value-type="float" office:value="767972">
            <text:p>767972</text:p>
          </table:table-cell>
          <table:table-cell table:style-name="ce20" table:formula="of:=[.H78]/[.D78]" office:value-type="float" office:value="1.00397945950469">
            <text:p>1.00</text:p>
          </table:table-cell>
          <table:table-cell office:value-type="float" office:value="946672">
            <text:p>946672</text:p>
          </table:table-cell>
          <table:table-cell table:formula="of:=[.J78]/[.A78]" office:value-type="float" office:value="1.14814922621647">
            <text:p>1.15</text:p>
          </table:table-cell>
        </table:table-row>
        <table:table-row table:style-name="ro1">
          <table:table-cell office:value-type="float" office:value="856992">
            <text:p>856992</text:p>
          </table:table-cell>
          <table:table-cell office:value-type="float" office:value="1156845">
            <text:p>1156845</text:p>
          </table:table-cell>
          <table:table-cell table:formula="of:=[.A79]/[.B79]" office:value-type="float" office:value="0.740801058050128">
            <text:p>0.74</text:p>
          </table:table-cell>
          <table:table-cell office:value-type="float" office:value="762974">
            <text:p>762974</text:p>
          </table:table-cell>
          <table:table-cell office:value-type="float" office:value="298879">
            <text:p>298879</text:p>
          </table:table-cell>
          <table:table-cell table:formula="of:=[.E79]/[.B79]" office:value-type="float" office:value="0.258356996831901">
            <text:p>0.26</text:p>
          </table:table-cell>
          <table:table-cell table:formula="of:=[.A79]/[.D79]" office:value-type="float" office:value="1.12322569314289">
            <text:p>1.12</text:p>
          </table:table-cell>
          <table:table-cell office:value-type="float" office:value="672824">
            <text:p>672824</text:p>
          </table:table-cell>
          <table:table-cell table:style-name="ce20" table:formula="of:=[.H79]/[.D79]" office:value-type="float" office:value="0.881843942257534">
            <text:p>0.88</text:p>
          </table:table-cell>
          <table:table-cell office:value-type="float" office:value="1017636">
            <text:p>1017636</text:p>
          </table:table-cell>
          <table:table-cell table:formula="of:=[.J79]/[.A79]" office:value-type="float" office:value="1.18745099137448">
            <text:p>1.19</text:p>
          </table:table-cell>
        </table:table-row>
        <table:table-row table:style-name="ro1">
          <table:table-cell office:value-type="float" office:value="774253">
            <text:p>774253</text:p>
          </table:table-cell>
          <table:table-cell office:value-type="float" office:value="1107829">
            <text:p>1107829</text:p>
          </table:table-cell>
          <table:table-cell table:formula="of:=[.A80]/[.B80]" office:value-type="float" office:value="0.69889215754417">
            <text:p>0.7</text:p>
          </table:table-cell>
          <table:table-cell office:value-type="float" office:value="736521">
            <text:p>736521</text:p>
          </table:table-cell>
          <table:table-cell office:value-type="float" office:value="228984">
            <text:p>228984</text:p>
          </table:table-cell>
          <table:table-cell table:formula="of:=[.E80]/[.B80]" office:value-type="float" office:value="0.206696159786393">
            <text:p>0.21</text:p>
          </table:table-cell>
          <table:table-cell table:formula="of:=[.A80]/[.D80]" office:value-type="float" office:value="1.05123003960512">
            <text:p>1.05</text:p>
          </table:table-cell>
          <table:table-cell office:value-type="float" office:value="712406">
            <text:p>712406</text:p>
          </table:table-cell>
          <table:table-cell table:style-name="ce20" table:formula="of:=[.H80]/[.D80]" office:value-type="float" office:value="0.967258231605073">
            <text:p>0.97</text:p>
          </table:table-cell>
          <table:table-cell office:value-type="float" office:value="789739">
            <text:p>789739</text:p>
          </table:table-cell>
          <table:table-cell table:formula="of:=[.J80]/[.A80]" office:value-type="float" office:value="1.02000121407344">
            <text:p>1.02</text:p>
          </table:table-cell>
        </table:table-row>
        <table:table-row table:style-name="ro1">
          <table:table-cell office:value-type="float" office:value="715300">
            <text:p>715300</text:p>
          </table:table-cell>
          <table:table-cell office:value-type="float" office:value="1009203">
            <text:p>1009203</text:p>
          </table:table-cell>
          <table:table-cell table:formula="of:=[.A81]/[.B81]" office:value-type="float" office:value="0.708777124126662">
            <text:p>0.71</text:p>
          </table:table-cell>
          <table:table-cell office:value-type="float" office:value="696240">
            <text:p>696240</text:p>
          </table:table-cell>
          <table:table-cell office:value-type="float" office:value="274737">
            <text:p>274737</text:p>
          </table:table-cell>
          <table:table-cell table:formula="of:=[.E81]/[.B81]" office:value-type="float" office:value="0.272231652105671">
            <text:p>0.27</text:p>
          </table:table-cell>
          <table:table-cell table:formula="of:=[.A81]/[.D81]" office:value-type="float" office:value="1.02737561760313">
            <text:p>1.03</text:p>
          </table:table-cell>
          <table:table-cell office:value-type="float" office:value="740755">
            <text:p>740755</text:p>
          </table:table-cell>
          <table:table-cell table:style-name="ce20" table:formula="of:=[.H81]/[.D81]" office:value-type="float" office:value="1.06393628633804">
            <text:p>1.06</text:p>
          </table:table-cell>
          <table:table-cell office:value-type="float" office:value="768553">
            <text:p>768553</text:p>
          </table:table-cell>
          <table:table-cell table:formula="of:=[.J81]/[.A81]" office:value-type="float" office:value="1.07444848315392">
            <text:p>1.07</text:p>
          </table:table-cell>
        </table:table-row>
        <table:table-row table:style-name="ro1">
          <table:table-cell office:value-type="float" office:value="727245">
            <text:p>727245</text:p>
          </table:table-cell>
          <table:table-cell office:value-type="float" office:value="976254">
            <text:p>976254</text:p>
          </table:table-cell>
          <table:table-cell table:formula="of:=[.A82]/[.B82]" office:value-type="float" office:value="0.744934207695948">
            <text:p>0.74</text:p>
          </table:table-cell>
          <table:table-cell office:value-type="float" office:value="687766">
            <text:p>687766</text:p>
          </table:table-cell>
          <table:table-cell office:value-type="float" office:value="270468">
            <text:p>270468</text:p>
          </table:table-cell>
          <table:table-cell table:formula="of:=[.E82]/[.B82]" office:value-type="float" office:value="0.2770467521772">
            <text:p>0.28</text:p>
          </table:table-cell>
          <table:table-cell table:formula="of:=[.A82]/[.D82]" office:value-type="float" office:value="1.05740179072533">
            <text:p>1.06</text:p>
          </table:table-cell>
          <table:table-cell office:value-type="float" office:value="659207">
            <text:p>659207</text:p>
          </table:table-cell>
          <table:table-cell table:style-name="ce20" table:formula="of:=[.H82]/[.D82]" office:value-type="float" office:value="0.958475702491836">
            <text:p>0.96</text:p>
          </table:table-cell>
          <table:table-cell office:value-type="float" office:value="852405">
            <text:p>852405</text:p>
          </table:table-cell>
          <table:table-cell table:formula="of:=[.J82]/[.A82]" office:value-type="float" office:value="1.17210156137203">
            <text:p>1.17</text:p>
          </table:table-cell>
        </table:table-row>
        <table:table-row table:style-name="ro1">
          <table:table-cell office:value-type="float" office:value="751732">
            <text:p>751732</text:p>
          </table:table-cell>
          <table:table-cell office:value-type="float" office:value="983119">
            <text:p>983119</text:p>
          </table:table-cell>
          <table:table-cell table:formula="of:=[.A83]/[.B83]" office:value-type="float" office:value="0.764639885914116">
            <text:p>0.76</text:p>
          </table:table-cell>
          <table:table-cell office:value-type="float" office:value="670926">
            <text:p>670926</text:p>
          </table:table-cell>
          <table:table-cell office:value-type="float" office:value="282534">
            <text:p>282534</text:p>
          </table:table-cell>
          <table:table-cell table:formula="of:=[.E83]/[.B83]" office:value-type="float" office:value="0.287385352129295">
            <text:p>0.29</text:p>
          </table:table-cell>
          <table:table-cell table:formula="of:=[.A83]/[.D83]" office:value-type="float" office:value="1.1204395119581">
            <text:p>1.12</text:p>
          </table:table-cell>
          <table:table-cell office:value-type="float" office:value="643643">
            <text:p>643643</text:p>
          </table:table-cell>
          <table:table-cell table:style-name="ce20" table:formula="of:=[.H83]/[.D83]" office:value-type="float" office:value="0.959335306725332">
            <text:p>0.96</text:p>
          </table:table-cell>
          <table:table-cell office:value-type="float" office:value="843975">
            <text:p>843975</text:p>
          </table:table-cell>
          <table:table-cell table:formula="of:=[.J83]/[.A83]" office:value-type="float" office:value="1.12270729462096">
            <text:p>1.12</text:p>
          </table:table-cell>
        </table:table-row>
        <table:table-row table:style-name="ro1">
          <table:table-cell office:value-type="float" office:value="736655">
            <text:p>736655</text:p>
          </table:table-cell>
          <table:table-cell office:value-type="float" office:value="980201">
            <text:p>980201</text:p>
          </table:table-cell>
          <table:table-cell table:formula="of:=[.A84]/[.B84]" office:value-type="float" office:value="0.751534634222981">
            <text:p>0.75</text:p>
          </table:table-cell>
          <table:table-cell office:value-type="float" office:value="668023">
            <text:p>668023</text:p>
          </table:table-cell>
          <table:table-cell office:value-type="float" office:value="272564">
            <text:p>272564</text:p>
          </table:table-cell>
          <table:table-cell table:formula="of:=[.E84]/[.B84]" office:value-type="float" office:value="0.278069497990718">
            <text:p>0.28</text:p>
          </table:table-cell>
          <table:table-cell table:formula="of:=[.A84]/[.D84]" office:value-type="float" office:value="1.10273897755017">
            <text:p>1.1</text:p>
          </table:table-cell>
          <table:table-cell office:value-type="float" office:value="691598">
            <text:p>691598</text:p>
          </table:table-cell>
          <table:table-cell table:style-name="ce20" table:formula="of:=[.H84]/[.D84]" office:value-type="float" office:value="1.03529070106868">
            <text:p>1.04</text:p>
          </table:table-cell>
          <table:table-cell office:value-type="float" office:value="678284">
            <text:p>678284</text:p>
          </table:table-cell>
          <table:table-cell table:formula="of:=[.J84]/[.A84]" office:value-type="float" office:value="0.920762093517318">
            <text:p>0.92</text:p>
          </table:table-cell>
        </table:table-row>
        <table:table-row table:style-name="ro1">
          <table:table-cell office:value-type="float" office:value="807752">
            <text:p>807752</text:p>
          </table:table-cell>
          <table:table-cell office:value-type="float" office:value="1010321">
            <text:p>1010321</text:p>
          </table:table-cell>
          <table:table-cell table:formula="of:=[.A85]/[.B85]" office:value-type="float" office:value="0.799500356817289">
            <text:p>0.8</text:p>
          </table:table-cell>
          <table:table-cell office:value-type="float" office:value="787143">
            <text:p>787143</text:p>
          </table:table-cell>
          <table:table-cell office:value-type="float" office:value="274309">
            <text:p>274309</text:p>
          </table:table-cell>
          <table:table-cell table:formula="of:=[.E85]/[.B85]" office:value-type="float" office:value="0.271506778538702">
            <text:p>0.27</text:p>
          </table:table-cell>
          <table:table-cell table:formula="of:=[.A85]/[.D85]" office:value-type="float" office:value="1.02618202791615">
            <text:p>1.03</text:p>
          </table:table-cell>
          <table:table-cell office:value-type="float" office:value="822987">
            <text:p>822987</text:p>
          </table:table-cell>
          <table:table-cell table:style-name="ce20" table:formula="of:=[.H85]/[.D85]" office:value-type="float" office:value="1.04553683384087">
            <text:p>1.05</text:p>
          </table:table-cell>
          <table:table-cell office:value-type="float" office:value="533004">
            <text:p>533004</text:p>
          </table:table-cell>
          <table:table-cell table:formula="of:=[.J85]/[.A85]" office:value-type="float" office:value="0.659860947419505">
            <text:p>0.66</text:p>
          </table:table-cell>
        </table:table-row>
        <table:table-row table:style-name="ro1">
          <table:table-cell office:value-type="float" office:value="789820">
            <text:p>789820</text:p>
          </table:table-cell>
          <table:table-cell office:value-type="float" office:value="1082608">
            <text:p>1082608</text:p>
          </table:table-cell>
          <table:table-cell table:formula="of:=[.A86]/[.B86]" office:value-type="float" office:value="0.729553079230894">
            <text:p>0.73</text:p>
          </table:table-cell>
          <table:table-cell office:value-type="float" office:value="804933">
            <text:p>804933</text:p>
          </table:table-cell>
          <table:table-cell office:value-type="float" office:value="297096">
            <text:p>297096</text:p>
          </table:table-cell>
          <table:table-cell table:formula="of:=[.E86]/[.B86]" office:value-type="float" office:value="0.274426200434506">
            <text:p>0.27</text:p>
          </table:table-cell>
          <table:table-cell table:formula="of:=[.A86]/[.D86]" office:value-type="float" office:value="0.981224524277176">
            <text:p>0.98</text:p>
          </table:table-cell>
          <table:table-cell office:value-type="float" office:value="766988">
            <text:p>766988</text:p>
          </table:table-cell>
          <table:table-cell table:style-name="ce20" table:formula="of:=[.H86]/[.D86]" office:value-type="float" office:value="0.952859430536455">
            <text:p>0.95</text:p>
          </table:table-cell>
          <table:table-cell office:value-type="float" office:value="808187">
            <text:p>808187</text:p>
          </table:table-cell>
          <table:table-cell table:formula="of:=[.J86]/[.A86]" office:value-type="float" office:value="1.02325466562001">
            <text:p>1.02</text:p>
          </table:table-cell>
        </table:table-row>
        <table:table-row table:style-name="ro1">
          <table:table-cell office:value-type="float" office:value="835958">
            <text:p>835958</text:p>
          </table:table-cell>
          <table:table-cell office:value-type="float" office:value="1100524">
            <text:p>1100524</text:p>
          </table:table-cell>
          <table:table-cell table:formula="of:=[.A87]/[.B87]" office:value-type="float" office:value="0.759599972376795">
            <text:p>0.76</text:p>
          </table:table-cell>
          <table:table-cell office:value-type="float" office:value="805466">
            <text:p>805466</text:p>
          </table:table-cell>
          <table:table-cell office:value-type="float" office:value="113060">
            <text:p>113060</text:p>
          </table:table-cell>
          <table:table-cell table:formula="of:=[.E87]/[.B87]" office:value-type="float" office:value="0.10273287997354">
            <text:p>0.10</text:p>
          </table:table-cell>
          <table:table-cell table:formula="of:=[.A87]/[.D87]" office:value-type="float" office:value="1.03785634651245">
            <text:p>1.04</text:p>
          </table:table-cell>
          <table:table-cell office:value-type="float" office:value="759784">
            <text:p>759784</text:p>
          </table:table-cell>
          <table:table-cell table:style-name="ce20" table:formula="of:=[.H87]/[.D87]" office:value-type="float" office:value="0.943285005201957">
            <text:p>0.94</text:p>
          </table:table-cell>
          <table:table-cell office:value-type="float" office:value="1015965">
            <text:p>1015965</text:p>
          </table:table-cell>
          <table:table-cell table:formula="of:=[.J87]/[.A87]" office:value-type="float" office:value="1.21533019601463">
            <text:p>1.22</text:p>
          </table:table-cell>
        </table:table-row>
        <table:table-row table:style-name="ro1">
          <table:table-cell office:value-type="float" office:value="842884">
            <text:p>842884</text:p>
          </table:table-cell>
          <table:table-cell office:value-type="float" office:value="1119485">
            <text:p>1119485</text:p>
          </table:table-cell>
          <table:table-cell table:formula="of:=[.A88]/[.B88]" office:value-type="float" office:value="0.752921209306065">
            <text:p>0.75</text:p>
          </table:table-cell>
          <table:table-cell office:value-type="float" office:value="812984">
            <text:p>812984</text:p>
          </table:table-cell>
          <table:table-cell office:value-type="float" office:value="301102">
            <text:p>301102</text:p>
          </table:table-cell>
          <table:table-cell table:formula="of:=[.E88]/[.B88]" office:value-type="float" office:value="0.268964747182856">
            <text:p>0.27</text:p>
          </table:table-cell>
          <table:table-cell table:formula="of:=[.A88]/[.D88]" office:value-type="float" office:value="1.03677809157376">
            <text:p>1.04</text:p>
          </table:table-cell>
          <table:table-cell office:value-type="float" office:value="784937">
            <text:p>784937</text:p>
          </table:table-cell>
          <table:table-cell table:style-name="ce20" table:formula="of:=[.H88]/[.D88]" office:value-type="float" office:value="0.965501166074609">
            <text:p>0.97</text:p>
          </table:table-cell>
          <table:table-cell office:value-type="float" office:value="1039431">
            <text:p>1039431</text:p>
          </table:table-cell>
          <table:table-cell table:formula="of:=[.J88]/[.A88]" office:value-type="float" office:value="1.23318392566474">
            <text:p>1.23</text:p>
          </table:table-cell>
        </table:table-row>
        <table:table-row table:style-name="ro1">
          <table:table-cell office:value-type="float" office:value="783396">
            <text:p>783396</text:p>
          </table:table-cell>
          <table:table-cell office:value-type="float" office:value="1069833">
            <text:p>1069833</text:p>
          </table:table-cell>
          <table:table-cell table:formula="of:=[.A89]/[.B89]" office:value-type="float" office:value="0.732260081713688">
            <text:p>0.73</text:p>
          </table:table-cell>
          <table:table-cell office:value-type="float" office:value="786764">
            <text:p>786764</text:p>
          </table:table-cell>
          <table:table-cell office:value-type="float" office:value="305393">
            <text:p>305393</text:p>
          </table:table-cell>
          <table:table-cell table:formula="of:=[.E89]/[.B89]" office:value-type="float" office:value="0.285458571571451">
            <text:p>0.29</text:p>
          </table:table-cell>
          <table:table-cell table:formula="of:=[.A89]/[.D89]" office:value-type="float" office:value="0.995719173729352">
            <text:p>1</text:p>
          </table:table-cell>
          <table:table-cell office:value-type="float" office:value="758502">
            <text:p>758502</text:p>
          </table:table-cell>
          <table:table-cell table:style-name="ce20" table:formula="of:=[.H89]/[.D89]" office:value-type="float" office:value="0.964078173378548">
            <text:p>0.96</text:p>
          </table:table-cell>
          <table:table-cell office:value-type="float" office:value="1000273">
            <text:p>1000273</text:p>
          </table:table-cell>
          <table:table-cell table:formula="of:=[.J89]/[.A89]" office:value-type="float" office:value="1.27684210795051">
            <text:p>1.28</text:p>
          </table:table-cell>
        </table:table-row>
        <table:table-row table:style-name="ro1">
          <table:table-cell office:value-type="float" office:value="730254">
            <text:p>730254</text:p>
          </table:table-cell>
          <table:table-cell office:value-type="float" office:value="968160">
            <text:p>968160</text:p>
          </table:table-cell>
          <table:table-cell table:formula="of:=[.A90]/[.B90]" office:value-type="float" office:value="0.754269955379276">
            <text:p>0.75</text:p>
          </table:table-cell>
          <table:table-cell office:value-type="float" office:value="735302">
            <text:p>735302</text:p>
          </table:table-cell>
          <table:table-cell office:value-type="float" office:value="299037">
            <text:p>299037</text:p>
          </table:table-cell>
          <table:table-cell table:formula="of:=[.E90]/[.B90]" office:value-type="float" office:value="0.308871467526029">
            <text:p>0.31</text:p>
          </table:table-cell>
          <table:table-cell table:formula="of:=[.A90]/[.D90]" office:value-type="float" office:value="0.993134793595013">
            <text:p>0.99</text:p>
          </table:table-cell>
          <table:table-cell office:value-type="float" office:value="712733">
            <text:p>712733</text:p>
          </table:table-cell>
          <table:table-cell table:style-name="ce20" table:formula="of:=[.H90]/[.D90]" office:value-type="float" office:value="0.969306489034437">
            <text:p>0.97</text:p>
          </table:table-cell>
          <table:table-cell office:value-type="float" office:value="912962">
            <text:p>912962</text:p>
          </table:table-cell>
          <table:table-cell table:formula="of:=[.J90]/[.A90]" office:value-type="float" office:value="1.25019787635535">
            <text:p>1.25</text:p>
          </table:table-cell>
        </table:table-row>
        <table:table-row table:style-name="ro1">
          <table:table-cell office:value-type="float" office:value="749530">
            <text:p>749530</text:p>
          </table:table-cell>
          <table:table-cell office:value-type="float" office:value="929840">
            <text:p>929840</text:p>
          </table:table-cell>
          <table:table-cell table:formula="of:=[.A91]/[.B91]" office:value-type="float" office:value="0.806084917835327">
            <text:p>0.81</text:p>
          </table:table-cell>
          <table:table-cell office:value-type="float" office:value="739966">
            <text:p>739966</text:p>
          </table:table-cell>
          <table:table-cell office:value-type="float" office:value="279160">
            <text:p>279160</text:p>
          </table:table-cell>
          <table:table-cell table:formula="of:=[.E91]/[.B91]" office:value-type="float" office:value="0.300223694399036">
            <text:p>0.30</text:p>
          </table:table-cell>
          <table:table-cell table:formula="of:=[.A91]/[.D91]" office:value-type="float" office:value="1.01292491817192">
            <text:p>1.01</text:p>
          </table:table-cell>
          <table:table-cell office:value-type="float" office:value="724618">
            <text:p>724618</text:p>
          </table:table-cell>
          <table:table-cell table:style-name="ce20" table:formula="of:=[.H91]/[.D91]" office:value-type="float" office:value="0.979258506471919">
            <text:p>0.98</text:p>
          </table:table-cell>
          <table:table-cell office:value-type="float" office:value="874630">
            <text:p>874630</text:p>
          </table:table-cell>
          <table:table-cell table:formula="of:=[.J91]/[.A91]" office:value-type="float" office:value="1.16690459354529">
            <text:p>1.17</text:p>
          </table:table-cell>
        </table:table-row>
        <table:table-row table:style-name="ro1">
          <table:table-cell office:value-type="float" office:value="724347">
            <text:p>724347</text:p>
          </table:table-cell>
          <table:table-cell office:value-type="float" office:value="918855">
            <text:p>918855</text:p>
          </table:table-cell>
          <table:table-cell table:formula="of:=[.A92]/[.B92]" office:value-type="float" office:value="0.788314804838631">
            <text:p>0.79</text:p>
          </table:table-cell>
          <table:table-cell office:value-type="float" office:value="744233">
            <text:p>744233</text:p>
          </table:table-cell>
          <table:table-cell office:value-type="float" office:value="294375">
            <text:p>294375</text:p>
          </table:table-cell>
          <table:table-cell table:formula="of:=[.E92]/[.B92]" office:value-type="float" office:value="0.320371549373949">
            <text:p>0.32</text:p>
          </table:table-cell>
          <table:table-cell table:formula="of:=[.A92]/[.D92]" office:value-type="float" office:value="0.973279873372989">
            <text:p>0.97</text:p>
          </table:table-cell>
          <table:table-cell office:value-type="float" office:value="688100">
            <text:p>688100</text:p>
          </table:table-cell>
          <table:table-cell table:style-name="ce20" table:formula="of:=[.H92]/[.D92]" office:value-type="float" office:value="0.924576040030474">
            <text:p>0.92</text:p>
          </table:table-cell>
          <table:table-cell office:value-type="float" office:value="894568">
            <text:p>894568</text:p>
          </table:table-cell>
          <table:table-cell table:formula="of:=[.J92]/[.A92]" office:value-type="float" office:value="1.23499924759818">
            <text:p>1.23</text:p>
          </table:table-cell>
        </table:table-row>
        <table:table-row table:style-name="ro1">
          <table:table-cell office:value-type="float" office:value="753148">
            <text:p>753148</text:p>
          </table:table-cell>
          <table:table-cell office:value-type="float" office:value="932761">
            <text:p>932761</text:p>
          </table:table-cell>
          <table:table-cell table:formula="of:=[.A93]/[.B93]" office:value-type="float" office:value="0.807439419100927">
            <text:p>0.81</text:p>
          </table:table-cell>
          <table:table-cell office:value-type="float" office:value="743444">
            <text:p>743444</text:p>
          </table:table-cell>
          <table:table-cell office:value-type="float" office:value="284370">
            <text:p>284370</text:p>
          </table:table-cell>
          <table:table-cell table:formula="of:=[.E93]/[.B93]" office:value-type="float" office:value="0.304869092940207">
            <text:p>0.30</text:p>
          </table:table-cell>
          <table:table-cell table:formula="of:=[.A93]/[.D93]" office:value-type="float" office:value="1.01305276523854">
            <text:p>1.01</text:p>
          </table:table-cell>
          <table:table-cell office:value-type="float" office:value="682710">
            <text:p>682710</text:p>
          </table:table-cell>
          <table:table-cell table:style-name="ce20" table:formula="of:=[.H93]/[.D93]" office:value-type="float" office:value="0.918307229596311">
            <text:p>0.92</text:p>
          </table:table-cell>
          <table:table-cell office:value-type="float" office:value="821891">
            <text:p>821891</text:p>
          </table:table-cell>
          <table:table-cell table:formula="of:=[.J93]/[.A93]" office:value-type="float" office:value="1.09127422498632">
            <text:p>1.09</text:p>
          </table:table-cell>
        </table:table-row>
        <table:table-row table:style-name="ro1">
          <table:table-cell office:value-type="float" office:value="829307">
            <text:p>829307</text:p>
          </table:table-cell>
          <table:table-cell office:value-type="float" office:value="968234">
            <text:p>968234</text:p>
          </table:table-cell>
          <table:table-cell table:formula="of:=[.A94]/[.B94]" office:value-type="float" office:value="0.856515057310526">
            <text:p>0.86</text:p>
          </table:table-cell>
          <table:table-cell office:value-type="float" office:value="835607">
            <text:p>835607</text:p>
          </table:table-cell>
          <table:table-cell office:value-type="float" office:value="290824">
            <text:p>290824</text:p>
          </table:table-cell>
          <table:table-cell table:formula="of:=[.E94]/[.B94]" office:value-type="float" office:value="0.300365407535782">
            <text:p>0.30</text:p>
          </table:table-cell>
          <table:table-cell table:formula="of:=[.A94]/[.D94]" office:value-type="float" office:value="0.992460570579232">
            <text:p>0.99</text:p>
          </table:table-cell>
          <table:table-cell office:value-type="float" office:value="777663">
            <text:p>777663</text:p>
          </table:table-cell>
          <table:table-cell table:style-name="ce20" table:formula="of:=[.H94]/[.D94]" office:value-type="float" office:value="0.93065639708619">
            <text:p>0.93</text:p>
          </table:table-cell>
          <table:table-cell office:value-type="float" office:value="521949">
            <text:p>521949</text:p>
          </table:table-cell>
          <table:table-cell table:formula="of:=[.J94]/[.A94]" office:value-type="float" office:value="0.629379711011724">
            <text:p>0.63</text:p>
          </table:table-cell>
        </table:table-row>
        <table:table-row table:style-name="ro1">
          <table:table-cell office:value-type="float" office:value="836014">
            <text:p>836014</text:p>
          </table:table-cell>
          <table:table-cell office:value-type="float" office:value="1004347">
            <text:p>1004347</text:p>
          </table:table-cell>
          <table:table-cell table:formula="of:=[.A95]/[.B95]" office:value-type="float" office:value="0.832395576429262">
            <text:p>0.83</text:p>
          </table:table-cell>
          <table:table-cell office:value-type="float" office:value="847254">
            <text:p>847254</text:p>
          </table:table-cell>
          <table:table-cell office:value-type="float" office:value="308850">
            <text:p>308850</text:p>
          </table:table-cell>
          <table:table-cell table:formula="of:=[.E95]/[.B95]" office:value-type="float" office:value="0.307513239945955">
            <text:p>0.31</text:p>
          </table:table-cell>
          <table:table-cell table:formula="of:=[.A95]/[.D95]" office:value-type="float" office:value="0.986733612352376">
            <text:p>0.99</text:p>
          </table:table-cell>
          <table:table-cell office:value-type="float" office:value="743223">
            <text:p>743223</text:p>
          </table:table-cell>
          <table:table-cell table:style-name="ce20" table:formula="of:=[.H95]/[.D95]" office:value-type="float" office:value="0.877213916959967">
            <text:p>0.88</text:p>
          </table:table-cell>
          <table:table-cell office:value-type="float" office:value="943073">
            <text:p>943073</text:p>
          </table:table-cell>
          <table:table-cell table:formula="of:=[.J95]/[.A95]" office:value-type="float" office:value="1.12805886025832">
            <text:p>1.13</text:p>
          </table:table-cell>
        </table:table-row>
        <table:table-row table:style-name="ro1">
          <table:table-cell office:value-type="float" office:value="840107">
            <text:p>840107</text:p>
          </table:table-cell>
          <table:table-cell office:value-type="float" office:value="1049296">
            <text:p>1049296</text:p>
          </table:table-cell>
          <table:table-cell table:formula="of:=[.A96]/[.B96]" office:value-type="float" office:value="0.800638713956786">
            <text:p>0.8</text:p>
          </table:table-cell>
          <table:table-cell office:value-type="float" office:value="852734">
            <text:p>852734</text:p>
          </table:table-cell>
          <table:table-cell office:value-type="float" office:value="304467">
            <text:p>304467</text:p>
          </table:table-cell>
          <table:table-cell table:formula="of:=[.E96]/[.B96]" office:value-type="float" office:value="0.290163118891142">
            <text:p>0.29</text:p>
          </table:table-cell>
          <table:table-cell table:formula="of:=[.A96]/[.D96]" office:value-type="float" office:value="0.985192334303546">
            <text:p>0.99</text:p>
          </table:table-cell>
          <table:table-cell office:value-type="float" office:value="773277">
            <text:p>773277</text:p>
          </table:table-cell>
          <table:table-cell table:style-name="ce20" table:formula="of:=[.H96]/[.D96]" office:value-type="float" office:value="0.906820884355497">
            <text:p>0.91</text:p>
          </table:table-cell>
          <table:table-cell office:value-type="float" office:value="1000993">
            <text:p>1000993</text:p>
          </table:table-cell>
          <table:table-cell table:formula="of:=[.J96]/[.A96]" office:value-type="float" office:value="1.1915065580932">
            <text:p>1.19</text:p>
          </table:table-cell>
        </table:table-row>
        <table:table-row table:style-name="ro1">
          <table:table-cell office:value-type="float" office:value="830326">
            <text:p>830326</text:p>
          </table:table-cell>
          <table:table-cell office:value-type="float" office:value="1099245">
            <text:p>1099245</text:p>
          </table:table-cell>
          <table:table-cell table:formula="of:=[.A97]/[.B97]" office:value-type="float" office:value="0.755360270003502">
            <text:p>0.76</text:p>
          </table:table-cell>
          <table:table-cell office:value-type="float" office:value="840430">
            <text:p>840430</text:p>
          </table:table-cell>
          <table:table-cell office:value-type="float" office:value="302834">
            <text:p>302834</text:p>
          </table:table-cell>
          <table:table-cell table:formula="of:=[.E97]/[.B97]" office:value-type="float" office:value="0.275492724551851">
            <text:p>0.28</text:p>
          </table:table-cell>
          <table:table-cell table:formula="of:=[.A97]/[.D97]" office:value-type="float" office:value="0.98797758290399">
            <text:p>0.99</text:p>
          </table:table-cell>
          <table:table-cell office:value-type="float" office:value="800673">
            <text:p>800673</text:p>
          </table:table-cell>
          <table:table-cell table:style-name="ce20" table:formula="of:=[.H97]/[.D97]" office:value-type="float" office:value="0.952694454029485">
            <text:p>0.95</text:p>
          </table:table-cell>
          <table:table-cell office:value-type="float" office:value="1039809">
            <text:p>1039809</text:p>
          </table:table-cell>
          <table:table-cell table:formula="of:=[.J97]/[.A97]" office:value-type="float" office:value="1.25229006438435">
            <text:p>1.25</text:p>
          </table:table-cell>
        </table:table-row>
        <table:table-row table:style-name="ro1">
          <table:table-cell office:value-type="float" office:value="794328">
            <text:p>794328</text:p>
          </table:table-cell>
          <table:table-cell office:value-type="float" office:value="1057465">
            <text:p>1057465</text:p>
          </table:table-cell>
          <table:table-cell table:formula="of:=[.A98]/[.B98]" office:value-type="float" office:value="0.751162449821034">
            <text:p>0.75</text:p>
          </table:table-cell>
          <table:table-cell office:value-type="float" office:value="809865">
            <text:p>809865</text:p>
          </table:table-cell>
          <table:table-cell office:value-type="float" office:value="307918">
            <text:p>307918</text:p>
          </table:table-cell>
          <table:table-cell table:formula="of:=[.E98]/[.B98]" office:value-type="float" office:value="0.291185051041878">
            <text:p>0.29</text:p>
          </table:table-cell>
          <table:table-cell table:formula="of:=[.A98]/[.D98]" office:value-type="float" office:value="0.98081532107203">
            <text:p>0.98</text:p>
          </table:table-cell>
          <table:table-cell office:value-type="float" office:value="721826">
            <text:p>721826</text:p>
          </table:table-cell>
          <table:table-cell table:style-name="ce20" table:formula="of:=[.H98]/[.D98]" office:value-type="float" office:value="0.89129175850296">
            <text:p>0.89</text:p>
          </table:table-cell>
          <table:table-cell office:value-type="float" office:value="947217">
            <text:p>947217</text:p>
          </table:table-cell>
          <table:table-cell table:formula="of:=[.J98]/[.A98]" office:value-type="float" office:value="1.1924759041605">
            <text:p>1.19</text:p>
          </table:table-cell>
        </table:table-row>
        <table:table-row table:style-name="ro1">
          <table:table-cell office:value-type="float" office:value="757519">
            <text:p>757519</text:p>
          </table:table-cell>
          <table:table-cell office:value-type="float" office:value="966566">
            <text:p>966566</text:p>
          </table:table-cell>
          <table:table-cell table:formula="of:=[.A99]/[.B99]" office:value-type="float" office:value="0.783721960011008">
            <text:p>0.78</text:p>
          </table:table-cell>
          <table:table-cell office:value-type="float" office:value="756591">
            <text:p>756591</text:p>
          </table:table-cell>
          <table:table-cell office:value-type="float" office:value="295450">
            <text:p>295450</text:p>
          </table:table-cell>
          <table:table-cell table:formula="of:=[.E99]/[.B99]" office:value-type="float" office:value="0.305669762851166">
            <text:p>0.31</text:p>
          </table:table-cell>
          <table:table-cell table:formula="of:=[.A99]/[.D99]" office:value-type="float" office:value="1.0012265543735">
            <text:p>1</text:p>
          </table:table-cell>
          <table:table-cell office:value-type="float" office:value="716208">
            <text:p>716208</text:p>
          </table:table-cell>
          <table:table-cell table:style-name="ce20" table:formula="of:=[.H99]/[.D99]" office:value-type="float" office:value="0.946625058981669">
            <text:p>0.95</text:p>
          </table:table-cell>
          <table:table-cell office:value-type="float" office:value="906431">
            <text:p>906431</text:p>
          </table:table-cell>
          <table:table-cell table:formula="of:=[.J99]/[.A99]" office:value-type="float" office:value="1.19657856766629">
            <text:p>1.2</text:p>
          </table:table-cell>
        </table:table-row>
        <table:table-row table:style-name="ro1">
          <table:table-cell office:value-type="float" office:value="734889">
            <text:p>734889</text:p>
          </table:table-cell>
          <table:table-cell office:value-type="float" office:value="944421">
            <text:p>944421</text:p>
          </table:table-cell>
          <table:table-cell table:formula="of:=[.A100]/[.B100]" office:value-type="float" office:value="0.778137080814594">
            <text:p>0.78</text:p>
          </table:table-cell>
          <table:table-cell office:value-type="float" office:value="737569">
            <text:p>737569</text:p>
          </table:table-cell>
          <table:table-cell office:value-type="float" office:value="274611">
            <text:p>274611</text:p>
          </table:table-cell>
          <table:table-cell table:formula="of:=[.E100]/[.B100]" office:value-type="float" office:value="0.290771806217778">
            <text:p>0.29</text:p>
          </table:table-cell>
          <table:table-cell table:formula="of:=[.A100]/[.D100]" office:value-type="float" office:value="0.996366441648171">
            <text:p>1</text:p>
          </table:table-cell>
          <table:table-cell office:value-type="float" office:value="662950">
            <text:p>662950</text:p>
          </table:table-cell>
          <table:table-cell table:style-name="ce20" table:formula="of:=[.H100]/[.D100]" office:value-type="float" office:value="0.898831160203316">
            <text:p>0.90</text:p>
          </table:table-cell>
          <table:table-cell office:value-type="float" office:value="876830">
            <text:p>876830</text:p>
          </table:table-cell>
          <table:table-cell table:formula="of:=[.J100]/[.A100]" office:value-type="float" office:value="1.19314617581703">
            <text:p>1.19</text:p>
          </table:table-cell>
        </table:table-row>
        <table:table-row table:style-name="ro1">
          <table:table-cell office:value-type="float" office:value="733548">
            <text:p>733548</text:p>
          </table:table-cell>
          <table:table-cell office:value-type="float" office:value="939280">
            <text:p>939280</text:p>
          </table:table-cell>
          <table:table-cell table:formula="of:=[.A101]/[.B101]" office:value-type="float" office:value="0.780968401328677">
            <text:p>0.78</text:p>
          </table:table-cell>
          <table:table-cell office:value-type="float" office:value="750047">
            <text:p>750047</text:p>
          </table:table-cell>
          <table:table-cell office:value-type="float" office:value="281765">
            <text:p>281765</text:p>
          </table:table-cell>
          <table:table-cell table:formula="of:=[.E101]/[.B101]" office:value-type="float" office:value="0.299979771740056">
            <text:p>0.30</text:p>
          </table:table-cell>
          <table:table-cell table:formula="of:=[.A101]/[.D101]" office:value-type="float" office:value="0.978002711830059">
            <text:p>0.98</text:p>
          </table:table-cell>
          <table:table-cell office:value-type="float" office:value="713883">
            <text:p>713883</text:p>
          </table:table-cell>
          <table:table-cell table:style-name="ce20" table:formula="of:=[.H101]/[.D101]" office:value-type="float" office:value="0.951784354847096">
            <text:p>0.95</text:p>
          </table:table-cell>
          <table:table-cell office:value-type="float" office:value="885597">
            <text:p>885597</text:p>
          </table:table-cell>
          <table:table-cell table:formula="of:=[.J101]/[.A101]" office:value-type="float" office:value="1.20727886927645">
            <text:p>1.21</text:p>
          </table:table-cell>
        </table:table-row>
        <table:table-row table:style-name="ro1">
          <table:table-cell office:value-type="float" office:value="730450">
            <text:p>730450</text:p>
          </table:table-cell>
          <table:table-cell office:value-type="float" office:value="941791">
            <text:p>941791</text:p>
          </table:table-cell>
          <table:table-cell table:formula="of:=[.A102]/[.B102]" office:value-type="float" office:value="0.775596708823932">
            <text:p>0.78</text:p>
          </table:table-cell>
          <table:table-cell office:value-type="float" office:value="753243">
            <text:p>753243</text:p>
          </table:table-cell>
          <table:table-cell office:value-type="float" office:value="296389">
            <text:p>296389</text:p>
          </table:table-cell>
          <table:table-cell table:formula="of:=[.E102]/[.B102]" office:value-type="float" office:value="0.314707827957583">
            <text:p>0.31</text:p>
          </table:table-cell>
          <table:table-cell table:formula="of:=[.A102]/[.D102]" office:value-type="float" office:value="0.969740176808812">
            <text:p>0.97</text:p>
          </table:table-cell>
          <table:table-cell office:value-type="float" office:value="682012">
            <text:p>682012</text:p>
          </table:table-cell>
          <table:table-cell table:style-name="ce20" table:formula="of:=[.H102]/[.D102]" office:value-type="float" office:value="0.905434235698174">
            <text:p>0.91</text:p>
          </table:table-cell>
          <table:table-cell office:value-type="float" office:value="877815">
            <text:p>877815</text:p>
          </table:table-cell>
          <table:table-cell table:formula="of:=[.J102]/[.A102]" office:value-type="float" office:value="1.20174549934972">
            <text:p>1.2</text:p>
          </table:table-cell>
        </table:table-row>
        <table:table-row table:style-name="ro1">
          <table:table-cell office:value-type="float" office:value="820789">
            <text:p>820789</text:p>
          </table:table-cell>
          <table:table-cell office:value-type="float" office:value="976338">
            <text:p>976338</text:p>
          </table:table-cell>
          <table:table-cell table:formula="of:=[.A103]/[.B103]" office:value-type="float" office:value="0.840681198519365">
            <text:p>0.84</text:p>
          </table:table-cell>
          <table:table-cell office:value-type="float" office:value="845223">
            <text:p>845223</text:p>
          </table:table-cell>
          <table:table-cell office:value-type="float" office:value="243831">
            <text:p>243831</text:p>
          </table:table-cell>
          <table:table-cell table:formula="of:=[.E103]/[.B103]" office:value-type="float" office:value="0.249740356311032">
            <text:p>0.25</text:p>
          </table:table-cell>
          <table:table-cell table:formula="of:=[.A103]/[.D103]" office:value-type="float" office:value="0.971091652735432">
            <text:p>0.97</text:p>
          </table:table-cell>
          <table:table-cell office:value-type="float" office:value="206071">
            <text:p>206071</text:p>
          </table:table-cell>
          <table:table-cell table:style-name="ce20" table:formula="of:=[.H103]/[.D103]" office:value-type="float" office:value="0.243806664040141">
            <text:p>0.24</text:p>
          </table:table-cell>
          <table:table-cell office:value-type="float" office:value="380773">
            <text:p>380773</text:p>
          </table:table-cell>
          <table:table-cell table:formula="of:=[.J103]/[.A103]" office:value-type="float" office:value="0.463910944225617">
            <text:p>0.46</text:p>
          </table:table-cell>
        </table:table-row>
        <table:table-row table:style-name="ro1">
          <table:table-cell office:value-type="float" office:value="829574">
            <text:p>829574</text:p>
          </table:table-cell>
          <table:table-cell office:value-type="float" office:value="1054082">
            <text:p>1054082</text:p>
          </table:table-cell>
          <table:table-cell table:formula="of:=[.A104]/[.B104]" office:value-type="float" office:value="0.787010877711601">
            <text:p>0.79</text:p>
          </table:table-cell>
          <table:table-cell office:value-type="float" office:value="854050">
            <text:p>854050</text:p>
          </table:table-cell>
          <table:table-cell office:value-type="float" office:value="290791">
            <text:p>290791</text:p>
          </table:table-cell>
          <table:table-cell table:formula="of:=[.E104]/[.B104]" office:value-type="float" office:value="0.275871326898666">
            <text:p>0.28</text:p>
          </table:table-cell>
          <table:table-cell table:formula="of:=[.A104]/[.D104]" office:value-type="float" office:value="0.971341256366723">
            <text:p>0.97</text:p>
          </table:table-cell>
          <table:table-cell office:value-type="float" office:value="183340">
            <text:p>183340</text:p>
          </table:table-cell>
          <table:table-cell table:style-name="ce20" table:formula="of:=[.H104]/[.D104]" office:value-type="float" office:value="0.21467127217376">
            <text:p>0.21</text:p>
          </table:table-cell>
          <table:table-cell office:value-type="float" office:value="716738">
            <text:p>716738</text:p>
          </table:table-cell>
          <table:table-cell table:formula="of:=[.J104]/[.A104]" office:value-type="float" office:value="0.863983201016425">
            <text:p>0.86</text:p>
          </table:table-cell>
        </table:table-row>
        <table:table-row table:style-name="ro1">
          <table:table-cell office:value-type="float" office:value="839779">
            <text:p>839779</text:p>
          </table:table-cell>
          <table:table-cell office:value-type="float" office:value="1069426">
            <text:p>1069426</text:p>
          </table:table-cell>
          <table:table-cell table:formula="of:=[.A105]/[.B105]" office:value-type="float" office:value="0.785261439314174">
            <text:p>0.79</text:p>
          </table:table-cell>
          <table:table-cell office:value-type="float" office:value="859590">
            <text:p>859590</text:p>
          </table:table-cell>
          <table:table-cell office:value-type="float" office:value="308799">
            <text:p>308799</text:p>
          </table:table-cell>
          <table:table-cell table:formula="of:=[.E105]/[.B105]" office:value-type="float" office:value="0.288752096919282">
            <text:p>0.29</text:p>
          </table:table-cell>
          <table:table-cell table:formula="of:=[.A105]/[.D105]" office:value-type="float" office:value="0.976952965948883">
            <text:p>0.98</text:p>
          </table:table-cell>
          <table:table-cell office:value-type="float" office:value="427133">
            <text:p>427133</text:p>
          </table:table-cell>
          <table:table-cell table:style-name="ce20" table:formula="of:=[.H105]/[.D105]" office:value-type="float" office:value="0.496903174769367">
            <text:p>0.50</text:p>
          </table:table-cell>
          <table:table-cell office:value-type="float" office:value="816642">
            <text:p>816642</text:p>
          </table:table-cell>
          <table:table-cell table:formula="of:=[.J105]/[.A105]" office:value-type="float" office:value="0.97244870376611">
            <text:p>0.97</text:p>
          </table:table-cell>
        </table:table-row>
        <table:table-row table:style-name="ro1">
          <table:table-cell office:value-type="float" office:value="838629">
            <text:p>838629</text:p>
          </table:table-cell>
          <table:table-cell office:value-type="float" office:value="1077905">
            <text:p>1077905</text:p>
          </table:table-cell>
          <table:table-cell table:formula="of:=[.A106]/[.B106]" office:value-type="float" office:value="0.778017543289993">
            <text:p>0.78</text:p>
          </table:table-cell>
          <table:table-cell office:value-type="float" office:value="856209">
            <text:p>856209</text:p>
          </table:table-cell>
          <table:table-cell office:value-type="float" office:value="293758">
            <text:p>293758</text:p>
          </table:table-cell>
          <table:table-cell table:formula="of:=[.E106]/[.B106]" office:value-type="float" office:value="0.272526799671585">
            <text:p>0.27</text:p>
          </table:table-cell>
          <table:table-cell table:formula="of:=[.A106]/[.D106]" office:value-type="float" office:value="0.979467629982866">
            <text:p>0.98</text:p>
          </table:table-cell>
          <table:table-cell office:value-type="float" office:value="187540">
            <text:p>187540</text:p>
          </table:table-cell>
          <table:table-cell table:style-name="ce20" table:formula="of:=[.H106]/[.D106]" office:value-type="float" office:value="0.219035305632153">
            <text:p>0.22</text:p>
          </table:table-cell>
          <table:table-cell office:value-type="float" office:value="769820">
            <text:p>769820</text:p>
          </table:table-cell>
          <table:table-cell table:formula="of:=[.J106]/[.A106]" office:value-type="float" office:value="0.917950607479589">
            <text:p>0.92</text:p>
          </table:table-cell>
        </table:table-row>
        <table:table-row table:style-name="ro1">
          <table:table-cell office:value-type="float" office:value="808716">
            <text:p>808716</text:p>
          </table:table-cell>
          <table:table-cell office:value-type="float" office:value="1050347">
            <text:p>1050347</text:p>
          </table:table-cell>
          <table:table-cell table:formula="of:=[.A107]/[.B107]" office:value-type="float" office:value="0.769951263725226">
            <text:p>0.77</text:p>
          </table:table-cell>
          <table:table-cell office:value-type="float" office:value="827616">
            <text:p>827616</text:p>
          </table:table-cell>
          <table:table-cell office:value-type="float" office:value="275677">
            <text:p>275677</text:p>
          </table:table-cell>
          <table:table-cell table:formula="of:=[.E107]/[.B107]" office:value-type="float" office:value="0.262462786107829">
            <text:p>0.26</text:p>
          </table:table-cell>
          <table:table-cell table:formula="of:=[.A107]/[.D107]" office:value-type="float" office:value="0.977163322120404">
            <text:p>0.98</text:p>
          </table:table-cell>
          <table:table-cell office:value-type="float" office:value="179169">
            <text:p>179169</text:p>
          </table:table-cell>
          <table:table-cell table:style-name="ce20" table:formula="of:=[.H107]/[.D107]" office:value-type="float" office:value="0.216488081429069">
            <text:p>0.22</text:p>
          </table:table-cell>
          <table:table-cell office:value-type="float" office:value="699457">
            <text:p>699457</text:p>
          </table:table-cell>
          <table:table-cell table:formula="of:=[.J107]/[.A107]" office:value-type="float" office:value="0.864898184282245">
            <text:p>0.86</text:p>
          </table:table-cell>
        </table:table-row>
        <table:table-row table:style-name="ro1">
          <table:table-cell office:value-type="float" office:value="751009">
            <text:p>751009</text:p>
          </table:table-cell>
          <table:table-cell office:value-type="float" office:value="961248">
            <text:p>961248</text:p>
          </table:table-cell>
          <table:table-cell table:formula="of:=[.A108]/[.B108]" office:value-type="float" office:value="0.781285370684776">
            <text:p>0.78</text:p>
          </table:table-cell>
          <table:table-cell office:value-type="float" office:value="768457">
            <text:p>768457</text:p>
          </table:table-cell>
          <table:table-cell office:value-type="float" office:value="277130">
            <text:p>277130</text:p>
          </table:table-cell>
          <table:table-cell table:formula="of:=[.E108]/[.B108]" office:value-type="float" office:value="0.288302290355871">
            <text:p>0.29</text:p>
          </table:table-cell>
          <table:table-cell table:formula="of:=[.A108]/[.D108]" office:value-type="float" office:value="0.977294760799889">
            <text:p>0.98</text:p>
          </table:table-cell>
          <table:table-cell office:value-type="float" office:value="175756">
            <text:p>175756</text:p>
          </table:table-cell>
          <table:table-cell table:style-name="ce20" table:formula="of:=[.H108]/[.D108]" office:value-type="float" office:value="0.228712862268156">
            <text:p>0.23</text:p>
          </table:table-cell>
          <table:table-cell office:value-type="float" office:value="621583">
            <text:p>621583</text:p>
          </table:table-cell>
          <table:table-cell table:formula="of:=[.J108]/[.A108]" office:value-type="float" office:value="0.827663849567715">
            <text:p>0.83</text:p>
          </table:table-cell>
        </table:table-row>
        <table:table-row table:style-name="ro1">
          <table:table-cell office:value-type="float" office:value="739575">
            <text:p>739575</text:p>
          </table:table-cell>
          <table:table-cell office:value-type="float" office:value="931970">
            <text:p>931970</text:p>
          </table:table-cell>
          <table:table-cell table:formula="of:=[.A109]/[.B109]" office:value-type="float" office:value="0.793560951532775">
            <text:p>0.79</text:p>
          </table:table-cell>
          <table:table-cell office:value-type="float" office:value="754679">
            <text:p>754679</text:p>
          </table:table-cell>
          <table:table-cell office:value-type="float" office:value="3016">
            <text:p>3016</text:p>
          </table:table-cell>
          <table:table-cell table:formula="of:=[.E109]/[.B109]" office:value-type="float" office:value="0.0032361556702469">
            <text:p>0.00</text:p>
          </table:table-cell>
          <table:table-cell table:formula="of:=[.A109]/[.D109]" office:value-type="float" office:value="0.979986192805153">
            <text:p>0.98</text:p>
          </table:table-cell>
          <table:table-cell office:value-type="float" office:value="200139">
            <text:p>200139</text:p>
          </table:table-cell>
          <table:table-cell table:style-name="ce20" table:formula="of:=[.H109]/[.D109]" office:value-type="float" office:value="0.265197521065248">
            <text:p>0.27</text:p>
          </table:table-cell>
          <table:table-cell office:value-type="float" office:value="610173">
            <text:p>610173</text:p>
          </table:table-cell>
          <table:table-cell table:formula="of:=[.J109]/[.A109]" office:value-type="float" office:value="0.825031944021904">
            <text:p>0.83</text:p>
          </table:table-cell>
        </table:table-row>
        <table:table-row table:style-name="ro1">
          <table:table-cell office:value-type="float" office:value="739967">
            <text:p>739967</text:p>
          </table:table-cell>
          <table:table-cell office:value-type="float" office:value="936805">
            <text:p>936805</text:p>
          </table:table-cell>
          <table:table-cell table:formula="of:=[.A110]/[.B110]" office:value-type="float" office:value="0.789883700449933">
            <text:p>0.79</text:p>
          </table:table-cell>
          <table:table-cell office:value-type="float" office:value="759247">
            <text:p>759247</text:p>
          </table:table-cell>
          <table:table-cell office:value-type="float" office:value="290416">
            <text:p>290416</text:p>
          </table:table-cell>
          <table:table-cell table:formula="of:=[.E110]/[.B110]" office:value-type="float" office:value="0.310006885104157">
            <text:p>0.31</text:p>
          </table:table-cell>
          <table:table-cell table:formula="of:=[.A110]/[.D110]" office:value-type="float" office:value="0.974606419254867">
            <text:p>0.97</text:p>
          </table:table-cell>
          <table:table-cell office:value-type="float" office:value="188120">
            <text:p>188120</text:p>
          </table:table-cell>
          <table:table-cell table:style-name="ce20" table:formula="of:=[.H110]/[.D110]" office:value-type="float" office:value="0.247771805486225">
            <text:p>0.25</text:p>
          </table:table-cell>
          <table:table-cell office:value-type="float" office:value="593838">
            <text:p>593838</text:p>
          </table:table-cell>
          <table:table-cell table:formula="of:=[.J110]/[.A110]" office:value-type="float" office:value="0.802519571818743">
            <text:p>0.8</text:p>
          </table:table-cell>
        </table:table-row>
        <table:table-row table:style-name="ro1">
          <table:table-cell office:value-type="float" office:value="742689">
            <text:p>742689</text:p>
          </table:table-cell>
          <table:table-cell office:value-type="float" office:value="935132">
            <text:p>935132</text:p>
          </table:table-cell>
          <table:table-cell table:formula="of:=[.A111]/[.B111]" office:value-type="float" office:value="0.794207662661528">
            <text:p>0.79</text:p>
          </table:table-cell>
          <table:table-cell office:value-type="float" office:value="754623">
            <text:p>754623</text:p>
          </table:table-cell>
          <table:table-cell office:value-type="float" office:value="264980">
            <text:p>264980</text:p>
          </table:table-cell>
          <table:table-cell table:formula="of:=[.E111]/[.B111]" office:value-type="float" office:value="0.283361065603573">
            <text:p>0.28</text:p>
          </table:table-cell>
          <table:table-cell table:formula="of:=[.A111]/[.D111]" office:value-type="float" office:value="0.984185480696984">
            <text:p>0.98</text:p>
          </table:table-cell>
          <table:table-cell office:value-type="float" office:value="181189">
            <text:p>181189</text:p>
          </table:table-cell>
          <table:table-cell table:style-name="ce20" table:formula="of:=[.H111]/[.D111]" office:value-type="float" office:value="0.240105324115485">
            <text:p>0.24</text:p>
          </table:table-cell>
          <table:table-cell office:value-type="float" office:value="619708">
            <text:p>619708</text:p>
          </table:table-cell>
          <table:table-cell table:formula="of:=[.J111]/[.A111]" office:value-type="float" office:value="0.834411173452145">
            <text:p>0.83</text:p>
          </table:table-cell>
        </table:table-row>
        <table:table-row table:style-name="ro1">
          <table:table-cell office:value-type="float" office:value="825104">
            <text:p>825104</text:p>
          </table:table-cell>
          <table:table-cell office:value-type="float" office:value="967972">
            <text:p>967972</text:p>
          </table:table-cell>
          <table:table-cell table:formula="of:=[.A112]/[.B112]" office:value-type="float" office:value="0.852404821627072">
            <text:p>0.85</text:p>
          </table:table-cell>
          <table:table-cell office:value-type="float" office:value="860905">
            <text:p>860905</text:p>
          </table:table-cell>
          <table:table-cell office:value-type="float" office:value="12207">
            <text:p>12207</text:p>
          </table:table-cell>
          <table:table-cell table:formula="of:=[.E112]/[.B112]" office:value-type="float" office:value="0.0126109019682388">
            <text:p>0.01</text:p>
          </table:table-cell>
          <table:table-cell table:formula="of:=[.A112]/[.D112]" office:value-type="float" office:value="0.958414691516485">
            <text:p>0.96</text:p>
          </table:table-cell>
          <table:table-cell office:value-type="float" office:value="115933">
            <text:p>115933</text:p>
          </table:table-cell>
          <table:table-cell table:style-name="ce20" table:formula="of:=[.H112]/[.D112]" office:value-type="float" office:value="0.134664103472509">
            <text:p>0.13</text:p>
          </table:table-cell>
          <table:table-cell office:value-type="float" office:value="298547">
            <text:p>298547</text:p>
          </table:table-cell>
          <table:table-cell table:formula="of:=[.J112]/[.A112]" office:value-type="float" office:value="0.361829539064166">
            <text:p>0.36</text:p>
          </table:table-cell>
        </table:table-row>
        <table:table-row table:style-name="ro1">
          <table:table-cell office:value-type="float" office:value="833690">
            <text:p>833690</text:p>
          </table:table-cell>
          <table:table-cell office:value-type="float" office:value="1027671">
            <text:p>1027671</text:p>
          </table:table-cell>
          <table:table-cell table:formula="of:=[.A113]/[.B113]" office:value-type="float" office:value="0.811242119316396">
            <text:p>0.81</text:p>
          </table:table-cell>
          <table:table-cell office:value-type="float" office:value="869915">
            <text:p>869915</text:p>
          </table:table-cell>
          <table:table-cell office:value-type="float" office:value="13634">
            <text:p>13634</text:p>
          </table:table-cell>
          <table:table-cell table:formula="of:=[.E113]/[.B113]" office:value-type="float" office:value="0.0132668918360059">
            <text:p>0.01</text:p>
          </table:table-cell>
          <table:table-cell table:formula="of:=[.A113]/[.D113]" office:value-type="float" office:value="0.958358000494301">
            <text:p>0.96</text:p>
          </table:table-cell>
          <table:table-cell office:value-type="float" office:value="122884">
            <text:p>122884</text:p>
          </table:table-cell>
          <table:table-cell table:style-name="ce20" table:formula="of:=[.H113]/[.D113]" office:value-type="float" office:value="0.141259778254197">
            <text:p>0.14</text:p>
          </table:table-cell>
          <table:table-cell office:value-type="float" office:value="385678">
            <text:p>385678</text:p>
          </table:table-cell>
          <table:table-cell table:formula="of:=[.J113]/[.A113]" office:value-type="float" office:value="0.462615600522976">
            <text:p>0.46</text:p>
          </table:table-cell>
        </table:table-row>
        <table:table-row table:style-name="ro1">
          <table:table-cell office:value-type="float" office:value="843107">
            <text:p>843107</text:p>
          </table:table-cell>
          <table:table-cell office:value-type="float" office:value="1043685">
            <text:p>1043685</text:p>
          </table:table-cell>
          <table:table-cell table:formula="of:=[.A114]/[.B114]" office:value-type="float" office:value="0.8078174928259">
            <text:p>0.81</text:p>
          </table:table-cell>
          <table:table-cell office:value-type="float" office:value="870756">
            <text:p>870756</text:p>
          </table:table-cell>
          <table:table-cell office:value-type="float" office:value="13129">
            <text:p>13129</text:p>
          </table:table-cell>
          <table:table-cell table:formula="of:=[.E114]/[.B114]" office:value-type="float" office:value="0.0125794660266268">
            <text:p>0.01</text:p>
          </table:table-cell>
          <table:table-cell table:formula="of:=[.A114]/[.D114]" office:value-type="float" office:value="0.968247132376923">
            <text:p>0.97</text:p>
          </table:table-cell>
          <table:table-cell office:value-type="float" office:value="116590">
            <text:p>116590</text:p>
          </table:table-cell>
          <table:table-cell table:style-name="ce20" table:formula="of:=[.H114]/[.D114]" office:value-type="float" office:value="0.13389514398982">
            <text:p>0.13</text:p>
          </table:table-cell>
          <table:table-cell office:value-type="float" office:value="448955">
            <text:p>448955</text:p>
          </table:table-cell>
          <table:table-cell table:formula="of:=[.J114]/[.A114]" office:value-type="float" office:value="0.532500619731541">
            <text:p>0.53</text:p>
          </table:table-cell>
        </table:table-row>
        <table:table-row table:style-name="ro1">
          <table:table-cell office:value-type="float" office:value="837885">
            <text:p>837885</text:p>
          </table:table-cell>
          <table:table-cell office:value-type="float" office:value="1060217">
            <text:p>1060217</text:p>
          </table:table-cell>
          <table:table-cell table:formula="of:=[.A115]/[.B115]" office:value-type="float" office:value="0.79029576020758">
            <text:p>0.79</text:p>
          </table:table-cell>
          <table:table-cell office:value-type="float" office:value="869584">
            <text:p>869584</text:p>
          </table:table-cell>
          <table:table-cell office:value-type="float" office:value="17476">
            <text:p>17476</text:p>
          </table:table-cell>
          <table:table-cell table:formula="of:=[.E115]/[.B115]" office:value-type="float" office:value="0.016483418017255">
            <text:p>0.02</text:p>
          </table:table-cell>
          <table:table-cell table:formula="of:=[.A115]/[.D115]" office:value-type="float" office:value="0.963546937386152">
            <text:p>0.96</text:p>
          </table:table-cell>
          <table:table-cell office:value-type="float" office:value="117286">
            <text:p>117286</text:p>
          </table:table-cell>
          <table:table-cell table:style-name="ce20" table:formula="of:=[.H115]/[.D115]" office:value-type="float" office:value="0.134875986678688">
            <text:p>0.13</text:p>
          </table:table-cell>
          <table:table-cell office:value-type="float" office:value="375875">
            <text:p>375875</text:p>
          </table:table-cell>
          <table:table-cell table:formula="of:=[.J115]/[.A115]" office:value-type="float" office:value="0.448599748175466">
            <text:p>0.45</text:p>
          </table:table-cell>
        </table:table-row>
        <table:table-row table:style-name="ro1">
          <table:table-cell office:value-type="float" office:value="801624">
            <text:p>801624</text:p>
          </table:table-cell>
          <table:table-cell office:value-type="float" office:value="1030941">
            <text:p>1030941</text:p>
          </table:table-cell>
          <table:table-cell table:formula="of:=[.A116]/[.B116]" office:value-type="float" office:value="0.777565350490474">
            <text:p>0.78</text:p>
          </table:table-cell>
          <table:table-cell office:value-type="float" office:value="837138">
            <text:p>837138</text:p>
          </table:table-cell>
          <table:table-cell office:value-type="float" office:value="13279">
            <text:p>13279</text:p>
          </table:table-cell>
          <table:table-cell table:formula="of:=[.E116]/[.B116]" office:value-type="float" office:value="0.0128804655164554">
            <text:p>0.01</text:p>
          </table:table-cell>
          <table:table-cell table:formula="of:=[.A116]/[.D116]" office:value-type="float" office:value="0.957576886964873">
            <text:p>0.96</text:p>
          </table:table-cell>
          <table:table-cell office:value-type="float" office:value="118830">
            <text:p>118830</text:p>
          </table:table-cell>
          <table:table-cell table:style-name="ce20" table:formula="of:=[.H116]/[.D116]" office:value-type="float" office:value="0.141947922564738">
            <text:p>0.14</text:p>
          </table:table-cell>
          <table:table-cell office:value-type="float" office:value="346777">
            <text:p>346777</text:p>
          </table:table-cell>
          <table:table-cell table:formula="of:=[.J116]/[.A116]" office:value-type="float" office:value="0.432593086035348">
            <text:p>0.43</text:p>
          </table:table-cell>
        </table:table-row>
        <table:table-row table:style-name="ro1">
          <table:table-cell office:value-type="float" office:value="751337">
            <text:p>751337</text:p>
          </table:table-cell>
          <table:table-cell office:value-type="float" office:value="938058">
            <text:p>938058</text:p>
          </table:table-cell>
          <table:table-cell table:formula="of:=[.A117]/[.B117]" office:value-type="float" office:value="0.800949408245546">
            <text:p>0.8</text:p>
          </table:table-cell>
          <table:table-cell office:value-type="float" office:value="772304">
            <text:p>772304</text:p>
          </table:table-cell>
          <table:table-cell office:value-type="float" office:value="8028">
            <text:p>8028</text:p>
          </table:table-cell>
          <table:table-cell table:formula="of:=[.E117]/[.B117]" office:value-type="float" office:value="0.00855810621518073">
            <text:p>0.01</text:p>
          </table:table-cell>
          <table:table-cell table:formula="of:=[.A117]/[.D117]" office:value-type="float" office:value="0.97285136422963">
            <text:p>0.97</text:p>
          </table:table-cell>
          <table:table-cell office:value-type="float" office:value="119369">
            <text:p>119369</text:p>
          </table:table-cell>
          <table:table-cell table:style-name="ce20" table:formula="of:=[.H117]/[.D117]" office:value-type="float" office:value="0.154562193126023">
            <text:p>0.15</text:p>
          </table:table-cell>
          <table:table-cell office:value-type="float" office:value="358088">
            <text:p>358088</text:p>
          </table:table-cell>
          <table:table-cell table:formula="of:=[.J117]/[.A117]" office:value-type="float" office:value="0.476601045868898">
            <text:p>0.48</text:p>
          </table:table-cell>
        </table:table-row>
        <table:table-row table:style-name="ro1">
          <table:table-cell office:value-type="float" office:value="741911">
            <text:p>741911</text:p>
          </table:table-cell>
          <table:table-cell office:value-type="float" office:value="900529">
            <text:p>900529</text:p>
          </table:table-cell>
          <table:table-cell table:formula="of:=[.A118]/[.B118]" office:value-type="float" office:value="0.823861308186632">
            <text:p>0.82</text:p>
          </table:table-cell>
          <table:table-cell office:value-type="float" office:value="762292">
            <text:p>762292</text:p>
          </table:table-cell>
          <table:table-cell office:value-type="float" office:value="8154">
            <text:p>8154</text:p>
          </table:table-cell>
          <table:table-cell table:formula="of:=[.E118]/[.B118]" office:value-type="float" office:value="0.00905467786156803">
            <text:p>0.01</text:p>
          </table:table-cell>
          <table:table-cell table:formula="of:=[.A118]/[.D118]" office:value-type="float" office:value="0.973263526312751">
            <text:p>0.97</text:p>
          </table:table-cell>
          <table:table-cell office:value-type="float" office:value="122912">
            <text:p>122912</text:p>
          </table:table-cell>
          <table:table-cell table:style-name="ce20" table:formula="of:=[.H118]/[.D118]" office:value-type="float" office:value="0.161240049744717">
            <text:p>0.16</text:p>
          </table:table-cell>
          <table:table-cell office:value-type="float" office:value="355250">
            <text:p>355250</text:p>
          </table:table-cell>
          <table:table-cell table:formula="of:=[.J118]/[.A118]" office:value-type="float" office:value="0.478831018814925">
            <text:p>0.48</text:p>
          </table:table-cell>
        </table:table-row>
        <table:table-row table:style-name="ro1">
          <table:table-cell office:value-type="float" office:value="739673">
            <text:p>739673</text:p>
          </table:table-cell>
          <table:table-cell office:value-type="float" office:value="905242">
            <text:p>905242</text:p>
          </table:table-cell>
          <table:table-cell table:formula="of:=[.A119]/[.B119]" office:value-type="float" office:value="0.817099736865943">
            <text:p>0.82</text:p>
          </table:table-cell>
          <table:table-cell office:value-type="float" office:value="759201">
            <text:p>759201</text:p>
          </table:table-cell>
          <table:table-cell office:value-type="float" office:value="3437">
            <text:p>3437</text:p>
          </table:table-cell>
          <table:table-cell table:formula="of:=[.E119]/[.B119]" office:value-type="float" office:value="0.00379677478508509">
            <text:p>0.00</text:p>
          </table:table-cell>
          <table:table-cell table:formula="of:=[.A119]/[.D119]" office:value-type="float" office:value="0.974278221445968">
            <text:p>0.97</text:p>
          </table:table-cell>
          <table:table-cell office:value-type="float" office:value="115623">
            <text:p>115623</text:p>
          </table:table-cell>
          <table:table-cell table:style-name="ce20" table:formula="of:=[.H119]/[.D119]" office:value-type="float" office:value="0.152295637123766">
            <text:p>0.15</text:p>
          </table:table-cell>
          <table:table-cell office:value-type="float" office:value="346788">
            <text:p>346788</text:p>
          </table:table-cell>
          <table:table-cell table:formula="of:=[.J119]/[.A119]" office:value-type="float" office:value="0.468839608854183">
            <text:p>0.47</text:p>
          </table:table-cell>
        </table:table-row>
        <table:table-row table:style-name="ro1">
          <table:table-cell office:value-type="float" office:value="741051">
            <text:p>741051</text:p>
          </table:table-cell>
          <table:table-cell office:value-type="float" office:value="898965">
            <text:p>898965</text:p>
          </table:table-cell>
          <table:table-cell table:formula="of:=[.A120]/[.B120]" office:value-type="float" office:value="0.82433798868699">
            <text:p>0.82</text:p>
          </table:table-cell>
          <table:table-cell office:value-type="float" office:value="764087">
            <text:p>764087</text:p>
          </table:table-cell>
          <table:table-cell office:value-type="float" office:value="7439">
            <text:p>7439</text:p>
          </table:table-cell>
          <table:table-cell table:formula="of:=[.E120]/[.B120]" office:value-type="float" office:value="0.00827507188822702">
            <text:p>0.01</text:p>
          </table:table-cell>
          <table:table-cell table:formula="of:=[.A120]/[.D120]" office:value-type="float" office:value="0.96985160066851">
            <text:p>0.97</text:p>
          </table:table-cell>
          <table:table-cell office:value-type="float" office:value="123090">
            <text:p>123090</text:p>
          </table:table-cell>
          <table:table-cell table:style-name="ce20" table:formula="of:=[.H120]/[.D120]" office:value-type="float" office:value="0.161094220946044">
            <text:p>0.16</text:p>
          </table:table-cell>
          <table:table-cell office:value-type="float" office:value="366455">
            <text:p>366455</text:p>
          </table:table-cell>
          <table:table-cell table:formula="of:=[.J120]/[.A120]" office:value-type="float" office:value="0.494507125690405">
            <text:p>0.49</text:p>
          </table:table-cell>
        </table:table-row>
        <table:table-row table:style-name="ro1">
          <table:table-cell office:value-type="float" office:value="807980">
            <text:p>807980</text:p>
          </table:table-cell>
          <table:table-cell office:value-type="float" office:value="225581">
            <text:p>225581</text:p>
          </table:table-cell>
          <table:table-cell table:formula="of:=[.A121]/[.B121]" office:value-type="float" office:value="3.58177328764391">
            <text:p>3.58</text:p>
          </table:table-cell>
          <table:table-cell office:value-type="float" office:value="828345">
            <text:p>828345</text:p>
          </table:table-cell>
          <table:table-cell office:value-type="float" office:value="8525">
            <text:p>8525</text:p>
          </table:table-cell>
          <table:table-cell table:formula="of:=[.E121]/[.B121]" office:value-type="float" office:value="0.0377913033455832">
            <text:p>0.04</text:p>
          </table:table-cell>
          <table:table-cell table:formula="of:=[.A121]/[.D121]" office:value-type="float" office:value="0.975414833191484">
            <text:p>0.98</text:p>
          </table:table-cell>
          <table:table-cell office:value-type="float" office:value="91296">
            <text:p>91296</text:p>
          </table:table-cell>
          <table:table-cell table:style-name="ce20" table:formula="of:=[.H121]/[.D121]" office:value-type="float" office:value="0.110214946670771">
            <text:p>0.11</text:p>
          </table:table-cell>
          <table:table-cell office:value-type="float" office:value="78422">
            <text:p>78422</text:p>
          </table:table-cell>
          <table:table-cell table:formula="of:=[.J121]/[.A121]" office:value-type="float" office:value="0.0970593331518107">
            <text:p>0.1</text:p>
          </table:table-cell>
        </table:table-row>
        <table:table-row table:style-name="ro1">
          <table:table-cell office:value-type="float" office:value="825969">
            <text:p>825969</text:p>
          </table:table-cell>
          <table:table-cell office:value-type="float" office:value="246988">
            <text:p>246988</text:p>
          </table:table-cell>
          <table:table-cell table:formula="of:=[.A122]/[.B122]" office:value-type="float" office:value="3.34416651821141">
            <text:p>3.34</text:p>
          </table:table-cell>
          <table:table-cell office:value-type="float" office:value="848512">
            <text:p>848512</text:p>
          </table:table-cell>
          <table:table-cell office:value-type="float" office:value="8951">
            <text:p>8951</text:p>
          </table:table-cell>
          <table:table-cell table:formula="of:=[.E122]/[.B122]" office:value-type="float" office:value="0.0362406270749996">
            <text:p>0.04</text:p>
          </table:table-cell>
          <table:table-cell table:formula="of:=[.A122]/[.D122]" office:value-type="float" office:value="0.973432314451652">
            <text:p>0.97</text:p>
          </table:table-cell>
          <table:table-cell office:value-type="float" office:value="89582">
            <text:p>89582</text:p>
          </table:table-cell>
          <table:table-cell table:style-name="ce20" table:formula="of:=[.H122]/[.D122]" office:value-type="float" office:value="0.105575407301252">
            <text:p>0.11</text:p>
          </table:table-cell>
          <table:table-cell office:value-type="float" office:value="78329">
            <text:p>78329</text:p>
          </table:table-cell>
          <table:table-cell table:formula="of:=[.J122]/[.A122]" office:value-type="float" office:value="0.0948328569232017">
            <text:p>0.09</text:p>
          </table:table-cell>
        </table:table-row>
        <table:table-row table:style-name="ro1">
          <table:table-cell office:value-type="float" office:value="832910">
            <text:p>832910</text:p>
          </table:table-cell>
          <table:table-cell office:value-type="float" office:value="258976">
            <text:p>258976</text:p>
          </table:table-cell>
          <table:table-cell table:formula="of:=[.A123]/[.B123]" office:value-type="float" office:value="3.21616674904238">
            <text:p>3.22</text:p>
          </table:table-cell>
          <table:table-cell office:value-type="float" office:value="849327">
            <text:p>849327</text:p>
          </table:table-cell>
          <table:table-cell office:value-type="float" office:value="9974">
            <text:p>9974</text:p>
          </table:table-cell>
          <table:table-cell table:formula="of:=[.E123]/[.B123]" office:value-type="float" office:value="0.0385132213023601">
            <text:p>0.04</text:p>
          </table:table-cell>
          <table:table-cell table:formula="of:=[.A123]/[.D123]" office:value-type="float" office:value="0.980670577998816">
            <text:p>0.98</text:p>
          </table:table-cell>
          <table:table-cell office:value-type="float" office:value="90663">
            <text:p>90663</text:p>
          </table:table-cell>
          <table:table-cell table:style-name="ce20" table:formula="of:=[.H123]/[.D123]" office:value-type="float" office:value="0.106746871346372">
            <text:p>0.11</text:p>
          </table:table-cell>
          <table:table-cell office:value-type="float" office:value="81753">
            <text:p>81753</text:p>
          </table:table-cell>
          <table:table-cell table:formula="of:=[.J123]/[.A123]" office:value-type="float" office:value="0.098153461958675">
            <text:p>0.1</text:p>
          </table:table-cell>
        </table:table-row>
        <table:table-row table:style-name="ro1">
          <table:table-cell office:value-type="float" office:value="826947">
            <text:p>826947</text:p>
          </table:table-cell>
          <table:table-cell office:value-type="float" office:value="266050">
            <text:p>266050</text:p>
          </table:table-cell>
          <table:table-cell table:formula="of:=[.A124]/[.B124]" office:value-type="float" office:value="3.10823905280962">
            <text:p>3.11</text:p>
          </table:table-cell>
          <table:table-cell office:value-type="float" office:value="845370">
            <text:p>845370</text:p>
          </table:table-cell>
          <table:table-cell office:value-type="float" office:value="8527">
            <text:p>8527</text:p>
          </table:table-cell>
          <table:table-cell table:formula="of:=[.E124]/[.B124]" office:value-type="float" office:value="0.0320503664724676">
            <text:p>0.03</text:p>
          </table:table-cell>
          <table:table-cell table:formula="of:=[.A124]/[.D124]" office:value-type="float" office:value="0.978207175556265">
            <text:p>0.98</text:p>
          </table:table-cell>
          <table:table-cell office:value-type="float" office:value="89745">
            <text:p>89745</text:p>
          </table:table-cell>
          <table:table-cell table:style-name="ce20" table:formula="of:=[.H124]/[.D124]" office:value-type="float" office:value="0.106160616061606">
            <text:p>0.11</text:p>
          </table:table-cell>
          <table:table-cell office:value-type="float" office:value="79672">
            <text:p>79672</text:p>
          </table:table-cell>
          <table:table-cell table:formula="of:=[.J124]/[.A124]" office:value-type="float" office:value="0.0963447476077669">
            <text:p>0.1</text:p>
          </table:table-cell>
        </table:table-row>
        <table:table-row table:style-name="ro1">
          <table:table-cell office:value-type="float" office:value="781690">
            <text:p>781690</text:p>
          </table:table-cell>
          <table:table-cell office:value-type="float" office:value="257665">
            <text:p>257665</text:p>
          </table:table-cell>
          <table:table-cell table:formula="of:=[.A125]/[.B125]" office:value-type="float" office:value="3.03374536704636">
            <text:p>3.03</text:p>
          </table:table-cell>
          <table:table-cell office:value-type="float" office:value="799565">
            <text:p>799565</text:p>
          </table:table-cell>
          <table:table-cell office:value-type="float" office:value="5569">
            <text:p>5569</text:p>
          </table:table-cell>
          <table:table-cell table:formula="of:=[.E125]/[.B125]" office:value-type="float" office:value="0.0216133351444705">
            <text:p>0.02</text:p>
          </table:table-cell>
          <table:table-cell table:formula="of:=[.A125]/[.D125]" office:value-type="float" office:value="0.9776440939761">
            <text:p>0.98</text:p>
          </table:table-cell>
          <table:table-cell office:value-type="float" office:value="89146">
            <text:p>89146</text:p>
          </table:table-cell>
          <table:table-cell table:style-name="ce20" table:formula="of:=[.H125]/[.D125]" office:value-type="float" office:value="0.111493124386385">
            <text:p>0.11</text:p>
          </table:table-cell>
          <table:table-cell office:value-type="float" office:value="71414">
            <text:p>71414</text:p>
          </table:table-cell>
          <table:table-cell table:formula="of:=[.J125]/[.A125]" office:value-type="float" office:value="0.0913584669114355">
            <text:p>0.09</text:p>
          </table:table-cell>
        </table:table-row>
        <table:table-row table:style-name="ro1">
          <table:table-cell office:value-type="float" office:value="736675">
            <text:p>736675</text:p>
          </table:table-cell>
          <table:table-cell office:value-type="float" office:value="253273">
            <text:p>253273</text:p>
          </table:table-cell>
          <table:table-cell table:formula="of:=[.A126]/[.B126]" office:value-type="float" office:value="2.9086203424763">
            <text:p>2.91</text:p>
          </table:table-cell>
          <table:table-cell office:value-type="float" office:value="749254">
            <text:p>749254</text:p>
          </table:table-cell>
          <table:table-cell office:value-type="float" office:value="4946">
            <text:p>4946</text:p>
          </table:table-cell>
          <table:table-cell table:formula="of:=[.E126]/[.B126]" office:value-type="float" office:value="0.0195283350376866">
            <text:p>0.02</text:p>
          </table:table-cell>
          <table:table-cell table:formula="of:=[.A126]/[.D126]" office:value-type="float" office:value="0.983211300840569">
            <text:p>0.98</text:p>
          </table:table-cell>
          <table:table-cell office:value-type="float" office:value="89614">
            <text:p>89614</text:p>
          </table:table-cell>
          <table:table-cell table:style-name="ce20" table:formula="of:=[.H126]/[.D126]" office:value-type="float" office:value="0.119604299743478">
            <text:p>0.12</text:p>
          </table:table-cell>
          <table:table-cell office:value-type="float" office:value="81336">
            <text:p>81336</text:p>
          </table:table-cell>
          <table:table-cell table:formula="of:=[.J126]/[.A126]" office:value-type="float" office:value="0.11040961075101">
            <text:p>0.11</text:p>
          </table:table-cell>
        </table:table-row>
        <table:table-row table:style-name="ro1">
          <table:table-cell office:value-type="float" office:value="726143">
            <text:p>726143</text:p>
          </table:table-cell>
          <table:table-cell office:value-type="float" office:value="278750">
            <text:p>278750</text:p>
          </table:table-cell>
          <table:table-cell table:formula="of:=[.A127]/[.B127]" office:value-type="float" office:value="2.60499730941704">
            <text:p>2.6</text:p>
          </table:table-cell>
          <table:table-cell office:value-type="float" office:value="734662">
            <text:p>734662</text:p>
          </table:table-cell>
          <table:table-cell office:value-type="float" office:value="5762">
            <text:p>5762</text:p>
          </table:table-cell>
          <table:table-cell table:formula="of:=[.E127]/[.B127]" office:value-type="float" office:value="0.0206708520179372">
            <text:p>0.02</text:p>
          </table:table-cell>
          <table:table-cell table:formula="of:=[.A127]/[.D127]" office:value-type="float" office:value="0.98840419131519">
            <text:p>0.99</text:p>
          </table:table-cell>
          <table:table-cell office:value-type="float" office:value="90295">
            <text:p>90295</text:p>
          </table:table-cell>
          <table:table-cell table:style-name="ce20" table:formula="of:=[.H127]/[.D127]" office:value-type="float" office:value="0.122906860569895">
            <text:p>0.12</text:p>
          </table:table-cell>
          <table:table-cell office:value-type="float" office:value="68800">
            <text:p>68800</text:p>
          </table:table-cell>
          <table:table-cell table:formula="of:=[.J127]/[.A127]" office:value-type="float" office:value="0.0947471778974665">
            <text:p>0.09</text:p>
          </table:table-cell>
        </table:table-row>
        <table:table-row table:style-name="ro1">
          <table:table-cell office:value-type="float" office:value="725568">
            <text:p>725568</text:p>
          </table:table-cell>
          <table:table-cell office:value-type="float" office:value="300273">
            <text:p>300273</text:p>
          </table:table-cell>
          <table:table-cell table:formula="of:=[.A128]/[.B128]" office:value-type="float" office:value="2.41636111138864">
            <text:p>2.42</text:p>
          </table:table-cell>
          <table:table-cell office:value-type="float" office:value="734583">
            <text:p>734583</text:p>
          </table:table-cell>
          <table:table-cell office:value-type="float" office:value="10792">
            <text:p>10792</text:p>
          </table:table-cell>
          <table:table-cell table:formula="of:=[.E128]/[.B128]" office:value-type="float" office:value="0.0359406273624335">
            <text:p>0.04</text:p>
          </table:table-cell>
          <table:table-cell table:formula="of:=[.A128]/[.D128]" office:value-type="float" office:value="0.98772773124344">
            <text:p>0.99</text:p>
          </table:table-cell>
          <table:table-cell office:value-type="float" office:value="89679">
            <text:p>89679</text:p>
          </table:table-cell>
          <table:table-cell table:style-name="ce20" table:formula="of:=[.H128]/[.D128]" office:value-type="float" office:value="0.122081507467502">
            <text:p>0.12</text:p>
          </table:table-cell>
          <table:table-cell office:value-type="float" office:value="79680">
            <text:p>79680</text:p>
          </table:table-cell>
          <table:table-cell table:formula="of:=[.J128]/[.A128]" office:value-type="float" office:value="0.10981741201376">
            <text:p>0.11</text:p>
          </table:table-cell>
        </table:table-row>
        <table:table-row table:style-name="ro1">
          <table:table-cell office:value-type="float" office:value="715213">
            <text:p>715213</text:p>
          </table:table-cell>
          <table:table-cell office:value-type="float" office:value="303407">
            <text:p>303407</text:p>
          </table:table-cell>
          <table:table-cell table:formula="of:=[.A129]/[.B129]" office:value-type="float" office:value="2.35727257446269">
            <text:p>2.36</text:p>
          </table:table-cell>
          <table:table-cell office:value-type="float" office:value="732929">
            <text:p>732929</text:p>
          </table:table-cell>
          <table:table-cell office:value-type="float" office:value="4922">
            <text:p>4922</text:p>
          </table:table-cell>
          <table:table-cell table:formula="of:=[.E129]/[.B129]" office:value-type="float" office:value="0.0162224338924283">
            <text:p>0.02</text:p>
          </table:table-cell>
          <table:table-cell table:formula="of:=[.A129]/[.D129]" office:value-type="float" office:value="0.975828490890659">
            <text:p>0.98</text:p>
          </table:table-cell>
          <table:table-cell office:value-type="float" office:value="89005">
            <text:p>89005</text:p>
          </table:table-cell>
          <table:table-cell table:style-name="ce20" table:formula="of:=[.H129]/[.D129]" office:value-type="float" office:value="0.121437410717819">
            <text:p>0.12</text:p>
          </table:table-cell>
          <table:table-cell office:value-type="float" office:value="79929">
            <text:p>79929</text:p>
          </table:table-cell>
          <table:table-cell table:formula="of:=[.J129]/[.A129]" office:value-type="float" office:value="0.111755518985253">
            <text:p>0.11</text:p>
          </table:table-cell>
        </table:table-row>
        <table:table-row table:style-name="ro1">
          <table:table-cell office:value-type="float" office:value="291490">
            <text:p>291490</text:p>
          </table:table-cell>
          <table:table-cell office:value-type="float" office:value="100799">
            <text:p>100799</text:p>
          </table:table-cell>
          <table:table-cell table:formula="of:=[.A130]/[.B130]" office:value-type="float" office:value="2.89179456145398">
            <text:p>2.89</text:p>
          </table:table-cell>
          <table:table-cell office:value-type="float" office:value="224891">
            <text:p>224891</text:p>
          </table:table-cell>
          <table:table-cell office:value-type="float" office:value="5595">
            <text:p>5595</text:p>
          </table:table-cell>
          <table:table-cell table:formula="of:=[.E130]/[.B130]" office:value-type="float" office:value="0.0555065030407048">
            <text:p>0.06</text:p>
          </table:table-cell>
          <table:table-cell table:formula="of:=[.A130]/[.D130]" office:value-type="float" office:value="1.29613901845783">
            <text:p>1.3</text:p>
          </table:table-cell>
          <table:table-cell office:value-type="float" office:value="83243">
            <text:p>83243</text:p>
          </table:table-cell>
          <table:table-cell table:style-name="ce20" table:formula="of:=[.H130]/[.D130]" office:value-type="float" office:value="0.370148205130485">
            <text:p>0.37</text:p>
          </table:table-cell>
          <table:table-cell office:value-type="float" office:value="59472">
            <text:p>59472</text:p>
          </table:table-cell>
          <table:table-cell table:formula="of:=[.J130]/[.A130]" office:value-type="float" office:value="0.204027582421352">
            <text:p>0.2</text:p>
          </table:table-cell>
        </table:table-row>
        <table:table-row table:style-name="ro1">
          <table:table-cell office:value-type="float" office:value="291305">
            <text:p>291305</text:p>
          </table:table-cell>
          <table:table-cell office:value-type="float" office:value="100132">
            <text:p>100132</text:p>
          </table:table-cell>
          <table:table-cell table:formula="of:=[.A131]/[.B131]" office:value-type="float" office:value="2.90920984300723">
            <text:p>2.91</text:p>
          </table:table-cell>
          <table:table-cell office:value-type="float" office:value="219629">
            <text:p>219629</text:p>
          </table:table-cell>
          <table:table-cell office:value-type="float" office:value="6647">
            <text:p>6647</text:p>
          </table:table-cell>
          <table:table-cell table:formula="of:=[.E131]/[.B131]" office:value-type="float" office:value="0.0663823752646507">
            <text:p>0.07</text:p>
          </table:table-cell>
          <table:table-cell table:formula="of:=[.A131]/[.D131]" office:value-type="float" office:value="1.32635034535512">
            <text:p>1.33</text:p>
          </table:table-cell>
          <table:table-cell office:value-type="float" office:value="85091">
            <text:p>85091</text:p>
          </table:table-cell>
          <table:table-cell table:style-name="ce20" table:formula="of:=[.H131]/[.D131]" office:value-type="float" office:value="0.387430621639219">
            <text:p>0.39</text:p>
          </table:table-cell>
          <table:table-cell office:value-type="float" office:value="58159">
            <text:p>58159</text:p>
          </table:table-cell>
          <table:table-cell table:formula="of:=[.J131]/[.A131]" office:value-type="float" office:value="0.199649851530183">
            <text:p>0.2</text:p>
          </table:table-cell>
        </table:table-row>
        <table:table-row table:style-name="ro1">
          <table:table-cell office:value-type="float" office:value="267862">
            <text:p>267862</text:p>
          </table:table-cell>
          <table:table-cell office:value-type="float" office:value="104225">
            <text:p>104225</text:p>
          </table:table-cell>
          <table:table-cell table:formula="of:=[.A132]/[.B132]" office:value-type="float" office:value="2.57003597985128">
            <text:p>2.57</text:p>
          </table:table-cell>
          <table:table-cell office:value-type="float" office:value="227128">
            <text:p>227128</text:p>
          </table:table-cell>
          <table:table-cell office:value-type="float" office:value="8115">
            <text:p>8115</text:p>
          </table:table-cell>
          <table:table-cell table:formula="of:=[.E132]/[.B132]" office:value-type="float" office:value="0.0778603981770209">
            <text:p>0.08</text:p>
          </table:table-cell>
          <table:table-cell table:formula="of:=[.A132]/[.D132]" office:value-type="float" office:value="1.17934380613575">
            <text:p>1.18</text:p>
          </table:table-cell>
          <table:table-cell office:value-type="float" office:value="84725">
            <text:p>84725</text:p>
          </table:table-cell>
          <table:table-cell table:style-name="ce20" table:formula="of:=[.H132]/[.D132]" office:value-type="float" office:value="0.373027543939981">
            <text:p>0.37</text:p>
          </table:table-cell>
          <table:table-cell office:value-type="float" office:value="52053">
            <text:p>52053</text:p>
          </table:table-cell>
          <table:table-cell table:formula="of:=[.J132]/[.A132]" office:value-type="float" office:value="0.194327676191472">
            <text:p>0.19</text:p>
          </table:table-cell>
        </table:table-row>
        <table:table-row table:style-name="ro1">
          <table:table-cell office:value-type="float" office:value="302060">
            <text:p>302060</text:p>
          </table:table-cell>
          <table:table-cell office:value-type="float" office:value="105396">
            <text:p>105396</text:p>
          </table:table-cell>
          <table:table-cell table:formula="of:=[.A133]/[.B133]" office:value-type="float" office:value="2.86595316710312">
            <text:p>2.87</text:p>
          </table:table-cell>
          <table:table-cell office:value-type="float" office:value="217224">
            <text:p>217224</text:p>
          </table:table-cell>
          <table:table-cell office:value-type="float" office:value="5930">
            <text:p>5930</text:p>
          </table:table-cell>
          <table:table-cell table:formula="of:=[.E133]/[.B133]" office:value-type="float" office:value="0.0562639948385138">
            <text:p>0.06</text:p>
          </table:table-cell>
          <table:table-cell table:formula="of:=[.A133]/[.D133]" office:value-type="float" office:value="1.39054616432807">
            <text:p>1.39</text:p>
          </table:table-cell>
          <table:table-cell office:value-type="float" office:value="83176">
            <text:p>83176</text:p>
          </table:table-cell>
          <table:table-cell table:style-name="ce20" table:formula="of:=[.H133]/[.D133]" office:value-type="float" office:value="0.382904283136302">
            <text:p>0.38</text:p>
          </table:table-cell>
          <table:table-cell office:value-type="float" office:value="58477">
            <text:p>58477</text:p>
          </table:table-cell>
          <table:table-cell table:formula="of:=[.J133]/[.A133]" office:value-type="float" office:value="0.193593987949414">
            <text:p>0.19</text:p>
          </table:table-cell>
        </table:table-row>
        <table:table-row table:style-name="ro1">
          <table:table-cell office:value-type="float" office:value="277304">
            <text:p>277304</text:p>
          </table:table-cell>
          <table:table-cell office:value-type="float" office:value="109394">
            <text:p>109394</text:p>
          </table:table-cell>
          <table:table-cell table:formula="of:=[.A134]/[.B134]" office:value-type="float" office:value="2.53491050697479">
            <text:p>2.53</text:p>
          </table:table-cell>
          <table:table-cell office:value-type="float" office:value="216522">
            <text:p>216522</text:p>
          </table:table-cell>
          <table:table-cell office:value-type="float" office:value="7978">
            <text:p>7978</text:p>
          </table:table-cell>
          <table:table-cell table:formula="of:=[.E134]/[.B134]" office:value-type="float" office:value="0.0729290454686729">
            <text:p>0.07</text:p>
          </table:table-cell>
          <table:table-cell table:formula="of:=[.A134]/[.D134]" office:value-type="float" office:value="1.28071974210473">
            <text:p>1.28</text:p>
          </table:table-cell>
          <table:table-cell office:value-type="float" office:value="84101">
            <text:p>84101</text:p>
          </table:table-cell>
          <table:table-cell table:style-name="ce20" table:formula="of:=[.H134]/[.D134]" office:value-type="float" office:value="0.38841780511911">
            <text:p>0.39</text:p>
          </table:table-cell>
          <table:table-cell office:value-type="float" office:value="55797">
            <text:p>55797</text:p>
          </table:table-cell>
          <table:table-cell table:formula="of:=[.J134]/[.A134]" office:value-type="float" office:value="0.201212387848715">
            <text:p>0.2</text:p>
          </table:table-cell>
        </table:table-row>
        <table:table-row table:style-name="ro1">
          <table:table-cell office:value-type="float" office:value="296763">
            <text:p>296763</text:p>
          </table:table-cell>
          <table:table-cell office:value-type="float" office:value="105774">
            <text:p>105774</text:p>
          </table:table-cell>
          <table:table-cell table:formula="of:=[.A135]/[.B135]" office:value-type="float" office:value="2.80563276419536">
            <text:p>2.81</text:p>
          </table:table-cell>
          <table:table-cell office:value-type="float" office:value="217805">
            <text:p>217805</text:p>
          </table:table-cell>
          <table:table-cell office:value-type="float" office:value="4825">
            <text:p>4825</text:p>
          </table:table-cell>
          <table:table-cell table:formula="of:=[.E135]/[.B135]" office:value-type="float" office:value="0.0456161249456388">
            <text:p>0.05</text:p>
          </table:table-cell>
          <table:table-cell table:formula="of:=[.A135]/[.D135]" office:value-type="float" office:value="1.36251693028167">
            <text:p>1.36</text:p>
          </table:table-cell>
          <table:table-cell office:value-type="float" office:value="83683">
            <text:p>83683</text:p>
          </table:table-cell>
          <table:table-cell table:style-name="ce20" table:formula="of:=[.H135]/[.D135]" office:value-type="float" office:value="0.384210647138495">
            <text:p>0.38</text:p>
          </table:table-cell>
          <table:table-cell office:value-type="float" office:value="61167">
            <text:p>61167</text:p>
          </table:table-cell>
          <table:table-cell table:formula="of:=[.J135]/[.A135]" office:value-type="float" office:value="0.206113969733424">
            <text:p>0.21</text:p>
          </table:table-cell>
        </table:table-row>
        <table:table-row table:style-name="ro1">
          <table:table-cell office:value-type="float" office:value="258129">
            <text:p>258129</text:p>
          </table:table-cell>
          <table:table-cell office:value-type="float" office:value="114764">
            <text:p>114764</text:p>
          </table:table-cell>
          <table:table-cell table:formula="of:=[.A136]/[.B136]" office:value-type="float" office:value="2.24921578195253">
            <text:p>2.25</text:p>
          </table:table-cell>
          <table:table-cell office:value-type="float" office:value="222320">
            <text:p>222320</text:p>
          </table:table-cell>
          <table:table-cell office:value-type="float" office:value="6025">
            <text:p>6025</text:p>
          </table:table-cell>
          <table:table-cell table:formula="of:=[.E136]/[.B136]" office:value-type="float" office:value="0.0524990415112753">
            <text:p>0.05</text:p>
          </table:table-cell>
          <table:table-cell table:formula="of:=[.A136]/[.D136]" office:value-type="float" office:value="1.16106962936308">
            <text:p>1.16</text:p>
          </table:table-cell>
          <table:table-cell office:value-type="float" office:value="84290">
            <text:p>84290</text:p>
          </table:table-cell>
          <table:table-cell table:style-name="ce20" table:formula="of:=[.H136]/[.D136]" office:value-type="float" office:value="0.379138179201151">
            <text:p>0.38</text:p>
          </table:table-cell>
          <table:table-cell office:value-type="float" office:value="61740">
            <text:p>61740</text:p>
          </table:table-cell>
          <table:table-cell table:formula="of:=[.J136]/[.A136]" office:value-type="float" office:value="0.239182734214288">
            <text:p>0.24</text:p>
          </table:table-cell>
        </table:table-row>
        <table:table-row table:style-name="ro1">
          <table:table-cell office:value-type="float" office:value="263490">
            <text:p>263490</text:p>
          </table:table-cell>
          <table:table-cell office:value-type="float" office:value="111313">
            <text:p>111313</text:p>
          </table:table-cell>
          <table:table-cell table:formula="of:=[.A137]/[.B137]" office:value-type="float" office:value="2.3671089630142">
            <text:p>2.37</text:p>
          </table:table-cell>
          <table:table-cell office:value-type="float" office:value="224476">
            <text:p>224476</text:p>
          </table:table-cell>
          <table:table-cell office:value-type="float" office:value="5307">
            <text:p>5307</text:p>
          </table:table-cell>
          <table:table-cell table:formula="of:=[.E137]/[.B137]" office:value-type="float" office:value="0.0476763720320178">
            <text:p>0.05</text:p>
          </table:table-cell>
          <table:table-cell table:formula="of:=[.A137]/[.D137]" office:value-type="float" office:value="1.17380031718313">
            <text:p>1.17</text:p>
          </table:table-cell>
          <table:table-cell office:value-type="float" office:value="82699">
            <text:p>82699</text:p>
          </table:table-cell>
          <table:table-cell table:style-name="ce20" table:formula="of:=[.H137]/[.D137]" office:value-type="float" office:value="0.368409094958927">
            <text:p>0.37</text:p>
          </table:table-cell>
          <table:table-cell office:value-type="float" office:value="59717">
            <text:p>59717</text:p>
          </table:table-cell>
          <table:table-cell table:formula="of:=[.J137]/[.A137]" office:value-type="float" office:value="0.226638582109378">
            <text:p>0.23</text:p>
          </table:table-cell>
        </table:table-row>
        <table:table-row table:style-name="ro1">
          <table:table-cell office:value-type="float" office:value="251603">
            <text:p>251603</text:p>
          </table:table-cell>
          <table:table-cell office:value-type="float" office:value="124075">
            <text:p>124075</text:p>
          </table:table-cell>
          <table:table-cell table:formula="of:=[.A138]/[.B138]" office:value-type="float" office:value="2.0278299415676">
            <text:p>2.03</text:p>
          </table:table-cell>
          <table:table-cell office:value-type="float" office:value="219380">
            <text:p>219380</text:p>
          </table:table-cell>
          <table:table-cell office:value-type="float" office:value="5010">
            <text:p>5010</text:p>
          </table:table-cell>
          <table:table-cell table:formula="of:=[.E138]/[.B138]" office:value-type="float" office:value="0.0403788031432601">
            <text:p>0.04</text:p>
          </table:table-cell>
          <table:table-cell table:formula="of:=[.A138]/[.D138]" office:value-type="float" office:value="1.14688212234479">
            <text:p>1.15</text:p>
          </table:table-cell>
          <table:table-cell office:value-type="float" office:value="85208">
            <text:p>85208</text:p>
          </table:table-cell>
          <table:table-cell table:style-name="ce20" table:formula="of:=[.H138]/[.D138]" office:value-type="float" office:value="0.388403683106938">
            <text:p>0.39</text:p>
          </table:table-cell>
          <table:table-cell office:value-type="float" office:value="62197">
            <text:p>62197</text:p>
          </table:table-cell>
          <table:table-cell table:formula="of:=[.J138]/[.A138]" office:value-type="float" office:value="0.247202934782177">
            <text:p>0.25</text:p>
          </table:table-cell>
        </table:table-row>
        <table:table-row table:style-name="ro1">
          <table:table-cell office:value-type="float" office:value="116540">
            <text:p>116540</text:p>
          </table:table-cell>
          <table:table-cell office:value-type="float" office:value="79406">
            <text:p>79406</text:p>
          </table:table-cell>
          <table:table-cell table:formula="of:=[.A139]/[.B139]" office:value-type="float" office:value="1.46764728106188">
            <text:p>1.47</text:p>
          </table:table-cell>
          <table:table-cell office:value-type="float" office:value="116006">
            <text:p>116006</text:p>
          </table:table-cell>
          <table:table-cell office:value-type="float" office:value="5764">
            <text:p>5764</text:p>
          </table:table-cell>
          <table:table-cell table:formula="of:=[.E139]/[.B139]" office:value-type="float" office:value="0.0725889731254565">
            <text:p>0.07</text:p>
          </table:table-cell>
          <table:table-cell table:formula="of:=[.A139]/[.D139]" office:value-type="float" office:value="1.00460321017878">
            <text:p>1</text:p>
          </table:table-cell>
          <table:table-cell office:value-type="float" office:value="80037">
            <text:p>80037</text:p>
          </table:table-cell>
          <table:table-cell table:style-name="ce20" table:formula="of:=[.H139]/[.D139]" office:value-type="float" office:value="0.689938451459407">
            <text:p>0.69</text:p>
          </table:table-cell>
          <table:table-cell office:value-type="float" office:value="54283">
            <text:p>54283</text:p>
          </table:table-cell>
          <table:table-cell table:formula="of:=[.J139]/[.A139]" office:value-type="float" office:value="0.465788570447915">
            <text:p>0.47</text:p>
          </table:table-cell>
        </table:table-row>
        <table:table-row table:style-name="ro1">
          <table:table-cell office:value-type="float" office:value="123919">
            <text:p>123919</text:p>
          </table:table-cell>
          <table:table-cell office:value-type="float" office:value="84506">
            <text:p>84506</text:p>
          </table:table-cell>
          <table:table-cell table:formula="of:=[.A140]/[.B140]" office:value-type="float" office:value="1.466392918846">
            <text:p>1.47</text:p>
          </table:table-cell>
          <table:table-cell office:value-type="float" office:value="116543">
            <text:p>116543</text:p>
          </table:table-cell>
          <table:table-cell office:value-type="float" office:value="7182">
            <text:p>7182</text:p>
          </table:table-cell>
          <table:table-cell table:formula="of:=[.E140]/[.B140]" office:value-type="float" office:value="0.0849880481859276">
            <text:p>0.08</text:p>
          </table:table-cell>
          <table:table-cell table:formula="of:=[.A140]/[.D140]" office:value-type="float" office:value="1.06328994448401">
            <text:p>1.06</text:p>
          </table:table-cell>
          <table:table-cell office:value-type="float" office:value="78677">
            <text:p>78677</text:p>
          </table:table-cell>
          <table:table-cell table:style-name="ce20" table:formula="of:=[.H140]/[.D140]" office:value-type="float" office:value="0.675089880988133">
            <text:p>0.68</text:p>
          </table:table-cell>
          <table:table-cell office:value-type="float" office:value="52971">
            <text:p>52971</text:p>
          </table:table-cell>
          <table:table-cell table:formula="of:=[.J140]/[.A140]" office:value-type="float" office:value="0.427464714854058">
            <text:p>0.43</text:p>
          </table:table-cell>
        </table:table-row>
        <table:table-row table:style-name="ro1">
          <table:table-cell office:value-type="float" office:value="116307">
            <text:p>116307</text:p>
          </table:table-cell>
          <table:table-cell office:value-type="float" office:value="81044">
            <text:p>81044</text:p>
          </table:table-cell>
          <table:table-cell table:formula="of:=[.A141]/[.B141]" office:value-type="float" office:value="1.43510932333054">
            <text:p>1.44</text:p>
          </table:table-cell>
          <table:table-cell office:value-type="float" office:value="116880">
            <text:p>116880</text:p>
          </table:table-cell>
          <table:table-cell office:value-type="float" office:value="5927">
            <text:p>5927</text:p>
          </table:table-cell>
          <table:table-cell table:formula="of:=[.E141]/[.B141]" office:value-type="float" office:value="0.0731331128769557">
            <text:p>0.07</text:p>
          </table:table-cell>
          <table:table-cell table:formula="of:=[.A141]/[.D141]" office:value-type="float" office:value="0.995097535934292">
            <text:p>1</text:p>
          </table:table-cell>
          <table:table-cell office:value-type="float" office:value="78564">
            <text:p>78564</text:p>
          </table:table-cell>
          <table:table-cell table:style-name="ce20" table:formula="of:=[.H141]/[.D141]" office:value-type="float" office:value="0.67217659137577">
            <text:p>0.67</text:p>
          </table:table-cell>
          <table:table-cell office:value-type="float" office:value="56185">
            <text:p>56185</text:p>
          </table:table-cell>
          <table:table-cell table:formula="of:=[.J141]/[.A141]" office:value-type="float" office:value="0.483074965393312">
            <text:p>0.48</text:p>
          </table:table-cell>
        </table:table-row>
        <table:table-row table:style-name="ro1">
          <table:table-cell office:value-type="float" office:value="115823">
            <text:p>115823</text:p>
          </table:table-cell>
          <table:table-cell office:value-type="float" office:value="83882">
            <text:p>83882</text:p>
          </table:table-cell>
          <table:table-cell table:formula="of:=[.A142]/[.B142]" office:value-type="float" office:value="1.38078491213848">
            <text:p>1.38</text:p>
          </table:table-cell>
          <table:table-cell office:value-type="float" office:value="116572">
            <text:p>116572</text:p>
          </table:table-cell>
          <table:table-cell office:value-type="float" office:value="6803">
            <text:p>6803</text:p>
          </table:table-cell>
          <table:table-cell table:formula="of:=[.E142]/[.B142]" office:value-type="float" office:value="0.0811020242721919">
            <text:p>0.08</text:p>
          </table:table-cell>
          <table:table-cell table:formula="of:=[.A142]/[.D142]" office:value-type="float" office:value="0.993574786398106">
            <text:p>0.99</text:p>
          </table:table-cell>
          <table:table-cell office:value-type="float" office:value="79460">
            <text:p>79460</text:p>
          </table:table-cell>
          <table:table-cell table:style-name="ce20" table:formula="of:=[.H142]/[.D142]" office:value-type="float" office:value="0.681638815496002">
            <text:p>0.68</text:p>
          </table:table-cell>
          <table:table-cell office:value-type="float" office:value="56384">
            <text:p>56384</text:p>
          </table:table-cell>
          <table:table-cell table:formula="of:=[.J142]/[.A142]" office:value-type="float" office:value="0.486811773136596">
            <text:p>0.49</text:p>
          </table:table-cell>
        </table:table-row>
        <table:table-row table:style-name="ro1">
          <table:table-cell office:value-type="float" office:value="115508">
            <text:p>115508</text:p>
          </table:table-cell>
          <table:table-cell office:value-type="float" office:value="82262">
            <text:p>82262</text:p>
          </table:table-cell>
          <table:table-cell table:formula="of:=[.A143]/[.B143]" office:value-type="float" office:value="1.40414772312854">
            <text:p>1.4</text:p>
          </table:table-cell>
          <table:table-cell office:value-type="float" office:value="116267">
            <text:p>116267</text:p>
          </table:table-cell>
          <table:table-cell office:value-type="float" office:value="6045">
            <text:p>6045</text:p>
          </table:table-cell>
          <table:table-cell table:formula="of:=[.E143]/[.B143]" office:value-type="float" office:value="0.0734847195545939">
            <text:p>0.07</text:p>
          </table:table-cell>
          <table:table-cell table:formula="of:=[.A143]/[.D143]" office:value-type="float" office:value="0.993471922385544">
            <text:p>0.99</text:p>
          </table:table-cell>
          <table:table-cell office:value-type="float" office:value="80426">
            <text:p>80426</text:p>
          </table:table-cell>
          <table:table-cell table:style-name="ce20" table:formula="of:=[.H143]/[.D143]" office:value-type="float" office:value="0.691735402134742">
            <text:p>0.69</text:p>
          </table:table-cell>
          <table:table-cell office:value-type="float" office:value="60113">
            <text:p>60113</text:p>
          </table:table-cell>
          <table:table-cell table:formula="of:=[.J143]/[.A143]" office:value-type="float" office:value="0.520422827856079">
            <text:p>0.52</text:p>
          </table:table-cell>
        </table:table-row>
        <table:table-row table:style-name="ro1">
          <table:table-cell office:value-type="float" office:value="114216">
            <text:p>114216</text:p>
          </table:table-cell>
          <table:table-cell office:value-type="float" office:value="87847">
            <text:p>87847</text:p>
          </table:table-cell>
          <table:table-cell table:formula="of:=[.A144]/[.B144]" office:value-type="float" office:value="1.30016961307728">
            <text:p>1.3</text:p>
          </table:table-cell>
          <table:table-cell office:value-type="float" office:value="114915">
            <text:p>114915</text:p>
          </table:table-cell>
          <table:table-cell office:value-type="float" office:value="6041">
            <text:p>6041</text:p>
          </table:table-cell>
          <table:table-cell table:formula="of:=[.E144]/[.B144]" office:value-type="float" office:value="0.0687672885812834">
            <text:p>0.07</text:p>
          </table:table-cell>
          <table:table-cell table:formula="of:=[.A144]/[.D144]" office:value-type="float" office:value="0.993917243179742">
            <text:p>0.99</text:p>
          </table:table-cell>
          <table:table-cell office:value-type="float" office:value="79418">
            <text:p>79418</text:p>
          </table:table-cell>
          <table:table-cell table:style-name="ce20" table:formula="of:=[.H144]/[.D144]" office:value-type="float" office:value="0.69110211895749">
            <text:p>0.69</text:p>
          </table:table-cell>
          <table:table-cell office:value-type="float" office:value="58180">
            <text:p>58180</text:p>
          </table:table-cell>
          <table:table-cell table:formula="of:=[.J144]/[.A144]" office:value-type="float" office:value="0.509385725292428">
            <text:p>0.51</text:p>
          </table:table-cell>
        </table:table-row>
        <table:table-row table:style-name="ro1">
          <table:table-cell office:value-type="float" office:value="90983">
            <text:p>90983</text:p>
          </table:table-cell>
          <table:table-cell office:value-type="float" office:value="85315">
            <text:p>85315</text:p>
          </table:table-cell>
          <table:table-cell table:formula="of:=[.A145]/[.B145]" office:value-type="float" office:value="1.06643614839126">
            <text:p>1.07</text:p>
          </table:table-cell>
          <table:table-cell office:value-type="float" office:value="115798">
            <text:p>115798</text:p>
          </table:table-cell>
          <table:table-cell office:value-type="float" office:value="7016">
            <text:p>7016</text:p>
          </table:table-cell>
          <table:table-cell table:formula="of:=[.E145]/[.B145]" office:value-type="float" office:value="0.0822364179804255">
            <text:p>0.08</text:p>
          </table:table-cell>
          <table:table-cell table:formula="of:=[.A145]/[.D145]" office:value-type="float" office:value="0.785704416311163">
            <text:p>0.79</text:p>
          </table:table-cell>
          <table:table-cell office:value-type="float" office:value="78954">
            <text:p>78954</text:p>
          </table:table-cell>
          <table:table-cell table:style-name="ce20" table:formula="of:=[.H145]/[.D145]" office:value-type="float" office:value="0.681825247413599">
            <text:p>0.68</text:p>
          </table:table-cell>
          <table:table-cell office:value-type="float" office:value="56588">
            <text:p>56588</text:p>
          </table:table-cell>
          <table:table-cell table:formula="of:=[.J145]/[.A145]" office:value-type="float" office:value="0.621962344613829">
            <text:p>0.62</text:p>
          </table:table-cell>
        </table:table-row>
        <table:table-row table:style-name="ro1">
          <table:table-cell office:value-type="float" office:value="112970">
            <text:p>112970</text:p>
          </table:table-cell>
          <table:table-cell office:value-type="float" office:value="91494">
            <text:p>91494</text:p>
          </table:table-cell>
          <table:table-cell table:formula="of:=[.A146]/[.B146]" office:value-type="float" office:value="1.23472577436772">
            <text:p>1.23</text:p>
          </table:table-cell>
          <table:table-cell office:value-type="float" office:value="114190">
            <text:p>114190</text:p>
          </table:table-cell>
          <table:table-cell office:value-type="float" office:value="8446">
            <text:p>8446</text:p>
          </table:table-cell>
          <table:table-cell table:formula="of:=[.E146]/[.B146]" office:value-type="float" office:value="0.0923120641790718">
            <text:p>0.09</text:p>
          </table:table-cell>
          <table:table-cell table:formula="of:=[.A146]/[.D146]" office:value-type="float" office:value="0.989316052193712">
            <text:p>0.99</text:p>
          </table:table-cell>
          <table:table-cell office:value-type="float" office:value="79413">
            <text:p>79413</text:p>
          </table:table-cell>
          <table:table-cell table:style-name="ce20" table:formula="of:=[.H146]/[.D146]" office:value-type="float" office:value="0.695446186180927">
            <text:p>0.70</text:p>
          </table:table-cell>
          <table:table-cell office:value-type="float" office:value="59628">
            <text:p>59628</text:p>
          </table:table-cell>
          <table:table-cell table:formula="of:=[.J146]/[.A146]" office:value-type="float" office:value="0.527821545543064">
            <text:p>0.53</text:p>
          </table:table-cell>
        </table:table-row>
        <table:table-row table:style-name="ro1">
          <table:table-cell office:value-type="float" office:value="112629">
            <text:p>112629</text:p>
          </table:table-cell>
          <table:table-cell office:value-type="float" office:value="91367">
            <text:p>91367</text:p>
          </table:table-cell>
          <table:table-cell table:formula="of:=[.A147]/[.B147]" office:value-type="float" office:value="1.23270984053323">
            <text:p>1.23</text:p>
          </table:table-cell>
          <table:table-cell office:value-type="float" office:value="114927">
            <text:p>114927</text:p>
          </table:table-cell>
          <table:table-cell office:value-type="float" office:value="3921">
            <text:p>3921</text:p>
          </table:table-cell>
          <table:table-cell table:formula="of:=[.E147]/[.B147]" office:value-type="float" office:value="0.0429148379611895">
            <text:p>0.04</text:p>
          </table:table-cell>
          <table:table-cell table:formula="of:=[.A147]/[.D147]" office:value-type="float" office:value="0.980004698634786">
            <text:p>0.98</text:p>
          </table:table-cell>
          <table:table-cell office:value-type="float" office:value="78989">
            <text:p>78989</text:p>
          </table:table-cell>
          <table:table-cell table:style-name="ce20" table:formula="of:=[.H147]/[.D147]" office:value-type="float" office:value="0.687297153845485">
            <text:p>0.69</text:p>
          </table:table-cell>
          <table:table-cell office:value-type="float" office:value="60663">
            <text:p>60663</text:p>
          </table:table-cell>
          <table:table-cell table:formula="of:=[.J147]/[.A147]" office:value-type="float" office:value="0.538609061609355">
            <text:p>0.54</text:p>
          </table:table-cell>
        </table:table-row>
        <table:table-row table:style-name="ro1">
          <table:table-cell office:value-type="float" office:value="82027">
            <text:p>82027</text:p>
          </table:table-cell>
          <table:table-cell office:value-type="float" office:value="67716">
            <text:p>67716</text:p>
          </table:table-cell>
          <table:table-cell table:formula="of:=[.A148]/[.B148]" office:value-type="float" office:value="1.21133853151397">
            <text:p>1.21</text:p>
          </table:table-cell>
          <table:table-cell office:value-type="float" office:value="93196">
            <text:p>93196</text:p>
          </table:table-cell>
          <table:table-cell office:value-type="float" office:value="5213">
            <text:p>5213</text:p>
          </table:table-cell>
          <table:table-cell table:formula="of:=[.E148]/[.B148]" office:value-type="float" office:value="0.076983283123634">
            <text:p>0.08</text:p>
          </table:table-cell>
          <table:table-cell table:formula="of:=[.A148]/[.D148]" office:value-type="float" office:value="0.880155800678141">
            <text:p>0.88</text:p>
          </table:table-cell>
          <table:table-cell office:value-type="float" office:value="77421">
            <text:p>77421</text:p>
          </table:table-cell>
          <table:table-cell table:style-name="ce20" table:formula="of:=[.H148]/[.D148]" office:value-type="float" office:value="0.830733078672905">
            <text:p>0.83</text:p>
          </table:table-cell>
          <table:table-cell office:value-type="float" office:value="56959">
            <text:p>56959</text:p>
          </table:table-cell>
          <table:table-cell table:formula="of:=[.J148]/[.A148]" office:value-type="float" office:value="0.694393309520036">
            <text:p>0.69</text:p>
          </table:table-cell>
        </table:table-row>
        <table:table-row table:style-name="ro1">
          <table:table-cell office:value-type="float" office:value="81961">
            <text:p>81961</text:p>
          </table:table-cell>
          <table:table-cell office:value-type="float" office:value="75253">
            <text:p>75253</text:p>
          </table:table-cell>
          <table:table-cell table:formula="of:=[.A149]/[.B149]" office:value-type="float" office:value="1.08913930341648">
            <text:p>1.09</text:p>
          </table:table-cell>
          <table:table-cell office:value-type="float" office:value="93542">
            <text:p>93542</text:p>
          </table:table-cell>
          <table:table-cell office:value-type="float" office:value="4129">
            <text:p>4129</text:p>
          </table:table-cell>
          <table:table-cell table:formula="of:=[.E149]/[.B149]" office:value-type="float" office:value="0.0548682444553706">
            <text:p>0.05</text:p>
          </table:table-cell>
          <table:table-cell table:formula="of:=[.A149]/[.D149]" office:value-type="float" office:value="0.876194650531312">
            <text:p>0.88</text:p>
          </table:table-cell>
          <table:table-cell office:value-type="float" office:value="77643">
            <text:p>77643</text:p>
          </table:table-cell>
          <table:table-cell table:style-name="ce20" table:formula="of:=[.H149]/[.D149]" office:value-type="float" office:value="0.830033567809113">
            <text:p>0.83</text:p>
          </table:table-cell>
          <table:table-cell office:value-type="float" office:value="56844">
            <text:p>56844</text:p>
          </table:table-cell>
          <table:table-cell table:formula="of:=[.J149]/[.A149]" office:value-type="float" office:value="0.693549371042325">
            <text:p>0.69</text:p>
          </table:table-cell>
        </table:table-row>
        <table:table-row table:style-name="ro1">
          <table:table-cell office:value-type="float" office:value="85900">
            <text:p>85900</text:p>
          </table:table-cell>
          <table:table-cell office:value-type="float" office:value="71535">
            <text:p>71535</text:p>
          </table:table-cell>
          <table:table-cell table:formula="of:=[.A150]/[.B150]" office:value-type="float" office:value="1.20081079192004">
            <text:p>1.2</text:p>
          </table:table-cell>
          <table:table-cell office:value-type="float" office:value="92931">
            <text:p>92931</text:p>
          </table:table-cell>
          <table:table-cell office:value-type="float" office:value="5231">
            <text:p>5231</text:p>
          </table:table-cell>
          <table:table-cell table:formula="of:=[.E150]/[.B150]" office:value-type="float" office:value="0.0731250436849095">
            <text:p>0.07</text:p>
          </table:table-cell>
          <table:table-cell table:formula="of:=[.A150]/[.D150]" office:value-type="float" office:value="0.924341715896741">
            <text:p>0.92</text:p>
          </table:table-cell>
          <table:table-cell office:value-type="float" office:value="76813">
            <text:p>76813</text:p>
          </table:table-cell>
          <table:table-cell table:style-name="ce20" table:formula="of:=[.H150]/[.D150]" office:value-type="float" office:value="0.826559490374579">
            <text:p>0.83</text:p>
          </table:table-cell>
          <table:table-cell office:value-type="float" office:value="56978">
            <text:p>56978</text:p>
          </table:table-cell>
          <table:table-cell table:formula="of:=[.J150]/[.A150]" office:value-type="float" office:value="0.663306169965076">
            <text:p>0.66</text:p>
          </table:table-cell>
        </table:table-row>
        <table:table-row table:style-name="ro1">
          <table:table-cell office:value-type="float" office:value="88642">
            <text:p>88642</text:p>
          </table:table-cell>
          <table:table-cell office:value-type="float" office:value="70376">
            <text:p>70376</text:p>
          </table:table-cell>
          <table:table-cell table:formula="of:=[.A151]/[.B151]" office:value-type="float" office:value="1.25954870978743">
            <text:p>1.26</text:p>
          </table:table-cell>
          <table:table-cell office:value-type="float" office:value="90940">
            <text:p>90940</text:p>
          </table:table-cell>
          <table:table-cell office:value-type="float" office:value="4683">
            <text:p>4683</text:p>
          </table:table-cell>
          <table:table-cell table:formula="of:=[.E151]/[.B151]" office:value-type="float" office:value="0.0665425713311356">
            <text:p>0.07</text:p>
          </table:table-cell>
          <table:table-cell table:formula="of:=[.A151]/[.D151]" office:value-type="float" office:value="0.974730591598856">
            <text:p>0.97</text:p>
          </table:table-cell>
          <table:table-cell office:value-type="float" office:value="76010">
            <text:p>76010</text:p>
          </table:table-cell>
          <table:table-cell table:style-name="ce20" table:formula="of:=[.H151]/[.D151]" office:value-type="float" office:value="0.835825819221465">
            <text:p>0.84</text:p>
          </table:table-cell>
          <table:table-cell office:value-type="float" office:value="56351">
            <text:p>56351</text:p>
          </table:table-cell>
          <table:table-cell table:formula="of:=[.J151]/[.A151]" office:value-type="float" office:value="0.635714446876199">
            <text:p>0.64</text:p>
          </table:table-cell>
        </table:table-row>
        <table:table-row table:style-name="ro1">
          <table:table-cell office:value-type="float" office:value="89833">
            <text:p>89833</text:p>
          </table:table-cell>
          <table:table-cell office:value-type="float" office:value="66596">
            <text:p>66596</text:p>
          </table:table-cell>
          <table:table-cell table:formula="of:=[.A152]/[.B152]" office:value-type="float" office:value="1.34892486035197">
            <text:p>1.35</text:p>
          </table:table-cell>
          <table:table-cell office:value-type="float" office:value="91577">
            <text:p>91577</text:p>
          </table:table-cell>
          <table:table-cell office:value-type="float" office:value="5074">
            <text:p>5074</text:p>
          </table:table-cell>
          <table:table-cell table:formula="of:=[.E152]/[.B152]" office:value-type="float" office:value="0.0761907622079404">
            <text:p>0.08</text:p>
          </table:table-cell>
          <table:table-cell table:formula="of:=[.A152]/[.D152]" office:value-type="float" office:value="0.980955916878692">
            <text:p>0.98</text:p>
          </table:table-cell>
          <table:table-cell office:value-type="float" office:value="76595">
            <text:p>76595</text:p>
          </table:table-cell>
          <table:table-cell table:style-name="ce20" table:formula="of:=[.H152]/[.D152]" office:value-type="float" office:value="0.836399969424637">
            <text:p>0.84</text:p>
          </table:table-cell>
          <table:table-cell office:value-type="float" office:value="57904">
            <text:p>57904</text:p>
          </table:table-cell>
          <table:table-cell table:formula="of:=[.J152]/[.A152]" office:value-type="float" office:value="0.644573820311022">
            <text:p>0.64</text:p>
          </table:table-cell>
        </table:table-row>
        <table:table-row table:style-name="ro1">
          <table:table-cell office:value-type="float" office:value="86497">
            <text:p>86497</text:p>
          </table:table-cell>
          <table:table-cell office:value-type="float" office:value="72403">
            <text:p>72403</text:p>
          </table:table-cell>
          <table:table-cell table:formula="of:=[.A153]/[.B153]" office:value-type="float" office:value="1.19466044224687">
            <text:p>1.19</text:p>
          </table:table-cell>
          <table:table-cell office:value-type="float" office:value="91307">
            <text:p>91307</text:p>
          </table:table-cell>
          <table:table-cell office:value-type="float" office:value="4616">
            <text:p>4616</text:p>
          </table:table-cell>
          <table:table-cell table:formula="of:=[.E153]/[.B153]" office:value-type="float" office:value="0.0637542643260638">
            <text:p>0.06</text:p>
          </table:table-cell>
          <table:table-cell table:formula="of:=[.A153]/[.D153]" office:value-type="float" office:value="0.947320577830834">
            <text:p>0.95</text:p>
          </table:table-cell>
          <table:table-cell office:value-type="float" office:value="76607">
            <text:p>76607</text:p>
          </table:table-cell>
          <table:table-cell table:style-name="ce20" table:formula="of:=[.H153]/[.D153]" office:value-type="float" office:value="0.839004676530825">
            <text:p>0.84</text:p>
          </table:table-cell>
          <table:table-cell office:value-type="float" office:value="56663">
            <text:p>56663</text:p>
          </table:table-cell>
          <table:table-cell table:formula="of:=[.J153]/[.A153]" office:value-type="float" office:value="0.655086303571222">
            <text:p>0.66</text:p>
          </table:table-cell>
        </table:table-row>
        <table:table-row table:style-name="ro1">
          <table:table-cell office:value-type="float" office:value="87567">
            <text:p>87567</text:p>
          </table:table-cell>
          <table:table-cell office:value-type="float" office:value="79576">
            <text:p>79576</text:p>
          </table:table-cell>
          <table:table-cell table:formula="of:=[.A154]/[.B154]" office:value-type="float" office:value="1.10041972454006">
            <text:p>1.1</text:p>
          </table:table-cell>
          <table:table-cell office:value-type="float" office:value="90641">
            <text:p>90641</text:p>
          </table:table-cell>
          <table:table-cell office:value-type="float" office:value="3700">
            <text:p>3700</text:p>
          </table:table-cell>
          <table:table-cell table:formula="of:=[.E154]/[.B154]" office:value-type="float" office:value="0.0464964310847492">
            <text:p>0.05</text:p>
          </table:table-cell>
          <table:table-cell table:formula="of:=[.A154]/[.D154]" office:value-type="float" office:value="0.966085987577366">
            <text:p>0.97</text:p>
          </table:table-cell>
          <table:table-cell office:value-type="float" office:value="76303">
            <text:p>76303</text:p>
          </table:table-cell>
          <table:table-cell table:style-name="ce20" table:formula="of:=[.H154]/[.D154]" office:value-type="float" office:value="0.84181551395064">
            <text:p>0.84</text:p>
          </table:table-cell>
          <table:table-cell office:value-type="float" office:value="56894">
            <text:p>56894</text:p>
          </table:table-cell>
          <table:table-cell table:formula="of:=[.J154]/[.A154]" office:value-type="float" office:value="0.649719643244601">
            <text:p>0.65</text:p>
          </table:table-cell>
        </table:table-row>
        <table:table-row table:style-name="ro1">
          <table:table-cell office:value-type="float" office:value="85378">
            <text:p>85378</text:p>
          </table:table-cell>
          <table:table-cell office:value-type="float" office:value="80023">
            <text:p>80023</text:p>
          </table:table-cell>
          <table:table-cell table:formula="of:=[.A155]/[.B155]" office:value-type="float" office:value="1.06691826099996">
            <text:p>1.07</text:p>
          </table:table-cell>
          <table:table-cell office:value-type="float" office:value="90491">
            <text:p>90491</text:p>
          </table:table-cell>
          <table:table-cell office:value-type="float" office:value="4446">
            <text:p>4446</text:p>
          </table:table-cell>
          <table:table-cell table:formula="of:=[.E155]/[.B155]" office:value-type="float" office:value="0.0555590267798008">
            <text:p>0.06</text:p>
          </table:table-cell>
          <table:table-cell table:formula="of:=[.A155]/[.D155]" office:value-type="float" office:value="0.943497143362323">
            <text:p>0.94</text:p>
          </table:table-cell>
          <table:table-cell office:value-type="float" office:value="76422">
            <text:p>76422</text:p>
          </table:table-cell>
          <table:table-cell table:style-name="ce20" table:formula="of:=[.H155]/[.D155]" office:value-type="float" office:value="0.844525974958836">
            <text:p>0.84</text:p>
          </table:table-cell>
          <table:table-cell office:value-type="float" office:value="57594">
            <text:p>57594</text:p>
          </table:table-cell>
          <table:table-cell table:formula="of:=[.J155]/[.A155]" office:value-type="float" office:value="0.674576588816791">
            <text:p>0.67</text:p>
          </table:table-cell>
        </table:table-row>
        <table:table-row table:style-name="ro1">
          <table:table-cell office:value-type="float" office:value="79270">
            <text:p>79270</text:p>
          </table:table-cell>
          <table:table-cell office:value-type="float" office:value="81067">
            <text:p>81067</text:p>
          </table:table-cell>
          <table:table-cell table:formula="of:=[.A156]/[.B156]" office:value-type="float" office:value="0.977833150357112">
            <text:p>0.98</text:p>
          </table:table-cell>
          <table:table-cell office:value-type="float" office:value="89801">
            <text:p>89801</text:p>
          </table:table-cell>
          <table:table-cell office:value-type="float" office:value="4774">
            <text:p>4774</text:p>
          </table:table-cell>
          <table:table-cell table:formula="of:=[.E156]/[.B156]" office:value-type="float" office:value="0.0588895604870046">
            <text:p>0.06</text:p>
          </table:table-cell>
          <table:table-cell table:formula="of:=[.A156]/[.D156]" office:value-type="float" office:value="0.88272959098451">
            <text:p>0.88</text:p>
          </table:table-cell>
          <table:table-cell office:value-type="float" office:value="75656">
            <text:p>75656</text:p>
          </table:table-cell>
          <table:table-cell table:style-name="ce20" table:formula="of:=[.H156]/[.D156]" office:value-type="float" office:value="0.842485050277837">
            <text:p>0.84</text:p>
          </table:table-cell>
          <table:table-cell office:value-type="float" office:value="56708">
            <text:p>56708</text:p>
          </table:table-cell>
          <table:table-cell table:formula="of:=[.J156]/[.A156]" office:value-type="float" office:value="0.715377822631513">
            <text:p>0.72</text:p>
          </table:table-cell>
        </table:table-row>
        <table:table-row table:style-name="ro1">
          <table:table-cell office:value-type="float" office:value="75423">
            <text:p>75423</text:p>
          </table:table-cell>
          <table:table-cell office:value-type="float" office:value="70604">
            <text:p>70604</text:p>
          </table:table-cell>
          <table:table-cell table:formula="of:=[.A157]/[.B157]" office:value-type="float" office:value="1.06825392329047">
            <text:p>1.07</text:p>
          </table:table-cell>
          <table:table-cell office:value-type="float" office:value="80748">
            <text:p>80748</text:p>
          </table:table-cell>
          <table:table-cell office:value-type="float" office:value="4454">
            <text:p>4454</text:p>
          </table:table-cell>
          <table:table-cell table:formula="of:=[.E157]/[.B157]" office:value-type="float" office:value="0.0630842445187242">
            <text:p>0.06</text:p>
          </table:table-cell>
          <table:table-cell table:formula="of:=[.A157]/[.D157]" office:value-type="float" office:value="0.934054094219052">
            <text:p>0.93</text:p>
          </table:table-cell>
          <table:table-cell office:value-type="float" office:value="73063">
            <text:p>73063</text:p>
          </table:table-cell>
          <table:table-cell table:style-name="ce20" table:formula="of:=[.H157]/[.D157]" office:value-type="float" office:value="0.904827364145242">
            <text:p>0.90</text:p>
          </table:table-cell>
          <table:table-cell office:value-type="float" office:value="55598">
            <text:p>55598</text:p>
          </table:table-cell>
          <table:table-cell table:formula="of:=[.J157]/[.A157]" office:value-type="float" office:value="0.737149145486125">
            <text:p>0.74</text:p>
          </table:table-cell>
        </table:table-row>
        <table:table-row table:style-name="ro1">
          <table:table-cell office:value-type="float" office:value="74602">
            <text:p>74602</text:p>
          </table:table-cell>
          <table:table-cell office:value-type="float" office:value="63817">
            <text:p>63817</text:p>
          </table:table-cell>
          <table:table-cell table:formula="of:=[.A158]/[.B158]" office:value-type="float" office:value="1.16899885610417">
            <text:p>1.17</text:p>
          </table:table-cell>
          <table:table-cell office:value-type="float" office:value="80120">
            <text:p>80120</text:p>
          </table:table-cell>
          <table:table-cell office:value-type="float" office:value="4231">
            <text:p>4231</text:p>
          </table:table-cell>
          <table:table-cell table:formula="of:=[.E158]/[.B158]" office:value-type="float" office:value="0.0662989485560274">
            <text:p>0.07</text:p>
          </table:table-cell>
          <table:table-cell table:formula="of:=[.A158]/[.D158]" office:value-type="float" office:value="0.931128307538692">
            <text:p>0.93</text:p>
          </table:table-cell>
          <table:table-cell office:value-type="float" office:value="73209">
            <text:p>73209</text:p>
          </table:table-cell>
          <table:table-cell table:style-name="ce20" table:formula="of:=[.H158]/[.D158]" office:value-type="float" office:value="0.913741887169246">
            <text:p>0.91</text:p>
          </table:table-cell>
          <table:table-cell office:value-type="float" office:value="55832">
            <text:p>55832</text:p>
          </table:table-cell>
          <table:table-cell table:formula="of:=[.J158]/[.A158]" office:value-type="float" office:value="0.748398166269001">
            <text:p>0.75</text:p>
          </table:table-cell>
        </table:table-row>
        <table:table-row table:style-name="ro1">
          <table:table-cell office:value-type="float" office:value="73193">
            <text:p>73193</text:p>
          </table:table-cell>
          <table:table-cell office:value-type="float" office:value="71089">
            <text:p>71089</text:p>
          </table:table-cell>
          <table:table-cell table:formula="of:=[.A159]/[.B159]" office:value-type="float" office:value="1.02959670272475">
            <text:p>1.03</text:p>
          </table:table-cell>
          <table:table-cell office:value-type="float" office:value="78800">
            <text:p>78800</text:p>
          </table:table-cell>
          <table:table-cell office:value-type="float" office:value="4310">
            <text:p>4310</text:p>
          </table:table-cell>
          <table:table-cell table:formula="of:=[.E159]/[.B159]" office:value-type="float" office:value="0.0606282265892051">
            <text:p>0.06</text:p>
          </table:table-cell>
          <table:table-cell table:formula="of:=[.A159]/[.D159]" office:value-type="float" office:value="0.928845177664975">
            <text:p>0.93</text:p>
          </table:table-cell>
          <table:table-cell office:value-type="float" office:value="71299">
            <text:p>71299</text:p>
          </table:table-cell>
          <table:table-cell table:style-name="ce20" table:formula="of:=[.H159]/[.D159]" office:value-type="float" office:value="0.904809644670051">
            <text:p>0.90</text:p>
          </table:table-cell>
          <table:table-cell office:value-type="float" office:value="55821">
            <text:p>55821</text:p>
          </table:table-cell>
          <table:table-cell table:formula="of:=[.J159]/[.A159]" office:value-type="float" office:value="0.762654898692498">
            <text:p>0.76</text:p>
          </table:table-cell>
        </table:table-row>
        <table:table-row table:style-name="ro1">
          <table:table-cell office:value-type="float" office:value="71034">
            <text:p>71034</text:p>
          </table:table-cell>
          <table:table-cell office:value-type="float" office:value="72049">
            <text:p>72049</text:p>
          </table:table-cell>
          <table:table-cell table:formula="of:=[.A160]/[.B160]" office:value-type="float" office:value="0.985912365195908">
            <text:p>0.99</text:p>
          </table:table-cell>
          <table:table-cell office:value-type="float" office:value="76564">
            <text:p>76564</text:p>
          </table:table-cell>
          <table:table-cell office:value-type="float" office:value="5964">
            <text:p>5964</text:p>
          </table:table-cell>
          <table:table-cell table:formula="of:=[.E160]/[.B160]" office:value-type="float" office:value="0.0827769989868006">
            <text:p>0.08</text:p>
          </table:table-cell>
          <table:table-cell table:formula="of:=[.A160]/[.D160]" office:value-type="float" office:value="0.927772843634084">
            <text:p>0.93</text:p>
          </table:table-cell>
          <table:table-cell office:value-type="float" office:value="70671">
            <text:p>70671</text:p>
          </table:table-cell>
          <table:table-cell table:style-name="ce20" table:formula="of:=[.H160]/[.D160]" office:value-type="float" office:value="0.923031712031764">
            <text:p>0.92</text:p>
          </table:table-cell>
          <table:table-cell office:value-type="float" office:value="55759">
            <text:p>55759</text:p>
          </table:table-cell>
          <table:table-cell table:formula="of:=[.J160]/[.A160]" office:value-type="float" office:value="0.784962130810598">
            <text:p>0.78</text:p>
          </table:table-cell>
        </table:table-row>
        <table:table-row table:style-name="ro1">
          <table:table-cell office:value-type="float" office:value="67301">
            <text:p>67301</text:p>
          </table:table-cell>
          <table:table-cell office:value-type="float" office:value="70164">
            <text:p>70164</text:p>
          </table:table-cell>
          <table:table-cell table:formula="of:=[.A161]/[.B161]" office:value-type="float" office:value="0.959195598882618">
            <text:p>0.96</text:p>
          </table:table-cell>
          <table:table-cell office:value-type="float" office:value="76253">
            <text:p>76253</text:p>
          </table:table-cell>
          <table:table-cell office:value-type="float" office:value="4151">
            <text:p>4151</text:p>
          </table:table-cell>
          <table:table-cell table:formula="of:=[.E161]/[.B161]" office:value-type="float" office:value="0.0591613933071091">
            <text:p>0.06</text:p>
          </table:table-cell>
          <table:table-cell table:formula="of:=[.A161]/[.D161]" office:value-type="float" office:value="0.882601340275137">
            <text:p>0.88</text:p>
          </table:table-cell>
          <table:table-cell office:value-type="float" office:value="69316">
            <text:p>69316</text:p>
          </table:table-cell>
          <table:table-cell table:style-name="ce20" table:formula="of:=[.H161]/[.D161]" office:value-type="float" office:value="0.909026530103734">
            <text:p>0.91</text:p>
          </table:table-cell>
          <table:table-cell office:value-type="float" office:value="55576">
            <text:p>55576</text:p>
          </table:table-cell>
          <table:table-cell table:formula="of:=[.J161]/[.A161]" office:value-type="float" office:value="0.825782677820538">
            <text:p>0.83</text:p>
          </table:table-cell>
        </table:table-row>
        <table:table-row table:style-name="ro1">
          <table:table-cell office:value-type="float" office:value="67723">
            <text:p>67723</text:p>
          </table:table-cell>
          <table:table-cell office:value-type="float" office:value="72446">
            <text:p>72446</text:p>
          </table:table-cell>
          <table:table-cell table:formula="of:=[.A162]/[.B162]" office:value-type="float" office:value="0.934806614581895">
            <text:p>0.93</text:p>
          </table:table-cell>
          <table:table-cell office:value-type="float" office:value="74840">
            <text:p>74840</text:p>
          </table:table-cell>
          <table:table-cell office:value-type="float" office:value="3920">
            <text:p>3920</text:p>
          </table:table-cell>
          <table:table-cell table:formula="of:=[.E162]/[.B162]" office:value-type="float" office:value="0.0541092675924137">
            <text:p>0.05</text:p>
          </table:table-cell>
          <table:table-cell table:formula="of:=[.A162]/[.D162]" office:value-type="float" office:value="0.904903794762159">
            <text:p>0.9</text:p>
          </table:table-cell>
          <table:table-cell office:value-type="float" office:value="67060">
            <text:p>67060</text:p>
          </table:table-cell>
          <table:table-cell table:style-name="ce20" table:formula="of:=[.H162]/[.D162]" office:value-type="float" office:value="0.896044895777659">
            <text:p>0.90</text:p>
          </table:table-cell>
          <table:table-cell office:value-type="float" office:value="55792">
            <text:p>55792</text:p>
          </table:table-cell>
          <table:table-cell table:formula="of:=[.J162]/[.A162]" office:value-type="float" office:value="0.823826469589357">
            <text:p>0.82</text:p>
          </table:table-cell>
        </table:table-row>
        <table:table-row table:style-name="ro1">
          <table:table-cell office:value-type="float" office:value="64750">
            <text:p>64750</text:p>
          </table:table-cell>
          <table:table-cell office:value-type="float" office:value="75790">
            <text:p>75790</text:p>
          </table:table-cell>
          <table:table-cell table:formula="of:=[.A163]/[.B163]" office:value-type="float" office:value="0.854334344900383">
            <text:p>0.85</text:p>
          </table:table-cell>
          <table:table-cell office:value-type="float" office:value="74219">
            <text:p>74219</text:p>
          </table:table-cell>
          <table:table-cell office:value-type="float" office:value="4017">
            <text:p>4017</text:p>
          </table:table-cell>
          <table:table-cell table:formula="of:=[.E163]/[.B163]" office:value-type="float" office:value="0.0530017152658662">
            <text:p>0.05</text:p>
          </table:table-cell>
          <table:table-cell table:formula="of:=[.A163]/[.D163]" office:value-type="float" office:value="0.872418113960037">
            <text:p>0.87</text:p>
          </table:table-cell>
          <table:table-cell office:value-type="float" office:value="66891">
            <text:p>66891</text:p>
          </table:table-cell>
          <table:table-cell table:style-name="ce20" table:formula="of:=[.H163]/[.D163]" office:value-type="float" office:value="0.901265174685727">
            <text:p>0.90</text:p>
          </table:table-cell>
          <table:table-cell office:value-type="float" office:value="56001">
            <text:p>56001</text:p>
          </table:table-cell>
          <table:table-cell table:formula="of:=[.J163]/[.A163]" office:value-type="float" office:value="0.864880308880309">
            <text:p>0.86</text:p>
          </table:table-cell>
        </table:table-row>
        <table:table-row table:style-name="ro1">
          <table:table-cell office:value-type="float" office:value="60394">
            <text:p>60394</text:p>
          </table:table-cell>
          <table:table-cell office:value-type="float" office:value="76392">
            <text:p>76392</text:p>
          </table:table-cell>
          <table:table-cell table:formula="of:=[.A164]/[.B164]" office:value-type="float" office:value="0.790580165462352">
            <text:p>0.79</text:p>
          </table:table-cell>
          <table:table-cell office:value-type="float" office:value="71703">
            <text:p>71703</text:p>
          </table:table-cell>
          <table:table-cell office:value-type="float" office:value="4047">
            <text:p>4047</text:p>
          </table:table-cell>
          <table:table-cell table:formula="of:=[.E164]/[.B164]" office:value-type="float" office:value="0.0529767514923029">
            <text:p>0.05</text:p>
          </table:table-cell>
          <table:table-cell table:formula="of:=[.A164]/[.D164]" office:value-type="float" office:value="0.842279960392173">
            <text:p>0.84</text:p>
          </table:table-cell>
          <table:table-cell office:value-type="float" office:value="64270">
            <text:p>64270</text:p>
          </table:table-cell>
          <table:table-cell table:style-name="ce20" table:formula="of:=[.H164]/[.D164]" office:value-type="float" office:value="0.896336276027502">
            <text:p>0.90</text:p>
          </table:table-cell>
          <table:table-cell office:value-type="float" office:value="55453">
            <text:p>55453</text:p>
          </table:table-cell>
          <table:table-cell table:formula="of:=[.J164]/[.A164]" office:value-type="float" office:value="0.918187237142763">
            <text:p>0.92</text:p>
          </table:table-cell>
        </table:table-row>
        <table:table-row table:style-name="ro1">
          <table:table-cell office:value-type="float" office:value="61346">
            <text:p>61346</text:p>
          </table:table-cell>
          <table:table-cell office:value-type="float" office:value="80825">
            <text:p>80825</text:p>
          </table:table-cell>
          <table:table-cell table:formula="of:=[.A165]/[.B165]" office:value-type="float" office:value="0.758997834828333">
            <text:p>0.76</text:p>
          </table:table-cell>
          <table:table-cell office:value-type="float" office:value="69777">
            <text:p>69777</text:p>
          </table:table-cell>
          <table:table-cell office:value-type="float" office:value="3873">
            <text:p>3873</text:p>
          </table:table-cell>
          <table:table-cell table:formula="of:=[.E165]/[.B165]" office:value-type="float" office:value="0.0479183420971234">
            <text:p>0.05</text:p>
          </table:table-cell>
          <table:table-cell table:formula="of:=[.A165]/[.D165]" office:value-type="float" office:value="0.879172220072517">
            <text:p>0.88</text:p>
          </table:table-cell>
          <table:table-cell office:value-type="float" office:value="63676">
            <text:p>63676</text:p>
          </table:table-cell>
          <table:table-cell table:style-name="ce20" table:formula="of:=[.H165]/[.D165]" office:value-type="float" office:value="0.912564312022586">
            <text:p>0.91</text:p>
          </table:table-cell>
          <table:table-cell office:value-type="float" office:value="55633">
            <text:p>55633</text:p>
          </table:table-cell>
          <table:table-cell table:formula="of:=[.J165]/[.A165]" office:value-type="float" office:value="0.906872493724122">
            <text:p>0.91</text:p>
          </table:table-cell>
        </table:table-row>
        <table:table-row table:style-name="ro1" table:number-rows-repeated="104841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15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6-21T22:02:20</meta:creation-date>
    <dc:date>2010-06-26T15:19:00</dc:date>
    <dc:creator>Todd Deshane</dc:creator>
    <meta:editing-duration>PT01H50M54S</meta:editing-duration>
    <meta:editing-cycles>11</meta:editing-cycles>
    <meta:generator>OpenOffice.org/3.1$Unix OpenOffice.org_project/310m19$Build-9420</meta:generator>
    <meta:document-statistic meta:table-count="3" meta:cell-count="3620" meta:object-count="0"/>
  </office:meta>
</office:document-meta>
</file>